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585in"/>
    </style:style>
    <style:style style:name="ta1co2" style:family="table-column">
      <style:table-column-properties fo:break-before="auto" style:column-width="2.722000000000000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2.7220000000000004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2.998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2.584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2.7910000000000004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2.515in"/>
    </style:style>
    <style:style style:name="ta2co2" style:family="table-column">
      <style:table-column-properties fo:break-before="auto" style:column-width="2.722000000000000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2.7220000000000004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2.998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2.584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2.7910000000000004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pref08_card-qq_opt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notq_op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notq_optq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enum_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enum_non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Timetabling/ud1/instances/DDS2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H3];[.$N3];[.$T3];[.$Z3])" office:value-type="float"/>
          <table:table-cell table:formula="of:=MIN([.$C3];[.$I3];[.$O3];[.$U3];[.$AA3])" office:value-type="float"/>
          <table:table-cell table:formula="of:=MIN([.$D3];[.$J3];[.$P3];[.$V3];[.$AB3])" office:value-type="float"/>
          <table:table-cell table:formula="of:=MIN([.$E3];[.$K3];[.$Q3];[.$W3];[.$AC3])" office:value-type="float"/>
          <table:table-cell table:formula="of:=MIN([.$F3];[.$L3];[.$R3];[.$X3];[.$AD3])" office:value-type="float"/>
          <table:table-cell table:formula="of:=MIN([.$G3];[.$M3];[.$S3];[.$Y3];[.$AE3])" office:value-type="float"/>
          <table:table-cell table:formula="of:=MEDIAN([.$B3];[.$H3];[.$N3];[.$T3];[.$Z3])" office:value-type="float"/>
          <table:table-cell table:formula="of:=MEDIAN([.$C3];[.$I3];[.$O3];[.$U3];[.$AA3])" office:value-type="float"/>
          <table:table-cell table:formula="of:=MEDIAN([.$D3];[.$J3];[.$P3];[.$V3];[.$AB3])" office:value-type="float"/>
          <table:table-cell table:formula="of:=MEDIAN([.$E3];[.$K3];[.$Q3];[.$W3];[.$AC3])" office:value-type="float"/>
          <table:table-cell table:formula="of:=MEDIAN([.$F3];[.$L3];[.$R3];[.$X3];[.$AD3])" office:value-type="float"/>
          <table:table-cell table:formula="of:=MEDIAN([.$G3];[.$M3];[.$S3];[.$Y3];[.$AE3])" office:value-type="float"/>
          <table:table-cell table:formula="of:=MAX([.$B3];[.$H3];[.$N3];[.$T3];[.$Z3])" office:value-type="float"/>
          <table:table-cell table:formula="of:=MAX([.$C3];[.$I3];[.$O3];[.$U3];[.$AA3])" office:value-type="float"/>
          <table:table-cell table:formula="of:=MAX([.$D3];[.$J3];[.$P3];[.$V3];[.$AB3])" office:value-type="float"/>
          <table:table-cell table:formula="of:=MAX([.$E3];[.$K3];[.$Q3];[.$W3];[.$AC3])" office:value-type="float"/>
          <table:table-cell table:formula="of:=MAX([.$F3];[.$L3];[.$R3];[.$X3];[.$AD3])" office:value-type="float"/>
          <table:table-cell table:formula="of:=MAX([.$G3];[.$M3];[.$S3];[.$Y3];[.$AE3])" office:value-type="float"/>
        </table:table-row>
        <table:table-row table:style-name="ro1">
          <table:table-cell office:value-type="string">
            <text:p>Timetabling/ud1/instances/DDS3.lp</text:p>
          </table:table-cell>
          <table:table-cell table:style-name="cellBest" office:value-type="float" office:value="16.60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.0"/>
          <table:table-cell office:value-type="float" office:value="16.72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.0"/>
          <table:table-cell table:style-name="cellWorst" office:value-type="float" office:value="18.86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.0"/>
          <table:table-cell office:value-type="float" office:value="17.06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.0"/>
          <table:table-cell office:value-type="float" office:value="16.81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.0"/>
          <table:table-cell table:formula="of:=MIN([.$B4];[.$H4];[.$N4];[.$T4];[.$Z4])" office:value-type="float"/>
          <table:table-cell table:formula="of:=MIN([.$C4];[.$I4];[.$O4];[.$U4];[.$AA4])" office:value-type="float"/>
          <table:table-cell table:formula="of:=MIN([.$D4];[.$J4];[.$P4];[.$V4];[.$AB4])" office:value-type="float"/>
          <table:table-cell table:formula="of:=MIN([.$E4];[.$K4];[.$Q4];[.$W4];[.$AC4])" office:value-type="float"/>
          <table:table-cell table:formula="of:=MIN([.$F4];[.$L4];[.$R4];[.$X4];[.$AD4])" office:value-type="float"/>
          <table:table-cell table:formula="of:=MIN([.$G4];[.$M4];[.$S4];[.$Y4];[.$AE4])" office:value-type="float"/>
          <table:table-cell table:formula="of:=MEDIAN([.$B4];[.$H4];[.$N4];[.$T4];[.$Z4])" office:value-type="float"/>
          <table:table-cell table:formula="of:=MEDIAN([.$C4];[.$I4];[.$O4];[.$U4];[.$AA4])" office:value-type="float"/>
          <table:table-cell table:formula="of:=MEDIAN([.$D4];[.$J4];[.$P4];[.$V4];[.$AB4])" office:value-type="float"/>
          <table:table-cell table:formula="of:=MEDIAN([.$E4];[.$K4];[.$Q4];[.$W4];[.$AC4])" office:value-type="float"/>
          <table:table-cell table:formula="of:=MEDIAN([.$F4];[.$L4];[.$R4];[.$X4];[.$AD4])" office:value-type="float"/>
          <table:table-cell table:formula="of:=MEDIAN([.$G4];[.$M4];[.$S4];[.$Y4];[.$AE4])" office:value-type="float"/>
          <table:table-cell table:formula="of:=MAX([.$B4];[.$H4];[.$N4];[.$T4];[.$Z4])" office:value-type="float"/>
          <table:table-cell table:formula="of:=MAX([.$C4];[.$I4];[.$O4];[.$U4];[.$AA4])" office:value-type="float"/>
          <table:table-cell table:formula="of:=MAX([.$D4];[.$J4];[.$P4];[.$V4];[.$AB4])" office:value-type="float"/>
          <table:table-cell table:formula="of:=MAX([.$E4];[.$K4];[.$Q4];[.$W4];[.$AC4])" office:value-type="float"/>
          <table:table-cell table:formula="of:=MAX([.$F4];[.$L4];[.$R4];[.$X4];[.$AD4])" office:value-type="float"/>
          <table:table-cell table:formula="of:=MAX([.$G4];[.$M4];[.$S4];[.$Y4];[.$AE4])" office:value-type="float"/>
        </table:table-row>
        <table:table-row table:style-name="ro1">
          <table:table-cell office:value-type="string">
            <text:p>Timetabling/ud1/instances/DDS7.lp</text:p>
          </table:table-cell>
          <table:table-cell office:value-type="float" office:value="1111.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.0"/>
          <table:table-cell table:style-name="cellWorst" office:value-type="float" office:value="1116.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.0"/>
          <table:table-cell table:style-name="cellBest" office:value-type="float" office:value="1005.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.0"/>
          <table:table-cell office:value-type="float" office:value="1049.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.0"/>
          <table:table-cell office:value-type="float" office:value="1026.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7.0"/>
          <table:table-cell table:formula="of:=MIN([.$B5];[.$H5];[.$N5];[.$T5];[.$Z5])" office:value-type="float"/>
          <table:table-cell table:formula="of:=MIN([.$C5];[.$I5];[.$O5];[.$U5];[.$AA5])" office:value-type="float"/>
          <table:table-cell table:formula="of:=MIN([.$D5];[.$J5];[.$P5];[.$V5];[.$AB5])" office:value-type="float"/>
          <table:table-cell table:formula="of:=MIN([.$E5];[.$K5];[.$Q5];[.$W5];[.$AC5])" office:value-type="float"/>
          <table:table-cell table:formula="of:=MIN([.$F5];[.$L5];[.$R5];[.$X5];[.$AD5])" office:value-type="float"/>
          <table:table-cell table:formula="of:=MIN([.$G5];[.$M5];[.$S5];[.$Y5];[.$AE5])" office:value-type="float"/>
          <table:table-cell table:formula="of:=MEDIAN([.$B5];[.$H5];[.$N5];[.$T5];[.$Z5])" office:value-type="float"/>
          <table:table-cell table:formula="of:=MEDIAN([.$C5];[.$I5];[.$O5];[.$U5];[.$AA5])" office:value-type="float"/>
          <table:table-cell table:formula="of:=MEDIAN([.$D5];[.$J5];[.$P5];[.$V5];[.$AB5])" office:value-type="float"/>
          <table:table-cell table:formula="of:=MEDIAN([.$E5];[.$K5];[.$Q5];[.$W5];[.$AC5])" office:value-type="float"/>
          <table:table-cell table:formula="of:=MEDIAN([.$F5];[.$L5];[.$R5];[.$X5];[.$AD5])" office:value-type="float"/>
          <table:table-cell table:formula="of:=MEDIAN([.$G5];[.$M5];[.$S5];[.$Y5];[.$AE5])" office:value-type="float"/>
          <table:table-cell table:formula="of:=MAX([.$B5];[.$H5];[.$N5];[.$T5];[.$Z5])" office:value-type="float"/>
          <table:table-cell table:formula="of:=MAX([.$C5];[.$I5];[.$O5];[.$U5];[.$AA5])" office:value-type="float"/>
          <table:table-cell table:formula="of:=MAX([.$D5];[.$J5];[.$P5];[.$V5];[.$AB5])" office:value-type="float"/>
          <table:table-cell table:formula="of:=MAX([.$E5];[.$K5];[.$Q5];[.$W5];[.$AC5])" office:value-type="float"/>
          <table:table-cell table:formula="of:=MAX([.$F5];[.$L5];[.$R5];[.$X5];[.$AD5])" office:value-type="float"/>
          <table:table-cell table:formula="of:=MAX([.$G5];[.$M5];[.$S5];[.$Y5];[.$AE5])" office:value-type="float"/>
        </table:table-row>
        <table:table-row table:style-name="ro1">
          <table:table-cell office:value-type="string">
            <text:p>Timetabling/ud1/instances/EA02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H6];[.$N6];[.$T6];[.$Z6])" office:value-type="float"/>
          <table:table-cell table:formula="of:=MIN([.$C6];[.$I6];[.$O6];[.$U6];[.$AA6])" office:value-type="float"/>
          <table:table-cell table:formula="of:=MIN([.$D6];[.$J6];[.$P6];[.$V6];[.$AB6])" office:value-type="float"/>
          <table:table-cell table:formula="of:=MIN([.$E6];[.$K6];[.$Q6];[.$W6];[.$AC6])" office:value-type="float"/>
          <table:table-cell table:formula="of:=MIN([.$F6];[.$L6];[.$R6];[.$X6];[.$AD6])" office:value-type="float"/>
          <table:table-cell table:formula="of:=MIN([.$G6];[.$M6];[.$S6];[.$Y6];[.$AE6])" office:value-type="float"/>
          <table:table-cell table:formula="of:=MEDIAN([.$B6];[.$H6];[.$N6];[.$T6];[.$Z6])" office:value-type="float"/>
          <table:table-cell table:formula="of:=MEDIAN([.$C6];[.$I6];[.$O6];[.$U6];[.$AA6])" office:value-type="float"/>
          <table:table-cell table:formula="of:=MEDIAN([.$D6];[.$J6];[.$P6];[.$V6];[.$AB6])" office:value-type="float"/>
          <table:table-cell table:formula="of:=MEDIAN([.$E6];[.$K6];[.$Q6];[.$W6];[.$AC6])" office:value-type="float"/>
          <table:table-cell table:formula="of:=MEDIAN([.$F6];[.$L6];[.$R6];[.$X6];[.$AD6])" office:value-type="float"/>
          <table:table-cell table:formula="of:=MEDIAN([.$G6];[.$M6];[.$S6];[.$Y6];[.$AE6])" office:value-type="float"/>
          <table:table-cell table:formula="of:=MAX([.$B6];[.$H6];[.$N6];[.$T6];[.$Z6])" office:value-type="float"/>
          <table:table-cell table:formula="of:=MAX([.$C6];[.$I6];[.$O6];[.$U6];[.$AA6])" office:value-type="float"/>
          <table:table-cell table:formula="of:=MAX([.$D6];[.$J6];[.$P6];[.$V6];[.$AB6])" office:value-type="float"/>
          <table:table-cell table:formula="of:=MAX([.$E6];[.$K6];[.$Q6];[.$W6];[.$AC6])" office:value-type="float"/>
          <table:table-cell table:formula="of:=MAX([.$F6];[.$L6];[.$R6];[.$X6];[.$AD6])" office:value-type="float"/>
          <table:table-cell table:formula="of:=MAX([.$G6];[.$M6];[.$S6];[.$Y6];[.$AE6])" office:value-type="float"/>
        </table:table-row>
        <table:table-row table:style-name="ro1">
          <table:table-cell office:value-type="string">
            <text:p>Timetabling/ud1/instances/EA04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7];[.$H7];[.$N7];[.$T7];[.$Z7])" office:value-type="float"/>
          <table:table-cell table:formula="of:=MIN([.$C7];[.$I7];[.$O7];[.$U7];[.$AA7])" office:value-type="float"/>
          <table:table-cell table:formula="of:=MIN([.$D7];[.$J7];[.$P7];[.$V7];[.$AB7])" office:value-type="float"/>
          <table:table-cell table:formula="of:=MIN([.$E7];[.$K7];[.$Q7];[.$W7];[.$AC7])" office:value-type="float"/>
          <table:table-cell table:formula="of:=MIN([.$F7];[.$L7];[.$R7];[.$X7];[.$AD7])" office:value-type="float"/>
          <table:table-cell table:formula="of:=MIN([.$G7];[.$M7];[.$S7];[.$Y7];[.$AE7])" office:value-type="float"/>
          <table:table-cell table:formula="of:=MEDIAN([.$B7];[.$H7];[.$N7];[.$T7];[.$Z7])" office:value-type="float"/>
          <table:table-cell table:formula="of:=MEDIAN([.$C7];[.$I7];[.$O7];[.$U7];[.$AA7])" office:value-type="float"/>
          <table:table-cell table:formula="of:=MEDIAN([.$D7];[.$J7];[.$P7];[.$V7];[.$AB7])" office:value-type="float"/>
          <table:table-cell table:formula="of:=MEDIAN([.$E7];[.$K7];[.$Q7];[.$W7];[.$AC7])" office:value-type="float"/>
          <table:table-cell table:formula="of:=MEDIAN([.$F7];[.$L7];[.$R7];[.$X7];[.$AD7])" office:value-type="float"/>
          <table:table-cell table:formula="of:=MEDIAN([.$G7];[.$M7];[.$S7];[.$Y7];[.$AE7])" office:value-type="float"/>
          <table:table-cell table:formula="of:=MAX([.$B7];[.$H7];[.$N7];[.$T7];[.$Z7])" office:value-type="float"/>
          <table:table-cell table:formula="of:=MAX([.$C7];[.$I7];[.$O7];[.$U7];[.$AA7])" office:value-type="float"/>
          <table:table-cell table:formula="of:=MAX([.$D7];[.$J7];[.$P7];[.$V7];[.$AB7])" office:value-type="float"/>
          <table:table-cell table:formula="of:=MAX([.$E7];[.$K7];[.$Q7];[.$W7];[.$AC7])" office:value-type="float"/>
          <table:table-cell table:formula="of:=MAX([.$F7];[.$L7];[.$R7];[.$X7];[.$AD7])" office:value-type="float"/>
          <table:table-cell table:formula="of:=MAX([.$G7];[.$M7];[.$S7];[.$Y7];[.$AE7])" office:value-type="float"/>
        </table:table-row>
        <table:table-row table:style-name="ro1">
          <table:table-cell office:value-type="string">
            <text:p>Timetabling/ud1/instances/EA05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8];[.$H8];[.$N8];[.$T8];[.$Z8])" office:value-type="float"/>
          <table:table-cell table:formula="of:=MIN([.$C8];[.$I8];[.$O8];[.$U8];[.$AA8])" office:value-type="float"/>
          <table:table-cell table:formula="of:=MIN([.$D8];[.$J8];[.$P8];[.$V8];[.$AB8])" office:value-type="float"/>
          <table:table-cell table:formula="of:=MIN([.$E8];[.$K8];[.$Q8];[.$W8];[.$AC8])" office:value-type="float"/>
          <table:table-cell table:formula="of:=MIN([.$F8];[.$L8];[.$R8];[.$X8];[.$AD8])" office:value-type="float"/>
          <table:table-cell table:formula="of:=MIN([.$G8];[.$M8];[.$S8];[.$Y8];[.$AE8])" office:value-type="float"/>
          <table:table-cell table:formula="of:=MEDIAN([.$B8];[.$H8];[.$N8];[.$T8];[.$Z8])" office:value-type="float"/>
          <table:table-cell table:formula="of:=MEDIAN([.$C8];[.$I8];[.$O8];[.$U8];[.$AA8])" office:value-type="float"/>
          <table:table-cell table:formula="of:=MEDIAN([.$D8];[.$J8];[.$P8];[.$V8];[.$AB8])" office:value-type="float"/>
          <table:table-cell table:formula="of:=MEDIAN([.$E8];[.$K8];[.$Q8];[.$W8];[.$AC8])" office:value-type="float"/>
          <table:table-cell table:formula="of:=MEDIAN([.$F8];[.$L8];[.$R8];[.$X8];[.$AD8])" office:value-type="float"/>
          <table:table-cell table:formula="of:=MEDIAN([.$G8];[.$M8];[.$S8];[.$Y8];[.$AE8])" office:value-type="float"/>
          <table:table-cell table:formula="of:=MAX([.$B8];[.$H8];[.$N8];[.$T8];[.$Z8])" office:value-type="float"/>
          <table:table-cell table:formula="of:=MAX([.$C8];[.$I8];[.$O8];[.$U8];[.$AA8])" office:value-type="float"/>
          <table:table-cell table:formula="of:=MAX([.$D8];[.$J8];[.$P8];[.$V8];[.$AB8])" office:value-type="float"/>
          <table:table-cell table:formula="of:=MAX([.$E8];[.$K8];[.$Q8];[.$W8];[.$AC8])" office:value-type="float"/>
          <table:table-cell table:formula="of:=MAX([.$F8];[.$L8];[.$R8];[.$X8];[.$AD8])" office:value-type="float"/>
          <table:table-cell table:formula="of:=MAX([.$G8];[.$M8];[.$S8];[.$Y8];[.$AE8])" office:value-type="float"/>
        </table:table-row>
        <table:table-row table:style-name="ro1">
          <table:table-cell office:value-type="string">
            <text:p>Timetabling/ud1/instances/EA06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9];[.$H9];[.$N9];[.$T9];[.$Z9])" office:value-type="float"/>
          <table:table-cell table:formula="of:=MIN([.$C9];[.$I9];[.$O9];[.$U9];[.$AA9])" office:value-type="float"/>
          <table:table-cell table:formula="of:=MIN([.$D9];[.$J9];[.$P9];[.$V9];[.$AB9])" office:value-type="float"/>
          <table:table-cell table:formula="of:=MIN([.$E9];[.$K9];[.$Q9];[.$W9];[.$AC9])" office:value-type="float"/>
          <table:table-cell table:formula="of:=MIN([.$F9];[.$L9];[.$R9];[.$X9];[.$AD9])" office:value-type="float"/>
          <table:table-cell table:formula="of:=MIN([.$G9];[.$M9];[.$S9];[.$Y9];[.$AE9])" office:value-type="float"/>
          <table:table-cell table:formula="of:=MEDIAN([.$B9];[.$H9];[.$N9];[.$T9];[.$Z9])" office:value-type="float"/>
          <table:table-cell table:formula="of:=MEDIAN([.$C9];[.$I9];[.$O9];[.$U9];[.$AA9])" office:value-type="float"/>
          <table:table-cell table:formula="of:=MEDIAN([.$D9];[.$J9];[.$P9];[.$V9];[.$AB9])" office:value-type="float"/>
          <table:table-cell table:formula="of:=MEDIAN([.$E9];[.$K9];[.$Q9];[.$W9];[.$AC9])" office:value-type="float"/>
          <table:table-cell table:formula="of:=MEDIAN([.$F9];[.$L9];[.$R9];[.$X9];[.$AD9])" office:value-type="float"/>
          <table:table-cell table:formula="of:=MEDIAN([.$G9];[.$M9];[.$S9];[.$Y9];[.$AE9])" office:value-type="float"/>
          <table:table-cell table:formula="of:=MAX([.$B9];[.$H9];[.$N9];[.$T9];[.$Z9])" office:value-type="float"/>
          <table:table-cell table:formula="of:=MAX([.$C9];[.$I9];[.$O9];[.$U9];[.$AA9])" office:value-type="float"/>
          <table:table-cell table:formula="of:=MAX([.$D9];[.$J9];[.$P9];[.$V9];[.$AB9])" office:value-type="float"/>
          <table:table-cell table:formula="of:=MAX([.$E9];[.$K9];[.$Q9];[.$W9];[.$AC9])" office:value-type="float"/>
          <table:table-cell table:formula="of:=MAX([.$F9];[.$L9];[.$R9];[.$X9];[.$AD9])" office:value-type="float"/>
          <table:table-cell table:formula="of:=MAX([.$G9];[.$M9];[.$S9];[.$Y9];[.$AE9])" office:value-type="float"/>
        </table:table-row>
        <table:table-row table:style-name="ro1">
          <table:table-cell office:value-type="string">
            <text:p>Timetabling/ud1/instances/EA08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];[.$H10];[.$N10];[.$T10];[.$Z10])" office:value-type="float"/>
          <table:table-cell table:formula="of:=MIN([.$C10];[.$I10];[.$O10];[.$U10];[.$AA10])" office:value-type="float"/>
          <table:table-cell table:formula="of:=MIN([.$D10];[.$J10];[.$P10];[.$V10];[.$AB10])" office:value-type="float"/>
          <table:table-cell table:formula="of:=MIN([.$E10];[.$K10];[.$Q10];[.$W10];[.$AC10])" office:value-type="float"/>
          <table:table-cell table:formula="of:=MIN([.$F10];[.$L10];[.$R10];[.$X10];[.$AD10])" office:value-type="float"/>
          <table:table-cell table:formula="of:=MIN([.$G10];[.$M10];[.$S10];[.$Y10];[.$AE10])" office:value-type="float"/>
          <table:table-cell table:formula="of:=MEDIAN([.$B10];[.$H10];[.$N10];[.$T10];[.$Z10])" office:value-type="float"/>
          <table:table-cell table:formula="of:=MEDIAN([.$C10];[.$I10];[.$O10];[.$U10];[.$AA10])" office:value-type="float"/>
          <table:table-cell table:formula="of:=MEDIAN([.$D10];[.$J10];[.$P10];[.$V10];[.$AB10])" office:value-type="float"/>
          <table:table-cell table:formula="of:=MEDIAN([.$E10];[.$K10];[.$Q10];[.$W10];[.$AC10])" office:value-type="float"/>
          <table:table-cell table:formula="of:=MEDIAN([.$F10];[.$L10];[.$R10];[.$X10];[.$AD10])" office:value-type="float"/>
          <table:table-cell table:formula="of:=MEDIAN([.$G10];[.$M10];[.$S10];[.$Y10];[.$AE10])" office:value-type="float"/>
          <table:table-cell table:formula="of:=MAX([.$B10];[.$H10];[.$N10];[.$T10];[.$Z10])" office:value-type="float"/>
          <table:table-cell table:formula="of:=MAX([.$C10];[.$I10];[.$O10];[.$U10];[.$AA10])" office:value-type="float"/>
          <table:table-cell table:formula="of:=MAX([.$D10];[.$J10];[.$P10];[.$V10];[.$AB10])" office:value-type="float"/>
          <table:table-cell table:formula="of:=MAX([.$E10];[.$K10];[.$Q10];[.$W10];[.$AC10])" office:value-type="float"/>
          <table:table-cell table:formula="of:=MAX([.$F10];[.$L10];[.$R10];[.$X10];[.$AD10])" office:value-type="float"/>
          <table:table-cell table:formula="of:=MAX([.$G10];[.$M10];[.$S10];[.$Y10];[.$AE10])" office:value-type="float"/>
        </table:table-row>
        <table:table-row table:style-name="ro1">
          <table:table-cell office:value-type="string">
            <text:p>Timetabling/ud1/instances/EA11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];[.$H11];[.$N11];[.$T11];[.$Z11])" office:value-type="float"/>
          <table:table-cell table:formula="of:=MIN([.$C11];[.$I11];[.$O11];[.$U11];[.$AA11])" office:value-type="float"/>
          <table:table-cell table:formula="of:=MIN([.$D11];[.$J11];[.$P11];[.$V11];[.$AB11])" office:value-type="float"/>
          <table:table-cell table:formula="of:=MIN([.$E11];[.$K11];[.$Q11];[.$W11];[.$AC11])" office:value-type="float"/>
          <table:table-cell table:formula="of:=MIN([.$F11];[.$L11];[.$R11];[.$X11];[.$AD11])" office:value-type="float"/>
          <table:table-cell table:formula="of:=MIN([.$G11];[.$M11];[.$S11];[.$Y11];[.$AE11])" office:value-type="float"/>
          <table:table-cell table:formula="of:=MEDIAN([.$B11];[.$H11];[.$N11];[.$T11];[.$Z11])" office:value-type="float"/>
          <table:table-cell table:formula="of:=MEDIAN([.$C11];[.$I11];[.$O11];[.$U11];[.$AA11])" office:value-type="float"/>
          <table:table-cell table:formula="of:=MEDIAN([.$D11];[.$J11];[.$P11];[.$V11];[.$AB11])" office:value-type="float"/>
          <table:table-cell table:formula="of:=MEDIAN([.$E11];[.$K11];[.$Q11];[.$W11];[.$AC11])" office:value-type="float"/>
          <table:table-cell table:formula="of:=MEDIAN([.$F11];[.$L11];[.$R11];[.$X11];[.$AD11])" office:value-type="float"/>
          <table:table-cell table:formula="of:=MEDIAN([.$G11];[.$M11];[.$S11];[.$Y11];[.$AE11])" office:value-type="float"/>
          <table:table-cell table:formula="of:=MAX([.$B11];[.$H11];[.$N11];[.$T11];[.$Z11])" office:value-type="float"/>
          <table:table-cell table:formula="of:=MAX([.$C11];[.$I11];[.$O11];[.$U11];[.$AA11])" office:value-type="float"/>
          <table:table-cell table:formula="of:=MAX([.$D11];[.$J11];[.$P11];[.$V11];[.$AB11])" office:value-type="float"/>
          <table:table-cell table:formula="of:=MAX([.$E11];[.$K11];[.$Q11];[.$W11];[.$AC11])" office:value-type="float"/>
          <table:table-cell table:formula="of:=MAX([.$F11];[.$L11];[.$R11];[.$X11];[.$AD11])" office:value-type="float"/>
          <table:table-cell table:formula="of:=MAX([.$G11];[.$M11];[.$S11];[.$Y11];[.$AE11])" office:value-type="float"/>
        </table:table-row>
        <table:table-row table:style-name="ro1">
          <table:table-cell office:value-type="string">
            <text:p>Timetabling/ud1/instances/EA12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];[.$H12];[.$N12];[.$T12];[.$Z12])" office:value-type="float"/>
          <table:table-cell table:formula="of:=MIN([.$C12];[.$I12];[.$O12];[.$U12];[.$AA12])" office:value-type="float"/>
          <table:table-cell table:formula="of:=MIN([.$D12];[.$J12];[.$P12];[.$V12];[.$AB12])" office:value-type="float"/>
          <table:table-cell table:formula="of:=MIN([.$E12];[.$K12];[.$Q12];[.$W12];[.$AC12])" office:value-type="float"/>
          <table:table-cell table:formula="of:=MIN([.$F12];[.$L12];[.$R12];[.$X12];[.$AD12])" office:value-type="float"/>
          <table:table-cell table:formula="of:=MIN([.$G12];[.$M12];[.$S12];[.$Y12];[.$AE12])" office:value-type="float"/>
          <table:table-cell table:formula="of:=MEDIAN([.$B12];[.$H12];[.$N12];[.$T12];[.$Z12])" office:value-type="float"/>
          <table:table-cell table:formula="of:=MEDIAN([.$C12];[.$I12];[.$O12];[.$U12];[.$AA12])" office:value-type="float"/>
          <table:table-cell table:formula="of:=MEDIAN([.$D12];[.$J12];[.$P12];[.$V12];[.$AB12])" office:value-type="float"/>
          <table:table-cell table:formula="of:=MEDIAN([.$E12];[.$K12];[.$Q12];[.$W12];[.$AC12])" office:value-type="float"/>
          <table:table-cell table:formula="of:=MEDIAN([.$F12];[.$L12];[.$R12];[.$X12];[.$AD12])" office:value-type="float"/>
          <table:table-cell table:formula="of:=MEDIAN([.$G12];[.$M12];[.$S12];[.$Y12];[.$AE12])" office:value-type="float"/>
          <table:table-cell table:formula="of:=MAX([.$B12];[.$H12];[.$N12];[.$T12];[.$Z12])" office:value-type="float"/>
          <table:table-cell table:formula="of:=MAX([.$C12];[.$I12];[.$O12];[.$U12];[.$AA12])" office:value-type="float"/>
          <table:table-cell table:formula="of:=MAX([.$D12];[.$J12];[.$P12];[.$V12];[.$AB12])" office:value-type="float"/>
          <table:table-cell table:formula="of:=MAX([.$E12];[.$K12];[.$Q12];[.$W12];[.$AC12])" office:value-type="float"/>
          <table:table-cell table:formula="of:=MAX([.$F12];[.$L12];[.$R12];[.$X12];[.$AD12])" office:value-type="float"/>
          <table:table-cell table:formula="of:=MAX([.$G12];[.$M12];[.$S12];[.$Y12];[.$AE12])" office:value-type="float"/>
        </table:table-row>
        <table:table-row table:style-name="ro1">
          <table:table-cell office:value-type="string">
            <text:p>Timetabling/ud1/instances/Udine6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];[.$H13];[.$N13];[.$T13];[.$Z13])" office:value-type="float"/>
          <table:table-cell table:formula="of:=MIN([.$C13];[.$I13];[.$O13];[.$U13];[.$AA13])" office:value-type="float"/>
          <table:table-cell table:formula="of:=MIN([.$D13];[.$J13];[.$P13];[.$V13];[.$AB13])" office:value-type="float"/>
          <table:table-cell table:formula="of:=MIN([.$E13];[.$K13];[.$Q13];[.$W13];[.$AC13])" office:value-type="float"/>
          <table:table-cell table:formula="of:=MIN([.$F13];[.$L13];[.$R13];[.$X13];[.$AD13])" office:value-type="float"/>
          <table:table-cell table:formula="of:=MIN([.$G13];[.$M13];[.$S13];[.$Y13];[.$AE13])" office:value-type="float"/>
          <table:table-cell table:formula="of:=MEDIAN([.$B13];[.$H13];[.$N13];[.$T13];[.$Z13])" office:value-type="float"/>
          <table:table-cell table:formula="of:=MEDIAN([.$C13];[.$I13];[.$O13];[.$U13];[.$AA13])" office:value-type="float"/>
          <table:table-cell table:formula="of:=MEDIAN([.$D13];[.$J13];[.$P13];[.$V13];[.$AB13])" office:value-type="float"/>
          <table:table-cell table:formula="of:=MEDIAN([.$E13];[.$K13];[.$Q13];[.$W13];[.$AC13])" office:value-type="float"/>
          <table:table-cell table:formula="of:=MEDIAN([.$F13];[.$L13];[.$R13];[.$X13];[.$AD13])" office:value-type="float"/>
          <table:table-cell table:formula="of:=MEDIAN([.$G13];[.$M13];[.$S13];[.$Y13];[.$AE13])" office:value-type="float"/>
          <table:table-cell table:formula="of:=MAX([.$B13];[.$H13];[.$N13];[.$T13];[.$Z13])" office:value-type="float"/>
          <table:table-cell table:formula="of:=MAX([.$C13];[.$I13];[.$O13];[.$U13];[.$AA13])" office:value-type="float"/>
          <table:table-cell table:formula="of:=MAX([.$D13];[.$J13];[.$P13];[.$V13];[.$AB13])" office:value-type="float"/>
          <table:table-cell table:formula="of:=MAX([.$E13];[.$K13];[.$Q13];[.$W13];[.$AC13])" office:value-type="float"/>
          <table:table-cell table:formula="of:=MAX([.$F13];[.$L13];[.$R13];[.$X13];[.$AD13])" office:value-type="float"/>
          <table:table-cell table:formula="of:=MAX([.$G13];[.$M13];[.$S13];[.$Y13];[.$AE13])" office:value-type="float"/>
        </table:table-row>
        <table:table-row table:style-name="ro1">
          <table:table-cell office:value-type="string">
            <text:p>Timetabling/ud1/instances/comp11.lp</text:p>
          </table:table-cell>
          <table:table-cell office:value-type="float" office:value="34.05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.0"/>
          <table:table-cell office:value-type="float" office:value="35.67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.0"/>
          <table:table-cell table:style-name="cellBest" office:value-type="float" office:value="33.65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.0"/>
          <table:table-cell table:style-name="cellWorst" office:value-type="float" office:value="38.32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.0"/>
          <table:table-cell office:value-type="float" office:value="34.06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.0"/>
          <table:table-cell table:formula="of:=MIN([.$B14];[.$H14];[.$N14];[.$T14];[.$Z14])" office:value-type="float"/>
          <table:table-cell table:formula="of:=MIN([.$C14];[.$I14];[.$O14];[.$U14];[.$AA14])" office:value-type="float"/>
          <table:table-cell table:formula="of:=MIN([.$D14];[.$J14];[.$P14];[.$V14];[.$AB14])" office:value-type="float"/>
          <table:table-cell table:formula="of:=MIN([.$E14];[.$K14];[.$Q14];[.$W14];[.$AC14])" office:value-type="float"/>
          <table:table-cell table:formula="of:=MIN([.$F14];[.$L14];[.$R14];[.$X14];[.$AD14])" office:value-type="float"/>
          <table:table-cell table:formula="of:=MIN([.$G14];[.$M14];[.$S14];[.$Y14];[.$AE14])" office:value-type="float"/>
          <table:table-cell table:formula="of:=MEDIAN([.$B14];[.$H14];[.$N14];[.$T14];[.$Z14])" office:value-type="float"/>
          <table:table-cell table:formula="of:=MEDIAN([.$C14];[.$I14];[.$O14];[.$U14];[.$AA14])" office:value-type="float"/>
          <table:table-cell table:formula="of:=MEDIAN([.$D14];[.$J14];[.$P14];[.$V14];[.$AB14])" office:value-type="float"/>
          <table:table-cell table:formula="of:=MEDIAN([.$E14];[.$K14];[.$Q14];[.$W14];[.$AC14])" office:value-type="float"/>
          <table:table-cell table:formula="of:=MEDIAN([.$F14];[.$L14];[.$R14];[.$X14];[.$AD14])" office:value-type="float"/>
          <table:table-cell table:formula="of:=MEDIAN([.$G14];[.$M14];[.$S14];[.$Y14];[.$AE14])" office:value-type="float"/>
          <table:table-cell table:formula="of:=MAX([.$B14];[.$H14];[.$N14];[.$T14];[.$Z14])" office:value-type="float"/>
          <table:table-cell table:formula="of:=MAX([.$C14];[.$I14];[.$O14];[.$U14];[.$AA14])" office:value-type="float"/>
          <table:table-cell table:formula="of:=MAX([.$D14];[.$J14];[.$P14];[.$V14];[.$AB14])" office:value-type="float"/>
          <table:table-cell table:formula="of:=MAX([.$E14];[.$K14];[.$Q14];[.$W14];[.$AC14])" office:value-type="float"/>
          <table:table-cell table:formula="of:=MAX([.$F14];[.$L14];[.$R14];[.$X14];[.$AD14])" office:value-type="float"/>
          <table:table-cell table:formula="of:=MAX([.$G14];[.$M14];[.$S14];[.$Y14];[.$AE14])" office:value-type="float"/>
        </table:table-row>
        <table:table-row table:style-name="ro1">
          <table:table-cell office:value-type="string">
            <text:p>aspComp2009/15-puzzle/instances/15-puzzle.init1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5];[.$H15];[.$N15];[.$T15];[.$Z15])" office:value-type="float"/>
          <table:table-cell table:formula="of:=MIN([.$C15];[.$I15];[.$O15];[.$U15];[.$AA15])" office:value-type="float"/>
          <table:table-cell table:formula="of:=MIN([.$D15];[.$J15];[.$P15];[.$V15];[.$AB15])" office:value-type="float"/>
          <table:table-cell table:formula="of:=MIN([.$E15];[.$K15];[.$Q15];[.$W15];[.$AC15])" office:value-type="float"/>
          <table:table-cell table:formula="of:=MIN([.$F15];[.$L15];[.$R15];[.$X15];[.$AD15])" office:value-type="float"/>
          <table:table-cell table:formula="of:=MIN([.$G15];[.$M15];[.$S15];[.$Y15];[.$AE15])" office:value-type="float"/>
          <table:table-cell table:formula="of:=MEDIAN([.$B15];[.$H15];[.$N15];[.$T15];[.$Z15])" office:value-type="float"/>
          <table:table-cell table:formula="of:=MEDIAN([.$C15];[.$I15];[.$O15];[.$U15];[.$AA15])" office:value-type="float"/>
          <table:table-cell table:formula="of:=MEDIAN([.$D15];[.$J15];[.$P15];[.$V15];[.$AB15])" office:value-type="float"/>
          <table:table-cell table:formula="of:=MEDIAN([.$E15];[.$K15];[.$Q15];[.$W15];[.$AC15])" office:value-type="float"/>
          <table:table-cell table:formula="of:=MEDIAN([.$F15];[.$L15];[.$R15];[.$X15];[.$AD15])" office:value-type="float"/>
          <table:table-cell table:formula="of:=MEDIAN([.$G15];[.$M15];[.$S15];[.$Y15];[.$AE15])" office:value-type="float"/>
          <table:table-cell table:formula="of:=MAX([.$B15];[.$H15];[.$N15];[.$T15];[.$Z15])" office:value-type="float"/>
          <table:table-cell table:formula="of:=MAX([.$C15];[.$I15];[.$O15];[.$U15];[.$AA15])" office:value-type="float"/>
          <table:table-cell table:formula="of:=MAX([.$D15];[.$J15];[.$P15];[.$V15];[.$AB15])" office:value-type="float"/>
          <table:table-cell table:formula="of:=MAX([.$E15];[.$K15];[.$Q15];[.$W15];[.$AC15])" office:value-type="float"/>
          <table:table-cell table:formula="of:=MAX([.$F15];[.$L15];[.$R15];[.$X15];[.$AD15])" office:value-type="float"/>
          <table:table-cell table:formula="of:=MAX([.$G15];[.$M15];[.$S15];[.$Y15];[.$AE15])" office:value-type="float"/>
        </table:table-row>
        <table:table-row table:style-name="ro1">
          <table:table-cell office:value-type="string">
            <text:p>aspComp2009/15-puzzle/instances/15-puzzle.init2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6];[.$H16];[.$N16];[.$T16];[.$Z16])" office:value-type="float"/>
          <table:table-cell table:formula="of:=MIN([.$C16];[.$I16];[.$O16];[.$U16];[.$AA16])" office:value-type="float"/>
          <table:table-cell table:formula="of:=MIN([.$D16];[.$J16];[.$P16];[.$V16];[.$AB16])" office:value-type="float"/>
          <table:table-cell table:formula="of:=MIN([.$E16];[.$K16];[.$Q16];[.$W16];[.$AC16])" office:value-type="float"/>
          <table:table-cell table:formula="of:=MIN([.$F16];[.$L16];[.$R16];[.$X16];[.$AD16])" office:value-type="float"/>
          <table:table-cell table:formula="of:=MIN([.$G16];[.$M16];[.$S16];[.$Y16];[.$AE16])" office:value-type="float"/>
          <table:table-cell table:formula="of:=MEDIAN([.$B16];[.$H16];[.$N16];[.$T16];[.$Z16])" office:value-type="float"/>
          <table:table-cell table:formula="of:=MEDIAN([.$C16];[.$I16];[.$O16];[.$U16];[.$AA16])" office:value-type="float"/>
          <table:table-cell table:formula="of:=MEDIAN([.$D16];[.$J16];[.$P16];[.$V16];[.$AB16])" office:value-type="float"/>
          <table:table-cell table:formula="of:=MEDIAN([.$E16];[.$K16];[.$Q16];[.$W16];[.$AC16])" office:value-type="float"/>
          <table:table-cell table:formula="of:=MEDIAN([.$F16];[.$L16];[.$R16];[.$X16];[.$AD16])" office:value-type="float"/>
          <table:table-cell table:formula="of:=MEDIAN([.$G16];[.$M16];[.$S16];[.$Y16];[.$AE16])" office:value-type="float"/>
          <table:table-cell table:formula="of:=MAX([.$B16];[.$H16];[.$N16];[.$T16];[.$Z16])" office:value-type="float"/>
          <table:table-cell table:formula="of:=MAX([.$C16];[.$I16];[.$O16];[.$U16];[.$AA16])" office:value-type="float"/>
          <table:table-cell table:formula="of:=MAX([.$D16];[.$J16];[.$P16];[.$V16];[.$AB16])" office:value-type="float"/>
          <table:table-cell table:formula="of:=MAX([.$E16];[.$K16];[.$Q16];[.$W16];[.$AC16])" office:value-type="float"/>
          <table:table-cell table:formula="of:=MAX([.$F16];[.$L16];[.$R16];[.$X16];[.$AD16])" office:value-type="float"/>
          <table:table-cell table:formula="of:=MAX([.$G16];[.$M16];[.$S16];[.$Y16];[.$AE16])" office:value-type="float"/>
        </table:table-row>
        <table:table-row table:style-name="ro1">
          <table:table-cell office:value-type="string">
            <text:p>aspComp2009/15-puzzle/instances/15-puzzle.init3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];[.$H17];[.$N17];[.$T17];[.$Z17])" office:value-type="float"/>
          <table:table-cell table:formula="of:=MIN([.$C17];[.$I17];[.$O17];[.$U17];[.$AA17])" office:value-type="float"/>
          <table:table-cell table:formula="of:=MIN([.$D17];[.$J17];[.$P17];[.$V17];[.$AB17])" office:value-type="float"/>
          <table:table-cell table:formula="of:=MIN([.$E17];[.$K17];[.$Q17];[.$W17];[.$AC17])" office:value-type="float"/>
          <table:table-cell table:formula="of:=MIN([.$F17];[.$L17];[.$R17];[.$X17];[.$AD17])" office:value-type="float"/>
          <table:table-cell table:formula="of:=MIN([.$G17];[.$M17];[.$S17];[.$Y17];[.$AE17])" office:value-type="float"/>
          <table:table-cell table:formula="of:=MEDIAN([.$B17];[.$H17];[.$N17];[.$T17];[.$Z17])" office:value-type="float"/>
          <table:table-cell table:formula="of:=MEDIAN([.$C17];[.$I17];[.$O17];[.$U17];[.$AA17])" office:value-type="float"/>
          <table:table-cell table:formula="of:=MEDIAN([.$D17];[.$J17];[.$P17];[.$V17];[.$AB17])" office:value-type="float"/>
          <table:table-cell table:formula="of:=MEDIAN([.$E17];[.$K17];[.$Q17];[.$W17];[.$AC17])" office:value-type="float"/>
          <table:table-cell table:formula="of:=MEDIAN([.$F17];[.$L17];[.$R17];[.$X17];[.$AD17])" office:value-type="float"/>
          <table:table-cell table:formula="of:=MEDIAN([.$G17];[.$M17];[.$S17];[.$Y17];[.$AE17])" office:value-type="float"/>
          <table:table-cell table:formula="of:=MAX([.$B17];[.$H17];[.$N17];[.$T17];[.$Z17])" office:value-type="float"/>
          <table:table-cell table:formula="of:=MAX([.$C17];[.$I17];[.$O17];[.$U17];[.$AA17])" office:value-type="float"/>
          <table:table-cell table:formula="of:=MAX([.$D17];[.$J17];[.$P17];[.$V17];[.$AB17])" office:value-type="float"/>
          <table:table-cell table:formula="of:=MAX([.$E17];[.$K17];[.$Q17];[.$W17];[.$AC17])" office:value-type="float"/>
          <table:table-cell table:formula="of:=MAX([.$F17];[.$L17];[.$R17];[.$X17];[.$AD17])" office:value-type="float"/>
          <table:table-cell table:formula="of:=MAX([.$G17];[.$M17];[.$S17];[.$Y17];[.$AE17])" office:value-type="float"/>
        </table:table-row>
        <table:table-row table:style-name="ro1">
          <table:table-cell office:value-type="string">
            <text:p>aspComp2009/15-puzzle/instances/15-puzzle.init5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];[.$H18];[.$N18];[.$T18];[.$Z18])" office:value-type="float"/>
          <table:table-cell table:formula="of:=MIN([.$C18];[.$I18];[.$O18];[.$U18];[.$AA18])" office:value-type="float"/>
          <table:table-cell table:formula="of:=MIN([.$D18];[.$J18];[.$P18];[.$V18];[.$AB18])" office:value-type="float"/>
          <table:table-cell table:formula="of:=MIN([.$E18];[.$K18];[.$Q18];[.$W18];[.$AC18])" office:value-type="float"/>
          <table:table-cell table:formula="of:=MIN([.$F18];[.$L18];[.$R18];[.$X18];[.$AD18])" office:value-type="float"/>
          <table:table-cell table:formula="of:=MIN([.$G18];[.$M18];[.$S18];[.$Y18];[.$AE18])" office:value-type="float"/>
          <table:table-cell table:formula="of:=MEDIAN([.$B18];[.$H18];[.$N18];[.$T18];[.$Z18])" office:value-type="float"/>
          <table:table-cell table:formula="of:=MEDIAN([.$C18];[.$I18];[.$O18];[.$U18];[.$AA18])" office:value-type="float"/>
          <table:table-cell table:formula="of:=MEDIAN([.$D18];[.$J18];[.$P18];[.$V18];[.$AB18])" office:value-type="float"/>
          <table:table-cell table:formula="of:=MEDIAN([.$E18];[.$K18];[.$Q18];[.$W18];[.$AC18])" office:value-type="float"/>
          <table:table-cell table:formula="of:=MEDIAN([.$F18];[.$L18];[.$R18];[.$X18];[.$AD18])" office:value-type="float"/>
          <table:table-cell table:formula="of:=MEDIAN([.$G18];[.$M18];[.$S18];[.$Y18];[.$AE18])" office:value-type="float"/>
          <table:table-cell table:formula="of:=MAX([.$B18];[.$H18];[.$N18];[.$T18];[.$Z18])" office:value-type="float"/>
          <table:table-cell table:formula="of:=MAX([.$C18];[.$I18];[.$O18];[.$U18];[.$AA18])" office:value-type="float"/>
          <table:table-cell table:formula="of:=MAX([.$D18];[.$J18];[.$P18];[.$V18];[.$AB18])" office:value-type="float"/>
          <table:table-cell table:formula="of:=MAX([.$E18];[.$K18];[.$Q18];[.$W18];[.$AC18])" office:value-type="float"/>
          <table:table-cell table:formula="of:=MAX([.$F18];[.$L18];[.$R18];[.$X18];[.$AD18])" office:value-type="float"/>
          <table:table-cell table:formula="of:=MAX([.$G18];[.$M18];[.$S18];[.$Y18];[.$AE18])" office:value-type="float"/>
        </table:table-row>
        <table:table-row table:style-name="ro1">
          <table:table-cell office:value-type="string">
            <text:p>aspComp2009/15-puzzle/instances/15-puzzle.init6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9];[.$H19];[.$N19];[.$T19];[.$Z19])" office:value-type="float"/>
          <table:table-cell table:formula="of:=MIN([.$C19];[.$I19];[.$O19];[.$U19];[.$AA19])" office:value-type="float"/>
          <table:table-cell table:formula="of:=MIN([.$D19];[.$J19];[.$P19];[.$V19];[.$AB19])" office:value-type="float"/>
          <table:table-cell table:formula="of:=MIN([.$E19];[.$K19];[.$Q19];[.$W19];[.$AC19])" office:value-type="float"/>
          <table:table-cell table:formula="of:=MIN([.$F19];[.$L19];[.$R19];[.$X19];[.$AD19])" office:value-type="float"/>
          <table:table-cell table:formula="of:=MIN([.$G19];[.$M19];[.$S19];[.$Y19];[.$AE19])" office:value-type="float"/>
          <table:table-cell table:formula="of:=MEDIAN([.$B19];[.$H19];[.$N19];[.$T19];[.$Z19])" office:value-type="float"/>
          <table:table-cell table:formula="of:=MEDIAN([.$C19];[.$I19];[.$O19];[.$U19];[.$AA19])" office:value-type="float"/>
          <table:table-cell table:formula="of:=MEDIAN([.$D19];[.$J19];[.$P19];[.$V19];[.$AB19])" office:value-type="float"/>
          <table:table-cell table:formula="of:=MEDIAN([.$E19];[.$K19];[.$Q19];[.$W19];[.$AC19])" office:value-type="float"/>
          <table:table-cell table:formula="of:=MEDIAN([.$F19];[.$L19];[.$R19];[.$X19];[.$AD19])" office:value-type="float"/>
          <table:table-cell table:formula="of:=MEDIAN([.$G19];[.$M19];[.$S19];[.$Y19];[.$AE19])" office:value-type="float"/>
          <table:table-cell table:formula="of:=MAX([.$B19];[.$H19];[.$N19];[.$T19];[.$Z19])" office:value-type="float"/>
          <table:table-cell table:formula="of:=MAX([.$C19];[.$I19];[.$O19];[.$U19];[.$AA19])" office:value-type="float"/>
          <table:table-cell table:formula="of:=MAX([.$D19];[.$J19];[.$P19];[.$V19];[.$AB19])" office:value-type="float"/>
          <table:table-cell table:formula="of:=MAX([.$E19];[.$K19];[.$Q19];[.$W19];[.$AC19])" office:value-type="float"/>
          <table:table-cell table:formula="of:=MAX([.$F19];[.$L19];[.$R19];[.$X19];[.$AD19])" office:value-type="float"/>
          <table:table-cell table:formula="of:=MAX([.$G19];[.$M19];[.$S19];[.$Y19];[.$AE19])" office:value-type="float"/>
        </table:table-row>
        <table:table-row table:style-name="ro1">
          <table:table-cell office:value-type="string">
            <text:p>aspComp2009/15-puzzle/instances/15-puzzle.init7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20];[.$H20];[.$N20];[.$T20];[.$Z20])" office:value-type="float"/>
          <table:table-cell table:formula="of:=MIN([.$C20];[.$I20];[.$O20];[.$U20];[.$AA20])" office:value-type="float"/>
          <table:table-cell table:formula="of:=MIN([.$D20];[.$J20];[.$P20];[.$V20];[.$AB20])" office:value-type="float"/>
          <table:table-cell table:formula="of:=MIN([.$E20];[.$K20];[.$Q20];[.$W20];[.$AC20])" office:value-type="float"/>
          <table:table-cell table:formula="of:=MIN([.$F20];[.$L20];[.$R20];[.$X20];[.$AD20])" office:value-type="float"/>
          <table:table-cell table:formula="of:=MIN([.$G20];[.$M20];[.$S20];[.$Y20];[.$AE20])" office:value-type="float"/>
          <table:table-cell table:formula="of:=MEDIAN([.$B20];[.$H20];[.$N20];[.$T20];[.$Z20])" office:value-type="float"/>
          <table:table-cell table:formula="of:=MEDIAN([.$C20];[.$I20];[.$O20];[.$U20];[.$AA20])" office:value-type="float"/>
          <table:table-cell table:formula="of:=MEDIAN([.$D20];[.$J20];[.$P20];[.$V20];[.$AB20])" office:value-type="float"/>
          <table:table-cell table:formula="of:=MEDIAN([.$E20];[.$K20];[.$Q20];[.$W20];[.$AC20])" office:value-type="float"/>
          <table:table-cell table:formula="of:=MEDIAN([.$F20];[.$L20];[.$R20];[.$X20];[.$AD20])" office:value-type="float"/>
          <table:table-cell table:formula="of:=MEDIAN([.$G20];[.$M20];[.$S20];[.$Y20];[.$AE20])" office:value-type="float"/>
          <table:table-cell table:formula="of:=MAX([.$B20];[.$H20];[.$N20];[.$T20];[.$Z20])" office:value-type="float"/>
          <table:table-cell table:formula="of:=MAX([.$C20];[.$I20];[.$O20];[.$U20];[.$AA20])" office:value-type="float"/>
          <table:table-cell table:formula="of:=MAX([.$D20];[.$J20];[.$P20];[.$V20];[.$AB20])" office:value-type="float"/>
          <table:table-cell table:formula="of:=MAX([.$E20];[.$K20];[.$Q20];[.$W20];[.$AC20])" office:value-type="float"/>
          <table:table-cell table:formula="of:=MAX([.$F20];[.$L20];[.$R20];[.$X20];[.$AD20])" office:value-type="float"/>
          <table:table-cell table:formula="of:=MAX([.$G20];[.$M20];[.$S20];[.$Y20];[.$AE20])" office:value-type="float"/>
        </table:table-row>
        <table:table-row table:style-name="ro1">
          <table:table-cell office:value-type="string">
            <text:p>aspComp2009/15-puzzle/instances/15puzzle_ins.lp</text:p>
          </table:table-cell>
          <table:table-cell office:value-type="float" office:value="51.5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1.13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0.90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57.89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46.77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21];[.$H21];[.$N21];[.$T21];[.$Z21])" office:value-type="float"/>
          <table:table-cell table:formula="of:=MIN([.$C21];[.$I21];[.$O21];[.$U21];[.$AA21])" office:value-type="float"/>
          <table:table-cell table:formula="of:=MIN([.$D21];[.$J21];[.$P21];[.$V21];[.$AB21])" office:value-type="float"/>
          <table:table-cell table:formula="of:=MIN([.$E21];[.$K21];[.$Q21];[.$W21];[.$AC21])" office:value-type="float"/>
          <table:table-cell table:formula="of:=MIN([.$F21];[.$L21];[.$R21];[.$X21];[.$AD21])" office:value-type="float"/>
          <table:table-cell table:formula="of:=MIN([.$G21];[.$M21];[.$S21];[.$Y21];[.$AE21])" office:value-type="float"/>
          <table:table-cell table:formula="of:=MEDIAN([.$B21];[.$H21];[.$N21];[.$T21];[.$Z21])" office:value-type="float"/>
          <table:table-cell table:formula="of:=MEDIAN([.$C21];[.$I21];[.$O21];[.$U21];[.$AA21])" office:value-type="float"/>
          <table:table-cell table:formula="of:=MEDIAN([.$D21];[.$J21];[.$P21];[.$V21];[.$AB21])" office:value-type="float"/>
          <table:table-cell table:formula="of:=MEDIAN([.$E21];[.$K21];[.$Q21];[.$W21];[.$AC21])" office:value-type="float"/>
          <table:table-cell table:formula="of:=MEDIAN([.$F21];[.$L21];[.$R21];[.$X21];[.$AD21])" office:value-type="float"/>
          <table:table-cell table:formula="of:=MEDIAN([.$G21];[.$M21];[.$S21];[.$Y21];[.$AE21])" office:value-type="float"/>
          <table:table-cell table:formula="of:=MAX([.$B21];[.$H21];[.$N21];[.$T21];[.$Z21])" office:value-type="float"/>
          <table:table-cell table:formula="of:=MAX([.$C21];[.$I21];[.$O21];[.$U21];[.$AA21])" office:value-type="float"/>
          <table:table-cell table:formula="of:=MAX([.$D21];[.$J21];[.$P21];[.$V21];[.$AB21])" office:value-type="float"/>
          <table:table-cell table:formula="of:=MAX([.$E21];[.$K21];[.$Q21];[.$W21];[.$AC21])" office:value-type="float"/>
          <table:table-cell table:formula="of:=MAX([.$F21];[.$L21];[.$R21];[.$X21];[.$AD21])" office:value-type="float"/>
          <table:table-cell table:formula="of:=MAX([.$G21];[.$M21];[.$S21];[.$Y21];[.$AE21])" office:value-type="float"/>
        </table:table-row>
        <table:table-row table:style-name="ro1">
          <table:table-cell office:value-type="string">
            <text:p>aspComp2013/crossing/instances/0001-crossing_minimization-9-0.asp</text:p>
          </table:table-cell>
          <table:table-cell office:value-type="float" office:value="13.12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12.0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12.95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0"/>
          <table:table-cell table:style-name="cellBest" office:value-type="float" office:value="9.529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22];[.$H22];[.$N22];[.$T22];[.$Z22])" office:value-type="float"/>
          <table:table-cell table:formula="of:=MIN([.$C22];[.$I22];[.$O22];[.$U22];[.$AA22])" office:value-type="float"/>
          <table:table-cell table:formula="of:=MIN([.$D22];[.$J22];[.$P22];[.$V22];[.$AB22])" office:value-type="float"/>
          <table:table-cell table:formula="of:=MIN([.$E22];[.$K22];[.$Q22];[.$W22];[.$AC22])" office:value-type="float"/>
          <table:table-cell table:formula="of:=MIN([.$F22];[.$L22];[.$R22];[.$X22];[.$AD22])" office:value-type="float"/>
          <table:table-cell table:formula="of:=MIN([.$G22];[.$M22];[.$S22];[.$Y22];[.$AE22])" office:value-type="float"/>
          <table:table-cell table:formula="of:=MEDIAN([.$B22];[.$H22];[.$N22];[.$T22];[.$Z22])" office:value-type="float"/>
          <table:table-cell table:formula="of:=MEDIAN([.$C22];[.$I22];[.$O22];[.$U22];[.$AA22])" office:value-type="float"/>
          <table:table-cell table:formula="of:=MEDIAN([.$D22];[.$J22];[.$P22];[.$V22];[.$AB22])" office:value-type="float"/>
          <table:table-cell table:formula="of:=MEDIAN([.$E22];[.$K22];[.$Q22];[.$W22];[.$AC22])" office:value-type="float"/>
          <table:table-cell table:formula="of:=MEDIAN([.$F22];[.$L22];[.$R22];[.$X22];[.$AD22])" office:value-type="float"/>
          <table:table-cell table:formula="of:=MEDIAN([.$G22];[.$M22];[.$S22];[.$Y22];[.$AE22])" office:value-type="float"/>
          <table:table-cell table:formula="of:=MAX([.$B22];[.$H22];[.$N22];[.$T22];[.$Z22])" office:value-type="float"/>
          <table:table-cell table:formula="of:=MAX([.$C22];[.$I22];[.$O22];[.$U22];[.$AA22])" office:value-type="float"/>
          <table:table-cell table:formula="of:=MAX([.$D22];[.$J22];[.$P22];[.$V22];[.$AB22])" office:value-type="float"/>
          <table:table-cell table:formula="of:=MAX([.$E22];[.$K22];[.$Q22];[.$W22];[.$AC22])" office:value-type="float"/>
          <table:table-cell table:formula="of:=MAX([.$F22];[.$L22];[.$R22];[.$X22];[.$AD22])" office:value-type="float"/>
          <table:table-cell table:formula="of:=MAX([.$G22];[.$M22];[.$S22];[.$Y22];[.$AE22])" office:value-type="float"/>
        </table:table-row>
        <table:table-row table:style-name="ro1">
          <table:table-cell office:value-type="string">
            <text:p>aspComp2013/crossing/instances/0002-crossing_minimization-9-0.asp</text:p>
          </table:table-cell>
          <table:table-cell office:value-type="float" office:value="9.36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office:value-type="float" office:value="8.990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office:value-type="float" office:value="21.80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table:style-name="cellBest" office:value-type="float" office:value="6.531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23];[.$H23];[.$N23];[.$T23];[.$Z23])" office:value-type="float"/>
          <table:table-cell table:formula="of:=MIN([.$C23];[.$I23];[.$O23];[.$U23];[.$AA23])" office:value-type="float"/>
          <table:table-cell table:formula="of:=MIN([.$D23];[.$J23];[.$P23];[.$V23];[.$AB23])" office:value-type="float"/>
          <table:table-cell table:formula="of:=MIN([.$E23];[.$K23];[.$Q23];[.$W23];[.$AC23])" office:value-type="float"/>
          <table:table-cell table:formula="of:=MIN([.$F23];[.$L23];[.$R23];[.$X23];[.$AD23])" office:value-type="float"/>
          <table:table-cell table:formula="of:=MIN([.$G23];[.$M23];[.$S23];[.$Y23];[.$AE23])" office:value-type="float"/>
          <table:table-cell table:formula="of:=MEDIAN([.$B23];[.$H23];[.$N23];[.$T23];[.$Z23])" office:value-type="float"/>
          <table:table-cell table:formula="of:=MEDIAN([.$C23];[.$I23];[.$O23];[.$U23];[.$AA23])" office:value-type="float"/>
          <table:table-cell table:formula="of:=MEDIAN([.$D23];[.$J23];[.$P23];[.$V23];[.$AB23])" office:value-type="float"/>
          <table:table-cell table:formula="of:=MEDIAN([.$E23];[.$K23];[.$Q23];[.$W23];[.$AC23])" office:value-type="float"/>
          <table:table-cell table:formula="of:=MEDIAN([.$F23];[.$L23];[.$R23];[.$X23];[.$AD23])" office:value-type="float"/>
          <table:table-cell table:formula="of:=MEDIAN([.$G23];[.$M23];[.$S23];[.$Y23];[.$AE23])" office:value-type="float"/>
          <table:table-cell table:formula="of:=MAX([.$B23];[.$H23];[.$N23];[.$T23];[.$Z23])" office:value-type="float"/>
          <table:table-cell table:formula="of:=MAX([.$C23];[.$I23];[.$O23];[.$U23];[.$AA23])" office:value-type="float"/>
          <table:table-cell table:formula="of:=MAX([.$D23];[.$J23];[.$P23];[.$V23];[.$AB23])" office:value-type="float"/>
          <table:table-cell table:formula="of:=MAX([.$E23];[.$K23];[.$Q23];[.$W23];[.$AC23])" office:value-type="float"/>
          <table:table-cell table:formula="of:=MAX([.$F23];[.$L23];[.$R23];[.$X23];[.$AD23])" office:value-type="float"/>
          <table:table-cell table:formula="of:=MAX([.$G23];[.$M23];[.$S23];[.$Y23];[.$AE23])" office:value-type="float"/>
        </table:table-row>
        <table:table-row table:style-name="ro1">
          <table:table-cell office:value-type="string">
            <text:p>aspComp2013/crossing/instances/0003-crossing_minimization-9-0.asp</text:p>
          </table:table-cell>
          <table:table-cell office:value-type="float" office:value="10.01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1.11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1.90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style-name="cellBest" office:value-type="float" office:value="9.560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24];[.$H24];[.$N24];[.$T24];[.$Z24])" office:value-type="float"/>
          <table:table-cell table:formula="of:=MIN([.$C24];[.$I24];[.$O24];[.$U24];[.$AA24])" office:value-type="float"/>
          <table:table-cell table:formula="of:=MIN([.$D24];[.$J24];[.$P24];[.$V24];[.$AB24])" office:value-type="float"/>
          <table:table-cell table:formula="of:=MIN([.$E24];[.$K24];[.$Q24];[.$W24];[.$AC24])" office:value-type="float"/>
          <table:table-cell table:formula="of:=MIN([.$F24];[.$L24];[.$R24];[.$X24];[.$AD24])" office:value-type="float"/>
          <table:table-cell table:formula="of:=MIN([.$G24];[.$M24];[.$S24];[.$Y24];[.$AE24])" office:value-type="float"/>
          <table:table-cell table:formula="of:=MEDIAN([.$B24];[.$H24];[.$N24];[.$T24];[.$Z24])" office:value-type="float"/>
          <table:table-cell table:formula="of:=MEDIAN([.$C24];[.$I24];[.$O24];[.$U24];[.$AA24])" office:value-type="float"/>
          <table:table-cell table:formula="of:=MEDIAN([.$D24];[.$J24];[.$P24];[.$V24];[.$AB24])" office:value-type="float"/>
          <table:table-cell table:formula="of:=MEDIAN([.$E24];[.$K24];[.$Q24];[.$W24];[.$AC24])" office:value-type="float"/>
          <table:table-cell table:formula="of:=MEDIAN([.$F24];[.$L24];[.$R24];[.$X24];[.$AD24])" office:value-type="float"/>
          <table:table-cell table:formula="of:=MEDIAN([.$G24];[.$M24];[.$S24];[.$Y24];[.$AE24])" office:value-type="float"/>
          <table:table-cell table:formula="of:=MAX([.$B24];[.$H24];[.$N24];[.$T24];[.$Z24])" office:value-type="float"/>
          <table:table-cell table:formula="of:=MAX([.$C24];[.$I24];[.$O24];[.$U24];[.$AA24])" office:value-type="float"/>
          <table:table-cell table:formula="of:=MAX([.$D24];[.$J24];[.$P24];[.$V24];[.$AB24])" office:value-type="float"/>
          <table:table-cell table:formula="of:=MAX([.$E24];[.$K24];[.$Q24];[.$W24];[.$AC24])" office:value-type="float"/>
          <table:table-cell table:formula="of:=MAX([.$F24];[.$L24];[.$R24];[.$X24];[.$AD24])" office:value-type="float"/>
          <table:table-cell table:formula="of:=MAX([.$G24];[.$M24];[.$S24];[.$Y24];[.$AE24])" office:value-type="float"/>
        </table:table-row>
        <table:table-row table:style-name="ro1">
          <table:table-cell office:value-type="string">
            <text:p>aspComp2013/crossing/instances/0004-crossing_minimization-9-0.asp</text:p>
          </table:table-cell>
          <table:table-cell table:style-name="cellBest" office:value-type="float" office:value="8.208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9.498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9.78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9.779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style-name="cellWorst" office:value-type="float" office:value="435.3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formula="of:=MIN([.$B25];[.$H25];[.$N25];[.$T25];[.$Z25])" office:value-type="float"/>
          <table:table-cell table:formula="of:=MIN([.$C25];[.$I25];[.$O25];[.$U25];[.$AA25])" office:value-type="float"/>
          <table:table-cell table:formula="of:=MIN([.$D25];[.$J25];[.$P25];[.$V25];[.$AB25])" office:value-type="float"/>
          <table:table-cell table:formula="of:=MIN([.$E25];[.$K25];[.$Q25];[.$W25];[.$AC25])" office:value-type="float"/>
          <table:table-cell table:formula="of:=MIN([.$F25];[.$L25];[.$R25];[.$X25];[.$AD25])" office:value-type="float"/>
          <table:table-cell table:formula="of:=MIN([.$G25];[.$M25];[.$S25];[.$Y25];[.$AE25])" office:value-type="float"/>
          <table:table-cell table:formula="of:=MEDIAN([.$B25];[.$H25];[.$N25];[.$T25];[.$Z25])" office:value-type="float"/>
          <table:table-cell table:formula="of:=MEDIAN([.$C25];[.$I25];[.$O25];[.$U25];[.$AA25])" office:value-type="float"/>
          <table:table-cell table:formula="of:=MEDIAN([.$D25];[.$J25];[.$P25];[.$V25];[.$AB25])" office:value-type="float"/>
          <table:table-cell table:formula="of:=MEDIAN([.$E25];[.$K25];[.$Q25];[.$W25];[.$AC25])" office:value-type="float"/>
          <table:table-cell table:formula="of:=MEDIAN([.$F25];[.$L25];[.$R25];[.$X25];[.$AD25])" office:value-type="float"/>
          <table:table-cell table:formula="of:=MEDIAN([.$G25];[.$M25];[.$S25];[.$Y25];[.$AE25])" office:value-type="float"/>
          <table:table-cell table:formula="of:=MAX([.$B25];[.$H25];[.$N25];[.$T25];[.$Z25])" office:value-type="float"/>
          <table:table-cell table:formula="of:=MAX([.$C25];[.$I25];[.$O25];[.$U25];[.$AA25])" office:value-type="float"/>
          <table:table-cell table:formula="of:=MAX([.$D25];[.$J25];[.$P25];[.$V25];[.$AB25])" office:value-type="float"/>
          <table:table-cell table:formula="of:=MAX([.$E25];[.$K25];[.$Q25];[.$W25];[.$AC25])" office:value-type="float"/>
          <table:table-cell table:formula="of:=MAX([.$F25];[.$L25];[.$R25];[.$X25];[.$AD25])" office:value-type="float"/>
          <table:table-cell table:formula="of:=MAX([.$G25];[.$M25];[.$S25];[.$Y25];[.$AE25])" office:value-type="float"/>
        </table:table-row>
        <table:table-row table:style-name="ro1">
          <table:table-cell office:value-type="string">
            <text:p>aspComp2013/crossing/instances/0005-crossing_minimization-9-0.asp</text:p>
          </table:table-cell>
          <table:table-cell office:value-type="float" office:value="13.33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6.33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table:style-name="cellBest" office:value-type="float" office:value="10.64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office:value-type="float" office:value="12.05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26];[.$H26];[.$N26];[.$T26];[.$Z26])" office:value-type="float"/>
          <table:table-cell table:formula="of:=MIN([.$C26];[.$I26];[.$O26];[.$U26];[.$AA26])" office:value-type="float"/>
          <table:table-cell table:formula="of:=MIN([.$D26];[.$J26];[.$P26];[.$V26];[.$AB26])" office:value-type="float"/>
          <table:table-cell table:formula="of:=MIN([.$E26];[.$K26];[.$Q26];[.$W26];[.$AC26])" office:value-type="float"/>
          <table:table-cell table:formula="of:=MIN([.$F26];[.$L26];[.$R26];[.$X26];[.$AD26])" office:value-type="float"/>
          <table:table-cell table:formula="of:=MIN([.$G26];[.$M26];[.$S26];[.$Y26];[.$AE26])" office:value-type="float"/>
          <table:table-cell table:formula="of:=MEDIAN([.$B26];[.$H26];[.$N26];[.$T26];[.$Z26])" office:value-type="float"/>
          <table:table-cell table:formula="of:=MEDIAN([.$C26];[.$I26];[.$O26];[.$U26];[.$AA26])" office:value-type="float"/>
          <table:table-cell table:formula="of:=MEDIAN([.$D26];[.$J26];[.$P26];[.$V26];[.$AB26])" office:value-type="float"/>
          <table:table-cell table:formula="of:=MEDIAN([.$E26];[.$K26];[.$Q26];[.$W26];[.$AC26])" office:value-type="float"/>
          <table:table-cell table:formula="of:=MEDIAN([.$F26];[.$L26];[.$R26];[.$X26];[.$AD26])" office:value-type="float"/>
          <table:table-cell table:formula="of:=MEDIAN([.$G26];[.$M26];[.$S26];[.$Y26];[.$AE26])" office:value-type="float"/>
          <table:table-cell table:formula="of:=MAX([.$B26];[.$H26];[.$N26];[.$T26];[.$Z26])" office:value-type="float"/>
          <table:table-cell table:formula="of:=MAX([.$C26];[.$I26];[.$O26];[.$U26];[.$AA26])" office:value-type="float"/>
          <table:table-cell table:formula="of:=MAX([.$D26];[.$J26];[.$P26];[.$V26];[.$AB26])" office:value-type="float"/>
          <table:table-cell table:formula="of:=MAX([.$E26];[.$K26];[.$Q26];[.$W26];[.$AC26])" office:value-type="float"/>
          <table:table-cell table:formula="of:=MAX([.$F26];[.$L26];[.$R26];[.$X26];[.$AD26])" office:value-type="float"/>
          <table:table-cell table:formula="of:=MAX([.$G26];[.$M26];[.$S26];[.$Y26];[.$AE26])" office:value-type="float"/>
        </table:table-row>
        <table:table-row table:style-name="ro1">
          <table:table-cell office:value-type="string">
            <text:p>aspComp2013/crossing/instances/0006-crossing_minimization-9-0.asp</text:p>
          </table:table-cell>
          <table:table-cell office:value-type="float" office:value="11.52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table:style-name="cellBest" office:value-type="float" office:value="8.535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office:value-type="float" office:value="9.635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office:value-type="float" office:value="12.74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27];[.$H27];[.$N27];[.$T27];[.$Z27])" office:value-type="float"/>
          <table:table-cell table:formula="of:=MIN([.$C27];[.$I27];[.$O27];[.$U27];[.$AA27])" office:value-type="float"/>
          <table:table-cell table:formula="of:=MIN([.$D27];[.$J27];[.$P27];[.$V27];[.$AB27])" office:value-type="float"/>
          <table:table-cell table:formula="of:=MIN([.$E27];[.$K27];[.$Q27];[.$W27];[.$AC27])" office:value-type="float"/>
          <table:table-cell table:formula="of:=MIN([.$F27];[.$L27];[.$R27];[.$X27];[.$AD27])" office:value-type="float"/>
          <table:table-cell table:formula="of:=MIN([.$G27];[.$M27];[.$S27];[.$Y27];[.$AE27])" office:value-type="float"/>
          <table:table-cell table:formula="of:=MEDIAN([.$B27];[.$H27];[.$N27];[.$T27];[.$Z27])" office:value-type="float"/>
          <table:table-cell table:formula="of:=MEDIAN([.$C27];[.$I27];[.$O27];[.$U27];[.$AA27])" office:value-type="float"/>
          <table:table-cell table:formula="of:=MEDIAN([.$D27];[.$J27];[.$P27];[.$V27];[.$AB27])" office:value-type="float"/>
          <table:table-cell table:formula="of:=MEDIAN([.$E27];[.$K27];[.$Q27];[.$W27];[.$AC27])" office:value-type="float"/>
          <table:table-cell table:formula="of:=MEDIAN([.$F27];[.$L27];[.$R27];[.$X27];[.$AD27])" office:value-type="float"/>
          <table:table-cell table:formula="of:=MEDIAN([.$G27];[.$M27];[.$S27];[.$Y27];[.$AE27])" office:value-type="float"/>
          <table:table-cell table:formula="of:=MAX([.$B27];[.$H27];[.$N27];[.$T27];[.$Z27])" office:value-type="float"/>
          <table:table-cell table:formula="of:=MAX([.$C27];[.$I27];[.$O27];[.$U27];[.$AA27])" office:value-type="float"/>
          <table:table-cell table:formula="of:=MAX([.$D27];[.$J27];[.$P27];[.$V27];[.$AB27])" office:value-type="float"/>
          <table:table-cell table:formula="of:=MAX([.$E27];[.$K27];[.$Q27];[.$W27];[.$AC27])" office:value-type="float"/>
          <table:table-cell table:formula="of:=MAX([.$F27];[.$L27];[.$R27];[.$X27];[.$AD27])" office:value-type="float"/>
          <table:table-cell table:formula="of:=MAX([.$G27];[.$M27];[.$S27];[.$Y27];[.$AE27])" office:value-type="float"/>
        </table:table-row>
        <table:table-row table:style-name="ro1">
          <table:table-cell office:value-type="string">
            <text:p>aspComp2013/crossing/instances/0008-crossing_minimization-9-0.asp</text:p>
          </table:table-cell>
          <table:table-cell office:value-type="float" office:value="6.16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office:value-type="float" office:value="9.371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table:style-name="cellBest" office:value-type="float" office:value="4.762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office:value-type="float" office:value="4.814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28];[.$H28];[.$N28];[.$T28];[.$Z28])" office:value-type="float"/>
          <table:table-cell table:formula="of:=MIN([.$C28];[.$I28];[.$O28];[.$U28];[.$AA28])" office:value-type="float"/>
          <table:table-cell table:formula="of:=MIN([.$D28];[.$J28];[.$P28];[.$V28];[.$AB28])" office:value-type="float"/>
          <table:table-cell table:formula="of:=MIN([.$E28];[.$K28];[.$Q28];[.$W28];[.$AC28])" office:value-type="float"/>
          <table:table-cell table:formula="of:=MIN([.$F28];[.$L28];[.$R28];[.$X28];[.$AD28])" office:value-type="float"/>
          <table:table-cell table:formula="of:=MIN([.$G28];[.$M28];[.$S28];[.$Y28];[.$AE28])" office:value-type="float"/>
          <table:table-cell table:formula="of:=MEDIAN([.$B28];[.$H28];[.$N28];[.$T28];[.$Z28])" office:value-type="float"/>
          <table:table-cell table:formula="of:=MEDIAN([.$C28];[.$I28];[.$O28];[.$U28];[.$AA28])" office:value-type="float"/>
          <table:table-cell table:formula="of:=MEDIAN([.$D28];[.$J28];[.$P28];[.$V28];[.$AB28])" office:value-type="float"/>
          <table:table-cell table:formula="of:=MEDIAN([.$E28];[.$K28];[.$Q28];[.$W28];[.$AC28])" office:value-type="float"/>
          <table:table-cell table:formula="of:=MEDIAN([.$F28];[.$L28];[.$R28];[.$X28];[.$AD28])" office:value-type="float"/>
          <table:table-cell table:formula="of:=MEDIAN([.$G28];[.$M28];[.$S28];[.$Y28];[.$AE28])" office:value-type="float"/>
          <table:table-cell table:formula="of:=MAX([.$B28];[.$H28];[.$N28];[.$T28];[.$Z28])" office:value-type="float"/>
          <table:table-cell table:formula="of:=MAX([.$C28];[.$I28];[.$O28];[.$U28];[.$AA28])" office:value-type="float"/>
          <table:table-cell table:formula="of:=MAX([.$D28];[.$J28];[.$P28];[.$V28];[.$AB28])" office:value-type="float"/>
          <table:table-cell table:formula="of:=MAX([.$E28];[.$K28];[.$Q28];[.$W28];[.$AC28])" office:value-type="float"/>
          <table:table-cell table:formula="of:=MAX([.$F28];[.$L28];[.$R28];[.$X28];[.$AD28])" office:value-type="float"/>
          <table:table-cell table:formula="of:=MAX([.$G28];[.$M28];[.$S28];[.$Y28];[.$AE28])" office:value-type="float"/>
        </table:table-row>
        <table:table-row table:style-name="ro1">
          <table:table-cell office:value-type="string">
            <text:p>aspComp2013/crossing/instances/0009-crossing_minimization-9-0.asp</text:p>
          </table:table-cell>
          <table:table-cell office:value-type="float" office:value="6.102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1.51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8.285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table:style-name="cellBest" office:value-type="float" office:value="6.063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29];[.$H29];[.$N29];[.$T29];[.$Z29])" office:value-type="float"/>
          <table:table-cell table:formula="of:=MIN([.$C29];[.$I29];[.$O29];[.$U29];[.$AA29])" office:value-type="float"/>
          <table:table-cell table:formula="of:=MIN([.$D29];[.$J29];[.$P29];[.$V29];[.$AB29])" office:value-type="float"/>
          <table:table-cell table:formula="of:=MIN([.$E29];[.$K29];[.$Q29];[.$W29];[.$AC29])" office:value-type="float"/>
          <table:table-cell table:formula="of:=MIN([.$F29];[.$L29];[.$R29];[.$X29];[.$AD29])" office:value-type="float"/>
          <table:table-cell table:formula="of:=MIN([.$G29];[.$M29];[.$S29];[.$Y29];[.$AE29])" office:value-type="float"/>
          <table:table-cell table:formula="of:=MEDIAN([.$B29];[.$H29];[.$N29];[.$T29];[.$Z29])" office:value-type="float"/>
          <table:table-cell table:formula="of:=MEDIAN([.$C29];[.$I29];[.$O29];[.$U29];[.$AA29])" office:value-type="float"/>
          <table:table-cell table:formula="of:=MEDIAN([.$D29];[.$J29];[.$P29];[.$V29];[.$AB29])" office:value-type="float"/>
          <table:table-cell table:formula="of:=MEDIAN([.$E29];[.$K29];[.$Q29];[.$W29];[.$AC29])" office:value-type="float"/>
          <table:table-cell table:formula="of:=MEDIAN([.$F29];[.$L29];[.$R29];[.$X29];[.$AD29])" office:value-type="float"/>
          <table:table-cell table:formula="of:=MEDIAN([.$G29];[.$M29];[.$S29];[.$Y29];[.$AE29])" office:value-type="float"/>
          <table:table-cell table:formula="of:=MAX([.$B29];[.$H29];[.$N29];[.$T29];[.$Z29])" office:value-type="float"/>
          <table:table-cell table:formula="of:=MAX([.$C29];[.$I29];[.$O29];[.$U29];[.$AA29])" office:value-type="float"/>
          <table:table-cell table:formula="of:=MAX([.$D29];[.$J29];[.$P29];[.$V29];[.$AB29])" office:value-type="float"/>
          <table:table-cell table:formula="of:=MAX([.$E29];[.$K29];[.$Q29];[.$W29];[.$AC29])" office:value-type="float"/>
          <table:table-cell table:formula="of:=MAX([.$F29];[.$L29];[.$R29];[.$X29];[.$AD29])" office:value-type="float"/>
          <table:table-cell table:formula="of:=MAX([.$G29];[.$M29];[.$S29];[.$Y29];[.$AE29])" office:value-type="float"/>
        </table:table-row>
        <table:table-row table:style-name="ro1">
          <table:table-cell office:value-type="string">
            <text:p>aspComp2013/crossing/instances/0010-crossing_minimization-9-0.asp</text:p>
          </table:table-cell>
          <table:table-cell office:value-type="float" office:value="8.695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8.63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table:style-name="cellBest" office:value-type="float" office:value="8.557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0.00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table:style-name="cellWorst" office:value-type="float" office:value="2544.0"/>
          <table:table-cell table:formula="of:=MIN([.$B30];[.$H30];[.$N30];[.$T30];[.$Z30])" office:value-type="float"/>
          <table:table-cell table:formula="of:=MIN([.$C30];[.$I30];[.$O30];[.$U30];[.$AA30])" office:value-type="float"/>
          <table:table-cell table:formula="of:=MIN([.$D30];[.$J30];[.$P30];[.$V30];[.$AB30])" office:value-type="float"/>
          <table:table-cell table:formula="of:=MIN([.$E30];[.$K30];[.$Q30];[.$W30];[.$AC30])" office:value-type="float"/>
          <table:table-cell table:formula="of:=MIN([.$F30];[.$L30];[.$R30];[.$X30];[.$AD30])" office:value-type="float"/>
          <table:table-cell table:formula="of:=MIN([.$G30];[.$M30];[.$S30];[.$Y30];[.$AE30])" office:value-type="float"/>
          <table:table-cell table:formula="of:=MEDIAN([.$B30];[.$H30];[.$N30];[.$T30];[.$Z30])" office:value-type="float"/>
          <table:table-cell table:formula="of:=MEDIAN([.$C30];[.$I30];[.$O30];[.$U30];[.$AA30])" office:value-type="float"/>
          <table:table-cell table:formula="of:=MEDIAN([.$D30];[.$J30];[.$P30];[.$V30];[.$AB30])" office:value-type="float"/>
          <table:table-cell table:formula="of:=MEDIAN([.$E30];[.$K30];[.$Q30];[.$W30];[.$AC30])" office:value-type="float"/>
          <table:table-cell table:formula="of:=MEDIAN([.$F30];[.$L30];[.$R30];[.$X30];[.$AD30])" office:value-type="float"/>
          <table:table-cell table:formula="of:=MEDIAN([.$G30];[.$M30];[.$S30];[.$Y30];[.$AE30])" office:value-type="float"/>
          <table:table-cell table:formula="of:=MAX([.$B30];[.$H30];[.$N30];[.$T30];[.$Z30])" office:value-type="float"/>
          <table:table-cell table:formula="of:=MAX([.$C30];[.$I30];[.$O30];[.$U30];[.$AA30])" office:value-type="float"/>
          <table:table-cell table:formula="of:=MAX([.$D30];[.$J30];[.$P30];[.$V30];[.$AB30])" office:value-type="float"/>
          <table:table-cell table:formula="of:=MAX([.$E30];[.$K30];[.$Q30];[.$W30];[.$AC30])" office:value-type="float"/>
          <table:table-cell table:formula="of:=MAX([.$F30];[.$L30];[.$R30];[.$X30];[.$AD30])" office:value-type="float"/>
          <table:table-cell table:formula="of:=MAX([.$G30];[.$M30];[.$S30];[.$Y30];[.$AE30])" office:value-type="float"/>
        </table:table-row>
        <table:table-row table:style-name="ro1">
          <table:table-cell office:value-type="string">
            <text:p>aspComp2013/crossing/instances/0022-crossing_minimization-8-0.asp</text:p>
          </table:table-cell>
          <table:table-cell office:value-type="float" office:value="4.919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office:value-type="float" office:value="5.852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office:value-type="float" office:value="5.453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table:style-name="cellBest" office:value-type="float" office:value="4.819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1];[.$H31];[.$N31];[.$T31];[.$Z31])" office:value-type="float"/>
          <table:table-cell table:formula="of:=MIN([.$C31];[.$I31];[.$O31];[.$U31];[.$AA31])" office:value-type="float"/>
          <table:table-cell table:formula="of:=MIN([.$D31];[.$J31];[.$P31];[.$V31];[.$AB31])" office:value-type="float"/>
          <table:table-cell table:formula="of:=MIN([.$E31];[.$K31];[.$Q31];[.$W31];[.$AC31])" office:value-type="float"/>
          <table:table-cell table:formula="of:=MIN([.$F31];[.$L31];[.$R31];[.$X31];[.$AD31])" office:value-type="float"/>
          <table:table-cell table:formula="of:=MIN([.$G31];[.$M31];[.$S31];[.$Y31];[.$AE31])" office:value-type="float"/>
          <table:table-cell table:formula="of:=MEDIAN([.$B31];[.$H31];[.$N31];[.$T31];[.$Z31])" office:value-type="float"/>
          <table:table-cell table:formula="of:=MEDIAN([.$C31];[.$I31];[.$O31];[.$U31];[.$AA31])" office:value-type="float"/>
          <table:table-cell table:formula="of:=MEDIAN([.$D31];[.$J31];[.$P31];[.$V31];[.$AB31])" office:value-type="float"/>
          <table:table-cell table:formula="of:=MEDIAN([.$E31];[.$K31];[.$Q31];[.$W31];[.$AC31])" office:value-type="float"/>
          <table:table-cell table:formula="of:=MEDIAN([.$F31];[.$L31];[.$R31];[.$X31];[.$AD31])" office:value-type="float"/>
          <table:table-cell table:formula="of:=MEDIAN([.$G31];[.$M31];[.$S31];[.$Y31];[.$AE31])" office:value-type="float"/>
          <table:table-cell table:formula="of:=MAX([.$B31];[.$H31];[.$N31];[.$T31];[.$Z31])" office:value-type="float"/>
          <table:table-cell table:formula="of:=MAX([.$C31];[.$I31];[.$O31];[.$U31];[.$AA31])" office:value-type="float"/>
          <table:table-cell table:formula="of:=MAX([.$D31];[.$J31];[.$P31];[.$V31];[.$AB31])" office:value-type="float"/>
          <table:table-cell table:formula="of:=MAX([.$E31];[.$K31];[.$Q31];[.$W31];[.$AC31])" office:value-type="float"/>
          <table:table-cell table:formula="of:=MAX([.$F31];[.$L31];[.$R31];[.$X31];[.$AD31])" office:value-type="float"/>
          <table:table-cell table:formula="of:=MAX([.$G31];[.$M31];[.$S31];[.$Y31];[.$AE31])" office:value-type="float"/>
        </table:table-row>
        <table:table-row table:style-name="ro1">
          <table:table-cell office:value-type="string">
            <text:p>aspComp2013/crossing/instances/0023-crossing_minimization-8-0.asp</text:p>
          </table:table-cell>
          <table:table-cell table:style-name="cellBest" office:value-type="float" office:value="4.67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10.56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6.606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office:value-type="float" office:value="6.019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2];[.$H32];[.$N32];[.$T32];[.$Z32])" office:value-type="float"/>
          <table:table-cell table:formula="of:=MIN([.$C32];[.$I32];[.$O32];[.$U32];[.$AA32])" office:value-type="float"/>
          <table:table-cell table:formula="of:=MIN([.$D32];[.$J32];[.$P32];[.$V32];[.$AB32])" office:value-type="float"/>
          <table:table-cell table:formula="of:=MIN([.$E32];[.$K32];[.$Q32];[.$W32];[.$AC32])" office:value-type="float"/>
          <table:table-cell table:formula="of:=MIN([.$F32];[.$L32];[.$R32];[.$X32];[.$AD32])" office:value-type="float"/>
          <table:table-cell table:formula="of:=MIN([.$G32];[.$M32];[.$S32];[.$Y32];[.$AE32])" office:value-type="float"/>
          <table:table-cell table:formula="of:=MEDIAN([.$B32];[.$H32];[.$N32];[.$T32];[.$Z32])" office:value-type="float"/>
          <table:table-cell table:formula="of:=MEDIAN([.$C32];[.$I32];[.$O32];[.$U32];[.$AA32])" office:value-type="float"/>
          <table:table-cell table:formula="of:=MEDIAN([.$D32];[.$J32];[.$P32];[.$V32];[.$AB32])" office:value-type="float"/>
          <table:table-cell table:formula="of:=MEDIAN([.$E32];[.$K32];[.$Q32];[.$W32];[.$AC32])" office:value-type="float"/>
          <table:table-cell table:formula="of:=MEDIAN([.$F32];[.$L32];[.$R32];[.$X32];[.$AD32])" office:value-type="float"/>
          <table:table-cell table:formula="of:=MEDIAN([.$G32];[.$M32];[.$S32];[.$Y32];[.$AE32])" office:value-type="float"/>
          <table:table-cell table:formula="of:=MAX([.$B32];[.$H32];[.$N32];[.$T32];[.$Z32])" office:value-type="float"/>
          <table:table-cell table:formula="of:=MAX([.$C32];[.$I32];[.$O32];[.$U32];[.$AA32])" office:value-type="float"/>
          <table:table-cell table:formula="of:=MAX([.$D32];[.$J32];[.$P32];[.$V32];[.$AB32])" office:value-type="float"/>
          <table:table-cell table:formula="of:=MAX([.$E32];[.$K32];[.$Q32];[.$W32];[.$AC32])" office:value-type="float"/>
          <table:table-cell table:formula="of:=MAX([.$F32];[.$L32];[.$R32];[.$X32];[.$AD32])" office:value-type="float"/>
          <table:table-cell table:formula="of:=MAX([.$G32];[.$M32];[.$S32];[.$Y32];[.$AE32])" office:value-type="float"/>
        </table:table-row>
        <table:table-row table:style-name="ro1">
          <table:table-cell office:value-type="string">
            <text:p>aspComp2013/crossing/instances/0024-crossing_minimization-8-0.asp</text:p>
          </table:table-cell>
          <table:table-cell office:value-type="float" office:value="4.253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0"/>
          <table:table-cell table:style-name="cellBest" office:value-type="float" office:value="3.17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5.08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7.995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table:style-name="cellWorst" office:value-type="float" office:value="2567.0"/>
          <table:table-cell table:formula="of:=MIN([.$B33];[.$H33];[.$N33];[.$T33];[.$Z33])" office:value-type="float"/>
          <table:table-cell table:formula="of:=MIN([.$C33];[.$I33];[.$O33];[.$U33];[.$AA33])" office:value-type="float"/>
          <table:table-cell table:formula="of:=MIN([.$D33];[.$J33];[.$P33];[.$V33];[.$AB33])" office:value-type="float"/>
          <table:table-cell table:formula="of:=MIN([.$E33];[.$K33];[.$Q33];[.$W33];[.$AC33])" office:value-type="float"/>
          <table:table-cell table:formula="of:=MIN([.$F33];[.$L33];[.$R33];[.$X33];[.$AD33])" office:value-type="float"/>
          <table:table-cell table:formula="of:=MIN([.$G33];[.$M33];[.$S33];[.$Y33];[.$AE33])" office:value-type="float"/>
          <table:table-cell table:formula="of:=MEDIAN([.$B33];[.$H33];[.$N33];[.$T33];[.$Z33])" office:value-type="float"/>
          <table:table-cell table:formula="of:=MEDIAN([.$C33];[.$I33];[.$O33];[.$U33];[.$AA33])" office:value-type="float"/>
          <table:table-cell table:formula="of:=MEDIAN([.$D33];[.$J33];[.$P33];[.$V33];[.$AB33])" office:value-type="float"/>
          <table:table-cell table:formula="of:=MEDIAN([.$E33];[.$K33];[.$Q33];[.$W33];[.$AC33])" office:value-type="float"/>
          <table:table-cell table:formula="of:=MEDIAN([.$F33];[.$L33];[.$R33];[.$X33];[.$AD33])" office:value-type="float"/>
          <table:table-cell table:formula="of:=MEDIAN([.$G33];[.$M33];[.$S33];[.$Y33];[.$AE33])" office:value-type="float"/>
          <table:table-cell table:formula="of:=MAX([.$B33];[.$H33];[.$N33];[.$T33];[.$Z33])" office:value-type="float"/>
          <table:table-cell table:formula="of:=MAX([.$C33];[.$I33];[.$O33];[.$U33];[.$AA33])" office:value-type="float"/>
          <table:table-cell table:formula="of:=MAX([.$D33];[.$J33];[.$P33];[.$V33];[.$AB33])" office:value-type="float"/>
          <table:table-cell table:formula="of:=MAX([.$E33];[.$K33];[.$Q33];[.$W33];[.$AC33])" office:value-type="float"/>
          <table:table-cell table:formula="of:=MAX([.$F33];[.$L33];[.$R33];[.$X33];[.$AD33])" office:value-type="float"/>
          <table:table-cell table:formula="of:=MAX([.$G33];[.$M33];[.$S33];[.$Y33];[.$AE33])" office:value-type="float"/>
        </table:table-row>
        <table:table-row table:style-name="ro1">
          <table:table-cell office:value-type="string">
            <text:p>aspComp2013/crossing/instances/0025-crossing_minimization-8-0.asp</text:p>
          </table:table-cell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0.9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0"/>
          <table:table-cell table:style-name="cellBest" office:value-type="float" office:value="4.470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7.928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59.33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0"/>
          <table:table-cell table:formula="of:=MIN([.$B34];[.$H34];[.$N34];[.$T34];[.$Z34])" office:value-type="float"/>
          <table:table-cell table:formula="of:=MIN([.$C34];[.$I34];[.$O34];[.$U34];[.$AA34])" office:value-type="float"/>
          <table:table-cell table:formula="of:=MIN([.$D34];[.$J34];[.$P34];[.$V34];[.$AB34])" office:value-type="float"/>
          <table:table-cell table:formula="of:=MIN([.$E34];[.$K34];[.$Q34];[.$W34];[.$AC34])" office:value-type="float"/>
          <table:table-cell table:formula="of:=MIN([.$F34];[.$L34];[.$R34];[.$X34];[.$AD34])" office:value-type="float"/>
          <table:table-cell table:formula="of:=MIN([.$G34];[.$M34];[.$S34];[.$Y34];[.$AE34])" office:value-type="float"/>
          <table:table-cell table:formula="of:=MEDIAN([.$B34];[.$H34];[.$N34];[.$T34];[.$Z34])" office:value-type="float"/>
          <table:table-cell table:formula="of:=MEDIAN([.$C34];[.$I34];[.$O34];[.$U34];[.$AA34])" office:value-type="float"/>
          <table:table-cell table:formula="of:=MEDIAN([.$D34];[.$J34];[.$P34];[.$V34];[.$AB34])" office:value-type="float"/>
          <table:table-cell table:formula="of:=MEDIAN([.$E34];[.$K34];[.$Q34];[.$W34];[.$AC34])" office:value-type="float"/>
          <table:table-cell table:formula="of:=MEDIAN([.$F34];[.$L34];[.$R34];[.$X34];[.$AD34])" office:value-type="float"/>
          <table:table-cell table:formula="of:=MEDIAN([.$G34];[.$M34];[.$S34];[.$Y34];[.$AE34])" office:value-type="float"/>
          <table:table-cell table:formula="of:=MAX([.$B34];[.$H34];[.$N34];[.$T34];[.$Z34])" office:value-type="float"/>
          <table:table-cell table:formula="of:=MAX([.$C34];[.$I34];[.$O34];[.$U34];[.$AA34])" office:value-type="float"/>
          <table:table-cell table:formula="of:=MAX([.$D34];[.$J34];[.$P34];[.$V34];[.$AB34])" office:value-type="float"/>
          <table:table-cell table:formula="of:=MAX([.$E34];[.$K34];[.$Q34];[.$W34];[.$AC34])" office:value-type="float"/>
          <table:table-cell table:formula="of:=MAX([.$F34];[.$L34];[.$R34];[.$X34];[.$AD34])" office:value-type="float"/>
          <table:table-cell table:formula="of:=MAX([.$G34];[.$M34];[.$S34];[.$Y34];[.$AE34])" office:value-type="float"/>
        </table:table-row>
        <table:table-row table:style-name="ro1">
          <table:table-cell office:value-type="string">
            <text:p>aspComp2013/crossing/instances/0027-crossing_minimization-8-0.asp</text:p>
          </table:table-cell>
          <table:table-cell office:value-type="float" office:value="11.00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0.25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9.83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style-name="cellBest" office:value-type="float" office:value="9.81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table:style-name="cellWorst" office:value-type="float" office:value="2544.0"/>
          <table:table-cell table:formula="of:=MIN([.$B35];[.$H35];[.$N35];[.$T35];[.$Z35])" office:value-type="float"/>
          <table:table-cell table:formula="of:=MIN([.$C35];[.$I35];[.$O35];[.$U35];[.$AA35])" office:value-type="float"/>
          <table:table-cell table:formula="of:=MIN([.$D35];[.$J35];[.$P35];[.$V35];[.$AB35])" office:value-type="float"/>
          <table:table-cell table:formula="of:=MIN([.$E35];[.$K35];[.$Q35];[.$W35];[.$AC35])" office:value-type="float"/>
          <table:table-cell table:formula="of:=MIN([.$F35];[.$L35];[.$R35];[.$X35];[.$AD35])" office:value-type="float"/>
          <table:table-cell table:formula="of:=MIN([.$G35];[.$M35];[.$S35];[.$Y35];[.$AE35])" office:value-type="float"/>
          <table:table-cell table:formula="of:=MEDIAN([.$B35];[.$H35];[.$N35];[.$T35];[.$Z35])" office:value-type="float"/>
          <table:table-cell table:formula="of:=MEDIAN([.$C35];[.$I35];[.$O35];[.$U35];[.$AA35])" office:value-type="float"/>
          <table:table-cell table:formula="of:=MEDIAN([.$D35];[.$J35];[.$P35];[.$V35];[.$AB35])" office:value-type="float"/>
          <table:table-cell table:formula="of:=MEDIAN([.$E35];[.$K35];[.$Q35];[.$W35];[.$AC35])" office:value-type="float"/>
          <table:table-cell table:formula="of:=MEDIAN([.$F35];[.$L35];[.$R35];[.$X35];[.$AD35])" office:value-type="float"/>
          <table:table-cell table:formula="of:=MEDIAN([.$G35];[.$M35];[.$S35];[.$Y35];[.$AE35])" office:value-type="float"/>
          <table:table-cell table:formula="of:=MAX([.$B35];[.$H35];[.$N35];[.$T35];[.$Z35])" office:value-type="float"/>
          <table:table-cell table:formula="of:=MAX([.$C35];[.$I35];[.$O35];[.$U35];[.$AA35])" office:value-type="float"/>
          <table:table-cell table:formula="of:=MAX([.$D35];[.$J35];[.$P35];[.$V35];[.$AB35])" office:value-type="float"/>
          <table:table-cell table:formula="of:=MAX([.$E35];[.$K35];[.$Q35];[.$W35];[.$AC35])" office:value-type="float"/>
          <table:table-cell table:formula="of:=MAX([.$F35];[.$L35];[.$R35];[.$X35];[.$AD35])" office:value-type="float"/>
          <table:table-cell table:formula="of:=MAX([.$G35];[.$M35];[.$S35];[.$Y35];[.$AE35])" office:value-type="float"/>
        </table:table-row>
        <table:table-row table:style-name="ro1">
          <table:table-cell office:value-type="string">
            <text:p>aspComp2013/crossing/instances/0028-crossing_minimization-8-0.asp</text:p>
          </table:table-cell>
          <table:table-cell office:value-type="float" office:value="3.565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4.014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3.542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style-name="cellBest" office:value-type="float" office:value="3.528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6];[.$H36];[.$N36];[.$T36];[.$Z36])" office:value-type="float"/>
          <table:table-cell table:formula="of:=MIN([.$C36];[.$I36];[.$O36];[.$U36];[.$AA36])" office:value-type="float"/>
          <table:table-cell table:formula="of:=MIN([.$D36];[.$J36];[.$P36];[.$V36];[.$AB36])" office:value-type="float"/>
          <table:table-cell table:formula="of:=MIN([.$E36];[.$K36];[.$Q36];[.$W36];[.$AC36])" office:value-type="float"/>
          <table:table-cell table:formula="of:=MIN([.$F36];[.$L36];[.$R36];[.$X36];[.$AD36])" office:value-type="float"/>
          <table:table-cell table:formula="of:=MIN([.$G36];[.$M36];[.$S36];[.$Y36];[.$AE36])" office:value-type="float"/>
          <table:table-cell table:formula="of:=MEDIAN([.$B36];[.$H36];[.$N36];[.$T36];[.$Z36])" office:value-type="float"/>
          <table:table-cell table:formula="of:=MEDIAN([.$C36];[.$I36];[.$O36];[.$U36];[.$AA36])" office:value-type="float"/>
          <table:table-cell table:formula="of:=MEDIAN([.$D36];[.$J36];[.$P36];[.$V36];[.$AB36])" office:value-type="float"/>
          <table:table-cell table:formula="of:=MEDIAN([.$E36];[.$K36];[.$Q36];[.$W36];[.$AC36])" office:value-type="float"/>
          <table:table-cell table:formula="of:=MEDIAN([.$F36];[.$L36];[.$R36];[.$X36];[.$AD36])" office:value-type="float"/>
          <table:table-cell table:formula="of:=MEDIAN([.$G36];[.$M36];[.$S36];[.$Y36];[.$AE36])" office:value-type="float"/>
          <table:table-cell table:formula="of:=MAX([.$B36];[.$H36];[.$N36];[.$T36];[.$Z36])" office:value-type="float"/>
          <table:table-cell table:formula="of:=MAX([.$C36];[.$I36];[.$O36];[.$U36];[.$AA36])" office:value-type="float"/>
          <table:table-cell table:formula="of:=MAX([.$D36];[.$J36];[.$P36];[.$V36];[.$AB36])" office:value-type="float"/>
          <table:table-cell table:formula="of:=MAX([.$E36];[.$K36];[.$Q36];[.$W36];[.$AC36])" office:value-type="float"/>
          <table:table-cell table:formula="of:=MAX([.$F36];[.$L36];[.$R36];[.$X36];[.$AD36])" office:value-type="float"/>
          <table:table-cell table:formula="of:=MAX([.$G36];[.$M36];[.$S36];[.$Y36];[.$AE36])" office:value-type="float"/>
        </table:table-row>
        <table:table-row table:style-name="ro1">
          <table:table-cell office:value-type="string">
            <text:p>aspComp2013/crossing/instances/0029-crossing_minimization-8-0.asp</text:p>
          </table:table-cell>
          <table:table-cell table:style-name="cellBest" office:value-type="float" office:value="4.952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8.533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8.430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5.117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table:style-name="cellWorst" office:value-type="float" office:value="2563.0"/>
          <table:table-cell table:formula="of:=MIN([.$B37];[.$H37];[.$N37];[.$T37];[.$Z37])" office:value-type="float"/>
          <table:table-cell table:formula="of:=MIN([.$C37];[.$I37];[.$O37];[.$U37];[.$AA37])" office:value-type="float"/>
          <table:table-cell table:formula="of:=MIN([.$D37];[.$J37];[.$P37];[.$V37];[.$AB37])" office:value-type="float"/>
          <table:table-cell table:formula="of:=MIN([.$E37];[.$K37];[.$Q37];[.$W37];[.$AC37])" office:value-type="float"/>
          <table:table-cell table:formula="of:=MIN([.$F37];[.$L37];[.$R37];[.$X37];[.$AD37])" office:value-type="float"/>
          <table:table-cell table:formula="of:=MIN([.$G37];[.$M37];[.$S37];[.$Y37];[.$AE37])" office:value-type="float"/>
          <table:table-cell table:formula="of:=MEDIAN([.$B37];[.$H37];[.$N37];[.$T37];[.$Z37])" office:value-type="float"/>
          <table:table-cell table:formula="of:=MEDIAN([.$C37];[.$I37];[.$O37];[.$U37];[.$AA37])" office:value-type="float"/>
          <table:table-cell table:formula="of:=MEDIAN([.$D37];[.$J37];[.$P37];[.$V37];[.$AB37])" office:value-type="float"/>
          <table:table-cell table:formula="of:=MEDIAN([.$E37];[.$K37];[.$Q37];[.$W37];[.$AC37])" office:value-type="float"/>
          <table:table-cell table:formula="of:=MEDIAN([.$F37];[.$L37];[.$R37];[.$X37];[.$AD37])" office:value-type="float"/>
          <table:table-cell table:formula="of:=MEDIAN([.$G37];[.$M37];[.$S37];[.$Y37];[.$AE37])" office:value-type="float"/>
          <table:table-cell table:formula="of:=MAX([.$B37];[.$H37];[.$N37];[.$T37];[.$Z37])" office:value-type="float"/>
          <table:table-cell table:formula="of:=MAX([.$C37];[.$I37];[.$O37];[.$U37];[.$AA37])" office:value-type="float"/>
          <table:table-cell table:formula="of:=MAX([.$D37];[.$J37];[.$P37];[.$V37];[.$AB37])" office:value-type="float"/>
          <table:table-cell table:formula="of:=MAX([.$E37];[.$K37];[.$Q37];[.$W37];[.$AC37])" office:value-type="float"/>
          <table:table-cell table:formula="of:=MAX([.$F37];[.$L37];[.$R37];[.$X37];[.$AD37])" office:value-type="float"/>
          <table:table-cell table:formula="of:=MAX([.$G37];[.$M37];[.$S37];[.$Y37];[.$AE37])" office:value-type="float"/>
        </table:table-row>
        <table:table-row table:style-name="ro1">
          <table:table-cell office:value-type="string">
            <text:p>aspComp2013/crossing/instances/0030-crossing_minimization-8-0.asp</text:p>
          </table:table-cell>
          <table:table-cell office:value-type="float" office:value="5.062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4.915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5.263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0"/>
          <table:table-cell table:style-name="cellBest" office:value-type="float" office:value="4.82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8];[.$H38];[.$N38];[.$T38];[.$Z38])" office:value-type="float"/>
          <table:table-cell table:formula="of:=MIN([.$C38];[.$I38];[.$O38];[.$U38];[.$AA38])" office:value-type="float"/>
          <table:table-cell table:formula="of:=MIN([.$D38];[.$J38];[.$P38];[.$V38];[.$AB38])" office:value-type="float"/>
          <table:table-cell table:formula="of:=MIN([.$E38];[.$K38];[.$Q38];[.$W38];[.$AC38])" office:value-type="float"/>
          <table:table-cell table:formula="of:=MIN([.$F38];[.$L38];[.$R38];[.$X38];[.$AD38])" office:value-type="float"/>
          <table:table-cell table:formula="of:=MIN([.$G38];[.$M38];[.$S38];[.$Y38];[.$AE38])" office:value-type="float"/>
          <table:table-cell table:formula="of:=MEDIAN([.$B38];[.$H38];[.$N38];[.$T38];[.$Z38])" office:value-type="float"/>
          <table:table-cell table:formula="of:=MEDIAN([.$C38];[.$I38];[.$O38];[.$U38];[.$AA38])" office:value-type="float"/>
          <table:table-cell table:formula="of:=MEDIAN([.$D38];[.$J38];[.$P38];[.$V38];[.$AB38])" office:value-type="float"/>
          <table:table-cell table:formula="of:=MEDIAN([.$E38];[.$K38];[.$Q38];[.$W38];[.$AC38])" office:value-type="float"/>
          <table:table-cell table:formula="of:=MEDIAN([.$F38];[.$L38];[.$R38];[.$X38];[.$AD38])" office:value-type="float"/>
          <table:table-cell table:formula="of:=MEDIAN([.$G38];[.$M38];[.$S38];[.$Y38];[.$AE38])" office:value-type="float"/>
          <table:table-cell table:formula="of:=MAX([.$B38];[.$H38];[.$N38];[.$T38];[.$Z38])" office:value-type="float"/>
          <table:table-cell table:formula="of:=MAX([.$C38];[.$I38];[.$O38];[.$U38];[.$AA38])" office:value-type="float"/>
          <table:table-cell table:formula="of:=MAX([.$D38];[.$J38];[.$P38];[.$V38];[.$AB38])" office:value-type="float"/>
          <table:table-cell table:formula="of:=MAX([.$E38];[.$K38];[.$Q38];[.$W38];[.$AC38])" office:value-type="float"/>
          <table:table-cell table:formula="of:=MAX([.$F38];[.$L38];[.$R38];[.$X38];[.$AD38])" office:value-type="float"/>
          <table:table-cell table:formula="of:=MAX([.$G38];[.$M38];[.$S38];[.$Y38];[.$AE38])" office:value-type="float"/>
        </table:table-row>
        <table:table-row table:style-name="ro1">
          <table:table-cell office:value-type="string">
            <text:p>aspComp2013/crossing/instances/0039-crossing_minimization-9-0.asp</text:p>
          </table:table-cell>
          <table:table-cell office:value-type="float" office:value="12.73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12.8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0"/>
          <table:table-cell table:style-name="cellBest" office:value-type="float" office:value="11.7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14.30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9];[.$H39];[.$N39];[.$T39];[.$Z39])" office:value-type="float"/>
          <table:table-cell table:formula="of:=MIN([.$C39];[.$I39];[.$O39];[.$U39];[.$AA39])" office:value-type="float"/>
          <table:table-cell table:formula="of:=MIN([.$D39];[.$J39];[.$P39];[.$V39];[.$AB39])" office:value-type="float"/>
          <table:table-cell table:formula="of:=MIN([.$E39];[.$K39];[.$Q39];[.$W39];[.$AC39])" office:value-type="float"/>
          <table:table-cell table:formula="of:=MIN([.$F39];[.$L39];[.$R39];[.$X39];[.$AD39])" office:value-type="float"/>
          <table:table-cell table:formula="of:=MIN([.$G39];[.$M39];[.$S39];[.$Y39];[.$AE39])" office:value-type="float"/>
          <table:table-cell table:formula="of:=MEDIAN([.$B39];[.$H39];[.$N39];[.$T39];[.$Z39])" office:value-type="float"/>
          <table:table-cell table:formula="of:=MEDIAN([.$C39];[.$I39];[.$O39];[.$U39];[.$AA39])" office:value-type="float"/>
          <table:table-cell table:formula="of:=MEDIAN([.$D39];[.$J39];[.$P39];[.$V39];[.$AB39])" office:value-type="float"/>
          <table:table-cell table:formula="of:=MEDIAN([.$E39];[.$K39];[.$Q39];[.$W39];[.$AC39])" office:value-type="float"/>
          <table:table-cell table:formula="of:=MEDIAN([.$F39];[.$L39];[.$R39];[.$X39];[.$AD39])" office:value-type="float"/>
          <table:table-cell table:formula="of:=MEDIAN([.$G39];[.$M39];[.$S39];[.$Y39];[.$AE39])" office:value-type="float"/>
          <table:table-cell table:formula="of:=MAX([.$B39];[.$H39];[.$N39];[.$T39];[.$Z39])" office:value-type="float"/>
          <table:table-cell table:formula="of:=MAX([.$C39];[.$I39];[.$O39];[.$U39];[.$AA39])" office:value-type="float"/>
          <table:table-cell table:formula="of:=MAX([.$D39];[.$J39];[.$P39];[.$V39];[.$AB39])" office:value-type="float"/>
          <table:table-cell table:formula="of:=MAX([.$E39];[.$K39];[.$Q39];[.$W39];[.$AC39])" office:value-type="float"/>
          <table:table-cell table:formula="of:=MAX([.$F39];[.$L39];[.$R39];[.$X39];[.$AD39])" office:value-type="float"/>
          <table:table-cell table:formula="of:=MAX([.$G39];[.$M39];[.$S39];[.$Y39];[.$AE39])" office:value-type="float"/>
        </table:table-row>
        <table:table-row table:style-name="ro1">
          <table:table-cell office:value-type="string">
            <text:p>aspComp2013/crossing/instances/0051-crossing_minimization-8-0.asp</text:p>
          </table:table-cell>
          <table:table-cell office:value-type="float" office:value="18.93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style-name="cellBest" office:value-type="float" office:value="16.17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20.7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.24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0];[.$H40];[.$N40];[.$T40];[.$Z40])" office:value-type="float"/>
          <table:table-cell table:formula="of:=MIN([.$C40];[.$I40];[.$O40];[.$U40];[.$AA40])" office:value-type="float"/>
          <table:table-cell table:formula="of:=MIN([.$D40];[.$J40];[.$P40];[.$V40];[.$AB40])" office:value-type="float"/>
          <table:table-cell table:formula="of:=MIN([.$E40];[.$K40];[.$Q40];[.$W40];[.$AC40])" office:value-type="float"/>
          <table:table-cell table:formula="of:=MIN([.$F40];[.$L40];[.$R40];[.$X40];[.$AD40])" office:value-type="float"/>
          <table:table-cell table:formula="of:=MIN([.$G40];[.$M40];[.$S40];[.$Y40];[.$AE40])" office:value-type="float"/>
          <table:table-cell table:formula="of:=MEDIAN([.$B40];[.$H40];[.$N40];[.$T40];[.$Z40])" office:value-type="float"/>
          <table:table-cell table:formula="of:=MEDIAN([.$C40];[.$I40];[.$O40];[.$U40];[.$AA40])" office:value-type="float"/>
          <table:table-cell table:formula="of:=MEDIAN([.$D40];[.$J40];[.$P40];[.$V40];[.$AB40])" office:value-type="float"/>
          <table:table-cell table:formula="of:=MEDIAN([.$E40];[.$K40];[.$Q40];[.$W40];[.$AC40])" office:value-type="float"/>
          <table:table-cell table:formula="of:=MEDIAN([.$F40];[.$L40];[.$R40];[.$X40];[.$AD40])" office:value-type="float"/>
          <table:table-cell table:formula="of:=MEDIAN([.$G40];[.$M40];[.$S40];[.$Y40];[.$AE40])" office:value-type="float"/>
          <table:table-cell table:formula="of:=MAX([.$B40];[.$H40];[.$N40];[.$T40];[.$Z40])" office:value-type="float"/>
          <table:table-cell table:formula="of:=MAX([.$C40];[.$I40];[.$O40];[.$U40];[.$AA40])" office:value-type="float"/>
          <table:table-cell table:formula="of:=MAX([.$D40];[.$J40];[.$P40];[.$V40];[.$AB40])" office:value-type="float"/>
          <table:table-cell table:formula="of:=MAX([.$E40];[.$K40];[.$Q40];[.$W40];[.$AC40])" office:value-type="float"/>
          <table:table-cell table:formula="of:=MAX([.$F40];[.$L40];[.$R40];[.$X40];[.$AD40])" office:value-type="float"/>
          <table:table-cell table:formula="of:=MAX([.$G40];[.$M40];[.$S40];[.$Y40];[.$AE40])" office:value-type="float"/>
        </table:table-row>
        <table:table-row table:style-name="ro1">
          <table:table-cell office:value-type="string">
            <text:p>aspComp2013/crossing/instances/0052-crossing_minimization-8-0.asp</text:p>
          </table:table-cell>
          <table:table-cell office:value-type="float" office:value="16.16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.0"/>
          <table:table-cell office:value-type="float" office:value="13.99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.0"/>
          <table:table-cell table:style-name="cellBest" office:value-type="float" office:value="12.80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.0"/>
          <table:table-cell office:value-type="float" office:value="16.46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1];[.$H41];[.$N41];[.$T41];[.$Z41])" office:value-type="float"/>
          <table:table-cell table:formula="of:=MIN([.$C41];[.$I41];[.$O41];[.$U41];[.$AA41])" office:value-type="float"/>
          <table:table-cell table:formula="of:=MIN([.$D41];[.$J41];[.$P41];[.$V41];[.$AB41])" office:value-type="float"/>
          <table:table-cell table:formula="of:=MIN([.$E41];[.$K41];[.$Q41];[.$W41];[.$AC41])" office:value-type="float"/>
          <table:table-cell table:formula="of:=MIN([.$F41];[.$L41];[.$R41];[.$X41];[.$AD41])" office:value-type="float"/>
          <table:table-cell table:formula="of:=MIN([.$G41];[.$M41];[.$S41];[.$Y41];[.$AE41])" office:value-type="float"/>
          <table:table-cell table:formula="of:=MEDIAN([.$B41];[.$H41];[.$N41];[.$T41];[.$Z41])" office:value-type="float"/>
          <table:table-cell table:formula="of:=MEDIAN([.$C41];[.$I41];[.$O41];[.$U41];[.$AA41])" office:value-type="float"/>
          <table:table-cell table:formula="of:=MEDIAN([.$D41];[.$J41];[.$P41];[.$V41];[.$AB41])" office:value-type="float"/>
          <table:table-cell table:formula="of:=MEDIAN([.$E41];[.$K41];[.$Q41];[.$W41];[.$AC41])" office:value-type="float"/>
          <table:table-cell table:formula="of:=MEDIAN([.$F41];[.$L41];[.$R41];[.$X41];[.$AD41])" office:value-type="float"/>
          <table:table-cell table:formula="of:=MEDIAN([.$G41];[.$M41];[.$S41];[.$Y41];[.$AE41])" office:value-type="float"/>
          <table:table-cell table:formula="of:=MAX([.$B41];[.$H41];[.$N41];[.$T41];[.$Z41])" office:value-type="float"/>
          <table:table-cell table:formula="of:=MAX([.$C41];[.$I41];[.$O41];[.$U41];[.$AA41])" office:value-type="float"/>
          <table:table-cell table:formula="of:=MAX([.$D41];[.$J41];[.$P41];[.$V41];[.$AB41])" office:value-type="float"/>
          <table:table-cell table:formula="of:=MAX([.$E41];[.$K41];[.$Q41];[.$W41];[.$AC41])" office:value-type="float"/>
          <table:table-cell table:formula="of:=MAX([.$F41];[.$L41];[.$R41];[.$X41];[.$AD41])" office:value-type="float"/>
          <table:table-cell table:formula="of:=MAX([.$G41];[.$M41];[.$S41];[.$Y41];[.$AE41])" office:value-type="float"/>
        </table:table-row>
        <table:table-row table:style-name="ro1">
          <table:table-cell office:value-type="string">
            <text:p>aspComp2013/crossing/instances/0054-crossing_minimization-8-0.asp</text:p>
          </table:table-cell>
          <table:table-cell office:value-type="float" office:value="14.05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14.18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table:style-name="cellBest" office:value-type="float" office:value="12.93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14.23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2];[.$H42];[.$N42];[.$T42];[.$Z42])" office:value-type="float"/>
          <table:table-cell table:formula="of:=MIN([.$C42];[.$I42];[.$O42];[.$U42];[.$AA42])" office:value-type="float"/>
          <table:table-cell table:formula="of:=MIN([.$D42];[.$J42];[.$P42];[.$V42];[.$AB42])" office:value-type="float"/>
          <table:table-cell table:formula="of:=MIN([.$E42];[.$K42];[.$Q42];[.$W42];[.$AC42])" office:value-type="float"/>
          <table:table-cell table:formula="of:=MIN([.$F42];[.$L42];[.$R42];[.$X42];[.$AD42])" office:value-type="float"/>
          <table:table-cell table:formula="of:=MIN([.$G42];[.$M42];[.$S42];[.$Y42];[.$AE42])" office:value-type="float"/>
          <table:table-cell table:formula="of:=MEDIAN([.$B42];[.$H42];[.$N42];[.$T42];[.$Z42])" office:value-type="float"/>
          <table:table-cell table:formula="of:=MEDIAN([.$C42];[.$I42];[.$O42];[.$U42];[.$AA42])" office:value-type="float"/>
          <table:table-cell table:formula="of:=MEDIAN([.$D42];[.$J42];[.$P42];[.$V42];[.$AB42])" office:value-type="float"/>
          <table:table-cell table:formula="of:=MEDIAN([.$E42];[.$K42];[.$Q42];[.$W42];[.$AC42])" office:value-type="float"/>
          <table:table-cell table:formula="of:=MEDIAN([.$F42];[.$L42];[.$R42];[.$X42];[.$AD42])" office:value-type="float"/>
          <table:table-cell table:formula="of:=MEDIAN([.$G42];[.$M42];[.$S42];[.$Y42];[.$AE42])" office:value-type="float"/>
          <table:table-cell table:formula="of:=MAX([.$B42];[.$H42];[.$N42];[.$T42];[.$Z42])" office:value-type="float"/>
          <table:table-cell table:formula="of:=MAX([.$C42];[.$I42];[.$O42];[.$U42];[.$AA42])" office:value-type="float"/>
          <table:table-cell table:formula="of:=MAX([.$D42];[.$J42];[.$P42];[.$V42];[.$AB42])" office:value-type="float"/>
          <table:table-cell table:formula="of:=MAX([.$E42];[.$K42];[.$Q42];[.$W42];[.$AC42])" office:value-type="float"/>
          <table:table-cell table:formula="of:=MAX([.$F42];[.$L42];[.$R42];[.$X42];[.$AD42])" office:value-type="float"/>
          <table:table-cell table:formula="of:=MAX([.$G42];[.$M42];[.$S42];[.$Y42];[.$AE42])" office:value-type="float"/>
        </table:table-row>
        <table:table-row table:style-name="ro1">
          <table:table-cell office:value-type="string">
            <text:p>aspComp2013/crossing/instances/0055-crossing_minimization-8-0.asp</text:p>
          </table:table-cell>
          <table:table-cell table:style-name="cellBest" office:value-type="float" office:value="9.683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.0"/>
          <table:table-cell office:value-type="float" office:value="10.62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.0"/>
          <table:table-cell office:value-type="float" office:value="11.77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.0"/>
          <table:table-cell office:value-type="float" office:value="10.01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3];[.$H43];[.$N43];[.$T43];[.$Z43])" office:value-type="float"/>
          <table:table-cell table:formula="of:=MIN([.$C43];[.$I43];[.$O43];[.$U43];[.$AA43])" office:value-type="float"/>
          <table:table-cell table:formula="of:=MIN([.$D43];[.$J43];[.$P43];[.$V43];[.$AB43])" office:value-type="float"/>
          <table:table-cell table:formula="of:=MIN([.$E43];[.$K43];[.$Q43];[.$W43];[.$AC43])" office:value-type="float"/>
          <table:table-cell table:formula="of:=MIN([.$F43];[.$L43];[.$R43];[.$X43];[.$AD43])" office:value-type="float"/>
          <table:table-cell table:formula="of:=MIN([.$G43];[.$M43];[.$S43];[.$Y43];[.$AE43])" office:value-type="float"/>
          <table:table-cell table:formula="of:=MEDIAN([.$B43];[.$H43];[.$N43];[.$T43];[.$Z43])" office:value-type="float"/>
          <table:table-cell table:formula="of:=MEDIAN([.$C43];[.$I43];[.$O43];[.$U43];[.$AA43])" office:value-type="float"/>
          <table:table-cell table:formula="of:=MEDIAN([.$D43];[.$J43];[.$P43];[.$V43];[.$AB43])" office:value-type="float"/>
          <table:table-cell table:formula="of:=MEDIAN([.$E43];[.$K43];[.$Q43];[.$W43];[.$AC43])" office:value-type="float"/>
          <table:table-cell table:formula="of:=MEDIAN([.$F43];[.$L43];[.$R43];[.$X43];[.$AD43])" office:value-type="float"/>
          <table:table-cell table:formula="of:=MEDIAN([.$G43];[.$M43];[.$S43];[.$Y43];[.$AE43])" office:value-type="float"/>
          <table:table-cell table:formula="of:=MAX([.$B43];[.$H43];[.$N43];[.$T43];[.$Z43])" office:value-type="float"/>
          <table:table-cell table:formula="of:=MAX([.$C43];[.$I43];[.$O43];[.$U43];[.$AA43])" office:value-type="float"/>
          <table:table-cell table:formula="of:=MAX([.$D43];[.$J43];[.$P43];[.$V43];[.$AB43])" office:value-type="float"/>
          <table:table-cell table:formula="of:=MAX([.$E43];[.$K43];[.$Q43];[.$W43];[.$AC43])" office:value-type="float"/>
          <table:table-cell table:formula="of:=MAX([.$F43];[.$L43];[.$R43];[.$X43];[.$AD43])" office:value-type="float"/>
          <table:table-cell table:formula="of:=MAX([.$G43];[.$M43];[.$S43];[.$Y43];[.$AE43])" office:value-type="float"/>
        </table:table-row>
        <table:table-row table:style-name="ro1">
          <table:table-cell office:value-type="string">
            <text:p>aspComp2013/crossing/instances/0057-crossing_minimization-8-0.asp</text:p>
          </table:table-cell>
          <table:table-cell office:value-type="float" office:value="12.80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19.12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16.54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table:style-name="cellBest" office:value-type="float" office:value="12.23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4];[.$H44];[.$N44];[.$T44];[.$Z44])" office:value-type="float"/>
          <table:table-cell table:formula="of:=MIN([.$C44];[.$I44];[.$O44];[.$U44];[.$AA44])" office:value-type="float"/>
          <table:table-cell table:formula="of:=MIN([.$D44];[.$J44];[.$P44];[.$V44];[.$AB44])" office:value-type="float"/>
          <table:table-cell table:formula="of:=MIN([.$E44];[.$K44];[.$Q44];[.$W44];[.$AC44])" office:value-type="float"/>
          <table:table-cell table:formula="of:=MIN([.$F44];[.$L44];[.$R44];[.$X44];[.$AD44])" office:value-type="float"/>
          <table:table-cell table:formula="of:=MIN([.$G44];[.$M44];[.$S44];[.$Y44];[.$AE44])" office:value-type="float"/>
          <table:table-cell table:formula="of:=MEDIAN([.$B44];[.$H44];[.$N44];[.$T44];[.$Z44])" office:value-type="float"/>
          <table:table-cell table:formula="of:=MEDIAN([.$C44];[.$I44];[.$O44];[.$U44];[.$AA44])" office:value-type="float"/>
          <table:table-cell table:formula="of:=MEDIAN([.$D44];[.$J44];[.$P44];[.$V44];[.$AB44])" office:value-type="float"/>
          <table:table-cell table:formula="of:=MEDIAN([.$E44];[.$K44];[.$Q44];[.$W44];[.$AC44])" office:value-type="float"/>
          <table:table-cell table:formula="of:=MEDIAN([.$F44];[.$L44];[.$R44];[.$X44];[.$AD44])" office:value-type="float"/>
          <table:table-cell table:formula="of:=MEDIAN([.$G44];[.$M44];[.$S44];[.$Y44];[.$AE44])" office:value-type="float"/>
          <table:table-cell table:formula="of:=MAX([.$B44];[.$H44];[.$N44];[.$T44];[.$Z44])" office:value-type="float"/>
          <table:table-cell table:formula="of:=MAX([.$C44];[.$I44];[.$O44];[.$U44];[.$AA44])" office:value-type="float"/>
          <table:table-cell table:formula="of:=MAX([.$D44];[.$J44];[.$P44];[.$V44];[.$AB44])" office:value-type="float"/>
          <table:table-cell table:formula="of:=MAX([.$E44];[.$K44];[.$Q44];[.$W44];[.$AC44])" office:value-type="float"/>
          <table:table-cell table:formula="of:=MAX([.$F44];[.$L44];[.$R44];[.$X44];[.$AD44])" office:value-type="float"/>
          <table:table-cell table:formula="of:=MAX([.$G44];[.$M44];[.$S44];[.$Y44];[.$AE44])" office:value-type="float"/>
        </table:table-row>
        <table:table-row table:style-name="ro1">
          <table:table-cell office:value-type="string">
            <text:p>aspComp2013/crossing/instances/0074-crossing_minimization-8-0.asp</text:p>
          </table:table-cell>
          <table:table-cell office:value-type="float" office:value="46.55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.0"/>
          <table:table-cell table:style-name="cellBest" office:value-type="float" office:value="38.02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.0"/>
          <table:table-cell office:value-type="float" office:value="41.17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.0"/>
          <table:table-cell office:value-type="float" office:value="52.83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5];[.$H45];[.$N45];[.$T45];[.$Z45])" office:value-type="float"/>
          <table:table-cell table:formula="of:=MIN([.$C45];[.$I45];[.$O45];[.$U45];[.$AA45])" office:value-type="float"/>
          <table:table-cell table:formula="of:=MIN([.$D45];[.$J45];[.$P45];[.$V45];[.$AB45])" office:value-type="float"/>
          <table:table-cell table:formula="of:=MIN([.$E45];[.$K45];[.$Q45];[.$W45];[.$AC45])" office:value-type="float"/>
          <table:table-cell table:formula="of:=MIN([.$F45];[.$L45];[.$R45];[.$X45];[.$AD45])" office:value-type="float"/>
          <table:table-cell table:formula="of:=MIN([.$G45];[.$M45];[.$S45];[.$Y45];[.$AE45])" office:value-type="float"/>
          <table:table-cell table:formula="of:=MEDIAN([.$B45];[.$H45];[.$N45];[.$T45];[.$Z45])" office:value-type="float"/>
          <table:table-cell table:formula="of:=MEDIAN([.$C45];[.$I45];[.$O45];[.$U45];[.$AA45])" office:value-type="float"/>
          <table:table-cell table:formula="of:=MEDIAN([.$D45];[.$J45];[.$P45];[.$V45];[.$AB45])" office:value-type="float"/>
          <table:table-cell table:formula="of:=MEDIAN([.$E45];[.$K45];[.$Q45];[.$W45];[.$AC45])" office:value-type="float"/>
          <table:table-cell table:formula="of:=MEDIAN([.$F45];[.$L45];[.$R45];[.$X45];[.$AD45])" office:value-type="float"/>
          <table:table-cell table:formula="of:=MEDIAN([.$G45];[.$M45];[.$S45];[.$Y45];[.$AE45])" office:value-type="float"/>
          <table:table-cell table:formula="of:=MAX([.$B45];[.$H45];[.$N45];[.$T45];[.$Z45])" office:value-type="float"/>
          <table:table-cell table:formula="of:=MAX([.$C45];[.$I45];[.$O45];[.$U45];[.$AA45])" office:value-type="float"/>
          <table:table-cell table:formula="of:=MAX([.$D45];[.$J45];[.$P45];[.$V45];[.$AB45])" office:value-type="float"/>
          <table:table-cell table:formula="of:=MAX([.$E45];[.$K45];[.$Q45];[.$W45];[.$AC45])" office:value-type="float"/>
          <table:table-cell table:formula="of:=MAX([.$F45];[.$L45];[.$R45];[.$X45];[.$AD45])" office:value-type="float"/>
          <table:table-cell table:formula="of:=MAX([.$G45];[.$M45];[.$S45];[.$Y45];[.$AE45])" office:value-type="float"/>
        </table:table-row>
        <table:table-row table:style-name="ro1">
          <table:table-cell office:value-type="string">
            <text:p>bio-expansion/instances/9000/ins_9000_0_044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6];[.$H46];[.$N46];[.$T46];[.$Z46])" office:value-type="float"/>
          <table:table-cell table:formula="of:=MIN([.$C46];[.$I46];[.$O46];[.$U46];[.$AA46])" office:value-type="float"/>
          <table:table-cell table:formula="of:=MIN([.$D46];[.$J46];[.$P46];[.$V46];[.$AB46])" office:value-type="float"/>
          <table:table-cell table:formula="of:=MIN([.$E46];[.$K46];[.$Q46];[.$W46];[.$AC46])" office:value-type="float"/>
          <table:table-cell table:formula="of:=MIN([.$F46];[.$L46];[.$R46];[.$X46];[.$AD46])" office:value-type="float"/>
          <table:table-cell table:formula="of:=MIN([.$G46];[.$M46];[.$S46];[.$Y46];[.$AE46])" office:value-type="float"/>
          <table:table-cell table:formula="of:=MEDIAN([.$B46];[.$H46];[.$N46];[.$T46];[.$Z46])" office:value-type="float"/>
          <table:table-cell table:formula="of:=MEDIAN([.$C46];[.$I46];[.$O46];[.$U46];[.$AA46])" office:value-type="float"/>
          <table:table-cell table:formula="of:=MEDIAN([.$D46];[.$J46];[.$P46];[.$V46];[.$AB46])" office:value-type="float"/>
          <table:table-cell table:formula="of:=MEDIAN([.$E46];[.$K46];[.$Q46];[.$W46];[.$AC46])" office:value-type="float"/>
          <table:table-cell table:formula="of:=MEDIAN([.$F46];[.$L46];[.$R46];[.$X46];[.$AD46])" office:value-type="float"/>
          <table:table-cell table:formula="of:=MEDIAN([.$G46];[.$M46];[.$S46];[.$Y46];[.$AE46])" office:value-type="float"/>
          <table:table-cell table:formula="of:=MAX([.$B46];[.$H46];[.$N46];[.$T46];[.$Z46])" office:value-type="float"/>
          <table:table-cell table:formula="of:=MAX([.$C46];[.$I46];[.$O46];[.$U46];[.$AA46])" office:value-type="float"/>
          <table:table-cell table:formula="of:=MAX([.$D46];[.$J46];[.$P46];[.$V46];[.$AB46])" office:value-type="float"/>
          <table:table-cell table:formula="of:=MAX([.$E46];[.$K46];[.$Q46];[.$W46];[.$AC46])" office:value-type="float"/>
          <table:table-cell table:formula="of:=MAX([.$F46];[.$L46];[.$R46];[.$X46];[.$AD46])" office:value-type="float"/>
          <table:table-cell table:formula="of:=MAX([.$G46];[.$M46];[.$S46];[.$Y46];[.$AE46])" office:value-type="float"/>
        </table:table-row>
        <table:table-row table:style-name="ro1">
          <table:table-cell office:value-type="string">
            <text:p>bio-expansion/instances/9000/ins_9000_1_040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7];[.$H47];[.$N47];[.$T47];[.$Z47])" office:value-type="float"/>
          <table:table-cell table:formula="of:=MIN([.$C47];[.$I47];[.$O47];[.$U47];[.$AA47])" office:value-type="float"/>
          <table:table-cell table:formula="of:=MIN([.$D47];[.$J47];[.$P47];[.$V47];[.$AB47])" office:value-type="float"/>
          <table:table-cell table:formula="of:=MIN([.$E47];[.$K47];[.$Q47];[.$W47];[.$AC47])" office:value-type="float"/>
          <table:table-cell table:formula="of:=MIN([.$F47];[.$L47];[.$R47];[.$X47];[.$AD47])" office:value-type="float"/>
          <table:table-cell table:formula="of:=MIN([.$G47];[.$M47];[.$S47];[.$Y47];[.$AE47])" office:value-type="float"/>
          <table:table-cell table:formula="of:=MEDIAN([.$B47];[.$H47];[.$N47];[.$T47];[.$Z47])" office:value-type="float"/>
          <table:table-cell table:formula="of:=MEDIAN([.$C47];[.$I47];[.$O47];[.$U47];[.$AA47])" office:value-type="float"/>
          <table:table-cell table:formula="of:=MEDIAN([.$D47];[.$J47];[.$P47];[.$V47];[.$AB47])" office:value-type="float"/>
          <table:table-cell table:formula="of:=MEDIAN([.$E47];[.$K47];[.$Q47];[.$W47];[.$AC47])" office:value-type="float"/>
          <table:table-cell table:formula="of:=MEDIAN([.$F47];[.$L47];[.$R47];[.$X47];[.$AD47])" office:value-type="float"/>
          <table:table-cell table:formula="of:=MEDIAN([.$G47];[.$M47];[.$S47];[.$Y47];[.$AE47])" office:value-type="float"/>
          <table:table-cell table:formula="of:=MAX([.$B47];[.$H47];[.$N47];[.$T47];[.$Z47])" office:value-type="float"/>
          <table:table-cell table:formula="of:=MAX([.$C47];[.$I47];[.$O47];[.$U47];[.$AA47])" office:value-type="float"/>
          <table:table-cell table:formula="of:=MAX([.$D47];[.$J47];[.$P47];[.$V47];[.$AB47])" office:value-type="float"/>
          <table:table-cell table:formula="of:=MAX([.$E47];[.$K47];[.$Q47];[.$W47];[.$AC47])" office:value-type="float"/>
          <table:table-cell table:formula="of:=MAX([.$F47];[.$L47];[.$R47];[.$X47];[.$AD47])" office:value-type="float"/>
          <table:table-cell table:formula="of:=MAX([.$G47];[.$M47];[.$S47];[.$Y47];[.$AE47])" office:value-type="float"/>
        </table:table-row>
        <table:table-row table:style-name="ro1">
          <table:table-cell office:value-type="string">
            <text:p>bio-expansion/instances/9000/ins_9000_1_041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8];[.$H48];[.$N48];[.$T48];[.$Z48])" office:value-type="float"/>
          <table:table-cell table:formula="of:=MIN([.$C48];[.$I48];[.$O48];[.$U48];[.$AA48])" office:value-type="float"/>
          <table:table-cell table:formula="of:=MIN([.$D48];[.$J48];[.$P48];[.$V48];[.$AB48])" office:value-type="float"/>
          <table:table-cell table:formula="of:=MIN([.$E48];[.$K48];[.$Q48];[.$W48];[.$AC48])" office:value-type="float"/>
          <table:table-cell table:formula="of:=MIN([.$F48];[.$L48];[.$R48];[.$X48];[.$AD48])" office:value-type="float"/>
          <table:table-cell table:formula="of:=MIN([.$G48];[.$M48];[.$S48];[.$Y48];[.$AE48])" office:value-type="float"/>
          <table:table-cell table:formula="of:=MEDIAN([.$B48];[.$H48];[.$N48];[.$T48];[.$Z48])" office:value-type="float"/>
          <table:table-cell table:formula="of:=MEDIAN([.$C48];[.$I48];[.$O48];[.$U48];[.$AA48])" office:value-type="float"/>
          <table:table-cell table:formula="of:=MEDIAN([.$D48];[.$J48];[.$P48];[.$V48];[.$AB48])" office:value-type="float"/>
          <table:table-cell table:formula="of:=MEDIAN([.$E48];[.$K48];[.$Q48];[.$W48];[.$AC48])" office:value-type="float"/>
          <table:table-cell table:formula="of:=MEDIAN([.$F48];[.$L48];[.$R48];[.$X48];[.$AD48])" office:value-type="float"/>
          <table:table-cell table:formula="of:=MEDIAN([.$G48];[.$M48];[.$S48];[.$Y48];[.$AE48])" office:value-type="float"/>
          <table:table-cell table:formula="of:=MAX([.$B48];[.$H48];[.$N48];[.$T48];[.$Z48])" office:value-type="float"/>
          <table:table-cell table:formula="of:=MAX([.$C48];[.$I48];[.$O48];[.$U48];[.$AA48])" office:value-type="float"/>
          <table:table-cell table:formula="of:=MAX([.$D48];[.$J48];[.$P48];[.$V48];[.$AB48])" office:value-type="float"/>
          <table:table-cell table:formula="of:=MAX([.$E48];[.$K48];[.$Q48];[.$W48];[.$AC48])" office:value-type="float"/>
          <table:table-cell table:formula="of:=MAX([.$F48];[.$L48];[.$R48];[.$X48];[.$AD48])" office:value-type="float"/>
          <table:table-cell table:formula="of:=MAX([.$G48];[.$M48];[.$S48];[.$Y48];[.$AE48])" office:value-type="float"/>
        </table:table-row>
        <table:table-row table:style-name="ro1">
          <table:table-cell office:value-type="string">
            <text:p>bio-expansion/instances/9000/ins_9000_1_045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952.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4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49];[.$H49];[.$N49];[.$T49];[.$Z49])" office:value-type="float"/>
          <table:table-cell table:formula="of:=MIN([.$C49];[.$I49];[.$O49];[.$U49];[.$AA49])" office:value-type="float"/>
          <table:table-cell table:formula="of:=MIN([.$D49];[.$J49];[.$P49];[.$V49];[.$AB49])" office:value-type="float"/>
          <table:table-cell table:formula="of:=MIN([.$E49];[.$K49];[.$Q49];[.$W49];[.$AC49])" office:value-type="float"/>
          <table:table-cell table:formula="of:=MIN([.$F49];[.$L49];[.$R49];[.$X49];[.$AD49])" office:value-type="float"/>
          <table:table-cell table:formula="of:=MIN([.$G49];[.$M49];[.$S49];[.$Y49];[.$AE49])" office:value-type="float"/>
          <table:table-cell table:formula="of:=MEDIAN([.$B49];[.$H49];[.$N49];[.$T49];[.$Z49])" office:value-type="float"/>
          <table:table-cell table:formula="of:=MEDIAN([.$C49];[.$I49];[.$O49];[.$U49];[.$AA49])" office:value-type="float"/>
          <table:table-cell table:formula="of:=MEDIAN([.$D49];[.$J49];[.$P49];[.$V49];[.$AB49])" office:value-type="float"/>
          <table:table-cell table:formula="of:=MEDIAN([.$E49];[.$K49];[.$Q49];[.$W49];[.$AC49])" office:value-type="float"/>
          <table:table-cell table:formula="of:=MEDIAN([.$F49];[.$L49];[.$R49];[.$X49];[.$AD49])" office:value-type="float"/>
          <table:table-cell table:formula="of:=MEDIAN([.$G49];[.$M49];[.$S49];[.$Y49];[.$AE49])" office:value-type="float"/>
          <table:table-cell table:formula="of:=MAX([.$B49];[.$H49];[.$N49];[.$T49];[.$Z49])" office:value-type="float"/>
          <table:table-cell table:formula="of:=MAX([.$C49];[.$I49];[.$O49];[.$U49];[.$AA49])" office:value-type="float"/>
          <table:table-cell table:formula="of:=MAX([.$D49];[.$J49];[.$P49];[.$V49];[.$AB49])" office:value-type="float"/>
          <table:table-cell table:formula="of:=MAX([.$E49];[.$K49];[.$Q49];[.$W49];[.$AC49])" office:value-type="float"/>
          <table:table-cell table:formula="of:=MAX([.$F49];[.$L49];[.$R49];[.$X49];[.$AD49])" office:value-type="float"/>
          <table:table-cell table:formula="of:=MAX([.$G49];[.$M49];[.$S49];[.$Y49];[.$AE49])" office:value-type="float"/>
        </table:table-row>
        <table:table-row table:style-name="ro1">
          <table:table-cell office:value-type="string">
            <text:p>bio-expansion/instances/9000/ins_9000_1_0464</text:p>
          </table:table-cell>
          <table:table-cell table:style-name="cellWorst" office:value-type="float" office:value="1046.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3.0"/>
          <table:table-cell office:value-type="float" office:value="1045.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3.0"/>
          <table:table-cell table:style-name="cellBest" office:value-type="float" office:value="1009.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3.0"/>
          <table:table-cell office:value-type="float" office:value="1029.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3.0"/>
          <table:table-cell office:value-type="float" office:value="1035.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3.0"/>
          <table:table-cell table:formula="of:=MIN([.$B50];[.$H50];[.$N50];[.$T50];[.$Z50])" office:value-type="float"/>
          <table:table-cell table:formula="of:=MIN([.$C50];[.$I50];[.$O50];[.$U50];[.$AA50])" office:value-type="float"/>
          <table:table-cell table:formula="of:=MIN([.$D50];[.$J50];[.$P50];[.$V50];[.$AB50])" office:value-type="float"/>
          <table:table-cell table:formula="of:=MIN([.$E50];[.$K50];[.$Q50];[.$W50];[.$AC50])" office:value-type="float"/>
          <table:table-cell table:formula="of:=MIN([.$F50];[.$L50];[.$R50];[.$X50];[.$AD50])" office:value-type="float"/>
          <table:table-cell table:formula="of:=MIN([.$G50];[.$M50];[.$S50];[.$Y50];[.$AE50])" office:value-type="float"/>
          <table:table-cell table:formula="of:=MEDIAN([.$B50];[.$H50];[.$N50];[.$T50];[.$Z50])" office:value-type="float"/>
          <table:table-cell table:formula="of:=MEDIAN([.$C50];[.$I50];[.$O50];[.$U50];[.$AA50])" office:value-type="float"/>
          <table:table-cell table:formula="of:=MEDIAN([.$D50];[.$J50];[.$P50];[.$V50];[.$AB50])" office:value-type="float"/>
          <table:table-cell table:formula="of:=MEDIAN([.$E50];[.$K50];[.$Q50];[.$W50];[.$AC50])" office:value-type="float"/>
          <table:table-cell table:formula="of:=MEDIAN([.$F50];[.$L50];[.$R50];[.$X50];[.$AD50])" office:value-type="float"/>
          <table:table-cell table:formula="of:=MEDIAN([.$G50];[.$M50];[.$S50];[.$Y50];[.$AE50])" office:value-type="float"/>
          <table:table-cell table:formula="of:=MAX([.$B50];[.$H50];[.$N50];[.$T50];[.$Z50])" office:value-type="float"/>
          <table:table-cell table:formula="of:=MAX([.$C50];[.$I50];[.$O50];[.$U50];[.$AA50])" office:value-type="float"/>
          <table:table-cell table:formula="of:=MAX([.$D50];[.$J50];[.$P50];[.$V50];[.$AB50])" office:value-type="float"/>
          <table:table-cell table:formula="of:=MAX([.$E50];[.$K50];[.$Q50];[.$W50];[.$AC50])" office:value-type="float"/>
          <table:table-cell table:formula="of:=MAX([.$F50];[.$L50];[.$R50];[.$X50];[.$AD50])" office:value-type="float"/>
          <table:table-cell table:formula="of:=MAX([.$G50];[.$M50];[.$S50];[.$Y50];[.$AE50])" office:value-type="float"/>
        </table:table-row>
        <table:table-row table:style-name="ro1">
          <table:table-cell office:value-type="string">
            <text:p>bio-expansion/instances/9000/ins_9000_1_047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1];[.$H51];[.$N51];[.$T51];[.$Z51])" office:value-type="float"/>
          <table:table-cell table:formula="of:=MIN([.$C51];[.$I51];[.$O51];[.$U51];[.$AA51])" office:value-type="float"/>
          <table:table-cell table:formula="of:=MIN([.$D51];[.$J51];[.$P51];[.$V51];[.$AB51])" office:value-type="float"/>
          <table:table-cell table:formula="of:=MIN([.$E51];[.$K51];[.$Q51];[.$W51];[.$AC51])" office:value-type="float"/>
          <table:table-cell table:formula="of:=MIN([.$F51];[.$L51];[.$R51];[.$X51];[.$AD51])" office:value-type="float"/>
          <table:table-cell table:formula="of:=MIN([.$G51];[.$M51];[.$S51];[.$Y51];[.$AE51])" office:value-type="float"/>
          <table:table-cell table:formula="of:=MEDIAN([.$B51];[.$H51];[.$N51];[.$T51];[.$Z51])" office:value-type="float"/>
          <table:table-cell table:formula="of:=MEDIAN([.$C51];[.$I51];[.$O51];[.$U51];[.$AA51])" office:value-type="float"/>
          <table:table-cell table:formula="of:=MEDIAN([.$D51];[.$J51];[.$P51];[.$V51];[.$AB51])" office:value-type="float"/>
          <table:table-cell table:formula="of:=MEDIAN([.$E51];[.$K51];[.$Q51];[.$W51];[.$AC51])" office:value-type="float"/>
          <table:table-cell table:formula="of:=MEDIAN([.$F51];[.$L51];[.$R51];[.$X51];[.$AD51])" office:value-type="float"/>
          <table:table-cell table:formula="of:=MEDIAN([.$G51];[.$M51];[.$S51];[.$Y51];[.$AE51])" office:value-type="float"/>
          <table:table-cell table:formula="of:=MAX([.$B51];[.$H51];[.$N51];[.$T51];[.$Z51])" office:value-type="float"/>
          <table:table-cell table:formula="of:=MAX([.$C51];[.$I51];[.$O51];[.$U51];[.$AA51])" office:value-type="float"/>
          <table:table-cell table:formula="of:=MAX([.$D51];[.$J51];[.$P51];[.$V51];[.$AB51])" office:value-type="float"/>
          <table:table-cell table:formula="of:=MAX([.$E51];[.$K51];[.$Q51];[.$W51];[.$AC51])" office:value-type="float"/>
          <table:table-cell table:formula="of:=MAX([.$F51];[.$L51];[.$R51];[.$X51];[.$AD51])" office:value-type="float"/>
          <table:table-cell table:formula="of:=MAX([.$G51];[.$M51];[.$S51];[.$Y51];[.$AE51])" office:value-type="float"/>
        </table:table-row>
        <table:table-row table:style-name="ro1">
          <table:table-cell office:value-type="string">
            <text:p>bio-expansion/instances/9000/ins_9000_2_043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252.6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9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2];[.$H52];[.$N52];[.$T52];[.$Z52])" office:value-type="float"/>
          <table:table-cell table:formula="of:=MIN([.$C52];[.$I52];[.$O52];[.$U52];[.$AA52])" office:value-type="float"/>
          <table:table-cell table:formula="of:=MIN([.$D52];[.$J52];[.$P52];[.$V52];[.$AB52])" office:value-type="float"/>
          <table:table-cell table:formula="of:=MIN([.$E52];[.$K52];[.$Q52];[.$W52];[.$AC52])" office:value-type="float"/>
          <table:table-cell table:formula="of:=MIN([.$F52];[.$L52];[.$R52];[.$X52];[.$AD52])" office:value-type="float"/>
          <table:table-cell table:formula="of:=MIN([.$G52];[.$M52];[.$S52];[.$Y52];[.$AE52])" office:value-type="float"/>
          <table:table-cell table:formula="of:=MEDIAN([.$B52];[.$H52];[.$N52];[.$T52];[.$Z52])" office:value-type="float"/>
          <table:table-cell table:formula="of:=MEDIAN([.$C52];[.$I52];[.$O52];[.$U52];[.$AA52])" office:value-type="float"/>
          <table:table-cell table:formula="of:=MEDIAN([.$D52];[.$J52];[.$P52];[.$V52];[.$AB52])" office:value-type="float"/>
          <table:table-cell table:formula="of:=MEDIAN([.$E52];[.$K52];[.$Q52];[.$W52];[.$AC52])" office:value-type="float"/>
          <table:table-cell table:formula="of:=MEDIAN([.$F52];[.$L52];[.$R52];[.$X52];[.$AD52])" office:value-type="float"/>
          <table:table-cell table:formula="of:=MEDIAN([.$G52];[.$M52];[.$S52];[.$Y52];[.$AE52])" office:value-type="float"/>
          <table:table-cell table:formula="of:=MAX([.$B52];[.$H52];[.$N52];[.$T52];[.$Z52])" office:value-type="float"/>
          <table:table-cell table:formula="of:=MAX([.$C52];[.$I52];[.$O52];[.$U52];[.$AA52])" office:value-type="float"/>
          <table:table-cell table:formula="of:=MAX([.$D52];[.$J52];[.$P52];[.$V52];[.$AB52])" office:value-type="float"/>
          <table:table-cell table:formula="of:=MAX([.$E52];[.$K52];[.$Q52];[.$W52];[.$AC52])" office:value-type="float"/>
          <table:table-cell table:formula="of:=MAX([.$F52];[.$L52];[.$R52];[.$X52];[.$AD52])" office:value-type="float"/>
          <table:table-cell table:formula="of:=MAX([.$G52];[.$M52];[.$S52];[.$Y52];[.$AE52])" office:value-type="float"/>
        </table:table-row>
        <table:table-row table:style-name="ro1">
          <table:table-cell office:value-type="string">
            <text:p>bio-expansion/instances/9000/ins_9000_2_044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3];[.$H53];[.$N53];[.$T53];[.$Z53])" office:value-type="float"/>
          <table:table-cell table:formula="of:=MIN([.$C53];[.$I53];[.$O53];[.$U53];[.$AA53])" office:value-type="float"/>
          <table:table-cell table:formula="of:=MIN([.$D53];[.$J53];[.$P53];[.$V53];[.$AB53])" office:value-type="float"/>
          <table:table-cell table:formula="of:=MIN([.$E53];[.$K53];[.$Q53];[.$W53];[.$AC53])" office:value-type="float"/>
          <table:table-cell table:formula="of:=MIN([.$F53];[.$L53];[.$R53];[.$X53];[.$AD53])" office:value-type="float"/>
          <table:table-cell table:formula="of:=MIN([.$G53];[.$M53];[.$S53];[.$Y53];[.$AE53])" office:value-type="float"/>
          <table:table-cell table:formula="of:=MEDIAN([.$B53];[.$H53];[.$N53];[.$T53];[.$Z53])" office:value-type="float"/>
          <table:table-cell table:formula="of:=MEDIAN([.$C53];[.$I53];[.$O53];[.$U53];[.$AA53])" office:value-type="float"/>
          <table:table-cell table:formula="of:=MEDIAN([.$D53];[.$J53];[.$P53];[.$V53];[.$AB53])" office:value-type="float"/>
          <table:table-cell table:formula="of:=MEDIAN([.$E53];[.$K53];[.$Q53];[.$W53];[.$AC53])" office:value-type="float"/>
          <table:table-cell table:formula="of:=MEDIAN([.$F53];[.$L53];[.$R53];[.$X53];[.$AD53])" office:value-type="float"/>
          <table:table-cell table:formula="of:=MEDIAN([.$G53];[.$M53];[.$S53];[.$Y53];[.$AE53])" office:value-type="float"/>
          <table:table-cell table:formula="of:=MAX([.$B53];[.$H53];[.$N53];[.$T53];[.$Z53])" office:value-type="float"/>
          <table:table-cell table:formula="of:=MAX([.$C53];[.$I53];[.$O53];[.$U53];[.$AA53])" office:value-type="float"/>
          <table:table-cell table:formula="of:=MAX([.$D53];[.$J53];[.$P53];[.$V53];[.$AB53])" office:value-type="float"/>
          <table:table-cell table:formula="of:=MAX([.$E53];[.$K53];[.$Q53];[.$W53];[.$AC53])" office:value-type="float"/>
          <table:table-cell table:formula="of:=MAX([.$F53];[.$L53];[.$R53];[.$X53];[.$AD53])" office:value-type="float"/>
          <table:table-cell table:formula="of:=MAX([.$G53];[.$M53];[.$S53];[.$Y53];[.$AE53])" office:value-type="float"/>
        </table:table-row>
        <table:table-row table:style-name="ro1">
          <table:table-cell office:value-type="string">
            <text:p>bio-expansion/instances/9000/ins_9000_2_047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4];[.$H54];[.$N54];[.$T54];[.$Z54])" office:value-type="float"/>
          <table:table-cell table:formula="of:=MIN([.$C54];[.$I54];[.$O54];[.$U54];[.$AA54])" office:value-type="float"/>
          <table:table-cell table:formula="of:=MIN([.$D54];[.$J54];[.$P54];[.$V54];[.$AB54])" office:value-type="float"/>
          <table:table-cell table:formula="of:=MIN([.$E54];[.$K54];[.$Q54];[.$W54];[.$AC54])" office:value-type="float"/>
          <table:table-cell table:formula="of:=MIN([.$F54];[.$L54];[.$R54];[.$X54];[.$AD54])" office:value-type="float"/>
          <table:table-cell table:formula="of:=MIN([.$G54];[.$M54];[.$S54];[.$Y54];[.$AE54])" office:value-type="float"/>
          <table:table-cell table:formula="of:=MEDIAN([.$B54];[.$H54];[.$N54];[.$T54];[.$Z54])" office:value-type="float"/>
          <table:table-cell table:formula="of:=MEDIAN([.$C54];[.$I54];[.$O54];[.$U54];[.$AA54])" office:value-type="float"/>
          <table:table-cell table:formula="of:=MEDIAN([.$D54];[.$J54];[.$P54];[.$V54];[.$AB54])" office:value-type="float"/>
          <table:table-cell table:formula="of:=MEDIAN([.$E54];[.$K54];[.$Q54];[.$W54];[.$AC54])" office:value-type="float"/>
          <table:table-cell table:formula="of:=MEDIAN([.$F54];[.$L54];[.$R54];[.$X54];[.$AD54])" office:value-type="float"/>
          <table:table-cell table:formula="of:=MEDIAN([.$G54];[.$M54];[.$S54];[.$Y54];[.$AE54])" office:value-type="float"/>
          <table:table-cell table:formula="of:=MAX([.$B54];[.$H54];[.$N54];[.$T54];[.$Z54])" office:value-type="float"/>
          <table:table-cell table:formula="of:=MAX([.$C54];[.$I54];[.$O54];[.$U54];[.$AA54])" office:value-type="float"/>
          <table:table-cell table:formula="of:=MAX([.$D54];[.$J54];[.$P54];[.$V54];[.$AB54])" office:value-type="float"/>
          <table:table-cell table:formula="of:=MAX([.$E54];[.$K54];[.$Q54];[.$W54];[.$AC54])" office:value-type="float"/>
          <table:table-cell table:formula="of:=MAX([.$F54];[.$L54];[.$R54];[.$X54];[.$AD54])" office:value-type="float"/>
          <table:table-cell table:formula="of:=MAX([.$G54];[.$M54];[.$S54];[.$Y54];[.$AE54])" office:value-type="float"/>
        </table:table-row>
        <table:table-row table:style-name="ro1">
          <table:table-cell office:value-type="string">
            <text:p>bio-expansion/instances/9000/ins_9000_2_0484</text:p>
          </table:table-cell>
          <table:table-cell office:value-type="float" office:value="132.4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3.0"/>
          <table:table-cell table:style-name="cellBest" office:value-type="float" office:value="111.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3.0"/>
          <table:table-cell office:value-type="float" office:value="115.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3.0"/>
          <table:table-cell office:value-type="float" office:value="123.1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3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5];[.$H55];[.$N55];[.$T55];[.$Z55])" office:value-type="float"/>
          <table:table-cell table:formula="of:=MIN([.$C55];[.$I55];[.$O55];[.$U55];[.$AA55])" office:value-type="float"/>
          <table:table-cell table:formula="of:=MIN([.$D55];[.$J55];[.$P55];[.$V55];[.$AB55])" office:value-type="float"/>
          <table:table-cell table:formula="of:=MIN([.$E55];[.$K55];[.$Q55];[.$W55];[.$AC55])" office:value-type="float"/>
          <table:table-cell table:formula="of:=MIN([.$F55];[.$L55];[.$R55];[.$X55];[.$AD55])" office:value-type="float"/>
          <table:table-cell table:formula="of:=MIN([.$G55];[.$M55];[.$S55];[.$Y55];[.$AE55])" office:value-type="float"/>
          <table:table-cell table:formula="of:=MEDIAN([.$B55];[.$H55];[.$N55];[.$T55];[.$Z55])" office:value-type="float"/>
          <table:table-cell table:formula="of:=MEDIAN([.$C55];[.$I55];[.$O55];[.$U55];[.$AA55])" office:value-type="float"/>
          <table:table-cell table:formula="of:=MEDIAN([.$D55];[.$J55];[.$P55];[.$V55];[.$AB55])" office:value-type="float"/>
          <table:table-cell table:formula="of:=MEDIAN([.$E55];[.$K55];[.$Q55];[.$W55];[.$AC55])" office:value-type="float"/>
          <table:table-cell table:formula="of:=MEDIAN([.$F55];[.$L55];[.$R55];[.$X55];[.$AD55])" office:value-type="float"/>
          <table:table-cell table:formula="of:=MEDIAN([.$G55];[.$M55];[.$S55];[.$Y55];[.$AE55])" office:value-type="float"/>
          <table:table-cell table:formula="of:=MAX([.$B55];[.$H55];[.$N55];[.$T55];[.$Z55])" office:value-type="float"/>
          <table:table-cell table:formula="of:=MAX([.$C55];[.$I55];[.$O55];[.$U55];[.$AA55])" office:value-type="float"/>
          <table:table-cell table:formula="of:=MAX([.$D55];[.$J55];[.$P55];[.$V55];[.$AB55])" office:value-type="float"/>
          <table:table-cell table:formula="of:=MAX([.$E55];[.$K55];[.$Q55];[.$W55];[.$AC55])" office:value-type="float"/>
          <table:table-cell table:formula="of:=MAX([.$F55];[.$L55];[.$R55];[.$X55];[.$AD55])" office:value-type="float"/>
          <table:table-cell table:formula="of:=MAX([.$G55];[.$M55];[.$S55];[.$Y55];[.$AE55])" office:value-type="float"/>
        </table:table-row>
        <table:table-row table:style-name="ro1">
          <table:table-cell office:value-type="string">
            <text:p>bio-expansion/instances/9000/ins_9000_3_0404</text:p>
          </table:table-cell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61.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4.0"/>
          <table:table-cell table:style-name="cellBest" office:value-type="float" office:value="1150.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4.0"/>
          <table:table-cell office:value-type="float" office:value="1183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4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6];[.$H56];[.$N56];[.$T56];[.$Z56])" office:value-type="float"/>
          <table:table-cell table:formula="of:=MIN([.$C56];[.$I56];[.$O56];[.$U56];[.$AA56])" office:value-type="float"/>
          <table:table-cell table:formula="of:=MIN([.$D56];[.$J56];[.$P56];[.$V56];[.$AB56])" office:value-type="float"/>
          <table:table-cell table:formula="of:=MIN([.$E56];[.$K56];[.$Q56];[.$W56];[.$AC56])" office:value-type="float"/>
          <table:table-cell table:formula="of:=MIN([.$F56];[.$L56];[.$R56];[.$X56];[.$AD56])" office:value-type="float"/>
          <table:table-cell table:formula="of:=MIN([.$G56];[.$M56];[.$S56];[.$Y56];[.$AE56])" office:value-type="float"/>
          <table:table-cell table:formula="of:=MEDIAN([.$B56];[.$H56];[.$N56];[.$T56];[.$Z56])" office:value-type="float"/>
          <table:table-cell table:formula="of:=MEDIAN([.$C56];[.$I56];[.$O56];[.$U56];[.$AA56])" office:value-type="float"/>
          <table:table-cell table:formula="of:=MEDIAN([.$D56];[.$J56];[.$P56];[.$V56];[.$AB56])" office:value-type="float"/>
          <table:table-cell table:formula="of:=MEDIAN([.$E56];[.$K56];[.$Q56];[.$W56];[.$AC56])" office:value-type="float"/>
          <table:table-cell table:formula="of:=MEDIAN([.$F56];[.$L56];[.$R56];[.$X56];[.$AD56])" office:value-type="float"/>
          <table:table-cell table:formula="of:=MEDIAN([.$G56];[.$M56];[.$S56];[.$Y56];[.$AE56])" office:value-type="float"/>
          <table:table-cell table:formula="of:=MAX([.$B56];[.$H56];[.$N56];[.$T56];[.$Z56])" office:value-type="float"/>
          <table:table-cell table:formula="of:=MAX([.$C56];[.$I56];[.$O56];[.$U56];[.$AA56])" office:value-type="float"/>
          <table:table-cell table:formula="of:=MAX([.$D56];[.$J56];[.$P56];[.$V56];[.$AB56])" office:value-type="float"/>
          <table:table-cell table:formula="of:=MAX([.$E56];[.$K56];[.$Q56];[.$W56];[.$AC56])" office:value-type="float"/>
          <table:table-cell table:formula="of:=MAX([.$F56];[.$L56];[.$R56];[.$X56];[.$AD56])" office:value-type="float"/>
          <table:table-cell table:formula="of:=MAX([.$G56];[.$M56];[.$S56];[.$Y56];[.$AE56])" office:value-type="float"/>
        </table:table-row>
        <table:table-row table:style-name="ro1">
          <table:table-cell office:value-type="string">
            <text:p>bio-expansion/instances/9000/ins_9000_3_042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7];[.$H57];[.$N57];[.$T57];[.$Z57])" office:value-type="float"/>
          <table:table-cell table:formula="of:=MIN([.$C57];[.$I57];[.$O57];[.$U57];[.$AA57])" office:value-type="float"/>
          <table:table-cell table:formula="of:=MIN([.$D57];[.$J57];[.$P57];[.$V57];[.$AB57])" office:value-type="float"/>
          <table:table-cell table:formula="of:=MIN([.$E57];[.$K57];[.$Q57];[.$W57];[.$AC57])" office:value-type="float"/>
          <table:table-cell table:formula="of:=MIN([.$F57];[.$L57];[.$R57];[.$X57];[.$AD57])" office:value-type="float"/>
          <table:table-cell table:formula="of:=MIN([.$G57];[.$M57];[.$S57];[.$Y57];[.$AE57])" office:value-type="float"/>
          <table:table-cell table:formula="of:=MEDIAN([.$B57];[.$H57];[.$N57];[.$T57];[.$Z57])" office:value-type="float"/>
          <table:table-cell table:formula="of:=MEDIAN([.$C57];[.$I57];[.$O57];[.$U57];[.$AA57])" office:value-type="float"/>
          <table:table-cell table:formula="of:=MEDIAN([.$D57];[.$J57];[.$P57];[.$V57];[.$AB57])" office:value-type="float"/>
          <table:table-cell table:formula="of:=MEDIAN([.$E57];[.$K57];[.$Q57];[.$W57];[.$AC57])" office:value-type="float"/>
          <table:table-cell table:formula="of:=MEDIAN([.$F57];[.$L57];[.$R57];[.$X57];[.$AD57])" office:value-type="float"/>
          <table:table-cell table:formula="of:=MEDIAN([.$G57];[.$M57];[.$S57];[.$Y57];[.$AE57])" office:value-type="float"/>
          <table:table-cell table:formula="of:=MAX([.$B57];[.$H57];[.$N57];[.$T57];[.$Z57])" office:value-type="float"/>
          <table:table-cell table:formula="of:=MAX([.$C57];[.$I57];[.$O57];[.$U57];[.$AA57])" office:value-type="float"/>
          <table:table-cell table:formula="of:=MAX([.$D57];[.$J57];[.$P57];[.$V57];[.$AB57])" office:value-type="float"/>
          <table:table-cell table:formula="of:=MAX([.$E57];[.$K57];[.$Q57];[.$W57];[.$AC57])" office:value-type="float"/>
          <table:table-cell table:formula="of:=MAX([.$F57];[.$L57];[.$R57];[.$X57];[.$AD57])" office:value-type="float"/>
          <table:table-cell table:formula="of:=MAX([.$G57];[.$M57];[.$S57];[.$Y57];[.$AE57])" office:value-type="float"/>
        </table:table-row>
        <table:table-row table:style-name="ro1">
          <table:table-cell office:value-type="string">
            <text:p>bio-expansion/instances/9000/ins_9000_3_044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8];[.$H58];[.$N58];[.$T58];[.$Z58])" office:value-type="float"/>
          <table:table-cell table:formula="of:=MIN([.$C58];[.$I58];[.$O58];[.$U58];[.$AA58])" office:value-type="float"/>
          <table:table-cell table:formula="of:=MIN([.$D58];[.$J58];[.$P58];[.$V58];[.$AB58])" office:value-type="float"/>
          <table:table-cell table:formula="of:=MIN([.$E58];[.$K58];[.$Q58];[.$W58];[.$AC58])" office:value-type="float"/>
          <table:table-cell table:formula="of:=MIN([.$F58];[.$L58];[.$R58];[.$X58];[.$AD58])" office:value-type="float"/>
          <table:table-cell table:formula="of:=MIN([.$G58];[.$M58];[.$S58];[.$Y58];[.$AE58])" office:value-type="float"/>
          <table:table-cell table:formula="of:=MEDIAN([.$B58];[.$H58];[.$N58];[.$T58];[.$Z58])" office:value-type="float"/>
          <table:table-cell table:formula="of:=MEDIAN([.$C58];[.$I58];[.$O58];[.$U58];[.$AA58])" office:value-type="float"/>
          <table:table-cell table:formula="of:=MEDIAN([.$D58];[.$J58];[.$P58];[.$V58];[.$AB58])" office:value-type="float"/>
          <table:table-cell table:formula="of:=MEDIAN([.$E58];[.$K58];[.$Q58];[.$W58];[.$AC58])" office:value-type="float"/>
          <table:table-cell table:formula="of:=MEDIAN([.$F58];[.$L58];[.$R58];[.$X58];[.$AD58])" office:value-type="float"/>
          <table:table-cell table:formula="of:=MEDIAN([.$G58];[.$M58];[.$S58];[.$Y58];[.$AE58])" office:value-type="float"/>
          <table:table-cell table:formula="of:=MAX([.$B58];[.$H58];[.$N58];[.$T58];[.$Z58])" office:value-type="float"/>
          <table:table-cell table:formula="of:=MAX([.$C58];[.$I58];[.$O58];[.$U58];[.$AA58])" office:value-type="float"/>
          <table:table-cell table:formula="of:=MAX([.$D58];[.$J58];[.$P58];[.$V58];[.$AB58])" office:value-type="float"/>
          <table:table-cell table:formula="of:=MAX([.$E58];[.$K58];[.$Q58];[.$W58];[.$AC58])" office:value-type="float"/>
          <table:table-cell table:formula="of:=MAX([.$F58];[.$L58];[.$R58];[.$X58];[.$AD58])" office:value-type="float"/>
          <table:table-cell table:formula="of:=MAX([.$G58];[.$M58];[.$S58];[.$Y58];[.$AE58])" office:value-type="float"/>
        </table:table-row>
        <table:table-row table:style-name="ro1">
          <table:table-cell office:value-type="string">
            <text:p>bio-expansion/instances/9000/ins_9000_4_041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9];[.$H59];[.$N59];[.$T59];[.$Z59])" office:value-type="float"/>
          <table:table-cell table:formula="of:=MIN([.$C59];[.$I59];[.$O59];[.$U59];[.$AA59])" office:value-type="float"/>
          <table:table-cell table:formula="of:=MIN([.$D59];[.$J59];[.$P59];[.$V59];[.$AB59])" office:value-type="float"/>
          <table:table-cell table:formula="of:=MIN([.$E59];[.$K59];[.$Q59];[.$W59];[.$AC59])" office:value-type="float"/>
          <table:table-cell table:formula="of:=MIN([.$F59];[.$L59];[.$R59];[.$X59];[.$AD59])" office:value-type="float"/>
          <table:table-cell table:formula="of:=MIN([.$G59];[.$M59];[.$S59];[.$Y59];[.$AE59])" office:value-type="float"/>
          <table:table-cell table:formula="of:=MEDIAN([.$B59];[.$H59];[.$N59];[.$T59];[.$Z59])" office:value-type="float"/>
          <table:table-cell table:formula="of:=MEDIAN([.$C59];[.$I59];[.$O59];[.$U59];[.$AA59])" office:value-type="float"/>
          <table:table-cell table:formula="of:=MEDIAN([.$D59];[.$J59];[.$P59];[.$V59];[.$AB59])" office:value-type="float"/>
          <table:table-cell table:formula="of:=MEDIAN([.$E59];[.$K59];[.$Q59];[.$W59];[.$AC59])" office:value-type="float"/>
          <table:table-cell table:formula="of:=MEDIAN([.$F59];[.$L59];[.$R59];[.$X59];[.$AD59])" office:value-type="float"/>
          <table:table-cell table:formula="of:=MEDIAN([.$G59];[.$M59];[.$S59];[.$Y59];[.$AE59])" office:value-type="float"/>
          <table:table-cell table:formula="of:=MAX([.$B59];[.$H59];[.$N59];[.$T59];[.$Z59])" office:value-type="float"/>
          <table:table-cell table:formula="of:=MAX([.$C59];[.$I59];[.$O59];[.$U59];[.$AA59])" office:value-type="float"/>
          <table:table-cell table:formula="of:=MAX([.$D59];[.$J59];[.$P59];[.$V59];[.$AB59])" office:value-type="float"/>
          <table:table-cell table:formula="of:=MAX([.$E59];[.$K59];[.$Q59];[.$W59];[.$AC59])" office:value-type="float"/>
          <table:table-cell table:formula="of:=MAX([.$F59];[.$L59];[.$R59];[.$X59];[.$AD59])" office:value-type="float"/>
          <table:table-cell table:formula="of:=MAX([.$G59];[.$M59];[.$S59];[.$Y59];[.$AE59])" office:value-type="float"/>
        </table:table-row>
        <table:table-row table:style-name="ro1">
          <table:table-cell office:value-type="string">
            <text:p>bio-expansion/instances/9000/ins_9000_4_044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0];[.$H60];[.$N60];[.$T60];[.$Z60])" office:value-type="float"/>
          <table:table-cell table:formula="of:=MIN([.$C60];[.$I60];[.$O60];[.$U60];[.$AA60])" office:value-type="float"/>
          <table:table-cell table:formula="of:=MIN([.$D60];[.$J60];[.$P60];[.$V60];[.$AB60])" office:value-type="float"/>
          <table:table-cell table:formula="of:=MIN([.$E60];[.$K60];[.$Q60];[.$W60];[.$AC60])" office:value-type="float"/>
          <table:table-cell table:formula="of:=MIN([.$F60];[.$L60];[.$R60];[.$X60];[.$AD60])" office:value-type="float"/>
          <table:table-cell table:formula="of:=MIN([.$G60];[.$M60];[.$S60];[.$Y60];[.$AE60])" office:value-type="float"/>
          <table:table-cell table:formula="of:=MEDIAN([.$B60];[.$H60];[.$N60];[.$T60];[.$Z60])" office:value-type="float"/>
          <table:table-cell table:formula="of:=MEDIAN([.$C60];[.$I60];[.$O60];[.$U60];[.$AA60])" office:value-type="float"/>
          <table:table-cell table:formula="of:=MEDIAN([.$D60];[.$J60];[.$P60];[.$V60];[.$AB60])" office:value-type="float"/>
          <table:table-cell table:formula="of:=MEDIAN([.$E60];[.$K60];[.$Q60];[.$W60];[.$AC60])" office:value-type="float"/>
          <table:table-cell table:formula="of:=MEDIAN([.$F60];[.$L60];[.$R60];[.$X60];[.$AD60])" office:value-type="float"/>
          <table:table-cell table:formula="of:=MEDIAN([.$G60];[.$M60];[.$S60];[.$Y60];[.$AE60])" office:value-type="float"/>
          <table:table-cell table:formula="of:=MAX([.$B60];[.$H60];[.$N60];[.$T60];[.$Z60])" office:value-type="float"/>
          <table:table-cell table:formula="of:=MAX([.$C60];[.$I60];[.$O60];[.$U60];[.$AA60])" office:value-type="float"/>
          <table:table-cell table:formula="of:=MAX([.$D60];[.$J60];[.$P60];[.$V60];[.$AB60])" office:value-type="float"/>
          <table:table-cell table:formula="of:=MAX([.$E60];[.$K60];[.$Q60];[.$W60];[.$AC60])" office:value-type="float"/>
          <table:table-cell table:formula="of:=MAX([.$F60];[.$L60];[.$R60];[.$X60];[.$AD60])" office:value-type="float"/>
          <table:table-cell table:formula="of:=MAX([.$G60];[.$M60];[.$S60];[.$Y60];[.$AE60])" office:value-type="float"/>
        </table:table-row>
        <table:table-row table:style-name="ro1">
          <table:table-cell office:value-type="string">
            <text:p>bio-expansion/instances/9000/ins_9000_5_044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1];[.$H61];[.$N61];[.$T61];[.$Z61])" office:value-type="float"/>
          <table:table-cell table:formula="of:=MIN([.$C61];[.$I61];[.$O61];[.$U61];[.$AA61])" office:value-type="float"/>
          <table:table-cell table:formula="of:=MIN([.$D61];[.$J61];[.$P61];[.$V61];[.$AB61])" office:value-type="float"/>
          <table:table-cell table:formula="of:=MIN([.$E61];[.$K61];[.$Q61];[.$W61];[.$AC61])" office:value-type="float"/>
          <table:table-cell table:formula="of:=MIN([.$F61];[.$L61];[.$R61];[.$X61];[.$AD61])" office:value-type="float"/>
          <table:table-cell table:formula="of:=MIN([.$G61];[.$M61];[.$S61];[.$Y61];[.$AE61])" office:value-type="float"/>
          <table:table-cell table:formula="of:=MEDIAN([.$B61];[.$H61];[.$N61];[.$T61];[.$Z61])" office:value-type="float"/>
          <table:table-cell table:formula="of:=MEDIAN([.$C61];[.$I61];[.$O61];[.$U61];[.$AA61])" office:value-type="float"/>
          <table:table-cell table:formula="of:=MEDIAN([.$D61];[.$J61];[.$P61];[.$V61];[.$AB61])" office:value-type="float"/>
          <table:table-cell table:formula="of:=MEDIAN([.$E61];[.$K61];[.$Q61];[.$W61];[.$AC61])" office:value-type="float"/>
          <table:table-cell table:formula="of:=MEDIAN([.$F61];[.$L61];[.$R61];[.$X61];[.$AD61])" office:value-type="float"/>
          <table:table-cell table:formula="of:=MEDIAN([.$G61];[.$M61];[.$S61];[.$Y61];[.$AE61])" office:value-type="float"/>
          <table:table-cell table:formula="of:=MAX([.$B61];[.$H61];[.$N61];[.$T61];[.$Z61])" office:value-type="float"/>
          <table:table-cell table:formula="of:=MAX([.$C61];[.$I61];[.$O61];[.$U61];[.$AA61])" office:value-type="float"/>
          <table:table-cell table:formula="of:=MAX([.$D61];[.$J61];[.$P61];[.$V61];[.$AB61])" office:value-type="float"/>
          <table:table-cell table:formula="of:=MAX([.$E61];[.$K61];[.$Q61];[.$W61];[.$AC61])" office:value-type="float"/>
          <table:table-cell table:formula="of:=MAX([.$F61];[.$L61];[.$R61];[.$X61];[.$AD61])" office:value-type="float"/>
          <table:table-cell table:formula="of:=MAX([.$G61];[.$M61];[.$S61];[.$Y61];[.$AE61])" office:value-type="float"/>
        </table:table-row>
        <table:table-row table:style-name="ro1">
          <table:table-cell office:value-type="string">
            <text:p>bio-expansion/instances/9000/ins_9000_5_046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2];[.$H62];[.$N62];[.$T62];[.$Z62])" office:value-type="float"/>
          <table:table-cell table:formula="of:=MIN([.$C62];[.$I62];[.$O62];[.$U62];[.$AA62])" office:value-type="float"/>
          <table:table-cell table:formula="of:=MIN([.$D62];[.$J62];[.$P62];[.$V62];[.$AB62])" office:value-type="float"/>
          <table:table-cell table:formula="of:=MIN([.$E62];[.$K62];[.$Q62];[.$W62];[.$AC62])" office:value-type="float"/>
          <table:table-cell table:formula="of:=MIN([.$F62];[.$L62];[.$R62];[.$X62];[.$AD62])" office:value-type="float"/>
          <table:table-cell table:formula="of:=MIN([.$G62];[.$M62];[.$S62];[.$Y62];[.$AE62])" office:value-type="float"/>
          <table:table-cell table:formula="of:=MEDIAN([.$B62];[.$H62];[.$N62];[.$T62];[.$Z62])" office:value-type="float"/>
          <table:table-cell table:formula="of:=MEDIAN([.$C62];[.$I62];[.$O62];[.$U62];[.$AA62])" office:value-type="float"/>
          <table:table-cell table:formula="of:=MEDIAN([.$D62];[.$J62];[.$P62];[.$V62];[.$AB62])" office:value-type="float"/>
          <table:table-cell table:formula="of:=MEDIAN([.$E62];[.$K62];[.$Q62];[.$W62];[.$AC62])" office:value-type="float"/>
          <table:table-cell table:formula="of:=MEDIAN([.$F62];[.$L62];[.$R62];[.$X62];[.$AD62])" office:value-type="float"/>
          <table:table-cell table:formula="of:=MEDIAN([.$G62];[.$M62];[.$S62];[.$Y62];[.$AE62])" office:value-type="float"/>
          <table:table-cell table:formula="of:=MAX([.$B62];[.$H62];[.$N62];[.$T62];[.$Z62])" office:value-type="float"/>
          <table:table-cell table:formula="of:=MAX([.$C62];[.$I62];[.$O62];[.$U62];[.$AA62])" office:value-type="float"/>
          <table:table-cell table:formula="of:=MAX([.$D62];[.$J62];[.$P62];[.$V62];[.$AB62])" office:value-type="float"/>
          <table:table-cell table:formula="of:=MAX([.$E62];[.$K62];[.$Q62];[.$W62];[.$AC62])" office:value-type="float"/>
          <table:table-cell table:formula="of:=MAX([.$F62];[.$L62];[.$R62];[.$X62];[.$AD62])" office:value-type="float"/>
          <table:table-cell table:formula="of:=MAX([.$G62];[.$M62];[.$S62];[.$Y62];[.$AE62])" office:value-type="float"/>
        </table:table-row>
        <table:table-row table:style-name="ro1">
          <table:table-cell office:value-type="string">
            <text:p>bio-expansion/instances/9000/ins_9000_5_047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3];[.$H63];[.$N63];[.$T63];[.$Z63])" office:value-type="float"/>
          <table:table-cell table:formula="of:=MIN([.$C63];[.$I63];[.$O63];[.$U63];[.$AA63])" office:value-type="float"/>
          <table:table-cell table:formula="of:=MIN([.$D63];[.$J63];[.$P63];[.$V63];[.$AB63])" office:value-type="float"/>
          <table:table-cell table:formula="of:=MIN([.$E63];[.$K63];[.$Q63];[.$W63];[.$AC63])" office:value-type="float"/>
          <table:table-cell table:formula="of:=MIN([.$F63];[.$L63];[.$R63];[.$X63];[.$AD63])" office:value-type="float"/>
          <table:table-cell table:formula="of:=MIN([.$G63];[.$M63];[.$S63];[.$Y63];[.$AE63])" office:value-type="float"/>
          <table:table-cell table:formula="of:=MEDIAN([.$B63];[.$H63];[.$N63];[.$T63];[.$Z63])" office:value-type="float"/>
          <table:table-cell table:formula="of:=MEDIAN([.$C63];[.$I63];[.$O63];[.$U63];[.$AA63])" office:value-type="float"/>
          <table:table-cell table:formula="of:=MEDIAN([.$D63];[.$J63];[.$P63];[.$V63];[.$AB63])" office:value-type="float"/>
          <table:table-cell table:formula="of:=MEDIAN([.$E63];[.$K63];[.$Q63];[.$W63];[.$AC63])" office:value-type="float"/>
          <table:table-cell table:formula="of:=MEDIAN([.$F63];[.$L63];[.$R63];[.$X63];[.$AD63])" office:value-type="float"/>
          <table:table-cell table:formula="of:=MEDIAN([.$G63];[.$M63];[.$S63];[.$Y63];[.$AE63])" office:value-type="float"/>
          <table:table-cell table:formula="of:=MAX([.$B63];[.$H63];[.$N63];[.$T63];[.$Z63])" office:value-type="float"/>
          <table:table-cell table:formula="of:=MAX([.$C63];[.$I63];[.$O63];[.$U63];[.$AA63])" office:value-type="float"/>
          <table:table-cell table:formula="of:=MAX([.$D63];[.$J63];[.$P63];[.$V63];[.$AB63])" office:value-type="float"/>
          <table:table-cell table:formula="of:=MAX([.$E63];[.$K63];[.$Q63];[.$W63];[.$AC63])" office:value-type="float"/>
          <table:table-cell table:formula="of:=MAX([.$F63];[.$L63];[.$R63];[.$X63];[.$AD63])" office:value-type="float"/>
          <table:table-cell table:formula="of:=MAX([.$G63];[.$M63];[.$S63];[.$Y63];[.$AE63])" office:value-type="float"/>
        </table:table-row>
        <table:table-row table:style-name="ro1">
          <table:table-cell office:value-type="string">
            <text:p>bio-expansion/instances/9000/ins_9000_6_042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4];[.$H64];[.$N64];[.$T64];[.$Z64])" office:value-type="float"/>
          <table:table-cell table:formula="of:=MIN([.$C64];[.$I64];[.$O64];[.$U64];[.$AA64])" office:value-type="float"/>
          <table:table-cell table:formula="of:=MIN([.$D64];[.$J64];[.$P64];[.$V64];[.$AB64])" office:value-type="float"/>
          <table:table-cell table:formula="of:=MIN([.$E64];[.$K64];[.$Q64];[.$W64];[.$AC64])" office:value-type="float"/>
          <table:table-cell table:formula="of:=MIN([.$F64];[.$L64];[.$R64];[.$X64];[.$AD64])" office:value-type="float"/>
          <table:table-cell table:formula="of:=MIN([.$G64];[.$M64];[.$S64];[.$Y64];[.$AE64])" office:value-type="float"/>
          <table:table-cell table:formula="of:=MEDIAN([.$B64];[.$H64];[.$N64];[.$T64];[.$Z64])" office:value-type="float"/>
          <table:table-cell table:formula="of:=MEDIAN([.$C64];[.$I64];[.$O64];[.$U64];[.$AA64])" office:value-type="float"/>
          <table:table-cell table:formula="of:=MEDIAN([.$D64];[.$J64];[.$P64];[.$V64];[.$AB64])" office:value-type="float"/>
          <table:table-cell table:formula="of:=MEDIAN([.$E64];[.$K64];[.$Q64];[.$W64];[.$AC64])" office:value-type="float"/>
          <table:table-cell table:formula="of:=MEDIAN([.$F64];[.$L64];[.$R64];[.$X64];[.$AD64])" office:value-type="float"/>
          <table:table-cell table:formula="of:=MEDIAN([.$G64];[.$M64];[.$S64];[.$Y64];[.$AE64])" office:value-type="float"/>
          <table:table-cell table:formula="of:=MAX([.$B64];[.$H64];[.$N64];[.$T64];[.$Z64])" office:value-type="float"/>
          <table:table-cell table:formula="of:=MAX([.$C64];[.$I64];[.$O64];[.$U64];[.$AA64])" office:value-type="float"/>
          <table:table-cell table:formula="of:=MAX([.$D64];[.$J64];[.$P64];[.$V64];[.$AB64])" office:value-type="float"/>
          <table:table-cell table:formula="of:=MAX([.$E64];[.$K64];[.$Q64];[.$W64];[.$AC64])" office:value-type="float"/>
          <table:table-cell table:formula="of:=MAX([.$F64];[.$L64];[.$R64];[.$X64];[.$AD64])" office:value-type="float"/>
          <table:table-cell table:formula="of:=MAX([.$G64];[.$M64];[.$S64];[.$Y64];[.$AE64])" office:value-type="float"/>
        </table:table-row>
        <table:table-row table:style-name="ro1">
          <table:table-cell office:value-type="string">
            <text:p>bio-expansion/instances/9000/ins_9000_6_044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5];[.$H65];[.$N65];[.$T65];[.$Z65])" office:value-type="float"/>
          <table:table-cell table:formula="of:=MIN([.$C65];[.$I65];[.$O65];[.$U65];[.$AA65])" office:value-type="float"/>
          <table:table-cell table:formula="of:=MIN([.$D65];[.$J65];[.$P65];[.$V65];[.$AB65])" office:value-type="float"/>
          <table:table-cell table:formula="of:=MIN([.$E65];[.$K65];[.$Q65];[.$W65];[.$AC65])" office:value-type="float"/>
          <table:table-cell table:formula="of:=MIN([.$F65];[.$L65];[.$R65];[.$X65];[.$AD65])" office:value-type="float"/>
          <table:table-cell table:formula="of:=MIN([.$G65];[.$M65];[.$S65];[.$Y65];[.$AE65])" office:value-type="float"/>
          <table:table-cell table:formula="of:=MEDIAN([.$B65];[.$H65];[.$N65];[.$T65];[.$Z65])" office:value-type="float"/>
          <table:table-cell table:formula="of:=MEDIAN([.$C65];[.$I65];[.$O65];[.$U65];[.$AA65])" office:value-type="float"/>
          <table:table-cell table:formula="of:=MEDIAN([.$D65];[.$J65];[.$P65];[.$V65];[.$AB65])" office:value-type="float"/>
          <table:table-cell table:formula="of:=MEDIAN([.$E65];[.$K65];[.$Q65];[.$W65];[.$AC65])" office:value-type="float"/>
          <table:table-cell table:formula="of:=MEDIAN([.$F65];[.$L65];[.$R65];[.$X65];[.$AD65])" office:value-type="float"/>
          <table:table-cell table:formula="of:=MEDIAN([.$G65];[.$M65];[.$S65];[.$Y65];[.$AE65])" office:value-type="float"/>
          <table:table-cell table:formula="of:=MAX([.$B65];[.$H65];[.$N65];[.$T65];[.$Z65])" office:value-type="float"/>
          <table:table-cell table:formula="of:=MAX([.$C65];[.$I65];[.$O65];[.$U65];[.$AA65])" office:value-type="float"/>
          <table:table-cell table:formula="of:=MAX([.$D65];[.$J65];[.$P65];[.$V65];[.$AB65])" office:value-type="float"/>
          <table:table-cell table:formula="of:=MAX([.$E65];[.$K65];[.$Q65];[.$W65];[.$AC65])" office:value-type="float"/>
          <table:table-cell table:formula="of:=MAX([.$F65];[.$L65];[.$R65];[.$X65];[.$AD65])" office:value-type="float"/>
          <table:table-cell table:formula="of:=MAX([.$G65];[.$M65];[.$S65];[.$Y65];[.$AE65])" office:value-type="float"/>
        </table:table-row>
        <table:table-row table:style-name="ro1">
          <table:table-cell office:value-type="string">
            <text:p>bio-expansion/instances/9000/ins_9000_6_0474</text:p>
          </table:table-cell>
          <table:table-cell office:value-type="float" office:value="664.8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2.0"/>
          <table:table-cell office:value-type="float" office:value="632.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2.0"/>
          <table:table-cell table:style-name="cellBest" office:value-type="float" office:value="592.6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2.0"/>
          <table:table-cell office:value-type="float" office:value="617.2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2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6];[.$H66];[.$N66];[.$T66];[.$Z66])" office:value-type="float"/>
          <table:table-cell table:formula="of:=MIN([.$C66];[.$I66];[.$O66];[.$U66];[.$AA66])" office:value-type="float"/>
          <table:table-cell table:formula="of:=MIN([.$D66];[.$J66];[.$P66];[.$V66];[.$AB66])" office:value-type="float"/>
          <table:table-cell table:formula="of:=MIN([.$E66];[.$K66];[.$Q66];[.$W66];[.$AC66])" office:value-type="float"/>
          <table:table-cell table:formula="of:=MIN([.$F66];[.$L66];[.$R66];[.$X66];[.$AD66])" office:value-type="float"/>
          <table:table-cell table:formula="of:=MIN([.$G66];[.$M66];[.$S66];[.$Y66];[.$AE66])" office:value-type="float"/>
          <table:table-cell table:formula="of:=MEDIAN([.$B66];[.$H66];[.$N66];[.$T66];[.$Z66])" office:value-type="float"/>
          <table:table-cell table:formula="of:=MEDIAN([.$C66];[.$I66];[.$O66];[.$U66];[.$AA66])" office:value-type="float"/>
          <table:table-cell table:formula="of:=MEDIAN([.$D66];[.$J66];[.$P66];[.$V66];[.$AB66])" office:value-type="float"/>
          <table:table-cell table:formula="of:=MEDIAN([.$E66];[.$K66];[.$Q66];[.$W66];[.$AC66])" office:value-type="float"/>
          <table:table-cell table:formula="of:=MEDIAN([.$F66];[.$L66];[.$R66];[.$X66];[.$AD66])" office:value-type="float"/>
          <table:table-cell table:formula="of:=MEDIAN([.$G66];[.$M66];[.$S66];[.$Y66];[.$AE66])" office:value-type="float"/>
          <table:table-cell table:formula="of:=MAX([.$B66];[.$H66];[.$N66];[.$T66];[.$Z66])" office:value-type="float"/>
          <table:table-cell table:formula="of:=MAX([.$C66];[.$I66];[.$O66];[.$U66];[.$AA66])" office:value-type="float"/>
          <table:table-cell table:formula="of:=MAX([.$D66];[.$J66];[.$P66];[.$V66];[.$AB66])" office:value-type="float"/>
          <table:table-cell table:formula="of:=MAX([.$E66];[.$K66];[.$Q66];[.$W66];[.$AC66])" office:value-type="float"/>
          <table:table-cell table:formula="of:=MAX([.$F66];[.$L66];[.$R66];[.$X66];[.$AD66])" office:value-type="float"/>
          <table:table-cell table:formula="of:=MAX([.$G66];[.$M66];[.$S66];[.$Y66];[.$AE66])" office:value-type="float"/>
        </table:table-row>
        <table:table-row table:style-name="ro1">
          <table:table-cell office:value-type="string">
            <text:p>bio-expansion/instances/9000/ins_9000_7_044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7];[.$H67];[.$N67];[.$T67];[.$Z67])" office:value-type="float"/>
          <table:table-cell table:formula="of:=MIN([.$C67];[.$I67];[.$O67];[.$U67];[.$AA67])" office:value-type="float"/>
          <table:table-cell table:formula="of:=MIN([.$D67];[.$J67];[.$P67];[.$V67];[.$AB67])" office:value-type="float"/>
          <table:table-cell table:formula="of:=MIN([.$E67];[.$K67];[.$Q67];[.$W67];[.$AC67])" office:value-type="float"/>
          <table:table-cell table:formula="of:=MIN([.$F67];[.$L67];[.$R67];[.$X67];[.$AD67])" office:value-type="float"/>
          <table:table-cell table:formula="of:=MIN([.$G67];[.$M67];[.$S67];[.$Y67];[.$AE67])" office:value-type="float"/>
          <table:table-cell table:formula="of:=MEDIAN([.$B67];[.$H67];[.$N67];[.$T67];[.$Z67])" office:value-type="float"/>
          <table:table-cell table:formula="of:=MEDIAN([.$C67];[.$I67];[.$O67];[.$U67];[.$AA67])" office:value-type="float"/>
          <table:table-cell table:formula="of:=MEDIAN([.$D67];[.$J67];[.$P67];[.$V67];[.$AB67])" office:value-type="float"/>
          <table:table-cell table:formula="of:=MEDIAN([.$E67];[.$K67];[.$Q67];[.$W67];[.$AC67])" office:value-type="float"/>
          <table:table-cell table:formula="of:=MEDIAN([.$F67];[.$L67];[.$R67];[.$X67];[.$AD67])" office:value-type="float"/>
          <table:table-cell table:formula="of:=MEDIAN([.$G67];[.$M67];[.$S67];[.$Y67];[.$AE67])" office:value-type="float"/>
          <table:table-cell table:formula="of:=MAX([.$B67];[.$H67];[.$N67];[.$T67];[.$Z67])" office:value-type="float"/>
          <table:table-cell table:formula="of:=MAX([.$C67];[.$I67];[.$O67];[.$U67];[.$AA67])" office:value-type="float"/>
          <table:table-cell table:formula="of:=MAX([.$D67];[.$J67];[.$P67];[.$V67];[.$AB67])" office:value-type="float"/>
          <table:table-cell table:formula="of:=MAX([.$E67];[.$K67];[.$Q67];[.$W67];[.$AC67])" office:value-type="float"/>
          <table:table-cell table:formula="of:=MAX([.$F67];[.$L67];[.$R67];[.$X67];[.$AD67])" office:value-type="float"/>
          <table:table-cell table:formula="of:=MAX([.$G67];[.$M67];[.$S67];[.$Y67];[.$AE67])" office:value-type="float"/>
        </table:table-row>
        <table:table-row table:style-name="ro1">
          <table:table-cell office:value-type="string">
            <text:p>bio-expansion/instances/9000/ins_9000_7_045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8];[.$H68];[.$N68];[.$T68];[.$Z68])" office:value-type="float"/>
          <table:table-cell table:formula="of:=MIN([.$C68];[.$I68];[.$O68];[.$U68];[.$AA68])" office:value-type="float"/>
          <table:table-cell table:formula="of:=MIN([.$D68];[.$J68];[.$P68];[.$V68];[.$AB68])" office:value-type="float"/>
          <table:table-cell table:formula="of:=MIN([.$E68];[.$K68];[.$Q68];[.$W68];[.$AC68])" office:value-type="float"/>
          <table:table-cell table:formula="of:=MIN([.$F68];[.$L68];[.$R68];[.$X68];[.$AD68])" office:value-type="float"/>
          <table:table-cell table:formula="of:=MIN([.$G68];[.$M68];[.$S68];[.$Y68];[.$AE68])" office:value-type="float"/>
          <table:table-cell table:formula="of:=MEDIAN([.$B68];[.$H68];[.$N68];[.$T68];[.$Z68])" office:value-type="float"/>
          <table:table-cell table:formula="of:=MEDIAN([.$C68];[.$I68];[.$O68];[.$U68];[.$AA68])" office:value-type="float"/>
          <table:table-cell table:formula="of:=MEDIAN([.$D68];[.$J68];[.$P68];[.$V68];[.$AB68])" office:value-type="float"/>
          <table:table-cell table:formula="of:=MEDIAN([.$E68];[.$K68];[.$Q68];[.$W68];[.$AC68])" office:value-type="float"/>
          <table:table-cell table:formula="of:=MEDIAN([.$F68];[.$L68];[.$R68];[.$X68];[.$AD68])" office:value-type="float"/>
          <table:table-cell table:formula="of:=MEDIAN([.$G68];[.$M68];[.$S68];[.$Y68];[.$AE68])" office:value-type="float"/>
          <table:table-cell table:formula="of:=MAX([.$B68];[.$H68];[.$N68];[.$T68];[.$Z68])" office:value-type="float"/>
          <table:table-cell table:formula="of:=MAX([.$C68];[.$I68];[.$O68];[.$U68];[.$AA68])" office:value-type="float"/>
          <table:table-cell table:formula="of:=MAX([.$D68];[.$J68];[.$P68];[.$V68];[.$AB68])" office:value-type="float"/>
          <table:table-cell table:formula="of:=MAX([.$E68];[.$K68];[.$Q68];[.$W68];[.$AC68])" office:value-type="float"/>
          <table:table-cell table:formula="of:=MAX([.$F68];[.$L68];[.$R68];[.$X68];[.$AD68])" office:value-type="float"/>
          <table:table-cell table:formula="of:=MAX([.$G68];[.$M68];[.$S68];[.$Y68];[.$AE68])" office:value-type="float"/>
        </table:table-row>
        <table:table-row table:style-name="ro1">
          <table:table-cell office:value-type="string">
            <text:p>bio-expansion/instances/9000/ins_9000_8_042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9];[.$H69];[.$N69];[.$T69];[.$Z69])" office:value-type="float"/>
          <table:table-cell table:formula="of:=MIN([.$C69];[.$I69];[.$O69];[.$U69];[.$AA69])" office:value-type="float"/>
          <table:table-cell table:formula="of:=MIN([.$D69];[.$J69];[.$P69];[.$V69];[.$AB69])" office:value-type="float"/>
          <table:table-cell table:formula="of:=MIN([.$E69];[.$K69];[.$Q69];[.$W69];[.$AC69])" office:value-type="float"/>
          <table:table-cell table:formula="of:=MIN([.$F69];[.$L69];[.$R69];[.$X69];[.$AD69])" office:value-type="float"/>
          <table:table-cell table:formula="of:=MIN([.$G69];[.$M69];[.$S69];[.$Y69];[.$AE69])" office:value-type="float"/>
          <table:table-cell table:formula="of:=MEDIAN([.$B69];[.$H69];[.$N69];[.$T69];[.$Z69])" office:value-type="float"/>
          <table:table-cell table:formula="of:=MEDIAN([.$C69];[.$I69];[.$O69];[.$U69];[.$AA69])" office:value-type="float"/>
          <table:table-cell table:formula="of:=MEDIAN([.$D69];[.$J69];[.$P69];[.$V69];[.$AB69])" office:value-type="float"/>
          <table:table-cell table:formula="of:=MEDIAN([.$E69];[.$K69];[.$Q69];[.$W69];[.$AC69])" office:value-type="float"/>
          <table:table-cell table:formula="of:=MEDIAN([.$F69];[.$L69];[.$R69];[.$X69];[.$AD69])" office:value-type="float"/>
          <table:table-cell table:formula="of:=MEDIAN([.$G69];[.$M69];[.$S69];[.$Y69];[.$AE69])" office:value-type="float"/>
          <table:table-cell table:formula="of:=MAX([.$B69];[.$H69];[.$N69];[.$T69];[.$Z69])" office:value-type="float"/>
          <table:table-cell table:formula="of:=MAX([.$C69];[.$I69];[.$O69];[.$U69];[.$AA69])" office:value-type="float"/>
          <table:table-cell table:formula="of:=MAX([.$D69];[.$J69];[.$P69];[.$V69];[.$AB69])" office:value-type="float"/>
          <table:table-cell table:formula="of:=MAX([.$E69];[.$K69];[.$Q69];[.$W69];[.$AC69])" office:value-type="float"/>
          <table:table-cell table:formula="of:=MAX([.$F69];[.$L69];[.$R69];[.$X69];[.$AD69])" office:value-type="float"/>
          <table:table-cell table:formula="of:=MAX([.$G69];[.$M69];[.$S69];[.$Y69];[.$AE69])" office:value-type="float"/>
        </table:table-row>
        <table:table-row table:style-name="ro1">
          <table:table-cell office:value-type="string">
            <text:p>bio-expansion/instances/9000/ins_9000_8_0434</text:p>
          </table:table-cell>
          <table:table-cell office:value-type="float" office:value="128.9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1.0"/>
          <table:table-cell office:value-type="float" office:value="136.2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1.0"/>
          <table:table-cell table:style-name="cellBest" office:value-type="float" office:value="127.2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1.0"/>
          <table:table-cell office:value-type="float" office:value="131.1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1.0"/>
          <table:table-cell table:style-name="cellWorst" office:value-type="float" office:value="155.4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1.0"/>
          <table:table-cell table:formula="of:=MIN([.$B70];[.$H70];[.$N70];[.$T70];[.$Z70])" office:value-type="float"/>
          <table:table-cell table:formula="of:=MIN([.$C70];[.$I70];[.$O70];[.$U70];[.$AA70])" office:value-type="float"/>
          <table:table-cell table:formula="of:=MIN([.$D70];[.$J70];[.$P70];[.$V70];[.$AB70])" office:value-type="float"/>
          <table:table-cell table:formula="of:=MIN([.$E70];[.$K70];[.$Q70];[.$W70];[.$AC70])" office:value-type="float"/>
          <table:table-cell table:formula="of:=MIN([.$F70];[.$L70];[.$R70];[.$X70];[.$AD70])" office:value-type="float"/>
          <table:table-cell table:formula="of:=MIN([.$G70];[.$M70];[.$S70];[.$Y70];[.$AE70])" office:value-type="float"/>
          <table:table-cell table:formula="of:=MEDIAN([.$B70];[.$H70];[.$N70];[.$T70];[.$Z70])" office:value-type="float"/>
          <table:table-cell table:formula="of:=MEDIAN([.$C70];[.$I70];[.$O70];[.$U70];[.$AA70])" office:value-type="float"/>
          <table:table-cell table:formula="of:=MEDIAN([.$D70];[.$J70];[.$P70];[.$V70];[.$AB70])" office:value-type="float"/>
          <table:table-cell table:formula="of:=MEDIAN([.$E70];[.$K70];[.$Q70];[.$W70];[.$AC70])" office:value-type="float"/>
          <table:table-cell table:formula="of:=MEDIAN([.$F70];[.$L70];[.$R70];[.$X70];[.$AD70])" office:value-type="float"/>
          <table:table-cell table:formula="of:=MEDIAN([.$G70];[.$M70];[.$S70];[.$Y70];[.$AE70])" office:value-type="float"/>
          <table:table-cell table:formula="of:=MAX([.$B70];[.$H70];[.$N70];[.$T70];[.$Z70])" office:value-type="float"/>
          <table:table-cell table:formula="of:=MAX([.$C70];[.$I70];[.$O70];[.$U70];[.$AA70])" office:value-type="float"/>
          <table:table-cell table:formula="of:=MAX([.$D70];[.$J70];[.$P70];[.$V70];[.$AB70])" office:value-type="float"/>
          <table:table-cell table:formula="of:=MAX([.$E70];[.$K70];[.$Q70];[.$W70];[.$AC70])" office:value-type="float"/>
          <table:table-cell table:formula="of:=MAX([.$F70];[.$L70];[.$R70];[.$X70];[.$AD70])" office:value-type="float"/>
          <table:table-cell table:formula="of:=MAX([.$G70];[.$M70];[.$S70];[.$Y70];[.$AE70])" office:value-type="float"/>
        </table:table-row>
        <table:table-row table:style-name="ro1">
          <table:table-cell office:value-type="string">
            <text:p>bio-expansion/instances/9000/ins_9000_9_041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71];[.$H71];[.$N71];[.$T71];[.$Z71])" office:value-type="float"/>
          <table:table-cell table:formula="of:=MIN([.$C71];[.$I71];[.$O71];[.$U71];[.$AA71])" office:value-type="float"/>
          <table:table-cell table:formula="of:=MIN([.$D71];[.$J71];[.$P71];[.$V71];[.$AB71])" office:value-type="float"/>
          <table:table-cell table:formula="of:=MIN([.$E71];[.$K71];[.$Q71];[.$W71];[.$AC71])" office:value-type="float"/>
          <table:table-cell table:formula="of:=MIN([.$F71];[.$L71];[.$R71];[.$X71];[.$AD71])" office:value-type="float"/>
          <table:table-cell table:formula="of:=MIN([.$G71];[.$M71];[.$S71];[.$Y71];[.$AE71])" office:value-type="float"/>
          <table:table-cell table:formula="of:=MEDIAN([.$B71];[.$H71];[.$N71];[.$T71];[.$Z71])" office:value-type="float"/>
          <table:table-cell table:formula="of:=MEDIAN([.$C71];[.$I71];[.$O71];[.$U71];[.$AA71])" office:value-type="float"/>
          <table:table-cell table:formula="of:=MEDIAN([.$D71];[.$J71];[.$P71];[.$V71];[.$AB71])" office:value-type="float"/>
          <table:table-cell table:formula="of:=MEDIAN([.$E71];[.$K71];[.$Q71];[.$W71];[.$AC71])" office:value-type="float"/>
          <table:table-cell table:formula="of:=MEDIAN([.$F71];[.$L71];[.$R71];[.$X71];[.$AD71])" office:value-type="float"/>
          <table:table-cell table:formula="of:=MEDIAN([.$G71];[.$M71];[.$S71];[.$Y71];[.$AE71])" office:value-type="float"/>
          <table:table-cell table:formula="of:=MAX([.$B71];[.$H71];[.$N71];[.$T71];[.$Z71])" office:value-type="float"/>
          <table:table-cell table:formula="of:=MAX([.$C71];[.$I71];[.$O71];[.$U71];[.$AA71])" office:value-type="float"/>
          <table:table-cell table:formula="of:=MAX([.$D71];[.$J71];[.$P71];[.$V71];[.$AB71])" office:value-type="float"/>
          <table:table-cell table:formula="of:=MAX([.$E71];[.$K71];[.$Q71];[.$W71];[.$AC71])" office:value-type="float"/>
          <table:table-cell table:formula="of:=MAX([.$F71];[.$L71];[.$R71];[.$X71];[.$AD71])" office:value-type="float"/>
          <table:table-cell table:formula="of:=MAX([.$G71];[.$M71];[.$S71];[.$Y71];[.$AE71])" office:value-type="float"/>
        </table:table-row>
        <table:table-row table:style-name="ro1">
          <table:table-cell office:value-type="string">
            <text:p>bio-expansion/instances/9000/ins_9000_9_042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72];[.$H72];[.$N72];[.$T72];[.$Z72])" office:value-type="float"/>
          <table:table-cell table:formula="of:=MIN([.$C72];[.$I72];[.$O72];[.$U72];[.$AA72])" office:value-type="float"/>
          <table:table-cell table:formula="of:=MIN([.$D72];[.$J72];[.$P72];[.$V72];[.$AB72])" office:value-type="float"/>
          <table:table-cell table:formula="of:=MIN([.$E72];[.$K72];[.$Q72];[.$W72];[.$AC72])" office:value-type="float"/>
          <table:table-cell table:formula="of:=MIN([.$F72];[.$L72];[.$R72];[.$X72];[.$AD72])" office:value-type="float"/>
          <table:table-cell table:formula="of:=MIN([.$G72];[.$M72];[.$S72];[.$Y72];[.$AE72])" office:value-type="float"/>
          <table:table-cell table:formula="of:=MEDIAN([.$B72];[.$H72];[.$N72];[.$T72];[.$Z72])" office:value-type="float"/>
          <table:table-cell table:formula="of:=MEDIAN([.$C72];[.$I72];[.$O72];[.$U72];[.$AA72])" office:value-type="float"/>
          <table:table-cell table:formula="of:=MEDIAN([.$D72];[.$J72];[.$P72];[.$V72];[.$AB72])" office:value-type="float"/>
          <table:table-cell table:formula="of:=MEDIAN([.$E72];[.$K72];[.$Q72];[.$W72];[.$AC72])" office:value-type="float"/>
          <table:table-cell table:formula="of:=MEDIAN([.$F72];[.$L72];[.$R72];[.$X72];[.$AD72])" office:value-type="float"/>
          <table:table-cell table:formula="of:=MEDIAN([.$G72];[.$M72];[.$S72];[.$Y72];[.$AE72])" office:value-type="float"/>
          <table:table-cell table:formula="of:=MAX([.$B72];[.$H72];[.$N72];[.$T72];[.$Z72])" office:value-type="float"/>
          <table:table-cell table:formula="of:=MAX([.$C72];[.$I72];[.$O72];[.$U72];[.$AA72])" office:value-type="float"/>
          <table:table-cell table:formula="of:=MAX([.$D72];[.$J72];[.$P72];[.$V72];[.$AB72])" office:value-type="float"/>
          <table:table-cell table:formula="of:=MAX([.$E72];[.$K72];[.$Q72];[.$W72];[.$AC72])" office:value-type="float"/>
          <table:table-cell table:formula="of:=MAX([.$F72];[.$L72];[.$R72];[.$X72];[.$AD72])" office:value-type="float"/>
          <table:table-cell table:formula="of:=MAX([.$G72];[.$M72];[.$S72];[.$Y72];[.$AE72])" office:value-type="float"/>
        </table:table-row>
        <table:table-row table:style-name="ro1">
          <table:table-cell office:value-type="string">
            <text:p>bio-expansion/instances/9000/ins_9000_9_045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73];[.$H73];[.$N73];[.$T73];[.$Z73])" office:value-type="float"/>
          <table:table-cell table:formula="of:=MIN([.$C73];[.$I73];[.$O73];[.$U73];[.$AA73])" office:value-type="float"/>
          <table:table-cell table:formula="of:=MIN([.$D73];[.$J73];[.$P73];[.$V73];[.$AB73])" office:value-type="float"/>
          <table:table-cell table:formula="of:=MIN([.$E73];[.$K73];[.$Q73];[.$W73];[.$AC73])" office:value-type="float"/>
          <table:table-cell table:formula="of:=MIN([.$F73];[.$L73];[.$R73];[.$X73];[.$AD73])" office:value-type="float"/>
          <table:table-cell table:formula="of:=MIN([.$G73];[.$M73];[.$S73];[.$Y73];[.$AE73])" office:value-type="float"/>
          <table:table-cell table:formula="of:=MEDIAN([.$B73];[.$H73];[.$N73];[.$T73];[.$Z73])" office:value-type="float"/>
          <table:table-cell table:formula="of:=MEDIAN([.$C73];[.$I73];[.$O73];[.$U73];[.$AA73])" office:value-type="float"/>
          <table:table-cell table:formula="of:=MEDIAN([.$D73];[.$J73];[.$P73];[.$V73];[.$AB73])" office:value-type="float"/>
          <table:table-cell table:formula="of:=MEDIAN([.$E73];[.$K73];[.$Q73];[.$W73];[.$AC73])" office:value-type="float"/>
          <table:table-cell table:formula="of:=MEDIAN([.$F73];[.$L73];[.$R73];[.$X73];[.$AD73])" office:value-type="float"/>
          <table:table-cell table:formula="of:=MEDIAN([.$G73];[.$M73];[.$S73];[.$Y73];[.$AE73])" office:value-type="float"/>
          <table:table-cell table:formula="of:=MAX([.$B73];[.$H73];[.$N73];[.$T73];[.$Z73])" office:value-type="float"/>
          <table:table-cell table:formula="of:=MAX([.$C73];[.$I73];[.$O73];[.$U73];[.$AA73])" office:value-type="float"/>
          <table:table-cell table:formula="of:=MAX([.$D73];[.$J73];[.$P73];[.$V73];[.$AB73])" office:value-type="float"/>
          <table:table-cell table:formula="of:=MAX([.$E73];[.$K73];[.$Q73];[.$W73];[.$AC73])" office:value-type="float"/>
          <table:table-cell table:formula="of:=MAX([.$F73];[.$L73];[.$R73];[.$X73];[.$AD73])" office:value-type="float"/>
          <table:table-cell table:formula="of:=MAX([.$G73];[.$M73];[.$S73];[.$Y73];[.$AE73])" office:value-type="float"/>
        </table:table-row>
        <table:table-row table:style-name="ro1">
          <table:table-cell office:value-type="string">
            <text:p>bio-expansion/instances/9000/ins_9000_9_046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74];[.$H74];[.$N74];[.$T74];[.$Z74])" office:value-type="float"/>
          <table:table-cell table:formula="of:=MIN([.$C74];[.$I74];[.$O74];[.$U74];[.$AA74])" office:value-type="float"/>
          <table:table-cell table:formula="of:=MIN([.$D74];[.$J74];[.$P74];[.$V74];[.$AB74])" office:value-type="float"/>
          <table:table-cell table:formula="of:=MIN([.$E74];[.$K74];[.$Q74];[.$W74];[.$AC74])" office:value-type="float"/>
          <table:table-cell table:formula="of:=MIN([.$F74];[.$L74];[.$R74];[.$X74];[.$AD74])" office:value-type="float"/>
          <table:table-cell table:formula="of:=MIN([.$G74];[.$M74];[.$S74];[.$Y74];[.$AE74])" office:value-type="float"/>
          <table:table-cell table:formula="of:=MEDIAN([.$B74];[.$H74];[.$N74];[.$T74];[.$Z74])" office:value-type="float"/>
          <table:table-cell table:formula="of:=MEDIAN([.$C74];[.$I74];[.$O74];[.$U74];[.$AA74])" office:value-type="float"/>
          <table:table-cell table:formula="of:=MEDIAN([.$D74];[.$J74];[.$P74];[.$V74];[.$AB74])" office:value-type="float"/>
          <table:table-cell table:formula="of:=MEDIAN([.$E74];[.$K74];[.$Q74];[.$W74];[.$AC74])" office:value-type="float"/>
          <table:table-cell table:formula="of:=MEDIAN([.$F74];[.$L74];[.$R74];[.$X74];[.$AD74])" office:value-type="float"/>
          <table:table-cell table:formula="of:=MEDIAN([.$G74];[.$M74];[.$S74];[.$Y74];[.$AE74])" office:value-type="float"/>
          <table:table-cell table:formula="of:=MAX([.$B74];[.$H74];[.$N74];[.$T74];[.$Z74])" office:value-type="float"/>
          <table:table-cell table:formula="of:=MAX([.$C74];[.$I74];[.$O74];[.$U74];[.$AA74])" office:value-type="float"/>
          <table:table-cell table:formula="of:=MAX([.$D74];[.$J74];[.$P74];[.$V74];[.$AB74])" office:value-type="float"/>
          <table:table-cell table:formula="of:=MAX([.$E74];[.$K74];[.$Q74];[.$W74];[.$AC74])" office:value-type="float"/>
          <table:table-cell table:formula="of:=MAX([.$F74];[.$L74];[.$R74];[.$X74];[.$AD74])" office:value-type="float"/>
          <table:table-cell table:formula="of:=MAX([.$G74];[.$M74];[.$S74];[.$Y74];[.$AE74])" office:value-type="float"/>
        </table:table-row>
        <table:table-row table:style-name="ro1">
          <table:table-cell office:value-type="string">
            <text:p>bio-expansion/instances/9000/ins_9000_9_047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75];[.$H75];[.$N75];[.$T75];[.$Z75])" office:value-type="float"/>
          <table:table-cell table:formula="of:=MIN([.$C75];[.$I75];[.$O75];[.$U75];[.$AA75])" office:value-type="float"/>
          <table:table-cell table:formula="of:=MIN([.$D75];[.$J75];[.$P75];[.$V75];[.$AB75])" office:value-type="float"/>
          <table:table-cell table:formula="of:=MIN([.$E75];[.$K75];[.$Q75];[.$W75];[.$AC75])" office:value-type="float"/>
          <table:table-cell table:formula="of:=MIN([.$F75];[.$L75];[.$R75];[.$X75];[.$AD75])" office:value-type="float"/>
          <table:table-cell table:formula="of:=MIN([.$G75];[.$M75];[.$S75];[.$Y75];[.$AE75])" office:value-type="float"/>
          <table:table-cell table:formula="of:=MEDIAN([.$B75];[.$H75];[.$N75];[.$T75];[.$Z75])" office:value-type="float"/>
          <table:table-cell table:formula="of:=MEDIAN([.$C75];[.$I75];[.$O75];[.$U75];[.$AA75])" office:value-type="float"/>
          <table:table-cell table:formula="of:=MEDIAN([.$D75];[.$J75];[.$P75];[.$V75];[.$AB75])" office:value-type="float"/>
          <table:table-cell table:formula="of:=MEDIAN([.$E75];[.$K75];[.$Q75];[.$W75];[.$AC75])" office:value-type="float"/>
          <table:table-cell table:formula="of:=MEDIAN([.$F75];[.$L75];[.$R75];[.$X75];[.$AD75])" office:value-type="float"/>
          <table:table-cell table:formula="of:=MEDIAN([.$G75];[.$M75];[.$S75];[.$Y75];[.$AE75])" office:value-type="float"/>
          <table:table-cell table:formula="of:=MAX([.$B75];[.$H75];[.$N75];[.$T75];[.$Z75])" office:value-type="float"/>
          <table:table-cell table:formula="of:=MAX([.$C75];[.$I75];[.$O75];[.$U75];[.$AA75])" office:value-type="float"/>
          <table:table-cell table:formula="of:=MAX([.$D75];[.$J75];[.$P75];[.$V75];[.$AB75])" office:value-type="float"/>
          <table:table-cell table:formula="of:=MAX([.$E75];[.$K75];[.$Q75];[.$W75];[.$AC75])" office:value-type="float"/>
          <table:table-cell table:formula="of:=MAX([.$F75];[.$L75];[.$R75];[.$X75];[.$AD75])" office:value-type="float"/>
          <table:table-cell table:formula="of:=MAX([.$G75];[.$M75];[.$S75];[.$Y75];[.$AE75])" office:value-type="float"/>
        </table:table-row>
        <table:table-row table:style-name="ro1">
          <table:table-cell office:value-type="string">
            <text:p>bio-repair/instances/Stat_vs_Exp/15/Stat_vs_Exp_103_15.lp</text:p>
          </table:table-cell>
          <table:table-cell table:style-name="cellBest" office:value-type="float" office:value="24.83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.0"/>
          <table:table-cell office:value-type="float" office:value="27.33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.0"/>
          <table:table-cell office:value-type="float" office:value="25.95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.0"/>
          <table:table-cell office:value-type="float" office:value="26.52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.0"/>
          <table:table-cell office:value-type="float" office:value="26.21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.0"/>
          <table:table-cell table:formula="of:=MIN([.$B76];[.$H76];[.$N76];[.$T76];[.$Z76])" office:value-type="float"/>
          <table:table-cell table:formula="of:=MIN([.$C76];[.$I76];[.$O76];[.$U76];[.$AA76])" office:value-type="float"/>
          <table:table-cell table:formula="of:=MIN([.$D76];[.$J76];[.$P76];[.$V76];[.$AB76])" office:value-type="float"/>
          <table:table-cell table:formula="of:=MIN([.$E76];[.$K76];[.$Q76];[.$W76];[.$AC76])" office:value-type="float"/>
          <table:table-cell table:formula="of:=MIN([.$F76];[.$L76];[.$R76];[.$X76];[.$AD76])" office:value-type="float"/>
          <table:table-cell table:formula="of:=MIN([.$G76];[.$M76];[.$S76];[.$Y76];[.$AE76])" office:value-type="float"/>
          <table:table-cell table:formula="of:=MEDIAN([.$B76];[.$H76];[.$N76];[.$T76];[.$Z76])" office:value-type="float"/>
          <table:table-cell table:formula="of:=MEDIAN([.$C76];[.$I76];[.$O76];[.$U76];[.$AA76])" office:value-type="float"/>
          <table:table-cell table:formula="of:=MEDIAN([.$D76];[.$J76];[.$P76];[.$V76];[.$AB76])" office:value-type="float"/>
          <table:table-cell table:formula="of:=MEDIAN([.$E76];[.$K76];[.$Q76];[.$W76];[.$AC76])" office:value-type="float"/>
          <table:table-cell table:formula="of:=MEDIAN([.$F76];[.$L76];[.$R76];[.$X76];[.$AD76])" office:value-type="float"/>
          <table:table-cell table:formula="of:=MEDIAN([.$G76];[.$M76];[.$S76];[.$Y76];[.$AE76])" office:value-type="float"/>
          <table:table-cell table:formula="of:=MAX([.$B76];[.$H76];[.$N76];[.$T76];[.$Z76])" office:value-type="float"/>
          <table:table-cell table:formula="of:=MAX([.$C76];[.$I76];[.$O76];[.$U76];[.$AA76])" office:value-type="float"/>
          <table:table-cell table:formula="of:=MAX([.$D76];[.$J76];[.$P76];[.$V76];[.$AB76])" office:value-type="float"/>
          <table:table-cell table:formula="of:=MAX([.$E76];[.$K76];[.$Q76];[.$W76];[.$AC76])" office:value-type="float"/>
          <table:table-cell table:formula="of:=MAX([.$F76];[.$L76];[.$R76];[.$X76];[.$AD76])" office:value-type="float"/>
          <table:table-cell table:formula="of:=MAX([.$G76];[.$M76];[.$S76];[.$Y76];[.$AE76])" office:value-type="float"/>
        </table:table-row>
        <table:table-row table:style-name="ro1">
          <table:table-cell office:value-type="string">
            <text:p>bio-repair/instances/Stat_vs_Exp/15/Stat_vs_Exp_105_15.lp</text:p>
          </table:table-cell>
          <table:table-cell table:style-name="cellBest" office:value-type="float" office:value="122.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.0"/>
          <table:table-cell table:style-name="cellWorst" office:value-type="float" office:value="160.5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.0"/>
          <table:table-cell office:value-type="float" office:value="135.2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.0"/>
          <table:table-cell office:value-type="float" office:value="124.8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.0"/>
          <table:table-cell office:value-type="float" office:value="124.7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.0"/>
          <table:table-cell table:formula="of:=MIN([.$B77];[.$H77];[.$N77];[.$T77];[.$Z77])" office:value-type="float"/>
          <table:table-cell table:formula="of:=MIN([.$C77];[.$I77];[.$O77];[.$U77];[.$AA77])" office:value-type="float"/>
          <table:table-cell table:formula="of:=MIN([.$D77];[.$J77];[.$P77];[.$V77];[.$AB77])" office:value-type="float"/>
          <table:table-cell table:formula="of:=MIN([.$E77];[.$K77];[.$Q77];[.$W77];[.$AC77])" office:value-type="float"/>
          <table:table-cell table:formula="of:=MIN([.$F77];[.$L77];[.$R77];[.$X77];[.$AD77])" office:value-type="float"/>
          <table:table-cell table:formula="of:=MIN([.$G77];[.$M77];[.$S77];[.$Y77];[.$AE77])" office:value-type="float"/>
          <table:table-cell table:formula="of:=MEDIAN([.$B77];[.$H77];[.$N77];[.$T77];[.$Z77])" office:value-type="float"/>
          <table:table-cell table:formula="of:=MEDIAN([.$C77];[.$I77];[.$O77];[.$U77];[.$AA77])" office:value-type="float"/>
          <table:table-cell table:formula="of:=MEDIAN([.$D77];[.$J77];[.$P77];[.$V77];[.$AB77])" office:value-type="float"/>
          <table:table-cell table:formula="of:=MEDIAN([.$E77];[.$K77];[.$Q77];[.$W77];[.$AC77])" office:value-type="float"/>
          <table:table-cell table:formula="of:=MEDIAN([.$F77];[.$L77];[.$R77];[.$X77];[.$AD77])" office:value-type="float"/>
          <table:table-cell table:formula="of:=MEDIAN([.$G77];[.$M77];[.$S77];[.$Y77];[.$AE77])" office:value-type="float"/>
          <table:table-cell table:formula="of:=MAX([.$B77];[.$H77];[.$N77];[.$T77];[.$Z77])" office:value-type="float"/>
          <table:table-cell table:formula="of:=MAX([.$C77];[.$I77];[.$O77];[.$U77];[.$AA77])" office:value-type="float"/>
          <table:table-cell table:formula="of:=MAX([.$D77];[.$J77];[.$P77];[.$V77];[.$AB77])" office:value-type="float"/>
          <table:table-cell table:formula="of:=MAX([.$E77];[.$K77];[.$Q77];[.$W77];[.$AC77])" office:value-type="float"/>
          <table:table-cell table:formula="of:=MAX([.$F77];[.$L77];[.$R77];[.$X77];[.$AD77])" office:value-type="float"/>
          <table:table-cell table:formula="of:=MAX([.$G77];[.$M77];[.$S77];[.$Y77];[.$AE77])" office:value-type="float"/>
        </table:table-row>
        <table:table-row table:style-name="ro1">
          <table:table-cell office:value-type="string">
            <text:p>bio-repair/instances/Stat_vs_Exp/15/Stat_vs_Exp_108_15.lp</text:p>
          </table:table-cell>
          <table:table-cell office:value-type="float" office:value="28.17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.0"/>
          <table:table-cell office:value-type="float" office:value="28.90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.0"/>
          <table:table-cell office:value-type="float" office:value="27.75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.0"/>
          <table:table-cell office:value-type="float" office:value="27.69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.0"/>
          <table:table-cell office:value-type="float" office:value="27.81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.0"/>
          <table:table-cell table:formula="of:=MIN([.$B78];[.$H78];[.$N78];[.$T78];[.$Z78])" office:value-type="float"/>
          <table:table-cell table:formula="of:=MIN([.$C78];[.$I78];[.$O78];[.$U78];[.$AA78])" office:value-type="float"/>
          <table:table-cell table:formula="of:=MIN([.$D78];[.$J78];[.$P78];[.$V78];[.$AB78])" office:value-type="float"/>
          <table:table-cell table:formula="of:=MIN([.$E78];[.$K78];[.$Q78];[.$W78];[.$AC78])" office:value-type="float"/>
          <table:table-cell table:formula="of:=MIN([.$F78];[.$L78];[.$R78];[.$X78];[.$AD78])" office:value-type="float"/>
          <table:table-cell table:formula="of:=MIN([.$G78];[.$M78];[.$S78];[.$Y78];[.$AE78])" office:value-type="float"/>
          <table:table-cell table:formula="of:=MEDIAN([.$B78];[.$H78];[.$N78];[.$T78];[.$Z78])" office:value-type="float"/>
          <table:table-cell table:formula="of:=MEDIAN([.$C78];[.$I78];[.$O78];[.$U78];[.$AA78])" office:value-type="float"/>
          <table:table-cell table:formula="of:=MEDIAN([.$D78];[.$J78];[.$P78];[.$V78];[.$AB78])" office:value-type="float"/>
          <table:table-cell table:formula="of:=MEDIAN([.$E78];[.$K78];[.$Q78];[.$W78];[.$AC78])" office:value-type="float"/>
          <table:table-cell table:formula="of:=MEDIAN([.$F78];[.$L78];[.$R78];[.$X78];[.$AD78])" office:value-type="float"/>
          <table:table-cell table:formula="of:=MEDIAN([.$G78];[.$M78];[.$S78];[.$Y78];[.$AE78])" office:value-type="float"/>
          <table:table-cell table:formula="of:=MAX([.$B78];[.$H78];[.$N78];[.$T78];[.$Z78])" office:value-type="float"/>
          <table:table-cell table:formula="of:=MAX([.$C78];[.$I78];[.$O78];[.$U78];[.$AA78])" office:value-type="float"/>
          <table:table-cell table:formula="of:=MAX([.$D78];[.$J78];[.$P78];[.$V78];[.$AB78])" office:value-type="float"/>
          <table:table-cell table:formula="of:=MAX([.$E78];[.$K78];[.$Q78];[.$W78];[.$AC78])" office:value-type="float"/>
          <table:table-cell table:formula="of:=MAX([.$F78];[.$L78];[.$R78];[.$X78];[.$AD78])" office:value-type="float"/>
          <table:table-cell table:formula="of:=MAX([.$G78];[.$M78];[.$S78];[.$Y78];[.$AE78])" office:value-type="float"/>
        </table:table-row>
        <table:table-row table:style-name="ro1">
          <table:table-cell office:value-type="string">
            <text:p>bio-repair/instances/Stat_vs_Exp/15/Stat_vs_Exp_110_15.lp</text:p>
          </table:table-cell>
          <table:table-cell office:value-type="float" office:value="45.26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.0"/>
          <table:table-cell office:value-type="float" office:value="45.3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.0"/>
          <table:table-cell office:value-type="float" office:value="45.17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.0"/>
          <table:table-cell office:value-type="float" office:value="45.45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.0"/>
          <table:table-cell office:value-type="float" office:value="45.86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.0"/>
          <table:table-cell table:formula="of:=MIN([.$B79];[.$H79];[.$N79];[.$T79];[.$Z79])" office:value-type="float"/>
          <table:table-cell table:formula="of:=MIN([.$C79];[.$I79];[.$O79];[.$U79];[.$AA79])" office:value-type="float"/>
          <table:table-cell table:formula="of:=MIN([.$D79];[.$J79];[.$P79];[.$V79];[.$AB79])" office:value-type="float"/>
          <table:table-cell table:formula="of:=MIN([.$E79];[.$K79];[.$Q79];[.$W79];[.$AC79])" office:value-type="float"/>
          <table:table-cell table:formula="of:=MIN([.$F79];[.$L79];[.$R79];[.$X79];[.$AD79])" office:value-type="float"/>
          <table:table-cell table:formula="of:=MIN([.$G79];[.$M79];[.$S79];[.$Y79];[.$AE79])" office:value-type="float"/>
          <table:table-cell table:formula="of:=MEDIAN([.$B79];[.$H79];[.$N79];[.$T79];[.$Z79])" office:value-type="float"/>
          <table:table-cell table:formula="of:=MEDIAN([.$C79];[.$I79];[.$O79];[.$U79];[.$AA79])" office:value-type="float"/>
          <table:table-cell table:formula="of:=MEDIAN([.$D79];[.$J79];[.$P79];[.$V79];[.$AB79])" office:value-type="float"/>
          <table:table-cell table:formula="of:=MEDIAN([.$E79];[.$K79];[.$Q79];[.$W79];[.$AC79])" office:value-type="float"/>
          <table:table-cell table:formula="of:=MEDIAN([.$F79];[.$L79];[.$R79];[.$X79];[.$AD79])" office:value-type="float"/>
          <table:table-cell table:formula="of:=MEDIAN([.$G79];[.$M79];[.$S79];[.$Y79];[.$AE79])" office:value-type="float"/>
          <table:table-cell table:formula="of:=MAX([.$B79];[.$H79];[.$N79];[.$T79];[.$Z79])" office:value-type="float"/>
          <table:table-cell table:formula="of:=MAX([.$C79];[.$I79];[.$O79];[.$U79];[.$AA79])" office:value-type="float"/>
          <table:table-cell table:formula="of:=MAX([.$D79];[.$J79];[.$P79];[.$V79];[.$AB79])" office:value-type="float"/>
          <table:table-cell table:formula="of:=MAX([.$E79];[.$K79];[.$Q79];[.$W79];[.$AC79])" office:value-type="float"/>
          <table:table-cell table:formula="of:=MAX([.$F79];[.$L79];[.$R79];[.$X79];[.$AD79])" office:value-type="float"/>
          <table:table-cell table:formula="of:=MAX([.$G79];[.$M79];[.$S79];[.$Y79];[.$AE79])" office:value-type="float"/>
        </table:table-row>
        <table:table-row table:style-name="ro1">
          <table:table-cell office:value-type="string">
            <text:p>bio-repair/instances/Stat_vs_Exp/15/Stat_vs_Exp_116_15.lp</text:p>
          </table:table-cell>
          <table:table-cell table:style-name="cellBest" office:value-type="float" office:value="33.1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.0"/>
          <table:table-cell office:value-type="float" office:value="34.50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.0"/>
          <table:table-cell office:value-type="float" office:value="34.57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.0"/>
          <table:table-cell office:value-type="float" office:value="34.4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.0"/>
          <table:table-cell office:value-type="float" office:value="35.64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.0"/>
          <table:table-cell table:formula="of:=MIN([.$B80];[.$H80];[.$N80];[.$T80];[.$Z80])" office:value-type="float"/>
          <table:table-cell table:formula="of:=MIN([.$C80];[.$I80];[.$O80];[.$U80];[.$AA80])" office:value-type="float"/>
          <table:table-cell table:formula="of:=MIN([.$D80];[.$J80];[.$P80];[.$V80];[.$AB80])" office:value-type="float"/>
          <table:table-cell table:formula="of:=MIN([.$E80];[.$K80];[.$Q80];[.$W80];[.$AC80])" office:value-type="float"/>
          <table:table-cell table:formula="of:=MIN([.$F80];[.$L80];[.$R80];[.$X80];[.$AD80])" office:value-type="float"/>
          <table:table-cell table:formula="of:=MIN([.$G80];[.$M80];[.$S80];[.$Y80];[.$AE80])" office:value-type="float"/>
          <table:table-cell table:formula="of:=MEDIAN([.$B80];[.$H80];[.$N80];[.$T80];[.$Z80])" office:value-type="float"/>
          <table:table-cell table:formula="of:=MEDIAN([.$C80];[.$I80];[.$O80];[.$U80];[.$AA80])" office:value-type="float"/>
          <table:table-cell table:formula="of:=MEDIAN([.$D80];[.$J80];[.$P80];[.$V80];[.$AB80])" office:value-type="float"/>
          <table:table-cell table:formula="of:=MEDIAN([.$E80];[.$K80];[.$Q80];[.$W80];[.$AC80])" office:value-type="float"/>
          <table:table-cell table:formula="of:=MEDIAN([.$F80];[.$L80];[.$R80];[.$X80];[.$AD80])" office:value-type="float"/>
          <table:table-cell table:formula="of:=MEDIAN([.$G80];[.$M80];[.$S80];[.$Y80];[.$AE80])" office:value-type="float"/>
          <table:table-cell table:formula="of:=MAX([.$B80];[.$H80];[.$N80];[.$T80];[.$Z80])" office:value-type="float"/>
          <table:table-cell table:formula="of:=MAX([.$C80];[.$I80];[.$O80];[.$U80];[.$AA80])" office:value-type="float"/>
          <table:table-cell table:formula="of:=MAX([.$D80];[.$J80];[.$P80];[.$V80];[.$AB80])" office:value-type="float"/>
          <table:table-cell table:formula="of:=MAX([.$E80];[.$K80];[.$Q80];[.$W80];[.$AC80])" office:value-type="float"/>
          <table:table-cell table:formula="of:=MAX([.$F80];[.$L80];[.$R80];[.$X80];[.$AD80])" office:value-type="float"/>
          <table:table-cell table:formula="of:=MAX([.$G80];[.$M80];[.$S80];[.$Y80];[.$AE80])" office:value-type="float"/>
        </table:table-row>
        <table:table-row table:style-name="ro1">
          <table:table-cell office:value-type="string">
            <text:p>bio-repair/instances/Stat_vs_Exp/15/Stat_vs_Exp_119_15.lp</text:p>
          </table:table-cell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14.0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.0"/>
          <table:table-cell table:style-name="cellBest" office:value-type="float" office:value="47.5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.0"/>
          <table:table-cell office:value-type="float" office:value="70.45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.0"/>
          <table:table-cell table:formula="of:=MIN([.$B81];[.$H81];[.$N81];[.$T81];[.$Z81])" office:value-type="float"/>
          <table:table-cell table:formula="of:=MIN([.$C81];[.$I81];[.$O81];[.$U81];[.$AA81])" office:value-type="float"/>
          <table:table-cell table:formula="of:=MIN([.$D81];[.$J81];[.$P81];[.$V81];[.$AB81])" office:value-type="float"/>
          <table:table-cell table:formula="of:=MIN([.$E81];[.$K81];[.$Q81];[.$W81];[.$AC81])" office:value-type="float"/>
          <table:table-cell table:formula="of:=MIN([.$F81];[.$L81];[.$R81];[.$X81];[.$AD81])" office:value-type="float"/>
          <table:table-cell table:formula="of:=MIN([.$G81];[.$M81];[.$S81];[.$Y81];[.$AE81])" office:value-type="float"/>
          <table:table-cell table:formula="of:=MEDIAN([.$B81];[.$H81];[.$N81];[.$T81];[.$Z81])" office:value-type="float"/>
          <table:table-cell table:formula="of:=MEDIAN([.$C81];[.$I81];[.$O81];[.$U81];[.$AA81])" office:value-type="float"/>
          <table:table-cell table:formula="of:=MEDIAN([.$D81];[.$J81];[.$P81];[.$V81];[.$AB81])" office:value-type="float"/>
          <table:table-cell table:formula="of:=MEDIAN([.$E81];[.$K81];[.$Q81];[.$W81];[.$AC81])" office:value-type="float"/>
          <table:table-cell table:formula="of:=MEDIAN([.$F81];[.$L81];[.$R81];[.$X81];[.$AD81])" office:value-type="float"/>
          <table:table-cell table:formula="of:=MEDIAN([.$G81];[.$M81];[.$S81];[.$Y81];[.$AE81])" office:value-type="float"/>
          <table:table-cell table:formula="of:=MAX([.$B81];[.$H81];[.$N81];[.$T81];[.$Z81])" office:value-type="float"/>
          <table:table-cell table:formula="of:=MAX([.$C81];[.$I81];[.$O81];[.$U81];[.$AA81])" office:value-type="float"/>
          <table:table-cell table:formula="of:=MAX([.$D81];[.$J81];[.$P81];[.$V81];[.$AB81])" office:value-type="float"/>
          <table:table-cell table:formula="of:=MAX([.$E81];[.$K81];[.$Q81];[.$W81];[.$AC81])" office:value-type="float"/>
          <table:table-cell table:formula="of:=MAX([.$F81];[.$L81];[.$R81];[.$X81];[.$AD81])" office:value-type="float"/>
          <table:table-cell table:formula="of:=MAX([.$G81];[.$M81];[.$S81];[.$Y81];[.$AE81])" office:value-type="float"/>
        </table:table-row>
        <table:table-row table:style-name="ro1">
          <table:table-cell office:value-type="string">
            <text:p>bio-repair/instances/Stat_vs_Exp/15/Stat_vs_Exp_12_15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29.06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82];[.$H82];[.$N82];[.$T82];[.$Z82])" office:value-type="float"/>
          <table:table-cell table:formula="of:=MIN([.$C82];[.$I82];[.$O82];[.$U82];[.$AA82])" office:value-type="float"/>
          <table:table-cell table:formula="of:=MIN([.$D82];[.$J82];[.$P82];[.$V82];[.$AB82])" office:value-type="float"/>
          <table:table-cell table:formula="of:=MIN([.$E82];[.$K82];[.$Q82];[.$W82];[.$AC82])" office:value-type="float"/>
          <table:table-cell table:formula="of:=MIN([.$F82];[.$L82];[.$R82];[.$X82];[.$AD82])" office:value-type="float"/>
          <table:table-cell table:formula="of:=MIN([.$G82];[.$M82];[.$S82];[.$Y82];[.$AE82])" office:value-type="float"/>
          <table:table-cell table:formula="of:=MEDIAN([.$B82];[.$H82];[.$N82];[.$T82];[.$Z82])" office:value-type="float"/>
          <table:table-cell table:formula="of:=MEDIAN([.$C82];[.$I82];[.$O82];[.$U82];[.$AA82])" office:value-type="float"/>
          <table:table-cell table:formula="of:=MEDIAN([.$D82];[.$J82];[.$P82];[.$V82];[.$AB82])" office:value-type="float"/>
          <table:table-cell table:formula="of:=MEDIAN([.$E82];[.$K82];[.$Q82];[.$W82];[.$AC82])" office:value-type="float"/>
          <table:table-cell table:formula="of:=MEDIAN([.$F82];[.$L82];[.$R82];[.$X82];[.$AD82])" office:value-type="float"/>
          <table:table-cell table:formula="of:=MEDIAN([.$G82];[.$M82];[.$S82];[.$Y82];[.$AE82])" office:value-type="float"/>
          <table:table-cell table:formula="of:=MAX([.$B82];[.$H82];[.$N82];[.$T82];[.$Z82])" office:value-type="float"/>
          <table:table-cell table:formula="of:=MAX([.$C82];[.$I82];[.$O82];[.$U82];[.$AA82])" office:value-type="float"/>
          <table:table-cell table:formula="of:=MAX([.$D82];[.$J82];[.$P82];[.$V82];[.$AB82])" office:value-type="float"/>
          <table:table-cell table:formula="of:=MAX([.$E82];[.$K82];[.$Q82];[.$W82];[.$AC82])" office:value-type="float"/>
          <table:table-cell table:formula="of:=MAX([.$F82];[.$L82];[.$R82];[.$X82];[.$AD82])" office:value-type="float"/>
          <table:table-cell table:formula="of:=MAX([.$G82];[.$M82];[.$S82];[.$Y82];[.$AE82])" office:value-type="float"/>
        </table:table-row>
        <table:table-row table:style-name="ro1">
          <table:table-cell office:value-type="string">
            <text:p>bio-repair/instances/Stat_vs_Exp/15/Stat_vs_Exp_133_15.lp</text:p>
          </table:table-cell>
          <table:table-cell office:value-type="float" office:value="397.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.0"/>
          <table:table-cell office:value-type="float" office:value="610.4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.0"/>
          <table:table-cell table:style-name="cellBest" office:value-type="float" office:value="27.80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.0"/>
          <table:table-cell office:value-type="float" office:value="40.85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83];[.$H83];[.$N83];[.$T83];[.$Z83])" office:value-type="float"/>
          <table:table-cell table:formula="of:=MIN([.$C83];[.$I83];[.$O83];[.$U83];[.$AA83])" office:value-type="float"/>
          <table:table-cell table:formula="of:=MIN([.$D83];[.$J83];[.$P83];[.$V83];[.$AB83])" office:value-type="float"/>
          <table:table-cell table:formula="of:=MIN([.$E83];[.$K83];[.$Q83];[.$W83];[.$AC83])" office:value-type="float"/>
          <table:table-cell table:formula="of:=MIN([.$F83];[.$L83];[.$R83];[.$X83];[.$AD83])" office:value-type="float"/>
          <table:table-cell table:formula="of:=MIN([.$G83];[.$M83];[.$S83];[.$Y83];[.$AE83])" office:value-type="float"/>
          <table:table-cell table:formula="of:=MEDIAN([.$B83];[.$H83];[.$N83];[.$T83];[.$Z83])" office:value-type="float"/>
          <table:table-cell table:formula="of:=MEDIAN([.$C83];[.$I83];[.$O83];[.$U83];[.$AA83])" office:value-type="float"/>
          <table:table-cell table:formula="of:=MEDIAN([.$D83];[.$J83];[.$P83];[.$V83];[.$AB83])" office:value-type="float"/>
          <table:table-cell table:formula="of:=MEDIAN([.$E83];[.$K83];[.$Q83];[.$W83];[.$AC83])" office:value-type="float"/>
          <table:table-cell table:formula="of:=MEDIAN([.$F83];[.$L83];[.$R83];[.$X83];[.$AD83])" office:value-type="float"/>
          <table:table-cell table:formula="of:=MEDIAN([.$G83];[.$M83];[.$S83];[.$Y83];[.$AE83])" office:value-type="float"/>
          <table:table-cell table:formula="of:=MAX([.$B83];[.$H83];[.$N83];[.$T83];[.$Z83])" office:value-type="float"/>
          <table:table-cell table:formula="of:=MAX([.$C83];[.$I83];[.$O83];[.$U83];[.$AA83])" office:value-type="float"/>
          <table:table-cell table:formula="of:=MAX([.$D83];[.$J83];[.$P83];[.$V83];[.$AB83])" office:value-type="float"/>
          <table:table-cell table:formula="of:=MAX([.$E83];[.$K83];[.$Q83];[.$W83];[.$AC83])" office:value-type="float"/>
          <table:table-cell table:formula="of:=MAX([.$F83];[.$L83];[.$R83];[.$X83];[.$AD83])" office:value-type="float"/>
          <table:table-cell table:formula="of:=MAX([.$G83];[.$M83];[.$S83];[.$Y83];[.$AE83])" office:value-type="float"/>
        </table:table-row>
        <table:table-row table:style-name="ro1">
          <table:table-cell office:value-type="string">
            <text:p>bio-repair/instances/Stat_vs_Exp/15/Stat_vs_Exp_137_15.lp</text:p>
          </table:table-cell>
          <table:table-cell office:value-type="float" office:value="44.87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table:style-name="cellWorst" office:value-type="float" office:value="89.55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office:value-type="float" office:value="50.13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table:style-name="cellBest" office:value-type="float" office:value="38.58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office:value-type="float" office:value="53.09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table:formula="of:=MIN([.$B84];[.$H84];[.$N84];[.$T84];[.$Z84])" office:value-type="float"/>
          <table:table-cell table:formula="of:=MIN([.$C84];[.$I84];[.$O84];[.$U84];[.$AA84])" office:value-type="float"/>
          <table:table-cell table:formula="of:=MIN([.$D84];[.$J84];[.$P84];[.$V84];[.$AB84])" office:value-type="float"/>
          <table:table-cell table:formula="of:=MIN([.$E84];[.$K84];[.$Q84];[.$W84];[.$AC84])" office:value-type="float"/>
          <table:table-cell table:formula="of:=MIN([.$F84];[.$L84];[.$R84];[.$X84];[.$AD84])" office:value-type="float"/>
          <table:table-cell table:formula="of:=MIN([.$G84];[.$M84];[.$S84];[.$Y84];[.$AE84])" office:value-type="float"/>
          <table:table-cell table:formula="of:=MEDIAN([.$B84];[.$H84];[.$N84];[.$T84];[.$Z84])" office:value-type="float"/>
          <table:table-cell table:formula="of:=MEDIAN([.$C84];[.$I84];[.$O84];[.$U84];[.$AA84])" office:value-type="float"/>
          <table:table-cell table:formula="of:=MEDIAN([.$D84];[.$J84];[.$P84];[.$V84];[.$AB84])" office:value-type="float"/>
          <table:table-cell table:formula="of:=MEDIAN([.$E84];[.$K84];[.$Q84];[.$W84];[.$AC84])" office:value-type="float"/>
          <table:table-cell table:formula="of:=MEDIAN([.$F84];[.$L84];[.$R84];[.$X84];[.$AD84])" office:value-type="float"/>
          <table:table-cell table:formula="of:=MEDIAN([.$G84];[.$M84];[.$S84];[.$Y84];[.$AE84])" office:value-type="float"/>
          <table:table-cell table:formula="of:=MAX([.$B84];[.$H84];[.$N84];[.$T84];[.$Z84])" office:value-type="float"/>
          <table:table-cell table:formula="of:=MAX([.$C84];[.$I84];[.$O84];[.$U84];[.$AA84])" office:value-type="float"/>
          <table:table-cell table:formula="of:=MAX([.$D84];[.$J84];[.$P84];[.$V84];[.$AB84])" office:value-type="float"/>
          <table:table-cell table:formula="of:=MAX([.$E84];[.$K84];[.$Q84];[.$W84];[.$AC84])" office:value-type="float"/>
          <table:table-cell table:formula="of:=MAX([.$F84];[.$L84];[.$R84];[.$X84];[.$AD84])" office:value-type="float"/>
          <table:table-cell table:formula="of:=MAX([.$G84];[.$M84];[.$S84];[.$Y84];[.$AE84])" office:value-type="float"/>
        </table:table-row>
        <table:table-row table:style-name="ro1">
          <table:table-cell office:value-type="string">
            <text:p>bio-repair/instances/Stat_vs_Exp/15/Stat_vs_Exp_140_15.lp</text:p>
          </table:table-cell>
          <table:table-cell table:style-name="cellWorst" office:value-type="float" office:value="53.84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.0"/>
          <table:table-cell office:value-type="float" office:value="28.61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.0"/>
          <table:table-cell office:value-type="float" office:value="27.79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.0"/>
          <table:table-cell table:style-name="cellBest" office:value-type="float" office:value="27.0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.0"/>
          <table:table-cell office:value-type="float" office:value="33.06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.0"/>
          <table:table-cell table:formula="of:=MIN([.$B85];[.$H85];[.$N85];[.$T85];[.$Z85])" office:value-type="float"/>
          <table:table-cell table:formula="of:=MIN([.$C85];[.$I85];[.$O85];[.$U85];[.$AA85])" office:value-type="float"/>
          <table:table-cell table:formula="of:=MIN([.$D85];[.$J85];[.$P85];[.$V85];[.$AB85])" office:value-type="float"/>
          <table:table-cell table:formula="of:=MIN([.$E85];[.$K85];[.$Q85];[.$W85];[.$AC85])" office:value-type="float"/>
          <table:table-cell table:formula="of:=MIN([.$F85];[.$L85];[.$R85];[.$X85];[.$AD85])" office:value-type="float"/>
          <table:table-cell table:formula="of:=MIN([.$G85];[.$M85];[.$S85];[.$Y85];[.$AE85])" office:value-type="float"/>
          <table:table-cell table:formula="of:=MEDIAN([.$B85];[.$H85];[.$N85];[.$T85];[.$Z85])" office:value-type="float"/>
          <table:table-cell table:formula="of:=MEDIAN([.$C85];[.$I85];[.$O85];[.$U85];[.$AA85])" office:value-type="float"/>
          <table:table-cell table:formula="of:=MEDIAN([.$D85];[.$J85];[.$P85];[.$V85];[.$AB85])" office:value-type="float"/>
          <table:table-cell table:formula="of:=MEDIAN([.$E85];[.$K85];[.$Q85];[.$W85];[.$AC85])" office:value-type="float"/>
          <table:table-cell table:formula="of:=MEDIAN([.$F85];[.$L85];[.$R85];[.$X85];[.$AD85])" office:value-type="float"/>
          <table:table-cell table:formula="of:=MEDIAN([.$G85];[.$M85];[.$S85];[.$Y85];[.$AE85])" office:value-type="float"/>
          <table:table-cell table:formula="of:=MAX([.$B85];[.$H85];[.$N85];[.$T85];[.$Z85])" office:value-type="float"/>
          <table:table-cell table:formula="of:=MAX([.$C85];[.$I85];[.$O85];[.$U85];[.$AA85])" office:value-type="float"/>
          <table:table-cell table:formula="of:=MAX([.$D85];[.$J85];[.$P85];[.$V85];[.$AB85])" office:value-type="float"/>
          <table:table-cell table:formula="of:=MAX([.$E85];[.$K85];[.$Q85];[.$W85];[.$AC85])" office:value-type="float"/>
          <table:table-cell table:formula="of:=MAX([.$F85];[.$L85];[.$R85];[.$X85];[.$AD85])" office:value-type="float"/>
          <table:table-cell table:formula="of:=MAX([.$G85];[.$M85];[.$S85];[.$Y85];[.$AE85])" office:value-type="float"/>
        </table:table-row>
        <table:table-row table:style-name="ro1">
          <table:table-cell office:value-type="string">
            <text:p>bio-repair/instances/Stat_vs_Exp/15/Stat_vs_Exp_146_15.lp</text:p>
          </table:table-cell>
          <table:table-cell office:value-type="float" office:value="72.91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29.99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86];[.$H86];[.$N86];[.$T86];[.$Z86])" office:value-type="float"/>
          <table:table-cell table:formula="of:=MIN([.$C86];[.$I86];[.$O86];[.$U86];[.$AA86])" office:value-type="float"/>
          <table:table-cell table:formula="of:=MIN([.$D86];[.$J86];[.$P86];[.$V86];[.$AB86])" office:value-type="float"/>
          <table:table-cell table:formula="of:=MIN([.$E86];[.$K86];[.$Q86];[.$W86];[.$AC86])" office:value-type="float"/>
          <table:table-cell table:formula="of:=MIN([.$F86];[.$L86];[.$R86];[.$X86];[.$AD86])" office:value-type="float"/>
          <table:table-cell table:formula="of:=MIN([.$G86];[.$M86];[.$S86];[.$Y86];[.$AE86])" office:value-type="float"/>
          <table:table-cell table:formula="of:=MEDIAN([.$B86];[.$H86];[.$N86];[.$T86];[.$Z86])" office:value-type="float"/>
          <table:table-cell table:formula="of:=MEDIAN([.$C86];[.$I86];[.$O86];[.$U86];[.$AA86])" office:value-type="float"/>
          <table:table-cell table:formula="of:=MEDIAN([.$D86];[.$J86];[.$P86];[.$V86];[.$AB86])" office:value-type="float"/>
          <table:table-cell table:formula="of:=MEDIAN([.$E86];[.$K86];[.$Q86];[.$W86];[.$AC86])" office:value-type="float"/>
          <table:table-cell table:formula="of:=MEDIAN([.$F86];[.$L86];[.$R86];[.$X86];[.$AD86])" office:value-type="float"/>
          <table:table-cell table:formula="of:=MEDIAN([.$G86];[.$M86];[.$S86];[.$Y86];[.$AE86])" office:value-type="float"/>
          <table:table-cell table:formula="of:=MAX([.$B86];[.$H86];[.$N86];[.$T86];[.$Z86])" office:value-type="float"/>
          <table:table-cell table:formula="of:=MAX([.$C86];[.$I86];[.$O86];[.$U86];[.$AA86])" office:value-type="float"/>
          <table:table-cell table:formula="of:=MAX([.$D86];[.$J86];[.$P86];[.$V86];[.$AB86])" office:value-type="float"/>
          <table:table-cell table:formula="of:=MAX([.$E86];[.$K86];[.$Q86];[.$W86];[.$AC86])" office:value-type="float"/>
          <table:table-cell table:formula="of:=MAX([.$F86];[.$L86];[.$R86];[.$X86];[.$AD86])" office:value-type="float"/>
          <table:table-cell table:formula="of:=MAX([.$G86];[.$M86];[.$S86];[.$Y86];[.$AE86])" office:value-type="float"/>
        </table:table-row>
        <table:table-row table:style-name="ro1">
          <table:table-cell office:value-type="string">
            <text:p>bio-repair/instances/Stat_vs_Exp/15/Stat_vs_Exp_147_15.lp</text:p>
          </table:table-cell>
          <table:table-cell office:value-type="float" office:value="43.02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office:value-type="float" office:value="44.72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office:value-type="float" office:value="44.71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office:value-type="float" office:value="43.06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office:value-type="float" office:value="43.60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.0"/>
          <table:table-cell table:formula="of:=MIN([.$B87];[.$H87];[.$N87];[.$T87];[.$Z87])" office:value-type="float"/>
          <table:table-cell table:formula="of:=MIN([.$C87];[.$I87];[.$O87];[.$U87];[.$AA87])" office:value-type="float"/>
          <table:table-cell table:formula="of:=MIN([.$D87];[.$J87];[.$P87];[.$V87];[.$AB87])" office:value-type="float"/>
          <table:table-cell table:formula="of:=MIN([.$E87];[.$K87];[.$Q87];[.$W87];[.$AC87])" office:value-type="float"/>
          <table:table-cell table:formula="of:=MIN([.$F87];[.$L87];[.$R87];[.$X87];[.$AD87])" office:value-type="float"/>
          <table:table-cell table:formula="of:=MIN([.$G87];[.$M87];[.$S87];[.$Y87];[.$AE87])" office:value-type="float"/>
          <table:table-cell table:formula="of:=MEDIAN([.$B87];[.$H87];[.$N87];[.$T87];[.$Z87])" office:value-type="float"/>
          <table:table-cell table:formula="of:=MEDIAN([.$C87];[.$I87];[.$O87];[.$U87];[.$AA87])" office:value-type="float"/>
          <table:table-cell table:formula="of:=MEDIAN([.$D87];[.$J87];[.$P87];[.$V87];[.$AB87])" office:value-type="float"/>
          <table:table-cell table:formula="of:=MEDIAN([.$E87];[.$K87];[.$Q87];[.$W87];[.$AC87])" office:value-type="float"/>
          <table:table-cell table:formula="of:=MEDIAN([.$F87];[.$L87];[.$R87];[.$X87];[.$AD87])" office:value-type="float"/>
          <table:table-cell table:formula="of:=MEDIAN([.$G87];[.$M87];[.$S87];[.$Y87];[.$AE87])" office:value-type="float"/>
          <table:table-cell table:formula="of:=MAX([.$B87];[.$H87];[.$N87];[.$T87];[.$Z87])" office:value-type="float"/>
          <table:table-cell table:formula="of:=MAX([.$C87];[.$I87];[.$O87];[.$U87];[.$AA87])" office:value-type="float"/>
          <table:table-cell table:formula="of:=MAX([.$D87];[.$J87];[.$P87];[.$V87];[.$AB87])" office:value-type="float"/>
          <table:table-cell table:formula="of:=MAX([.$E87];[.$K87];[.$Q87];[.$W87];[.$AC87])" office:value-type="float"/>
          <table:table-cell table:formula="of:=MAX([.$F87];[.$L87];[.$R87];[.$X87];[.$AD87])" office:value-type="float"/>
          <table:table-cell table:formula="of:=MAX([.$G87];[.$M87];[.$S87];[.$Y87];[.$AE87])" office:value-type="float"/>
        </table:table-row>
        <table:table-row table:style-name="ro1">
          <table:table-cell office:value-type="string">
            <text:p>bio-repair/instances/Stat_vs_Exp/15/Stat_vs_Exp_151_15.lp</text:p>
          </table:table-cell>
          <table:table-cell table:style-name="cellBest" office:value-type="float" office:value="37.34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.0"/>
          <table:table-cell office:value-type="float" office:value="251.0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.0"/>
          <table:table-cell office:value-type="float" office:value="191.5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.0"/>
          <table:table-cell office:value-type="float" office:value="38.08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88];[.$H88];[.$N88];[.$T88];[.$Z88])" office:value-type="float"/>
          <table:table-cell table:formula="of:=MIN([.$C88];[.$I88];[.$O88];[.$U88];[.$AA88])" office:value-type="float"/>
          <table:table-cell table:formula="of:=MIN([.$D88];[.$J88];[.$P88];[.$V88];[.$AB88])" office:value-type="float"/>
          <table:table-cell table:formula="of:=MIN([.$E88];[.$K88];[.$Q88];[.$W88];[.$AC88])" office:value-type="float"/>
          <table:table-cell table:formula="of:=MIN([.$F88];[.$L88];[.$R88];[.$X88];[.$AD88])" office:value-type="float"/>
          <table:table-cell table:formula="of:=MIN([.$G88];[.$M88];[.$S88];[.$Y88];[.$AE88])" office:value-type="float"/>
          <table:table-cell table:formula="of:=MEDIAN([.$B88];[.$H88];[.$N88];[.$T88];[.$Z88])" office:value-type="float"/>
          <table:table-cell table:formula="of:=MEDIAN([.$C88];[.$I88];[.$O88];[.$U88];[.$AA88])" office:value-type="float"/>
          <table:table-cell table:formula="of:=MEDIAN([.$D88];[.$J88];[.$P88];[.$V88];[.$AB88])" office:value-type="float"/>
          <table:table-cell table:formula="of:=MEDIAN([.$E88];[.$K88];[.$Q88];[.$W88];[.$AC88])" office:value-type="float"/>
          <table:table-cell table:formula="of:=MEDIAN([.$F88];[.$L88];[.$R88];[.$X88];[.$AD88])" office:value-type="float"/>
          <table:table-cell table:formula="of:=MEDIAN([.$G88];[.$M88];[.$S88];[.$Y88];[.$AE88])" office:value-type="float"/>
          <table:table-cell table:formula="of:=MAX([.$B88];[.$H88];[.$N88];[.$T88];[.$Z88])" office:value-type="float"/>
          <table:table-cell table:formula="of:=MAX([.$C88];[.$I88];[.$O88];[.$U88];[.$AA88])" office:value-type="float"/>
          <table:table-cell table:formula="of:=MAX([.$D88];[.$J88];[.$P88];[.$V88];[.$AB88])" office:value-type="float"/>
          <table:table-cell table:formula="of:=MAX([.$E88];[.$K88];[.$Q88];[.$W88];[.$AC88])" office:value-type="float"/>
          <table:table-cell table:formula="of:=MAX([.$F88];[.$L88];[.$R88];[.$X88];[.$AD88])" office:value-type="float"/>
          <table:table-cell table:formula="of:=MAX([.$G88];[.$M88];[.$S88];[.$Y88];[.$AE88])" office:value-type="float"/>
        </table:table-row>
        <table:table-row table:style-name="ro1">
          <table:table-cell office:value-type="string">
            <text:p>bio-repair/instances/Stat_vs_Exp/15/Stat_vs_Exp_157_15.lp</text:p>
          </table:table-cell>
          <table:table-cell table:style-name="cellBest" office:value-type="float" office:value="40.61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.0"/>
          <table:table-cell office:value-type="float" office:value="347.8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.0"/>
          <table:table-cell office:value-type="float" office:value="332.5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.0"/>
          <table:table-cell office:value-type="float" office:value="63.35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89];[.$H89];[.$N89];[.$T89];[.$Z89])" office:value-type="float"/>
          <table:table-cell table:formula="of:=MIN([.$C89];[.$I89];[.$O89];[.$U89];[.$AA89])" office:value-type="float"/>
          <table:table-cell table:formula="of:=MIN([.$D89];[.$J89];[.$P89];[.$V89];[.$AB89])" office:value-type="float"/>
          <table:table-cell table:formula="of:=MIN([.$E89];[.$K89];[.$Q89];[.$W89];[.$AC89])" office:value-type="float"/>
          <table:table-cell table:formula="of:=MIN([.$F89];[.$L89];[.$R89];[.$X89];[.$AD89])" office:value-type="float"/>
          <table:table-cell table:formula="of:=MIN([.$G89];[.$M89];[.$S89];[.$Y89];[.$AE89])" office:value-type="float"/>
          <table:table-cell table:formula="of:=MEDIAN([.$B89];[.$H89];[.$N89];[.$T89];[.$Z89])" office:value-type="float"/>
          <table:table-cell table:formula="of:=MEDIAN([.$C89];[.$I89];[.$O89];[.$U89];[.$AA89])" office:value-type="float"/>
          <table:table-cell table:formula="of:=MEDIAN([.$D89];[.$J89];[.$P89];[.$V89];[.$AB89])" office:value-type="float"/>
          <table:table-cell table:formula="of:=MEDIAN([.$E89];[.$K89];[.$Q89];[.$W89];[.$AC89])" office:value-type="float"/>
          <table:table-cell table:formula="of:=MEDIAN([.$F89];[.$L89];[.$R89];[.$X89];[.$AD89])" office:value-type="float"/>
          <table:table-cell table:formula="of:=MEDIAN([.$G89];[.$M89];[.$S89];[.$Y89];[.$AE89])" office:value-type="float"/>
          <table:table-cell table:formula="of:=MAX([.$B89];[.$H89];[.$N89];[.$T89];[.$Z89])" office:value-type="float"/>
          <table:table-cell table:formula="of:=MAX([.$C89];[.$I89];[.$O89];[.$U89];[.$AA89])" office:value-type="float"/>
          <table:table-cell table:formula="of:=MAX([.$D89];[.$J89];[.$P89];[.$V89];[.$AB89])" office:value-type="float"/>
          <table:table-cell table:formula="of:=MAX([.$E89];[.$K89];[.$Q89];[.$W89];[.$AC89])" office:value-type="float"/>
          <table:table-cell table:formula="of:=MAX([.$F89];[.$L89];[.$R89];[.$X89];[.$AD89])" office:value-type="float"/>
          <table:table-cell table:formula="of:=MAX([.$G89];[.$M89];[.$S89];[.$Y89];[.$AE89])" office:value-type="float"/>
        </table:table-row>
        <table:table-row table:style-name="ro1">
          <table:table-cell office:value-type="string">
            <text:p>bio-repair/instances/Stat_vs_Exp/15/Stat_vs_Exp_171_15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58.92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90];[.$H90];[.$N90];[.$T90];[.$Z90])" office:value-type="float"/>
          <table:table-cell table:formula="of:=MIN([.$C90];[.$I90];[.$O90];[.$U90];[.$AA90])" office:value-type="float"/>
          <table:table-cell table:formula="of:=MIN([.$D90];[.$J90];[.$P90];[.$V90];[.$AB90])" office:value-type="float"/>
          <table:table-cell table:formula="of:=MIN([.$E90];[.$K90];[.$Q90];[.$W90];[.$AC90])" office:value-type="float"/>
          <table:table-cell table:formula="of:=MIN([.$F90];[.$L90];[.$R90];[.$X90];[.$AD90])" office:value-type="float"/>
          <table:table-cell table:formula="of:=MIN([.$G90];[.$M90];[.$S90];[.$Y90];[.$AE90])" office:value-type="float"/>
          <table:table-cell table:formula="of:=MEDIAN([.$B90];[.$H90];[.$N90];[.$T90];[.$Z90])" office:value-type="float"/>
          <table:table-cell table:formula="of:=MEDIAN([.$C90];[.$I90];[.$O90];[.$U90];[.$AA90])" office:value-type="float"/>
          <table:table-cell table:formula="of:=MEDIAN([.$D90];[.$J90];[.$P90];[.$V90];[.$AB90])" office:value-type="float"/>
          <table:table-cell table:formula="of:=MEDIAN([.$E90];[.$K90];[.$Q90];[.$W90];[.$AC90])" office:value-type="float"/>
          <table:table-cell table:formula="of:=MEDIAN([.$F90];[.$L90];[.$R90];[.$X90];[.$AD90])" office:value-type="float"/>
          <table:table-cell table:formula="of:=MEDIAN([.$G90];[.$M90];[.$S90];[.$Y90];[.$AE90])" office:value-type="float"/>
          <table:table-cell table:formula="of:=MAX([.$B90];[.$H90];[.$N90];[.$T90];[.$Z90])" office:value-type="float"/>
          <table:table-cell table:formula="of:=MAX([.$C90];[.$I90];[.$O90];[.$U90];[.$AA90])" office:value-type="float"/>
          <table:table-cell table:formula="of:=MAX([.$D90];[.$J90];[.$P90];[.$V90];[.$AB90])" office:value-type="float"/>
          <table:table-cell table:formula="of:=MAX([.$E90];[.$K90];[.$Q90];[.$W90];[.$AC90])" office:value-type="float"/>
          <table:table-cell table:formula="of:=MAX([.$F90];[.$L90];[.$R90];[.$X90];[.$AD90])" office:value-type="float"/>
          <table:table-cell table:formula="of:=MAX([.$G90];[.$M90];[.$S90];[.$Y90];[.$AE90])" office:value-type="float"/>
        </table:table-row>
        <table:table-row table:style-name="ro1">
          <table:table-cell office:value-type="string">
            <text:p>bio-repair/instances/Stat_vs_Exp/15/Stat_vs_Exp_173_15.lp</text:p>
          </table:table-cell>
          <table:table-cell table:style-name="cellWorst" office:value-type="float" office:value="59.44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office:value-type="float" office:value="54.30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table:style-name="cellBest" office:value-type="float" office:value="53.32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office:value-type="float" office:value="54.2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office:value-type="float" office:value="53.93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.0"/>
          <table:table-cell table:formula="of:=MIN([.$B91];[.$H91];[.$N91];[.$T91];[.$Z91])" office:value-type="float"/>
          <table:table-cell table:formula="of:=MIN([.$C91];[.$I91];[.$O91];[.$U91];[.$AA91])" office:value-type="float"/>
          <table:table-cell table:formula="of:=MIN([.$D91];[.$J91];[.$P91];[.$V91];[.$AB91])" office:value-type="float"/>
          <table:table-cell table:formula="of:=MIN([.$E91];[.$K91];[.$Q91];[.$W91];[.$AC91])" office:value-type="float"/>
          <table:table-cell table:formula="of:=MIN([.$F91];[.$L91];[.$R91];[.$X91];[.$AD91])" office:value-type="float"/>
          <table:table-cell table:formula="of:=MIN([.$G91];[.$M91];[.$S91];[.$Y91];[.$AE91])" office:value-type="float"/>
          <table:table-cell table:formula="of:=MEDIAN([.$B91];[.$H91];[.$N91];[.$T91];[.$Z91])" office:value-type="float"/>
          <table:table-cell table:formula="of:=MEDIAN([.$C91];[.$I91];[.$O91];[.$U91];[.$AA91])" office:value-type="float"/>
          <table:table-cell table:formula="of:=MEDIAN([.$D91];[.$J91];[.$P91];[.$V91];[.$AB91])" office:value-type="float"/>
          <table:table-cell table:formula="of:=MEDIAN([.$E91];[.$K91];[.$Q91];[.$W91];[.$AC91])" office:value-type="float"/>
          <table:table-cell table:formula="of:=MEDIAN([.$F91];[.$L91];[.$R91];[.$X91];[.$AD91])" office:value-type="float"/>
          <table:table-cell table:formula="of:=MEDIAN([.$G91];[.$M91];[.$S91];[.$Y91];[.$AE91])" office:value-type="float"/>
          <table:table-cell table:formula="of:=MAX([.$B91];[.$H91];[.$N91];[.$T91];[.$Z91])" office:value-type="float"/>
          <table:table-cell table:formula="of:=MAX([.$C91];[.$I91];[.$O91];[.$U91];[.$AA91])" office:value-type="float"/>
          <table:table-cell table:formula="of:=MAX([.$D91];[.$J91];[.$P91];[.$V91];[.$AB91])" office:value-type="float"/>
          <table:table-cell table:formula="of:=MAX([.$E91];[.$K91];[.$Q91];[.$W91];[.$AC91])" office:value-type="float"/>
          <table:table-cell table:formula="of:=MAX([.$F91];[.$L91];[.$R91];[.$X91];[.$AD91])" office:value-type="float"/>
          <table:table-cell table:formula="of:=MAX([.$G91];[.$M91];[.$S91];[.$Y91];[.$AE91])" office:value-type="float"/>
        </table:table-row>
        <table:table-row table:style-name="ro1">
          <table:table-cell office:value-type="string">
            <text:p>bio-repair/instances/Stat_vs_Exp/15/Stat_vs_Exp_17_15.lp</text:p>
          </table:table-cell>
          <table:table-cell table:style-name="cellBest" office:value-type="float" office:value="31.1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.0"/>
          <table:table-cell office:value-type="float" office:value="37.88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.0"/>
          <table:table-cell office:value-type="float" office:value="36.29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.0"/>
          <table:table-cell office:value-type="float" office:value="32.18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.0"/>
          <table:table-cell table:style-name="cellWorst" office:value-type="float" office:value="40.57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.0"/>
          <table:table-cell table:formula="of:=MIN([.$B92];[.$H92];[.$N92];[.$T92];[.$Z92])" office:value-type="float"/>
          <table:table-cell table:formula="of:=MIN([.$C92];[.$I92];[.$O92];[.$U92];[.$AA92])" office:value-type="float"/>
          <table:table-cell table:formula="of:=MIN([.$D92];[.$J92];[.$P92];[.$V92];[.$AB92])" office:value-type="float"/>
          <table:table-cell table:formula="of:=MIN([.$E92];[.$K92];[.$Q92];[.$W92];[.$AC92])" office:value-type="float"/>
          <table:table-cell table:formula="of:=MIN([.$F92];[.$L92];[.$R92];[.$X92];[.$AD92])" office:value-type="float"/>
          <table:table-cell table:formula="of:=MIN([.$G92];[.$M92];[.$S92];[.$Y92];[.$AE92])" office:value-type="float"/>
          <table:table-cell table:formula="of:=MEDIAN([.$B92];[.$H92];[.$N92];[.$T92];[.$Z92])" office:value-type="float"/>
          <table:table-cell table:formula="of:=MEDIAN([.$C92];[.$I92];[.$O92];[.$U92];[.$AA92])" office:value-type="float"/>
          <table:table-cell table:formula="of:=MEDIAN([.$D92];[.$J92];[.$P92];[.$V92];[.$AB92])" office:value-type="float"/>
          <table:table-cell table:formula="of:=MEDIAN([.$E92];[.$K92];[.$Q92];[.$W92];[.$AC92])" office:value-type="float"/>
          <table:table-cell table:formula="of:=MEDIAN([.$F92];[.$L92];[.$R92];[.$X92];[.$AD92])" office:value-type="float"/>
          <table:table-cell table:formula="of:=MEDIAN([.$G92];[.$M92];[.$S92];[.$Y92];[.$AE92])" office:value-type="float"/>
          <table:table-cell table:formula="of:=MAX([.$B92];[.$H92];[.$N92];[.$T92];[.$Z92])" office:value-type="float"/>
          <table:table-cell table:formula="of:=MAX([.$C92];[.$I92];[.$O92];[.$U92];[.$AA92])" office:value-type="float"/>
          <table:table-cell table:formula="of:=MAX([.$D92];[.$J92];[.$P92];[.$V92];[.$AB92])" office:value-type="float"/>
          <table:table-cell table:formula="of:=MAX([.$E92];[.$K92];[.$Q92];[.$W92];[.$AC92])" office:value-type="float"/>
          <table:table-cell table:formula="of:=MAX([.$F92];[.$L92];[.$R92];[.$X92];[.$AD92])" office:value-type="float"/>
          <table:table-cell table:formula="of:=MAX([.$G92];[.$M92];[.$S92];[.$Y92];[.$AE92])" office:value-type="float"/>
        </table:table-row>
        <table:table-row table:style-name="ro1">
          <table:table-cell office:value-type="string">
            <text:p>bio-repair/instances/Stat_vs_Exp/15/Stat_vs_Exp_190_15.lp</text:p>
          </table:table-cell>
          <table:table-cell office:value-type="float" office:value="23.94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.0"/>
          <table:table-cell office:value-type="float" office:value="23.97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.0"/>
          <table:table-cell office:value-type="float" office:value="24.24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.0"/>
          <table:table-cell office:value-type="float" office:value="24.08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.0"/>
          <table:table-cell office:value-type="float" office:value="24.0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.0"/>
          <table:table-cell table:formula="of:=MIN([.$B93];[.$H93];[.$N93];[.$T93];[.$Z93])" office:value-type="float"/>
          <table:table-cell table:formula="of:=MIN([.$C93];[.$I93];[.$O93];[.$U93];[.$AA93])" office:value-type="float"/>
          <table:table-cell table:formula="of:=MIN([.$D93];[.$J93];[.$P93];[.$V93];[.$AB93])" office:value-type="float"/>
          <table:table-cell table:formula="of:=MIN([.$E93];[.$K93];[.$Q93];[.$W93];[.$AC93])" office:value-type="float"/>
          <table:table-cell table:formula="of:=MIN([.$F93];[.$L93];[.$R93];[.$X93];[.$AD93])" office:value-type="float"/>
          <table:table-cell table:formula="of:=MIN([.$G93];[.$M93];[.$S93];[.$Y93];[.$AE93])" office:value-type="float"/>
          <table:table-cell table:formula="of:=MEDIAN([.$B93];[.$H93];[.$N93];[.$T93];[.$Z93])" office:value-type="float"/>
          <table:table-cell table:formula="of:=MEDIAN([.$C93];[.$I93];[.$O93];[.$U93];[.$AA93])" office:value-type="float"/>
          <table:table-cell table:formula="of:=MEDIAN([.$D93];[.$J93];[.$P93];[.$V93];[.$AB93])" office:value-type="float"/>
          <table:table-cell table:formula="of:=MEDIAN([.$E93];[.$K93];[.$Q93];[.$W93];[.$AC93])" office:value-type="float"/>
          <table:table-cell table:formula="of:=MEDIAN([.$F93];[.$L93];[.$R93];[.$X93];[.$AD93])" office:value-type="float"/>
          <table:table-cell table:formula="of:=MEDIAN([.$G93];[.$M93];[.$S93];[.$Y93];[.$AE93])" office:value-type="float"/>
          <table:table-cell table:formula="of:=MAX([.$B93];[.$H93];[.$N93];[.$T93];[.$Z93])" office:value-type="float"/>
          <table:table-cell table:formula="of:=MAX([.$C93];[.$I93];[.$O93];[.$U93];[.$AA93])" office:value-type="float"/>
          <table:table-cell table:formula="of:=MAX([.$D93];[.$J93];[.$P93];[.$V93];[.$AB93])" office:value-type="float"/>
          <table:table-cell table:formula="of:=MAX([.$E93];[.$K93];[.$Q93];[.$W93];[.$AC93])" office:value-type="float"/>
          <table:table-cell table:formula="of:=MAX([.$F93];[.$L93];[.$R93];[.$X93];[.$AD93])" office:value-type="float"/>
          <table:table-cell table:formula="of:=MAX([.$G93];[.$M93];[.$S93];[.$Y93];[.$AE93])" office:value-type="float"/>
        </table:table-row>
        <table:table-row table:style-name="ro1">
          <table:table-cell office:value-type="string">
            <text:p>bio-repair/instances/Stat_vs_Exp/15/Stat_vs_Exp_195_15.lp</text:p>
          </table:table-cell>
          <table:table-cell office:value-type="float" office:value="141.2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14.8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94];[.$H94];[.$N94];[.$T94];[.$Z94])" office:value-type="float"/>
          <table:table-cell table:formula="of:=MIN([.$C94];[.$I94];[.$O94];[.$U94];[.$AA94])" office:value-type="float"/>
          <table:table-cell table:formula="of:=MIN([.$D94];[.$J94];[.$P94];[.$V94];[.$AB94])" office:value-type="float"/>
          <table:table-cell table:formula="of:=MIN([.$E94];[.$K94];[.$Q94];[.$W94];[.$AC94])" office:value-type="float"/>
          <table:table-cell table:formula="of:=MIN([.$F94];[.$L94];[.$R94];[.$X94];[.$AD94])" office:value-type="float"/>
          <table:table-cell table:formula="of:=MIN([.$G94];[.$M94];[.$S94];[.$Y94];[.$AE94])" office:value-type="float"/>
          <table:table-cell table:formula="of:=MEDIAN([.$B94];[.$H94];[.$N94];[.$T94];[.$Z94])" office:value-type="float"/>
          <table:table-cell table:formula="of:=MEDIAN([.$C94];[.$I94];[.$O94];[.$U94];[.$AA94])" office:value-type="float"/>
          <table:table-cell table:formula="of:=MEDIAN([.$D94];[.$J94];[.$P94];[.$V94];[.$AB94])" office:value-type="float"/>
          <table:table-cell table:formula="of:=MEDIAN([.$E94];[.$K94];[.$Q94];[.$W94];[.$AC94])" office:value-type="float"/>
          <table:table-cell table:formula="of:=MEDIAN([.$F94];[.$L94];[.$R94];[.$X94];[.$AD94])" office:value-type="float"/>
          <table:table-cell table:formula="of:=MEDIAN([.$G94];[.$M94];[.$S94];[.$Y94];[.$AE94])" office:value-type="float"/>
          <table:table-cell table:formula="of:=MAX([.$B94];[.$H94];[.$N94];[.$T94];[.$Z94])" office:value-type="float"/>
          <table:table-cell table:formula="of:=MAX([.$C94];[.$I94];[.$O94];[.$U94];[.$AA94])" office:value-type="float"/>
          <table:table-cell table:formula="of:=MAX([.$D94];[.$J94];[.$P94];[.$V94];[.$AB94])" office:value-type="float"/>
          <table:table-cell table:formula="of:=MAX([.$E94];[.$K94];[.$Q94];[.$W94];[.$AC94])" office:value-type="float"/>
          <table:table-cell table:formula="of:=MAX([.$F94];[.$L94];[.$R94];[.$X94];[.$AD94])" office:value-type="float"/>
          <table:table-cell table:formula="of:=MAX([.$G94];[.$M94];[.$S94];[.$Y94];[.$AE94])" office:value-type="float"/>
        </table:table-row>
        <table:table-row table:style-name="ro1">
          <table:table-cell office:value-type="string">
            <text:p>bio-repair/instances/Stat_vs_Exp/15/Stat_vs_Exp_1_15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95];[.$H95];[.$N95];[.$T95];[.$Z95])" office:value-type="float"/>
          <table:table-cell table:formula="of:=MIN([.$C95];[.$I95];[.$O95];[.$U95];[.$AA95])" office:value-type="float"/>
          <table:table-cell table:formula="of:=MIN([.$D95];[.$J95];[.$P95];[.$V95];[.$AB95])" office:value-type="float"/>
          <table:table-cell table:formula="of:=MIN([.$E95];[.$K95];[.$Q95];[.$W95];[.$AC95])" office:value-type="float"/>
          <table:table-cell table:formula="of:=MIN([.$F95];[.$L95];[.$R95];[.$X95];[.$AD95])" office:value-type="float"/>
          <table:table-cell table:formula="of:=MIN([.$G95];[.$M95];[.$S95];[.$Y95];[.$AE95])" office:value-type="float"/>
          <table:table-cell table:formula="of:=MEDIAN([.$B95];[.$H95];[.$N95];[.$T95];[.$Z95])" office:value-type="float"/>
          <table:table-cell table:formula="of:=MEDIAN([.$C95];[.$I95];[.$O95];[.$U95];[.$AA95])" office:value-type="float"/>
          <table:table-cell table:formula="of:=MEDIAN([.$D95];[.$J95];[.$P95];[.$V95];[.$AB95])" office:value-type="float"/>
          <table:table-cell table:formula="of:=MEDIAN([.$E95];[.$K95];[.$Q95];[.$W95];[.$AC95])" office:value-type="float"/>
          <table:table-cell table:formula="of:=MEDIAN([.$F95];[.$L95];[.$R95];[.$X95];[.$AD95])" office:value-type="float"/>
          <table:table-cell table:formula="of:=MEDIAN([.$G95];[.$M95];[.$S95];[.$Y95];[.$AE95])" office:value-type="float"/>
          <table:table-cell table:formula="of:=MAX([.$B95];[.$H95];[.$N95];[.$T95];[.$Z95])" office:value-type="float"/>
          <table:table-cell table:formula="of:=MAX([.$C95];[.$I95];[.$O95];[.$U95];[.$AA95])" office:value-type="float"/>
          <table:table-cell table:formula="of:=MAX([.$D95];[.$J95];[.$P95];[.$V95];[.$AB95])" office:value-type="float"/>
          <table:table-cell table:formula="of:=MAX([.$E95];[.$K95];[.$Q95];[.$W95];[.$AC95])" office:value-type="float"/>
          <table:table-cell table:formula="of:=MAX([.$F95];[.$L95];[.$R95];[.$X95];[.$AD95])" office:value-type="float"/>
          <table:table-cell table:formula="of:=MAX([.$G95];[.$M95];[.$S95];[.$Y95];[.$AE95])" office:value-type="float"/>
        </table:table-row>
        <table:table-row table:style-name="ro1">
          <table:table-cell office:value-type="string">
            <text:p>bio-repair/instances/Stat_vs_Exp/15/Stat_vs_Exp_30_15.lp</text:p>
          </table:table-cell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07.6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.0"/>
          <table:table-cell office:value-type="float" office:value="127.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.0"/>
          <table:table-cell table:style-name="cellBest" office:value-type="float" office:value="53.09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96];[.$H96];[.$N96];[.$T96];[.$Z96])" office:value-type="float"/>
          <table:table-cell table:formula="of:=MIN([.$C96];[.$I96];[.$O96];[.$U96];[.$AA96])" office:value-type="float"/>
          <table:table-cell table:formula="of:=MIN([.$D96];[.$J96];[.$P96];[.$V96];[.$AB96])" office:value-type="float"/>
          <table:table-cell table:formula="of:=MIN([.$E96];[.$K96];[.$Q96];[.$W96];[.$AC96])" office:value-type="float"/>
          <table:table-cell table:formula="of:=MIN([.$F96];[.$L96];[.$R96];[.$X96];[.$AD96])" office:value-type="float"/>
          <table:table-cell table:formula="of:=MIN([.$G96];[.$M96];[.$S96];[.$Y96];[.$AE96])" office:value-type="float"/>
          <table:table-cell table:formula="of:=MEDIAN([.$B96];[.$H96];[.$N96];[.$T96];[.$Z96])" office:value-type="float"/>
          <table:table-cell table:formula="of:=MEDIAN([.$C96];[.$I96];[.$O96];[.$U96];[.$AA96])" office:value-type="float"/>
          <table:table-cell table:formula="of:=MEDIAN([.$D96];[.$J96];[.$P96];[.$V96];[.$AB96])" office:value-type="float"/>
          <table:table-cell table:formula="of:=MEDIAN([.$E96];[.$K96];[.$Q96];[.$W96];[.$AC96])" office:value-type="float"/>
          <table:table-cell table:formula="of:=MEDIAN([.$F96];[.$L96];[.$R96];[.$X96];[.$AD96])" office:value-type="float"/>
          <table:table-cell table:formula="of:=MEDIAN([.$G96];[.$M96];[.$S96];[.$Y96];[.$AE96])" office:value-type="float"/>
          <table:table-cell table:formula="of:=MAX([.$B96];[.$H96];[.$N96];[.$T96];[.$Z96])" office:value-type="float"/>
          <table:table-cell table:formula="of:=MAX([.$C96];[.$I96];[.$O96];[.$U96];[.$AA96])" office:value-type="float"/>
          <table:table-cell table:formula="of:=MAX([.$D96];[.$J96];[.$P96];[.$V96];[.$AB96])" office:value-type="float"/>
          <table:table-cell table:formula="of:=MAX([.$E96];[.$K96];[.$Q96];[.$W96];[.$AC96])" office:value-type="float"/>
          <table:table-cell table:formula="of:=MAX([.$F96];[.$L96];[.$R96];[.$X96];[.$AD96])" office:value-type="float"/>
          <table:table-cell table:formula="of:=MAX([.$G96];[.$M96];[.$S96];[.$Y96];[.$AE96])" office:value-type="float"/>
        </table:table-row>
        <table:table-row table:style-name="ro1">
          <table:table-cell office:value-type="string">
            <text:p>bio-repair/instances/Stat_vs_Exp/15/Stat_vs_Exp_3_15.lp</text:p>
          </table:table-cell>
          <table:table-cell office:value-type="float" office:value="31.18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.0"/>
          <table:table-cell office:value-type="float" office:value="31.93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.0"/>
          <table:table-cell table:style-name="cellBest" office:value-type="float" office:value="30.87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.0"/>
          <table:table-cell table:style-name="cellWorst" office:value-type="float" office:value="36.13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.0"/>
          <table:table-cell office:value-type="float" office:value="34.57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.0"/>
          <table:table-cell table:formula="of:=MIN([.$B97];[.$H97];[.$N97];[.$T97];[.$Z97])" office:value-type="float"/>
          <table:table-cell table:formula="of:=MIN([.$C97];[.$I97];[.$O97];[.$U97];[.$AA97])" office:value-type="float"/>
          <table:table-cell table:formula="of:=MIN([.$D97];[.$J97];[.$P97];[.$V97];[.$AB97])" office:value-type="float"/>
          <table:table-cell table:formula="of:=MIN([.$E97];[.$K97];[.$Q97];[.$W97];[.$AC97])" office:value-type="float"/>
          <table:table-cell table:formula="of:=MIN([.$F97];[.$L97];[.$R97];[.$X97];[.$AD97])" office:value-type="float"/>
          <table:table-cell table:formula="of:=MIN([.$G97];[.$M97];[.$S97];[.$Y97];[.$AE97])" office:value-type="float"/>
          <table:table-cell table:formula="of:=MEDIAN([.$B97];[.$H97];[.$N97];[.$T97];[.$Z97])" office:value-type="float"/>
          <table:table-cell table:formula="of:=MEDIAN([.$C97];[.$I97];[.$O97];[.$U97];[.$AA97])" office:value-type="float"/>
          <table:table-cell table:formula="of:=MEDIAN([.$D97];[.$J97];[.$P97];[.$V97];[.$AB97])" office:value-type="float"/>
          <table:table-cell table:formula="of:=MEDIAN([.$E97];[.$K97];[.$Q97];[.$W97];[.$AC97])" office:value-type="float"/>
          <table:table-cell table:formula="of:=MEDIAN([.$F97];[.$L97];[.$R97];[.$X97];[.$AD97])" office:value-type="float"/>
          <table:table-cell table:formula="of:=MEDIAN([.$G97];[.$M97];[.$S97];[.$Y97];[.$AE97])" office:value-type="float"/>
          <table:table-cell table:formula="of:=MAX([.$B97];[.$H97];[.$N97];[.$T97];[.$Z97])" office:value-type="float"/>
          <table:table-cell table:formula="of:=MAX([.$C97];[.$I97];[.$O97];[.$U97];[.$AA97])" office:value-type="float"/>
          <table:table-cell table:formula="of:=MAX([.$D97];[.$J97];[.$P97];[.$V97];[.$AB97])" office:value-type="float"/>
          <table:table-cell table:formula="of:=MAX([.$E97];[.$K97];[.$Q97];[.$W97];[.$AC97])" office:value-type="float"/>
          <table:table-cell table:formula="of:=MAX([.$F97];[.$L97];[.$R97];[.$X97];[.$AD97])" office:value-type="float"/>
          <table:table-cell table:formula="of:=MAX([.$G97];[.$M97];[.$S97];[.$Y97];[.$AE97])" office:value-type="float"/>
        </table:table-row>
        <table:table-row table:style-name="ro1">
          <table:table-cell office:value-type="string">
            <text:p>bio-repair/instances/Stat_vs_Exp/15/Stat_vs_Exp_44_15.lp</text:p>
          </table:table-cell>
          <table:table-cell office:value-type="float" office:value="126.8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.0"/>
          <table:table-cell table:style-name="cellWorst" office:value-type="float" office:value="154.3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.0"/>
          <table:table-cell office:value-type="float" office:value="67.67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.0"/>
          <table:table-cell table:style-name="cellBest" office:value-type="float" office:value="45.91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.0"/>
          <table:table-cell office:value-type="float" office:value="89.34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.0"/>
          <table:table-cell table:formula="of:=MIN([.$B98];[.$H98];[.$N98];[.$T98];[.$Z98])" office:value-type="float"/>
          <table:table-cell table:formula="of:=MIN([.$C98];[.$I98];[.$O98];[.$U98];[.$AA98])" office:value-type="float"/>
          <table:table-cell table:formula="of:=MIN([.$D98];[.$J98];[.$P98];[.$V98];[.$AB98])" office:value-type="float"/>
          <table:table-cell table:formula="of:=MIN([.$E98];[.$K98];[.$Q98];[.$W98];[.$AC98])" office:value-type="float"/>
          <table:table-cell table:formula="of:=MIN([.$F98];[.$L98];[.$R98];[.$X98];[.$AD98])" office:value-type="float"/>
          <table:table-cell table:formula="of:=MIN([.$G98];[.$M98];[.$S98];[.$Y98];[.$AE98])" office:value-type="float"/>
          <table:table-cell table:formula="of:=MEDIAN([.$B98];[.$H98];[.$N98];[.$T98];[.$Z98])" office:value-type="float"/>
          <table:table-cell table:formula="of:=MEDIAN([.$C98];[.$I98];[.$O98];[.$U98];[.$AA98])" office:value-type="float"/>
          <table:table-cell table:formula="of:=MEDIAN([.$D98];[.$J98];[.$P98];[.$V98];[.$AB98])" office:value-type="float"/>
          <table:table-cell table:formula="of:=MEDIAN([.$E98];[.$K98];[.$Q98];[.$W98];[.$AC98])" office:value-type="float"/>
          <table:table-cell table:formula="of:=MEDIAN([.$F98];[.$L98];[.$R98];[.$X98];[.$AD98])" office:value-type="float"/>
          <table:table-cell table:formula="of:=MEDIAN([.$G98];[.$M98];[.$S98];[.$Y98];[.$AE98])" office:value-type="float"/>
          <table:table-cell table:formula="of:=MAX([.$B98];[.$H98];[.$N98];[.$T98];[.$Z98])" office:value-type="float"/>
          <table:table-cell table:formula="of:=MAX([.$C98];[.$I98];[.$O98];[.$U98];[.$AA98])" office:value-type="float"/>
          <table:table-cell table:formula="of:=MAX([.$D98];[.$J98];[.$P98];[.$V98];[.$AB98])" office:value-type="float"/>
          <table:table-cell table:formula="of:=MAX([.$E98];[.$K98];[.$Q98];[.$W98];[.$AC98])" office:value-type="float"/>
          <table:table-cell table:formula="of:=MAX([.$F98];[.$L98];[.$R98];[.$X98];[.$AD98])" office:value-type="float"/>
          <table:table-cell table:formula="of:=MAX([.$G98];[.$M98];[.$S98];[.$Y98];[.$AE98])" office:value-type="float"/>
        </table:table-row>
        <table:table-row table:style-name="ro1">
          <table:table-cell office:value-type="string">
            <text:p>bio-repair/instances/Stat_vs_Exp/15/Stat_vs_Exp_46_15.lp</text:p>
          </table:table-cell>
          <table:table-cell table:style-name="cellBest" office:value-type="float" office:value="25.20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.0"/>
          <table:table-cell office:value-type="float" office:value="27.98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.0"/>
          <table:table-cell office:value-type="float" office:value="27.56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.0"/>
          <table:table-cell office:value-type="float" office:value="26.57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.0"/>
          <table:table-cell office:value-type="float" office:value="27.77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.0"/>
          <table:table-cell table:formula="of:=MIN([.$B99];[.$H99];[.$N99];[.$T99];[.$Z99])" office:value-type="float"/>
          <table:table-cell table:formula="of:=MIN([.$C99];[.$I99];[.$O99];[.$U99];[.$AA99])" office:value-type="float"/>
          <table:table-cell table:formula="of:=MIN([.$D99];[.$J99];[.$P99];[.$V99];[.$AB99])" office:value-type="float"/>
          <table:table-cell table:formula="of:=MIN([.$E99];[.$K99];[.$Q99];[.$W99];[.$AC99])" office:value-type="float"/>
          <table:table-cell table:formula="of:=MIN([.$F99];[.$L99];[.$R99];[.$X99];[.$AD99])" office:value-type="float"/>
          <table:table-cell table:formula="of:=MIN([.$G99];[.$M99];[.$S99];[.$Y99];[.$AE99])" office:value-type="float"/>
          <table:table-cell table:formula="of:=MEDIAN([.$B99];[.$H99];[.$N99];[.$T99];[.$Z99])" office:value-type="float"/>
          <table:table-cell table:formula="of:=MEDIAN([.$C99];[.$I99];[.$O99];[.$U99];[.$AA99])" office:value-type="float"/>
          <table:table-cell table:formula="of:=MEDIAN([.$D99];[.$J99];[.$P99];[.$V99];[.$AB99])" office:value-type="float"/>
          <table:table-cell table:formula="of:=MEDIAN([.$E99];[.$K99];[.$Q99];[.$W99];[.$AC99])" office:value-type="float"/>
          <table:table-cell table:formula="of:=MEDIAN([.$F99];[.$L99];[.$R99];[.$X99];[.$AD99])" office:value-type="float"/>
          <table:table-cell table:formula="of:=MEDIAN([.$G99];[.$M99];[.$S99];[.$Y99];[.$AE99])" office:value-type="float"/>
          <table:table-cell table:formula="of:=MAX([.$B99];[.$H99];[.$N99];[.$T99];[.$Z99])" office:value-type="float"/>
          <table:table-cell table:formula="of:=MAX([.$C99];[.$I99];[.$O99];[.$U99];[.$AA99])" office:value-type="float"/>
          <table:table-cell table:formula="of:=MAX([.$D99];[.$J99];[.$P99];[.$V99];[.$AB99])" office:value-type="float"/>
          <table:table-cell table:formula="of:=MAX([.$E99];[.$K99];[.$Q99];[.$W99];[.$AC99])" office:value-type="float"/>
          <table:table-cell table:formula="of:=MAX([.$F99];[.$L99];[.$R99];[.$X99];[.$AD99])" office:value-type="float"/>
          <table:table-cell table:formula="of:=MAX([.$G99];[.$M99];[.$S99];[.$Y99];[.$AE99])" office:value-type="float"/>
        </table:table-row>
        <table:table-row table:style-name="ro1">
          <table:table-cell office:value-type="string">
            <text:p>bio-repair/instances/Stat_vs_Exp/15/Stat_vs_Exp_54_15.lp</text:p>
          </table:table-cell>
          <table:table-cell table:style-name="cellBest" office:value-type="float" office:value="33.97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.0"/>
          <table:table-cell office:value-type="float" office:value="41.20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.0"/>
          <table:table-cell office:value-type="float" office:value="40.21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.0"/>
          <table:table-cell office:value-type="float" office:value="40.46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0];[.$H100];[.$N100];[.$T100];[.$Z100])" office:value-type="float"/>
          <table:table-cell table:formula="of:=MIN([.$C100];[.$I100];[.$O100];[.$U100];[.$AA100])" office:value-type="float"/>
          <table:table-cell table:formula="of:=MIN([.$D100];[.$J100];[.$P100];[.$V100];[.$AB100])" office:value-type="float"/>
          <table:table-cell table:formula="of:=MIN([.$E100];[.$K100];[.$Q100];[.$W100];[.$AC100])" office:value-type="float"/>
          <table:table-cell table:formula="of:=MIN([.$F100];[.$L100];[.$R100];[.$X100];[.$AD100])" office:value-type="float"/>
          <table:table-cell table:formula="of:=MIN([.$G100];[.$M100];[.$S100];[.$Y100];[.$AE100])" office:value-type="float"/>
          <table:table-cell table:formula="of:=MEDIAN([.$B100];[.$H100];[.$N100];[.$T100];[.$Z100])" office:value-type="float"/>
          <table:table-cell table:formula="of:=MEDIAN([.$C100];[.$I100];[.$O100];[.$U100];[.$AA100])" office:value-type="float"/>
          <table:table-cell table:formula="of:=MEDIAN([.$D100];[.$J100];[.$P100];[.$V100];[.$AB100])" office:value-type="float"/>
          <table:table-cell table:formula="of:=MEDIAN([.$E100];[.$K100];[.$Q100];[.$W100];[.$AC100])" office:value-type="float"/>
          <table:table-cell table:formula="of:=MEDIAN([.$F100];[.$L100];[.$R100];[.$X100];[.$AD100])" office:value-type="float"/>
          <table:table-cell table:formula="of:=MEDIAN([.$G100];[.$M100];[.$S100];[.$Y100];[.$AE100])" office:value-type="float"/>
          <table:table-cell table:formula="of:=MAX([.$B100];[.$H100];[.$N100];[.$T100];[.$Z100])" office:value-type="float"/>
          <table:table-cell table:formula="of:=MAX([.$C100];[.$I100];[.$O100];[.$U100];[.$AA100])" office:value-type="float"/>
          <table:table-cell table:formula="of:=MAX([.$D100];[.$J100];[.$P100];[.$V100];[.$AB100])" office:value-type="float"/>
          <table:table-cell table:formula="of:=MAX([.$E100];[.$K100];[.$Q100];[.$W100];[.$AC100])" office:value-type="float"/>
          <table:table-cell table:formula="of:=MAX([.$F100];[.$L100];[.$R100];[.$X100];[.$AD100])" office:value-type="float"/>
          <table:table-cell table:formula="of:=MAX([.$G100];[.$M100];[.$S100];[.$Y100];[.$AE100])" office:value-type="float"/>
        </table:table-row>
        <table:table-row table:style-name="ro1">
          <table:table-cell office:value-type="string">
            <text:p>bio-repair/instances/Stat_vs_Exp/15/Stat_vs_Exp_56_15.lp</text:p>
          </table:table-cell>
          <table:table-cell office:value-type="float" office:value="26.16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.0"/>
          <table:table-cell office:value-type="float" office:value="26.75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.0"/>
          <table:table-cell table:style-name="cellBest" office:value-type="float" office:value="25.85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.0"/>
          <table:table-cell office:value-type="float" office:value="28.43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.0"/>
          <table:table-cell office:value-type="float" office:value="28.44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.0"/>
          <table:table-cell table:formula="of:=MIN([.$B101];[.$H101];[.$N101];[.$T101];[.$Z101])" office:value-type="float"/>
          <table:table-cell table:formula="of:=MIN([.$C101];[.$I101];[.$O101];[.$U101];[.$AA101])" office:value-type="float"/>
          <table:table-cell table:formula="of:=MIN([.$D101];[.$J101];[.$P101];[.$V101];[.$AB101])" office:value-type="float"/>
          <table:table-cell table:formula="of:=MIN([.$E101];[.$K101];[.$Q101];[.$W101];[.$AC101])" office:value-type="float"/>
          <table:table-cell table:formula="of:=MIN([.$F101];[.$L101];[.$R101];[.$X101];[.$AD101])" office:value-type="float"/>
          <table:table-cell table:formula="of:=MIN([.$G101];[.$M101];[.$S101];[.$Y101];[.$AE101])" office:value-type="float"/>
          <table:table-cell table:formula="of:=MEDIAN([.$B101];[.$H101];[.$N101];[.$T101];[.$Z101])" office:value-type="float"/>
          <table:table-cell table:formula="of:=MEDIAN([.$C101];[.$I101];[.$O101];[.$U101];[.$AA101])" office:value-type="float"/>
          <table:table-cell table:formula="of:=MEDIAN([.$D101];[.$J101];[.$P101];[.$V101];[.$AB101])" office:value-type="float"/>
          <table:table-cell table:formula="of:=MEDIAN([.$E101];[.$K101];[.$Q101];[.$W101];[.$AC101])" office:value-type="float"/>
          <table:table-cell table:formula="of:=MEDIAN([.$F101];[.$L101];[.$R101];[.$X101];[.$AD101])" office:value-type="float"/>
          <table:table-cell table:formula="of:=MEDIAN([.$G101];[.$M101];[.$S101];[.$Y101];[.$AE101])" office:value-type="float"/>
          <table:table-cell table:formula="of:=MAX([.$B101];[.$H101];[.$N101];[.$T101];[.$Z101])" office:value-type="float"/>
          <table:table-cell table:formula="of:=MAX([.$C101];[.$I101];[.$O101];[.$U101];[.$AA101])" office:value-type="float"/>
          <table:table-cell table:formula="of:=MAX([.$D101];[.$J101];[.$P101];[.$V101];[.$AB101])" office:value-type="float"/>
          <table:table-cell table:formula="of:=MAX([.$E101];[.$K101];[.$Q101];[.$W101];[.$AC101])" office:value-type="float"/>
          <table:table-cell table:formula="of:=MAX([.$F101];[.$L101];[.$R101];[.$X101];[.$AD101])" office:value-type="float"/>
          <table:table-cell table:formula="of:=MAX([.$G101];[.$M101];[.$S101];[.$Y101];[.$AE101])" office:value-type="float"/>
        </table:table-row>
        <table:table-row table:style-name="ro1">
          <table:table-cell office:value-type="string">
            <text:p>bio-repair/instances/Stat_vs_Exp/15/Stat_vs_Exp_57_15.lp</text:p>
          </table:table-cell>
          <table:table-cell table:style-name="cellBest" office:value-type="float" office:value="38.89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office:value-type="float" office:value="39.15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office:value-type="float" office:value="39.11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office:value-type="float" office:value="42.97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2];[.$H102];[.$N102];[.$T102];[.$Z102])" office:value-type="float"/>
          <table:table-cell table:formula="of:=MIN([.$C102];[.$I102];[.$O102];[.$U102];[.$AA102])" office:value-type="float"/>
          <table:table-cell table:formula="of:=MIN([.$D102];[.$J102];[.$P102];[.$V102];[.$AB102])" office:value-type="float"/>
          <table:table-cell table:formula="of:=MIN([.$E102];[.$K102];[.$Q102];[.$W102];[.$AC102])" office:value-type="float"/>
          <table:table-cell table:formula="of:=MIN([.$F102];[.$L102];[.$R102];[.$X102];[.$AD102])" office:value-type="float"/>
          <table:table-cell table:formula="of:=MIN([.$G102];[.$M102];[.$S102];[.$Y102];[.$AE102])" office:value-type="float"/>
          <table:table-cell table:formula="of:=MEDIAN([.$B102];[.$H102];[.$N102];[.$T102];[.$Z102])" office:value-type="float"/>
          <table:table-cell table:formula="of:=MEDIAN([.$C102];[.$I102];[.$O102];[.$U102];[.$AA102])" office:value-type="float"/>
          <table:table-cell table:formula="of:=MEDIAN([.$D102];[.$J102];[.$P102];[.$V102];[.$AB102])" office:value-type="float"/>
          <table:table-cell table:formula="of:=MEDIAN([.$E102];[.$K102];[.$Q102];[.$W102];[.$AC102])" office:value-type="float"/>
          <table:table-cell table:formula="of:=MEDIAN([.$F102];[.$L102];[.$R102];[.$X102];[.$AD102])" office:value-type="float"/>
          <table:table-cell table:formula="of:=MEDIAN([.$G102];[.$M102];[.$S102];[.$Y102];[.$AE102])" office:value-type="float"/>
          <table:table-cell table:formula="of:=MAX([.$B102];[.$H102];[.$N102];[.$T102];[.$Z102])" office:value-type="float"/>
          <table:table-cell table:formula="of:=MAX([.$C102];[.$I102];[.$O102];[.$U102];[.$AA102])" office:value-type="float"/>
          <table:table-cell table:formula="of:=MAX([.$D102];[.$J102];[.$P102];[.$V102];[.$AB102])" office:value-type="float"/>
          <table:table-cell table:formula="of:=MAX([.$E102];[.$K102];[.$Q102];[.$W102];[.$AC102])" office:value-type="float"/>
          <table:table-cell table:formula="of:=MAX([.$F102];[.$L102];[.$R102];[.$X102];[.$AD102])" office:value-type="float"/>
          <table:table-cell table:formula="of:=MAX([.$G102];[.$M102];[.$S102];[.$Y102];[.$AE102])" office:value-type="float"/>
        </table:table-row>
        <table:table-row table:style-name="ro1">
          <table:table-cell office:value-type="string">
            <text:p>bio-repair/instances/Stat_vs_Exp/15/Stat_vs_Exp_63_15.lp</text:p>
          </table:table-cell>
          <table:table-cell office:value-type="float" office:value="591.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98.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.0"/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3];[.$H103];[.$N103];[.$T103];[.$Z103])" office:value-type="float"/>
          <table:table-cell table:formula="of:=MIN([.$C103];[.$I103];[.$O103];[.$U103];[.$AA103])" office:value-type="float"/>
          <table:table-cell table:formula="of:=MIN([.$D103];[.$J103];[.$P103];[.$V103];[.$AB103])" office:value-type="float"/>
          <table:table-cell table:formula="of:=MIN([.$E103];[.$K103];[.$Q103];[.$W103];[.$AC103])" office:value-type="float"/>
          <table:table-cell table:formula="of:=MIN([.$F103];[.$L103];[.$R103];[.$X103];[.$AD103])" office:value-type="float"/>
          <table:table-cell table:formula="of:=MIN([.$G103];[.$M103];[.$S103];[.$Y103];[.$AE103])" office:value-type="float"/>
          <table:table-cell table:formula="of:=MEDIAN([.$B103];[.$H103];[.$N103];[.$T103];[.$Z103])" office:value-type="float"/>
          <table:table-cell table:formula="of:=MEDIAN([.$C103];[.$I103];[.$O103];[.$U103];[.$AA103])" office:value-type="float"/>
          <table:table-cell table:formula="of:=MEDIAN([.$D103];[.$J103];[.$P103];[.$V103];[.$AB103])" office:value-type="float"/>
          <table:table-cell table:formula="of:=MEDIAN([.$E103];[.$K103];[.$Q103];[.$W103];[.$AC103])" office:value-type="float"/>
          <table:table-cell table:formula="of:=MEDIAN([.$F103];[.$L103];[.$R103];[.$X103];[.$AD103])" office:value-type="float"/>
          <table:table-cell table:formula="of:=MEDIAN([.$G103];[.$M103];[.$S103];[.$Y103];[.$AE103])" office:value-type="float"/>
          <table:table-cell table:formula="of:=MAX([.$B103];[.$H103];[.$N103];[.$T103];[.$Z103])" office:value-type="float"/>
          <table:table-cell table:formula="of:=MAX([.$C103];[.$I103];[.$O103];[.$U103];[.$AA103])" office:value-type="float"/>
          <table:table-cell table:formula="of:=MAX([.$D103];[.$J103];[.$P103];[.$V103];[.$AB103])" office:value-type="float"/>
          <table:table-cell table:formula="of:=MAX([.$E103];[.$K103];[.$Q103];[.$W103];[.$AC103])" office:value-type="float"/>
          <table:table-cell table:formula="of:=MAX([.$F103];[.$L103];[.$R103];[.$X103];[.$AD103])" office:value-type="float"/>
          <table:table-cell table:formula="of:=MAX([.$G103];[.$M103];[.$S103];[.$Y103];[.$AE103])" office:value-type="float"/>
        </table:table-row>
        <table:table-row table:style-name="ro1">
          <table:table-cell office:value-type="string">
            <text:p>bio-repair/instances/Stat_vs_Exp/15/Stat_vs_Exp_67_15.lp</text:p>
          </table:table-cell>
          <table:table-cell office:value-type="float" office:value="42.96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.0"/>
          <table:table-cell table:style-name="cellWorst" office:value-type="float" office:value="45.94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.0"/>
          <table:table-cell table:style-name="cellBest" office:value-type="float" office:value="41.78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.0"/>
          <table:table-cell office:value-type="float" office:value="42.46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.0"/>
          <table:table-cell office:value-type="float" office:value="43.53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.0"/>
          <table:table-cell table:formula="of:=MIN([.$B104];[.$H104];[.$N104];[.$T104];[.$Z104])" office:value-type="float"/>
          <table:table-cell table:formula="of:=MIN([.$C104];[.$I104];[.$O104];[.$U104];[.$AA104])" office:value-type="float"/>
          <table:table-cell table:formula="of:=MIN([.$D104];[.$J104];[.$P104];[.$V104];[.$AB104])" office:value-type="float"/>
          <table:table-cell table:formula="of:=MIN([.$E104];[.$K104];[.$Q104];[.$W104];[.$AC104])" office:value-type="float"/>
          <table:table-cell table:formula="of:=MIN([.$F104];[.$L104];[.$R104];[.$X104];[.$AD104])" office:value-type="float"/>
          <table:table-cell table:formula="of:=MIN([.$G104];[.$M104];[.$S104];[.$Y104];[.$AE104])" office:value-type="float"/>
          <table:table-cell table:formula="of:=MEDIAN([.$B104];[.$H104];[.$N104];[.$T104];[.$Z104])" office:value-type="float"/>
          <table:table-cell table:formula="of:=MEDIAN([.$C104];[.$I104];[.$O104];[.$U104];[.$AA104])" office:value-type="float"/>
          <table:table-cell table:formula="of:=MEDIAN([.$D104];[.$J104];[.$P104];[.$V104];[.$AB104])" office:value-type="float"/>
          <table:table-cell table:formula="of:=MEDIAN([.$E104];[.$K104];[.$Q104];[.$W104];[.$AC104])" office:value-type="float"/>
          <table:table-cell table:formula="of:=MEDIAN([.$F104];[.$L104];[.$R104];[.$X104];[.$AD104])" office:value-type="float"/>
          <table:table-cell table:formula="of:=MEDIAN([.$G104];[.$M104];[.$S104];[.$Y104];[.$AE104])" office:value-type="float"/>
          <table:table-cell table:formula="of:=MAX([.$B104];[.$H104];[.$N104];[.$T104];[.$Z104])" office:value-type="float"/>
          <table:table-cell table:formula="of:=MAX([.$C104];[.$I104];[.$O104];[.$U104];[.$AA104])" office:value-type="float"/>
          <table:table-cell table:formula="of:=MAX([.$D104];[.$J104];[.$P104];[.$V104];[.$AB104])" office:value-type="float"/>
          <table:table-cell table:formula="of:=MAX([.$E104];[.$K104];[.$Q104];[.$W104];[.$AC104])" office:value-type="float"/>
          <table:table-cell table:formula="of:=MAX([.$F104];[.$L104];[.$R104];[.$X104];[.$AD104])" office:value-type="float"/>
          <table:table-cell table:formula="of:=MAX([.$G104];[.$M104];[.$S104];[.$Y104];[.$AE104])" office:value-type="float"/>
        </table:table-row>
        <table:table-row table:style-name="ro1">
          <table:table-cell office:value-type="string">
            <text:p>bio-repair/instances/Stat_vs_Exp/15/Stat_vs_Exp_69_15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5];[.$H105];[.$N105];[.$T105];[.$Z105])" office:value-type="float"/>
          <table:table-cell table:formula="of:=MIN([.$C105];[.$I105];[.$O105];[.$U105];[.$AA105])" office:value-type="float"/>
          <table:table-cell table:formula="of:=MIN([.$D105];[.$J105];[.$P105];[.$V105];[.$AB105])" office:value-type="float"/>
          <table:table-cell table:formula="of:=MIN([.$E105];[.$K105];[.$Q105];[.$W105];[.$AC105])" office:value-type="float"/>
          <table:table-cell table:formula="of:=MIN([.$F105];[.$L105];[.$R105];[.$X105];[.$AD105])" office:value-type="float"/>
          <table:table-cell table:formula="of:=MIN([.$G105];[.$M105];[.$S105];[.$Y105];[.$AE105])" office:value-type="float"/>
          <table:table-cell table:formula="of:=MEDIAN([.$B105];[.$H105];[.$N105];[.$T105];[.$Z105])" office:value-type="float"/>
          <table:table-cell table:formula="of:=MEDIAN([.$C105];[.$I105];[.$O105];[.$U105];[.$AA105])" office:value-type="float"/>
          <table:table-cell table:formula="of:=MEDIAN([.$D105];[.$J105];[.$P105];[.$V105];[.$AB105])" office:value-type="float"/>
          <table:table-cell table:formula="of:=MEDIAN([.$E105];[.$K105];[.$Q105];[.$W105];[.$AC105])" office:value-type="float"/>
          <table:table-cell table:formula="of:=MEDIAN([.$F105];[.$L105];[.$R105];[.$X105];[.$AD105])" office:value-type="float"/>
          <table:table-cell table:formula="of:=MEDIAN([.$G105];[.$M105];[.$S105];[.$Y105];[.$AE105])" office:value-type="float"/>
          <table:table-cell table:formula="of:=MAX([.$B105];[.$H105];[.$N105];[.$T105];[.$Z105])" office:value-type="float"/>
          <table:table-cell table:formula="of:=MAX([.$C105];[.$I105];[.$O105];[.$U105];[.$AA105])" office:value-type="float"/>
          <table:table-cell table:formula="of:=MAX([.$D105];[.$J105];[.$P105];[.$V105];[.$AB105])" office:value-type="float"/>
          <table:table-cell table:formula="of:=MAX([.$E105];[.$K105];[.$Q105];[.$W105];[.$AC105])" office:value-type="float"/>
          <table:table-cell table:formula="of:=MAX([.$F105];[.$L105];[.$R105];[.$X105];[.$AD105])" office:value-type="float"/>
          <table:table-cell table:formula="of:=MAX([.$G105];[.$M105];[.$S105];[.$Y105];[.$AE105])" office:value-type="float"/>
        </table:table-row>
        <table:table-row table:style-name="ro1">
          <table:table-cell office:value-type="string">
            <text:p>dse/2x2/instances/app0-260-5-4.facts</text:p>
          </table:table-cell>
          <table:table-cell office:value-type="float" office:value="1.30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229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273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246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6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06];[.$H106];[.$N106];[.$T106];[.$Z106])" office:value-type="float"/>
          <table:table-cell table:formula="of:=MIN([.$C106];[.$I106];[.$O106];[.$U106];[.$AA106])" office:value-type="float"/>
          <table:table-cell table:formula="of:=MIN([.$D106];[.$J106];[.$P106];[.$V106];[.$AB106])" office:value-type="float"/>
          <table:table-cell table:formula="of:=MIN([.$E106];[.$K106];[.$Q106];[.$W106];[.$AC106])" office:value-type="float"/>
          <table:table-cell table:formula="of:=MIN([.$F106];[.$L106];[.$R106];[.$X106];[.$AD106])" office:value-type="float"/>
          <table:table-cell table:formula="of:=MIN([.$G106];[.$M106];[.$S106];[.$Y106];[.$AE106])" office:value-type="float"/>
          <table:table-cell table:formula="of:=MEDIAN([.$B106];[.$H106];[.$N106];[.$T106];[.$Z106])" office:value-type="float"/>
          <table:table-cell table:formula="of:=MEDIAN([.$C106];[.$I106];[.$O106];[.$U106];[.$AA106])" office:value-type="float"/>
          <table:table-cell table:formula="of:=MEDIAN([.$D106];[.$J106];[.$P106];[.$V106];[.$AB106])" office:value-type="float"/>
          <table:table-cell table:formula="of:=MEDIAN([.$E106];[.$K106];[.$Q106];[.$W106];[.$AC106])" office:value-type="float"/>
          <table:table-cell table:formula="of:=MEDIAN([.$F106];[.$L106];[.$R106];[.$X106];[.$AD106])" office:value-type="float"/>
          <table:table-cell table:formula="of:=MEDIAN([.$G106];[.$M106];[.$S106];[.$Y106];[.$AE106])" office:value-type="float"/>
          <table:table-cell table:formula="of:=MAX([.$B106];[.$H106];[.$N106];[.$T106];[.$Z106])" office:value-type="float"/>
          <table:table-cell table:formula="of:=MAX([.$C106];[.$I106];[.$O106];[.$U106];[.$AA106])" office:value-type="float"/>
          <table:table-cell table:formula="of:=MAX([.$D106];[.$J106];[.$P106];[.$V106];[.$AB106])" office:value-type="float"/>
          <table:table-cell table:formula="of:=MAX([.$E106];[.$K106];[.$Q106];[.$W106];[.$AC106])" office:value-type="float"/>
          <table:table-cell table:formula="of:=MAX([.$F106];[.$L106];[.$R106];[.$X106];[.$AD106])" office:value-type="float"/>
          <table:table-cell table:formula="of:=MAX([.$G106];[.$M106];[.$S106];[.$Y106];[.$AE106])" office:value-type="float"/>
        </table:table-row>
        <table:table-row table:style-name="ro1">
          <table:table-cell office:value-type="string">
            <text:p>dse/2x2/instances/app114-210-3-6.facts</text:p>
          </table:table-cell>
          <table:table-cell office:value-type="float" office:value="1.157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31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30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43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212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07];[.$H107];[.$N107];[.$T107];[.$Z107])" office:value-type="float"/>
          <table:table-cell table:formula="of:=MIN([.$C107];[.$I107];[.$O107];[.$U107];[.$AA107])" office:value-type="float"/>
          <table:table-cell table:formula="of:=MIN([.$D107];[.$J107];[.$P107];[.$V107];[.$AB107])" office:value-type="float"/>
          <table:table-cell table:formula="of:=MIN([.$E107];[.$K107];[.$Q107];[.$W107];[.$AC107])" office:value-type="float"/>
          <table:table-cell table:formula="of:=MIN([.$F107];[.$L107];[.$R107];[.$X107];[.$AD107])" office:value-type="float"/>
          <table:table-cell table:formula="of:=MIN([.$G107];[.$M107];[.$S107];[.$Y107];[.$AE107])" office:value-type="float"/>
          <table:table-cell table:formula="of:=MEDIAN([.$B107];[.$H107];[.$N107];[.$T107];[.$Z107])" office:value-type="float"/>
          <table:table-cell table:formula="of:=MEDIAN([.$C107];[.$I107];[.$O107];[.$U107];[.$AA107])" office:value-type="float"/>
          <table:table-cell table:formula="of:=MEDIAN([.$D107];[.$J107];[.$P107];[.$V107];[.$AB107])" office:value-type="float"/>
          <table:table-cell table:formula="of:=MEDIAN([.$E107];[.$K107];[.$Q107];[.$W107];[.$AC107])" office:value-type="float"/>
          <table:table-cell table:formula="of:=MEDIAN([.$F107];[.$L107];[.$R107];[.$X107];[.$AD107])" office:value-type="float"/>
          <table:table-cell table:formula="of:=MEDIAN([.$G107];[.$M107];[.$S107];[.$Y107];[.$AE107])" office:value-type="float"/>
          <table:table-cell table:formula="of:=MAX([.$B107];[.$H107];[.$N107];[.$T107];[.$Z107])" office:value-type="float"/>
          <table:table-cell table:formula="of:=MAX([.$C107];[.$I107];[.$O107];[.$U107];[.$AA107])" office:value-type="float"/>
          <table:table-cell table:formula="of:=MAX([.$D107];[.$J107];[.$P107];[.$V107];[.$AB107])" office:value-type="float"/>
          <table:table-cell table:formula="of:=MAX([.$E107];[.$K107];[.$Q107];[.$W107];[.$AC107])" office:value-type="float"/>
          <table:table-cell table:formula="of:=MAX([.$F107];[.$L107];[.$R107];[.$X107];[.$AD107])" office:value-type="float"/>
          <table:table-cell table:formula="of:=MAX([.$G107];[.$M107];[.$S107];[.$Y107];[.$AE107])" office:value-type="float"/>
        </table:table-row>
        <table:table-row table:style-name="ro1">
          <table:table-cell office:value-type="string">
            <text:p>dse/2x2/instances/app13-219-5-4.facts</text:p>
          </table:table-cell>
          <table:table-cell table:style-name="cellBest" office:value-type="float" office:value="2.327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59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3.045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3.756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8];[.$H108];[.$N108];[.$T108];[.$Z108])" office:value-type="float"/>
          <table:table-cell table:formula="of:=MIN([.$C108];[.$I108];[.$O108];[.$U108];[.$AA108])" office:value-type="float"/>
          <table:table-cell table:formula="of:=MIN([.$D108];[.$J108];[.$P108];[.$V108];[.$AB108])" office:value-type="float"/>
          <table:table-cell table:formula="of:=MIN([.$E108];[.$K108];[.$Q108];[.$W108];[.$AC108])" office:value-type="float"/>
          <table:table-cell table:formula="of:=MIN([.$F108];[.$L108];[.$R108];[.$X108];[.$AD108])" office:value-type="float"/>
          <table:table-cell table:formula="of:=MIN([.$G108];[.$M108];[.$S108];[.$Y108];[.$AE108])" office:value-type="float"/>
          <table:table-cell table:formula="of:=MEDIAN([.$B108];[.$H108];[.$N108];[.$T108];[.$Z108])" office:value-type="float"/>
          <table:table-cell table:formula="of:=MEDIAN([.$C108];[.$I108];[.$O108];[.$U108];[.$AA108])" office:value-type="float"/>
          <table:table-cell table:formula="of:=MEDIAN([.$D108];[.$J108];[.$P108];[.$V108];[.$AB108])" office:value-type="float"/>
          <table:table-cell table:formula="of:=MEDIAN([.$E108];[.$K108];[.$Q108];[.$W108];[.$AC108])" office:value-type="float"/>
          <table:table-cell table:formula="of:=MEDIAN([.$F108];[.$L108];[.$R108];[.$X108];[.$AD108])" office:value-type="float"/>
          <table:table-cell table:formula="of:=MEDIAN([.$G108];[.$M108];[.$S108];[.$Y108];[.$AE108])" office:value-type="float"/>
          <table:table-cell table:formula="of:=MAX([.$B108];[.$H108];[.$N108];[.$T108];[.$Z108])" office:value-type="float"/>
          <table:table-cell table:formula="of:=MAX([.$C108];[.$I108];[.$O108];[.$U108];[.$AA108])" office:value-type="float"/>
          <table:table-cell table:formula="of:=MAX([.$D108];[.$J108];[.$P108];[.$V108];[.$AB108])" office:value-type="float"/>
          <table:table-cell table:formula="of:=MAX([.$E108];[.$K108];[.$Q108];[.$W108];[.$AC108])" office:value-type="float"/>
          <table:table-cell table:formula="of:=MAX([.$F108];[.$L108];[.$R108];[.$X108];[.$AD108])" office:value-type="float"/>
          <table:table-cell table:formula="of:=MAX([.$G108];[.$M108];[.$S108];[.$Y108];[.$AE108])" office:value-type="float"/>
        </table:table-row>
        <table:table-row table:style-name="ro1">
          <table:table-cell office:value-type="string">
            <text:p>dse/2x2/instances/app136-210-3-6.facts</text:p>
          </table:table-cell>
          <table:table-cell office:value-type="float" office:value="1.173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63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40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25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77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09];[.$H109];[.$N109];[.$T109];[.$Z109])" office:value-type="float"/>
          <table:table-cell table:formula="of:=MIN([.$C109];[.$I109];[.$O109];[.$U109];[.$AA109])" office:value-type="float"/>
          <table:table-cell table:formula="of:=MIN([.$D109];[.$J109];[.$P109];[.$V109];[.$AB109])" office:value-type="float"/>
          <table:table-cell table:formula="of:=MIN([.$E109];[.$K109];[.$Q109];[.$W109];[.$AC109])" office:value-type="float"/>
          <table:table-cell table:formula="of:=MIN([.$F109];[.$L109];[.$R109];[.$X109];[.$AD109])" office:value-type="float"/>
          <table:table-cell table:formula="of:=MIN([.$G109];[.$M109];[.$S109];[.$Y109];[.$AE109])" office:value-type="float"/>
          <table:table-cell table:formula="of:=MEDIAN([.$B109];[.$H109];[.$N109];[.$T109];[.$Z109])" office:value-type="float"/>
          <table:table-cell table:formula="of:=MEDIAN([.$C109];[.$I109];[.$O109];[.$U109];[.$AA109])" office:value-type="float"/>
          <table:table-cell table:formula="of:=MEDIAN([.$D109];[.$J109];[.$P109];[.$V109];[.$AB109])" office:value-type="float"/>
          <table:table-cell table:formula="of:=MEDIAN([.$E109];[.$K109];[.$Q109];[.$W109];[.$AC109])" office:value-type="float"/>
          <table:table-cell table:formula="of:=MEDIAN([.$F109];[.$L109];[.$R109];[.$X109];[.$AD109])" office:value-type="float"/>
          <table:table-cell table:formula="of:=MEDIAN([.$G109];[.$M109];[.$S109];[.$Y109];[.$AE109])" office:value-type="float"/>
          <table:table-cell table:formula="of:=MAX([.$B109];[.$H109];[.$N109];[.$T109];[.$Z109])" office:value-type="float"/>
          <table:table-cell table:formula="of:=MAX([.$C109];[.$I109];[.$O109];[.$U109];[.$AA109])" office:value-type="float"/>
          <table:table-cell table:formula="of:=MAX([.$D109];[.$J109];[.$P109];[.$V109];[.$AB109])" office:value-type="float"/>
          <table:table-cell table:formula="of:=MAX([.$E109];[.$K109];[.$Q109];[.$W109];[.$AC109])" office:value-type="float"/>
          <table:table-cell table:formula="of:=MAX([.$F109];[.$L109];[.$R109];[.$X109];[.$AD109])" office:value-type="float"/>
          <table:table-cell table:formula="of:=MAX([.$G109];[.$M109];[.$S109];[.$Y109];[.$AE109])" office:value-type="float"/>
        </table:table-row>
        <table:table-row table:style-name="ro1">
          <table:table-cell office:value-type="string">
            <text:p>dse/2x2/instances/app14-319-7-6.facts</text:p>
          </table:table-cell>
          <table:table-cell office:value-type="float" office:value="4.428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.253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.207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2.716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137.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0];[.$H110];[.$N110];[.$T110];[.$Z110])" office:value-type="float"/>
          <table:table-cell table:formula="of:=MIN([.$C110];[.$I110];[.$O110];[.$U110];[.$AA110])" office:value-type="float"/>
          <table:table-cell table:formula="of:=MIN([.$D110];[.$J110];[.$P110];[.$V110];[.$AB110])" office:value-type="float"/>
          <table:table-cell table:formula="of:=MIN([.$E110];[.$K110];[.$Q110];[.$W110];[.$AC110])" office:value-type="float"/>
          <table:table-cell table:formula="of:=MIN([.$F110];[.$L110];[.$R110];[.$X110];[.$AD110])" office:value-type="float"/>
          <table:table-cell table:formula="of:=MIN([.$G110];[.$M110];[.$S110];[.$Y110];[.$AE110])" office:value-type="float"/>
          <table:table-cell table:formula="of:=MEDIAN([.$B110];[.$H110];[.$N110];[.$T110];[.$Z110])" office:value-type="float"/>
          <table:table-cell table:formula="of:=MEDIAN([.$C110];[.$I110];[.$O110];[.$U110];[.$AA110])" office:value-type="float"/>
          <table:table-cell table:formula="of:=MEDIAN([.$D110];[.$J110];[.$P110];[.$V110];[.$AB110])" office:value-type="float"/>
          <table:table-cell table:formula="of:=MEDIAN([.$E110];[.$K110];[.$Q110];[.$W110];[.$AC110])" office:value-type="float"/>
          <table:table-cell table:formula="of:=MEDIAN([.$F110];[.$L110];[.$R110];[.$X110];[.$AD110])" office:value-type="float"/>
          <table:table-cell table:formula="of:=MEDIAN([.$G110];[.$M110];[.$S110];[.$Y110];[.$AE110])" office:value-type="float"/>
          <table:table-cell table:formula="of:=MAX([.$B110];[.$H110];[.$N110];[.$T110];[.$Z110])" office:value-type="float"/>
          <table:table-cell table:formula="of:=MAX([.$C110];[.$I110];[.$O110];[.$U110];[.$AA110])" office:value-type="float"/>
          <table:table-cell table:formula="of:=MAX([.$D110];[.$J110];[.$P110];[.$V110];[.$AB110])" office:value-type="float"/>
          <table:table-cell table:formula="of:=MAX([.$E110];[.$K110];[.$Q110];[.$W110];[.$AC110])" office:value-type="float"/>
          <table:table-cell table:formula="of:=MAX([.$F110];[.$L110];[.$R110];[.$X110];[.$AD110])" office:value-type="float"/>
          <table:table-cell table:formula="of:=MAX([.$G110];[.$M110];[.$S110];[.$Y110];[.$AE110])" office:value-type="float"/>
        </table:table-row>
        <table:table-row table:style-name="ro1">
          <table:table-cell office:value-type="string">
            <text:p>dse/2x2/instances/app147-300-3-6.facts</text:p>
          </table:table-cell>
          <table:table-cell office:value-type="float" office:value="1.40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482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516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520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556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11];[.$H111];[.$N111];[.$T111];[.$Z111])" office:value-type="float"/>
          <table:table-cell table:formula="of:=MIN([.$C111];[.$I111];[.$O111];[.$U111];[.$AA111])" office:value-type="float"/>
          <table:table-cell table:formula="of:=MIN([.$D111];[.$J111];[.$P111];[.$V111];[.$AB111])" office:value-type="float"/>
          <table:table-cell table:formula="of:=MIN([.$E111];[.$K111];[.$Q111];[.$W111];[.$AC111])" office:value-type="float"/>
          <table:table-cell table:formula="of:=MIN([.$F111];[.$L111];[.$R111];[.$X111];[.$AD111])" office:value-type="float"/>
          <table:table-cell table:formula="of:=MIN([.$G111];[.$M111];[.$S111];[.$Y111];[.$AE111])" office:value-type="float"/>
          <table:table-cell table:formula="of:=MEDIAN([.$B111];[.$H111];[.$N111];[.$T111];[.$Z111])" office:value-type="float"/>
          <table:table-cell table:formula="of:=MEDIAN([.$C111];[.$I111];[.$O111];[.$U111];[.$AA111])" office:value-type="float"/>
          <table:table-cell table:formula="of:=MEDIAN([.$D111];[.$J111];[.$P111];[.$V111];[.$AB111])" office:value-type="float"/>
          <table:table-cell table:formula="of:=MEDIAN([.$E111];[.$K111];[.$Q111];[.$W111];[.$AC111])" office:value-type="float"/>
          <table:table-cell table:formula="of:=MEDIAN([.$F111];[.$L111];[.$R111];[.$X111];[.$AD111])" office:value-type="float"/>
          <table:table-cell table:formula="of:=MEDIAN([.$G111];[.$M111];[.$S111];[.$Y111];[.$AE111])" office:value-type="float"/>
          <table:table-cell table:formula="of:=MAX([.$B111];[.$H111];[.$N111];[.$T111];[.$Z111])" office:value-type="float"/>
          <table:table-cell table:formula="of:=MAX([.$C111];[.$I111];[.$O111];[.$U111];[.$AA111])" office:value-type="float"/>
          <table:table-cell table:formula="of:=MAX([.$D111];[.$J111];[.$P111];[.$V111];[.$AB111])" office:value-type="float"/>
          <table:table-cell table:formula="of:=MAX([.$E111];[.$K111];[.$Q111];[.$W111];[.$AC111])" office:value-type="float"/>
          <table:table-cell table:formula="of:=MAX([.$F111];[.$L111];[.$R111];[.$X111];[.$AD111])" office:value-type="float"/>
          <table:table-cell table:formula="of:=MAX([.$G111];[.$M111];[.$S111];[.$Y111];[.$AE111])" office:value-type="float"/>
        </table:table-row>
        <table:table-row table:style-name="ro1">
          <table:table-cell office:value-type="string">
            <text:p>dse/2x2/instances/app15-270-5-4.facts</text:p>
          </table:table-cell>
          <table:table-cell office:value-type="float" office:value="1.25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246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317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256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299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formula="of:=MIN([.$B112];[.$H112];[.$N112];[.$T112];[.$Z112])" office:value-type="float"/>
          <table:table-cell table:formula="of:=MIN([.$C112];[.$I112];[.$O112];[.$U112];[.$AA112])" office:value-type="float"/>
          <table:table-cell table:formula="of:=MIN([.$D112];[.$J112];[.$P112];[.$V112];[.$AB112])" office:value-type="float"/>
          <table:table-cell table:formula="of:=MIN([.$E112];[.$K112];[.$Q112];[.$W112];[.$AC112])" office:value-type="float"/>
          <table:table-cell table:formula="of:=MIN([.$F112];[.$L112];[.$R112];[.$X112];[.$AD112])" office:value-type="float"/>
          <table:table-cell table:formula="of:=MIN([.$G112];[.$M112];[.$S112];[.$Y112];[.$AE112])" office:value-type="float"/>
          <table:table-cell table:formula="of:=MEDIAN([.$B112];[.$H112];[.$N112];[.$T112];[.$Z112])" office:value-type="float"/>
          <table:table-cell table:formula="of:=MEDIAN([.$C112];[.$I112];[.$O112];[.$U112];[.$AA112])" office:value-type="float"/>
          <table:table-cell table:formula="of:=MEDIAN([.$D112];[.$J112];[.$P112];[.$V112];[.$AB112])" office:value-type="float"/>
          <table:table-cell table:formula="of:=MEDIAN([.$E112];[.$K112];[.$Q112];[.$W112];[.$AC112])" office:value-type="float"/>
          <table:table-cell table:formula="of:=MEDIAN([.$F112];[.$L112];[.$R112];[.$X112];[.$AD112])" office:value-type="float"/>
          <table:table-cell table:formula="of:=MEDIAN([.$G112];[.$M112];[.$S112];[.$Y112];[.$AE112])" office:value-type="float"/>
          <table:table-cell table:formula="of:=MAX([.$B112];[.$H112];[.$N112];[.$T112];[.$Z112])" office:value-type="float"/>
          <table:table-cell table:formula="of:=MAX([.$C112];[.$I112];[.$O112];[.$U112];[.$AA112])" office:value-type="float"/>
          <table:table-cell table:formula="of:=MAX([.$D112];[.$J112];[.$P112];[.$V112];[.$AB112])" office:value-type="float"/>
          <table:table-cell table:formula="of:=MAX([.$E112];[.$K112];[.$Q112];[.$W112];[.$AC112])" office:value-type="float"/>
          <table:table-cell table:formula="of:=MAX([.$F112];[.$L112];[.$R112];[.$X112];[.$AD112])" office:value-type="float"/>
          <table:table-cell table:formula="of:=MAX([.$G112];[.$M112];[.$S112];[.$Y112];[.$AE112])" office:value-type="float"/>
        </table:table-row>
        <table:table-row table:style-name="ro1">
          <table:table-cell office:value-type="string">
            <text:p>dse/2x2/instances/app157-339-3-6.facts</text:p>
          </table:table-cell>
          <table:table-cell office:value-type="float" office:value="1.441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59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86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45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535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13];[.$H113];[.$N113];[.$T113];[.$Z113])" office:value-type="float"/>
          <table:table-cell table:formula="of:=MIN([.$C113];[.$I113];[.$O113];[.$U113];[.$AA113])" office:value-type="float"/>
          <table:table-cell table:formula="of:=MIN([.$D113];[.$J113];[.$P113];[.$V113];[.$AB113])" office:value-type="float"/>
          <table:table-cell table:formula="of:=MIN([.$E113];[.$K113];[.$Q113];[.$W113];[.$AC113])" office:value-type="float"/>
          <table:table-cell table:formula="of:=MIN([.$F113];[.$L113];[.$R113];[.$X113];[.$AD113])" office:value-type="float"/>
          <table:table-cell table:formula="of:=MIN([.$G113];[.$M113];[.$S113];[.$Y113];[.$AE113])" office:value-type="float"/>
          <table:table-cell table:formula="of:=MEDIAN([.$B113];[.$H113];[.$N113];[.$T113];[.$Z113])" office:value-type="float"/>
          <table:table-cell table:formula="of:=MEDIAN([.$C113];[.$I113];[.$O113];[.$U113];[.$AA113])" office:value-type="float"/>
          <table:table-cell table:formula="of:=MEDIAN([.$D113];[.$J113];[.$P113];[.$V113];[.$AB113])" office:value-type="float"/>
          <table:table-cell table:formula="of:=MEDIAN([.$E113];[.$K113];[.$Q113];[.$W113];[.$AC113])" office:value-type="float"/>
          <table:table-cell table:formula="of:=MEDIAN([.$F113];[.$L113];[.$R113];[.$X113];[.$AD113])" office:value-type="float"/>
          <table:table-cell table:formula="of:=MEDIAN([.$G113];[.$M113];[.$S113];[.$Y113];[.$AE113])" office:value-type="float"/>
          <table:table-cell table:formula="of:=MAX([.$B113];[.$H113];[.$N113];[.$T113];[.$Z113])" office:value-type="float"/>
          <table:table-cell table:formula="of:=MAX([.$C113];[.$I113];[.$O113];[.$U113];[.$AA113])" office:value-type="float"/>
          <table:table-cell table:formula="of:=MAX([.$D113];[.$J113];[.$P113];[.$V113];[.$AB113])" office:value-type="float"/>
          <table:table-cell table:formula="of:=MAX([.$E113];[.$K113];[.$Q113];[.$W113];[.$AC113])" office:value-type="float"/>
          <table:table-cell table:formula="of:=MAX([.$F113];[.$L113];[.$R113];[.$X113];[.$AD113])" office:value-type="float"/>
          <table:table-cell table:formula="of:=MAX([.$G113];[.$M113];[.$S113];[.$Y113];[.$AE113])" office:value-type="float"/>
        </table:table-row>
        <table:table-row table:style-name="ro1">
          <table:table-cell office:value-type="string">
            <text:p>dse/2x2/instances/app164-339-3-6.facts</text:p>
          </table:table-cell>
          <table:table-cell office:value-type="float" office:value="1.343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58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82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44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485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14];[.$H114];[.$N114];[.$T114];[.$Z114])" office:value-type="float"/>
          <table:table-cell table:formula="of:=MIN([.$C114];[.$I114];[.$O114];[.$U114];[.$AA114])" office:value-type="float"/>
          <table:table-cell table:formula="of:=MIN([.$D114];[.$J114];[.$P114];[.$V114];[.$AB114])" office:value-type="float"/>
          <table:table-cell table:formula="of:=MIN([.$E114];[.$K114];[.$Q114];[.$W114];[.$AC114])" office:value-type="float"/>
          <table:table-cell table:formula="of:=MIN([.$F114];[.$L114];[.$R114];[.$X114];[.$AD114])" office:value-type="float"/>
          <table:table-cell table:formula="of:=MIN([.$G114];[.$M114];[.$S114];[.$Y114];[.$AE114])" office:value-type="float"/>
          <table:table-cell table:formula="of:=MEDIAN([.$B114];[.$H114];[.$N114];[.$T114];[.$Z114])" office:value-type="float"/>
          <table:table-cell table:formula="of:=MEDIAN([.$C114];[.$I114];[.$O114];[.$U114];[.$AA114])" office:value-type="float"/>
          <table:table-cell table:formula="of:=MEDIAN([.$D114];[.$J114];[.$P114];[.$V114];[.$AB114])" office:value-type="float"/>
          <table:table-cell table:formula="of:=MEDIAN([.$E114];[.$K114];[.$Q114];[.$W114];[.$AC114])" office:value-type="float"/>
          <table:table-cell table:formula="of:=MEDIAN([.$F114];[.$L114];[.$R114];[.$X114];[.$AD114])" office:value-type="float"/>
          <table:table-cell table:formula="of:=MEDIAN([.$G114];[.$M114];[.$S114];[.$Y114];[.$AE114])" office:value-type="float"/>
          <table:table-cell table:formula="of:=MAX([.$B114];[.$H114];[.$N114];[.$T114];[.$Z114])" office:value-type="float"/>
          <table:table-cell table:formula="of:=MAX([.$C114];[.$I114];[.$O114];[.$U114];[.$AA114])" office:value-type="float"/>
          <table:table-cell table:formula="of:=MAX([.$D114];[.$J114];[.$P114];[.$V114];[.$AB114])" office:value-type="float"/>
          <table:table-cell table:formula="of:=MAX([.$E114];[.$K114];[.$Q114];[.$W114];[.$AC114])" office:value-type="float"/>
          <table:table-cell table:formula="of:=MAX([.$F114];[.$L114];[.$R114];[.$X114];[.$AD114])" office:value-type="float"/>
          <table:table-cell table:formula="of:=MAX([.$G114];[.$M114];[.$S114];[.$Y114];[.$AE114])" office:value-type="float"/>
        </table:table-row>
        <table:table-row table:style-name="ro1">
          <table:table-cell office:value-type="string">
            <text:p>dse/2x2/instances/app167-339-3-6.facts</text:p>
          </table:table-cell>
          <table:table-cell office:value-type="float" office:value="1.415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60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60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57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437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15];[.$H115];[.$N115];[.$T115];[.$Z115])" office:value-type="float"/>
          <table:table-cell table:formula="of:=MIN([.$C115];[.$I115];[.$O115];[.$U115];[.$AA115])" office:value-type="float"/>
          <table:table-cell table:formula="of:=MIN([.$D115];[.$J115];[.$P115];[.$V115];[.$AB115])" office:value-type="float"/>
          <table:table-cell table:formula="of:=MIN([.$E115];[.$K115];[.$Q115];[.$W115];[.$AC115])" office:value-type="float"/>
          <table:table-cell table:formula="of:=MIN([.$F115];[.$L115];[.$R115];[.$X115];[.$AD115])" office:value-type="float"/>
          <table:table-cell table:formula="of:=MIN([.$G115];[.$M115];[.$S115];[.$Y115];[.$AE115])" office:value-type="float"/>
          <table:table-cell table:formula="of:=MEDIAN([.$B115];[.$H115];[.$N115];[.$T115];[.$Z115])" office:value-type="float"/>
          <table:table-cell table:formula="of:=MEDIAN([.$C115];[.$I115];[.$O115];[.$U115];[.$AA115])" office:value-type="float"/>
          <table:table-cell table:formula="of:=MEDIAN([.$D115];[.$J115];[.$P115];[.$V115];[.$AB115])" office:value-type="float"/>
          <table:table-cell table:formula="of:=MEDIAN([.$E115];[.$K115];[.$Q115];[.$W115];[.$AC115])" office:value-type="float"/>
          <table:table-cell table:formula="of:=MEDIAN([.$F115];[.$L115];[.$R115];[.$X115];[.$AD115])" office:value-type="float"/>
          <table:table-cell table:formula="of:=MEDIAN([.$G115];[.$M115];[.$S115];[.$Y115];[.$AE115])" office:value-type="float"/>
          <table:table-cell table:formula="of:=MAX([.$B115];[.$H115];[.$N115];[.$T115];[.$Z115])" office:value-type="float"/>
          <table:table-cell table:formula="of:=MAX([.$C115];[.$I115];[.$O115];[.$U115];[.$AA115])" office:value-type="float"/>
          <table:table-cell table:formula="of:=MAX([.$D115];[.$J115];[.$P115];[.$V115];[.$AB115])" office:value-type="float"/>
          <table:table-cell table:formula="of:=MAX([.$E115];[.$K115];[.$Q115];[.$W115];[.$AC115])" office:value-type="float"/>
          <table:table-cell table:formula="of:=MAX([.$F115];[.$L115];[.$R115];[.$X115];[.$AD115])" office:value-type="float"/>
          <table:table-cell table:formula="of:=MAX([.$G115];[.$M115];[.$S115];[.$Y115];[.$AE115])" office:value-type="float"/>
        </table:table-row>
        <table:table-row table:style-name="ro1">
          <table:table-cell office:value-type="string">
            <text:p>dse/2x2/instances/app18-379-7-6.facts</text:p>
          </table:table-cell>
          <table:table-cell office:value-type="float" office:value="1.478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28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38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81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78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16];[.$H116];[.$N116];[.$T116];[.$Z116])" office:value-type="float"/>
          <table:table-cell table:formula="of:=MIN([.$C116];[.$I116];[.$O116];[.$U116];[.$AA116])" office:value-type="float"/>
          <table:table-cell table:formula="of:=MIN([.$D116];[.$J116];[.$P116];[.$V116];[.$AB116])" office:value-type="float"/>
          <table:table-cell table:formula="of:=MIN([.$E116];[.$K116];[.$Q116];[.$W116];[.$AC116])" office:value-type="float"/>
          <table:table-cell table:formula="of:=MIN([.$F116];[.$L116];[.$R116];[.$X116];[.$AD116])" office:value-type="float"/>
          <table:table-cell table:formula="of:=MIN([.$G116];[.$M116];[.$S116];[.$Y116];[.$AE116])" office:value-type="float"/>
          <table:table-cell table:formula="of:=MEDIAN([.$B116];[.$H116];[.$N116];[.$T116];[.$Z116])" office:value-type="float"/>
          <table:table-cell table:formula="of:=MEDIAN([.$C116];[.$I116];[.$O116];[.$U116];[.$AA116])" office:value-type="float"/>
          <table:table-cell table:formula="of:=MEDIAN([.$D116];[.$J116];[.$P116];[.$V116];[.$AB116])" office:value-type="float"/>
          <table:table-cell table:formula="of:=MEDIAN([.$E116];[.$K116];[.$Q116];[.$W116];[.$AC116])" office:value-type="float"/>
          <table:table-cell table:formula="of:=MEDIAN([.$F116];[.$L116];[.$R116];[.$X116];[.$AD116])" office:value-type="float"/>
          <table:table-cell table:formula="of:=MEDIAN([.$G116];[.$M116];[.$S116];[.$Y116];[.$AE116])" office:value-type="float"/>
          <table:table-cell table:formula="of:=MAX([.$B116];[.$H116];[.$N116];[.$T116];[.$Z116])" office:value-type="float"/>
          <table:table-cell table:formula="of:=MAX([.$C116];[.$I116];[.$O116];[.$U116];[.$AA116])" office:value-type="float"/>
          <table:table-cell table:formula="of:=MAX([.$D116];[.$J116];[.$P116];[.$V116];[.$AB116])" office:value-type="float"/>
          <table:table-cell table:formula="of:=MAX([.$E116];[.$K116];[.$Q116];[.$W116];[.$AC116])" office:value-type="float"/>
          <table:table-cell table:formula="of:=MAX([.$F116];[.$L116];[.$R116];[.$X116];[.$AD116])" office:value-type="float"/>
          <table:table-cell table:formula="of:=MAX([.$G116];[.$M116];[.$S116];[.$Y116];[.$AE116])" office:value-type="float"/>
        </table:table-row>
        <table:table-row table:style-name="ro1">
          <table:table-cell office:value-type="string">
            <text:p>dse/2x2/instances/app19-400-5-4.facts</text:p>
          </table:table-cell>
          <table:table-cell table:style-name="cellBest" office:value-type="float" office:value="1.502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15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723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507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style-name="cellWorst" office:value-type="float" office:value="4.636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formula="of:=MIN([.$B117];[.$H117];[.$N117];[.$T117];[.$Z117])" office:value-type="float"/>
          <table:table-cell table:formula="of:=MIN([.$C117];[.$I117];[.$O117];[.$U117];[.$AA117])" office:value-type="float"/>
          <table:table-cell table:formula="of:=MIN([.$D117];[.$J117];[.$P117];[.$V117];[.$AB117])" office:value-type="float"/>
          <table:table-cell table:formula="of:=MIN([.$E117];[.$K117];[.$Q117];[.$W117];[.$AC117])" office:value-type="float"/>
          <table:table-cell table:formula="of:=MIN([.$F117];[.$L117];[.$R117];[.$X117];[.$AD117])" office:value-type="float"/>
          <table:table-cell table:formula="of:=MIN([.$G117];[.$M117];[.$S117];[.$Y117];[.$AE117])" office:value-type="float"/>
          <table:table-cell table:formula="of:=MEDIAN([.$B117];[.$H117];[.$N117];[.$T117];[.$Z117])" office:value-type="float"/>
          <table:table-cell table:formula="of:=MEDIAN([.$C117];[.$I117];[.$O117];[.$U117];[.$AA117])" office:value-type="float"/>
          <table:table-cell table:formula="of:=MEDIAN([.$D117];[.$J117];[.$P117];[.$V117];[.$AB117])" office:value-type="float"/>
          <table:table-cell table:formula="of:=MEDIAN([.$E117];[.$K117];[.$Q117];[.$W117];[.$AC117])" office:value-type="float"/>
          <table:table-cell table:formula="of:=MEDIAN([.$F117];[.$L117];[.$R117];[.$X117];[.$AD117])" office:value-type="float"/>
          <table:table-cell table:formula="of:=MEDIAN([.$G117];[.$M117];[.$S117];[.$Y117];[.$AE117])" office:value-type="float"/>
          <table:table-cell table:formula="of:=MAX([.$B117];[.$H117];[.$N117];[.$T117];[.$Z117])" office:value-type="float"/>
          <table:table-cell table:formula="of:=MAX([.$C117];[.$I117];[.$O117];[.$U117];[.$AA117])" office:value-type="float"/>
          <table:table-cell table:formula="of:=MAX([.$D117];[.$J117];[.$P117];[.$V117];[.$AB117])" office:value-type="float"/>
          <table:table-cell table:formula="of:=MAX([.$E117];[.$K117];[.$Q117];[.$W117];[.$AC117])" office:value-type="float"/>
          <table:table-cell table:formula="of:=MAX([.$F117];[.$L117];[.$R117];[.$X117];[.$AD117])" office:value-type="float"/>
          <table:table-cell table:formula="of:=MAX([.$G117];[.$M117];[.$S117];[.$Y117];[.$AE117])" office:value-type="float"/>
        </table:table-row>
        <table:table-row table:style-name="ro1">
          <table:table-cell office:value-type="string">
            <text:p>dse/2x2/instances/app196-210-3-6.facts</text:p>
          </table:table-cell>
          <table:table-cell office:value-type="float" office:value="1.171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35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26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24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76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18];[.$H118];[.$N118];[.$T118];[.$Z118])" office:value-type="float"/>
          <table:table-cell table:formula="of:=MIN([.$C118];[.$I118];[.$O118];[.$U118];[.$AA118])" office:value-type="float"/>
          <table:table-cell table:formula="of:=MIN([.$D118];[.$J118];[.$P118];[.$V118];[.$AB118])" office:value-type="float"/>
          <table:table-cell table:formula="of:=MIN([.$E118];[.$K118];[.$Q118];[.$W118];[.$AC118])" office:value-type="float"/>
          <table:table-cell table:formula="of:=MIN([.$F118];[.$L118];[.$R118];[.$X118];[.$AD118])" office:value-type="float"/>
          <table:table-cell table:formula="of:=MIN([.$G118];[.$M118];[.$S118];[.$Y118];[.$AE118])" office:value-type="float"/>
          <table:table-cell table:formula="of:=MEDIAN([.$B118];[.$H118];[.$N118];[.$T118];[.$Z118])" office:value-type="float"/>
          <table:table-cell table:formula="of:=MEDIAN([.$C118];[.$I118];[.$O118];[.$U118];[.$AA118])" office:value-type="float"/>
          <table:table-cell table:formula="of:=MEDIAN([.$D118];[.$J118];[.$P118];[.$V118];[.$AB118])" office:value-type="float"/>
          <table:table-cell table:formula="of:=MEDIAN([.$E118];[.$K118];[.$Q118];[.$W118];[.$AC118])" office:value-type="float"/>
          <table:table-cell table:formula="of:=MEDIAN([.$F118];[.$L118];[.$R118];[.$X118];[.$AD118])" office:value-type="float"/>
          <table:table-cell table:formula="of:=MEDIAN([.$G118];[.$M118];[.$S118];[.$Y118];[.$AE118])" office:value-type="float"/>
          <table:table-cell table:formula="of:=MAX([.$B118];[.$H118];[.$N118];[.$T118];[.$Z118])" office:value-type="float"/>
          <table:table-cell table:formula="of:=MAX([.$C118];[.$I118];[.$O118];[.$U118];[.$AA118])" office:value-type="float"/>
          <table:table-cell table:formula="of:=MAX([.$D118];[.$J118];[.$P118];[.$V118];[.$AB118])" office:value-type="float"/>
          <table:table-cell table:formula="of:=MAX([.$E118];[.$K118];[.$Q118];[.$W118];[.$AC118])" office:value-type="float"/>
          <table:table-cell table:formula="of:=MAX([.$F118];[.$L118];[.$R118];[.$X118];[.$AD118])" office:value-type="float"/>
          <table:table-cell table:formula="of:=MAX([.$G118];[.$M118];[.$S118];[.$Y118];[.$AE118])" office:value-type="float"/>
        </table:table-row>
        <table:table-row table:style-name="ro1">
          <table:table-cell office:value-type="string">
            <text:p>dse/2x2/instances/app41-400-5-4.facts</text:p>
          </table:table-cell>
          <table:table-cell table:style-name="cellBest" office:value-type="float" office:value="1.502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154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731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508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style-name="cellWorst" office:value-type="float" office:value="4.703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formula="of:=MIN([.$B119];[.$H119];[.$N119];[.$T119];[.$Z119])" office:value-type="float"/>
          <table:table-cell table:formula="of:=MIN([.$C119];[.$I119];[.$O119];[.$U119];[.$AA119])" office:value-type="float"/>
          <table:table-cell table:formula="of:=MIN([.$D119];[.$J119];[.$P119];[.$V119];[.$AB119])" office:value-type="float"/>
          <table:table-cell table:formula="of:=MIN([.$E119];[.$K119];[.$Q119];[.$W119];[.$AC119])" office:value-type="float"/>
          <table:table-cell table:formula="of:=MIN([.$F119];[.$L119];[.$R119];[.$X119];[.$AD119])" office:value-type="float"/>
          <table:table-cell table:formula="of:=MIN([.$G119];[.$M119];[.$S119];[.$Y119];[.$AE119])" office:value-type="float"/>
          <table:table-cell table:formula="of:=MEDIAN([.$B119];[.$H119];[.$N119];[.$T119];[.$Z119])" office:value-type="float"/>
          <table:table-cell table:formula="of:=MEDIAN([.$C119];[.$I119];[.$O119];[.$U119];[.$AA119])" office:value-type="float"/>
          <table:table-cell table:formula="of:=MEDIAN([.$D119];[.$J119];[.$P119];[.$V119];[.$AB119])" office:value-type="float"/>
          <table:table-cell table:formula="of:=MEDIAN([.$E119];[.$K119];[.$Q119];[.$W119];[.$AC119])" office:value-type="float"/>
          <table:table-cell table:formula="of:=MEDIAN([.$F119];[.$L119];[.$R119];[.$X119];[.$AD119])" office:value-type="float"/>
          <table:table-cell table:formula="of:=MEDIAN([.$G119];[.$M119];[.$S119];[.$Y119];[.$AE119])" office:value-type="float"/>
          <table:table-cell table:formula="of:=MAX([.$B119];[.$H119];[.$N119];[.$T119];[.$Z119])" office:value-type="float"/>
          <table:table-cell table:formula="of:=MAX([.$C119];[.$I119];[.$O119];[.$U119];[.$AA119])" office:value-type="float"/>
          <table:table-cell table:formula="of:=MAX([.$D119];[.$J119];[.$P119];[.$V119];[.$AB119])" office:value-type="float"/>
          <table:table-cell table:formula="of:=MAX([.$E119];[.$K119];[.$Q119];[.$W119];[.$AC119])" office:value-type="float"/>
          <table:table-cell table:formula="of:=MAX([.$F119];[.$L119];[.$R119];[.$X119];[.$AD119])" office:value-type="float"/>
          <table:table-cell table:formula="of:=MAX([.$G119];[.$M119];[.$S119];[.$Y119];[.$AE119])" office:value-type="float"/>
        </table:table-row>
        <table:table-row table:style-name="ro1">
          <table:table-cell office:value-type="string">
            <text:p>dse/2x2/instances/app44-219-5-4.facts</text:p>
          </table:table-cell>
          <table:table-cell table:style-name="cellBest" office:value-type="float" office:value="2.325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609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3.121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3.760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0];[.$H120];[.$N120];[.$T120];[.$Z120])" office:value-type="float"/>
          <table:table-cell table:formula="of:=MIN([.$C120];[.$I120];[.$O120];[.$U120];[.$AA120])" office:value-type="float"/>
          <table:table-cell table:formula="of:=MIN([.$D120];[.$J120];[.$P120];[.$V120];[.$AB120])" office:value-type="float"/>
          <table:table-cell table:formula="of:=MIN([.$E120];[.$K120];[.$Q120];[.$W120];[.$AC120])" office:value-type="float"/>
          <table:table-cell table:formula="of:=MIN([.$F120];[.$L120];[.$R120];[.$X120];[.$AD120])" office:value-type="float"/>
          <table:table-cell table:formula="of:=MIN([.$G120];[.$M120];[.$S120];[.$Y120];[.$AE120])" office:value-type="float"/>
          <table:table-cell table:formula="of:=MEDIAN([.$B120];[.$H120];[.$N120];[.$T120];[.$Z120])" office:value-type="float"/>
          <table:table-cell table:formula="of:=MEDIAN([.$C120];[.$I120];[.$O120];[.$U120];[.$AA120])" office:value-type="float"/>
          <table:table-cell table:formula="of:=MEDIAN([.$D120];[.$J120];[.$P120];[.$V120];[.$AB120])" office:value-type="float"/>
          <table:table-cell table:formula="of:=MEDIAN([.$E120];[.$K120];[.$Q120];[.$W120];[.$AC120])" office:value-type="float"/>
          <table:table-cell table:formula="of:=MEDIAN([.$F120];[.$L120];[.$R120];[.$X120];[.$AD120])" office:value-type="float"/>
          <table:table-cell table:formula="of:=MEDIAN([.$G120];[.$M120];[.$S120];[.$Y120];[.$AE120])" office:value-type="float"/>
          <table:table-cell table:formula="of:=MAX([.$B120];[.$H120];[.$N120];[.$T120];[.$Z120])" office:value-type="float"/>
          <table:table-cell table:formula="of:=MAX([.$C120];[.$I120];[.$O120];[.$U120];[.$AA120])" office:value-type="float"/>
          <table:table-cell table:formula="of:=MAX([.$D120];[.$J120];[.$P120];[.$V120];[.$AB120])" office:value-type="float"/>
          <table:table-cell table:formula="of:=MAX([.$E120];[.$K120];[.$Q120];[.$W120];[.$AC120])" office:value-type="float"/>
          <table:table-cell table:formula="of:=MAX([.$F120];[.$L120];[.$R120];[.$X120];[.$AD120])" office:value-type="float"/>
          <table:table-cell table:formula="of:=MAX([.$G120];[.$M120];[.$S120];[.$Y120];[.$AE120])" office:value-type="float"/>
        </table:table-row>
        <table:table-row table:style-name="ro1">
          <table:table-cell office:value-type="string">
            <text:p>dse/2x2/instances/app47-219-3-2.facts</text:p>
          </table:table-cell>
          <table:table-cell office:value-type="float" office:value="2.190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9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2.038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style-name="cellBest" office:value-type="float" office:value="1.499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style-name="cellWorst" office:value-type="float" office:value="14.02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21];[.$H121];[.$N121];[.$T121];[.$Z121])" office:value-type="float"/>
          <table:table-cell table:formula="of:=MIN([.$C121];[.$I121];[.$O121];[.$U121];[.$AA121])" office:value-type="float"/>
          <table:table-cell table:formula="of:=MIN([.$D121];[.$J121];[.$P121];[.$V121];[.$AB121])" office:value-type="float"/>
          <table:table-cell table:formula="of:=MIN([.$E121];[.$K121];[.$Q121];[.$W121];[.$AC121])" office:value-type="float"/>
          <table:table-cell table:formula="of:=MIN([.$F121];[.$L121];[.$R121];[.$X121];[.$AD121])" office:value-type="float"/>
          <table:table-cell table:formula="of:=MIN([.$G121];[.$M121];[.$S121];[.$Y121];[.$AE121])" office:value-type="float"/>
          <table:table-cell table:formula="of:=MEDIAN([.$B121];[.$H121];[.$N121];[.$T121];[.$Z121])" office:value-type="float"/>
          <table:table-cell table:formula="of:=MEDIAN([.$C121];[.$I121];[.$O121];[.$U121];[.$AA121])" office:value-type="float"/>
          <table:table-cell table:formula="of:=MEDIAN([.$D121];[.$J121];[.$P121];[.$V121];[.$AB121])" office:value-type="float"/>
          <table:table-cell table:formula="of:=MEDIAN([.$E121];[.$K121];[.$Q121];[.$W121];[.$AC121])" office:value-type="float"/>
          <table:table-cell table:formula="of:=MEDIAN([.$F121];[.$L121];[.$R121];[.$X121];[.$AD121])" office:value-type="float"/>
          <table:table-cell table:formula="of:=MEDIAN([.$G121];[.$M121];[.$S121];[.$Y121];[.$AE121])" office:value-type="float"/>
          <table:table-cell table:formula="of:=MAX([.$B121];[.$H121];[.$N121];[.$T121];[.$Z121])" office:value-type="float"/>
          <table:table-cell table:formula="of:=MAX([.$C121];[.$I121];[.$O121];[.$U121];[.$AA121])" office:value-type="float"/>
          <table:table-cell table:formula="of:=MAX([.$D121];[.$J121];[.$P121];[.$V121];[.$AB121])" office:value-type="float"/>
          <table:table-cell table:formula="of:=MAX([.$E121];[.$K121];[.$Q121];[.$W121];[.$AC121])" office:value-type="float"/>
          <table:table-cell table:formula="of:=MAX([.$F121];[.$L121];[.$R121];[.$X121];[.$AD121])" office:value-type="float"/>
          <table:table-cell table:formula="of:=MAX([.$G121];[.$M121];[.$S121];[.$Y121];[.$AE121])" office:value-type="float"/>
        </table:table-row>
        <table:table-row table:style-name="ro1">
          <table:table-cell office:value-type="string">
            <text:p>dse/2x2/instances/app49-210-5-4.facts</text:p>
          </table:table-cell>
          <table:table-cell office:value-type="float" office:value="1.412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510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72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279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2.9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22];[.$H122];[.$N122];[.$T122];[.$Z122])" office:value-type="float"/>
          <table:table-cell table:formula="of:=MIN([.$C122];[.$I122];[.$O122];[.$U122];[.$AA122])" office:value-type="float"/>
          <table:table-cell table:formula="of:=MIN([.$D122];[.$J122];[.$P122];[.$V122];[.$AB122])" office:value-type="float"/>
          <table:table-cell table:formula="of:=MIN([.$E122];[.$K122];[.$Q122];[.$W122];[.$AC122])" office:value-type="float"/>
          <table:table-cell table:formula="of:=MIN([.$F122];[.$L122];[.$R122];[.$X122];[.$AD122])" office:value-type="float"/>
          <table:table-cell table:formula="of:=MIN([.$G122];[.$M122];[.$S122];[.$Y122];[.$AE122])" office:value-type="float"/>
          <table:table-cell table:formula="of:=MEDIAN([.$B122];[.$H122];[.$N122];[.$T122];[.$Z122])" office:value-type="float"/>
          <table:table-cell table:formula="of:=MEDIAN([.$C122];[.$I122];[.$O122];[.$U122];[.$AA122])" office:value-type="float"/>
          <table:table-cell table:formula="of:=MEDIAN([.$D122];[.$J122];[.$P122];[.$V122];[.$AB122])" office:value-type="float"/>
          <table:table-cell table:formula="of:=MEDIAN([.$E122];[.$K122];[.$Q122];[.$W122];[.$AC122])" office:value-type="float"/>
          <table:table-cell table:formula="of:=MEDIAN([.$F122];[.$L122];[.$R122];[.$X122];[.$AD122])" office:value-type="float"/>
          <table:table-cell table:formula="of:=MEDIAN([.$G122];[.$M122];[.$S122];[.$Y122];[.$AE122])" office:value-type="float"/>
          <table:table-cell table:formula="of:=MAX([.$B122];[.$H122];[.$N122];[.$T122];[.$Z122])" office:value-type="float"/>
          <table:table-cell table:formula="of:=MAX([.$C122];[.$I122];[.$O122];[.$U122];[.$AA122])" office:value-type="float"/>
          <table:table-cell table:formula="of:=MAX([.$D122];[.$J122];[.$P122];[.$V122];[.$AB122])" office:value-type="float"/>
          <table:table-cell table:formula="of:=MAX([.$E122];[.$K122];[.$Q122];[.$W122];[.$AC122])" office:value-type="float"/>
          <table:table-cell table:formula="of:=MAX([.$F122];[.$L122];[.$R122];[.$X122];[.$AD122])" office:value-type="float"/>
          <table:table-cell table:formula="of:=MAX([.$G122];[.$M122];[.$S122];[.$Y122];[.$AE122])" office:value-type="float"/>
        </table:table-row>
        <table:table-row table:style-name="ro1">
          <table:table-cell office:value-type="string">
            <text:p>dse/2x2/instances/app53-379-7-6.facts</text:p>
          </table:table-cell>
          <table:table-cell office:value-type="float" office:value="1.473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27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27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9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835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3];[.$H123];[.$N123];[.$T123];[.$Z123])" office:value-type="float"/>
          <table:table-cell table:formula="of:=MIN([.$C123];[.$I123];[.$O123];[.$U123];[.$AA123])" office:value-type="float"/>
          <table:table-cell table:formula="of:=MIN([.$D123];[.$J123];[.$P123];[.$V123];[.$AB123])" office:value-type="float"/>
          <table:table-cell table:formula="of:=MIN([.$E123];[.$K123];[.$Q123];[.$W123];[.$AC123])" office:value-type="float"/>
          <table:table-cell table:formula="of:=MIN([.$F123];[.$L123];[.$R123];[.$X123];[.$AD123])" office:value-type="float"/>
          <table:table-cell table:formula="of:=MIN([.$G123];[.$M123];[.$S123];[.$Y123];[.$AE123])" office:value-type="float"/>
          <table:table-cell table:formula="of:=MEDIAN([.$B123];[.$H123];[.$N123];[.$T123];[.$Z123])" office:value-type="float"/>
          <table:table-cell table:formula="of:=MEDIAN([.$C123];[.$I123];[.$O123];[.$U123];[.$AA123])" office:value-type="float"/>
          <table:table-cell table:formula="of:=MEDIAN([.$D123];[.$J123];[.$P123];[.$V123];[.$AB123])" office:value-type="float"/>
          <table:table-cell table:formula="of:=MEDIAN([.$E123];[.$K123];[.$Q123];[.$W123];[.$AC123])" office:value-type="float"/>
          <table:table-cell table:formula="of:=MEDIAN([.$F123];[.$L123];[.$R123];[.$X123];[.$AD123])" office:value-type="float"/>
          <table:table-cell table:formula="of:=MEDIAN([.$G123];[.$M123];[.$S123];[.$Y123];[.$AE123])" office:value-type="float"/>
          <table:table-cell table:formula="of:=MAX([.$B123];[.$H123];[.$N123];[.$T123];[.$Z123])" office:value-type="float"/>
          <table:table-cell table:formula="of:=MAX([.$C123];[.$I123];[.$O123];[.$U123];[.$AA123])" office:value-type="float"/>
          <table:table-cell table:formula="of:=MAX([.$D123];[.$J123];[.$P123];[.$V123];[.$AB123])" office:value-type="float"/>
          <table:table-cell table:formula="of:=MAX([.$E123];[.$K123];[.$Q123];[.$W123];[.$AC123])" office:value-type="float"/>
          <table:table-cell table:formula="of:=MAX([.$F123];[.$L123];[.$R123];[.$X123];[.$AD123])" office:value-type="float"/>
          <table:table-cell table:formula="of:=MAX([.$G123];[.$M123];[.$S123];[.$Y123];[.$AE123])" office:value-type="float"/>
        </table:table-row>
        <table:table-row table:style-name="ro1">
          <table:table-cell office:value-type="string">
            <text:p>dse/2x2/instances/app58-259-7-6.facts</text:p>
          </table:table-cell>
          <table:table-cell office:value-type="float" office:value="1.355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581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771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03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659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4];[.$H124];[.$N124];[.$T124];[.$Z124])" office:value-type="float"/>
          <table:table-cell table:formula="of:=MIN([.$C124];[.$I124];[.$O124];[.$U124];[.$AA124])" office:value-type="float"/>
          <table:table-cell table:formula="of:=MIN([.$D124];[.$J124];[.$P124];[.$V124];[.$AB124])" office:value-type="float"/>
          <table:table-cell table:formula="of:=MIN([.$E124];[.$K124];[.$Q124];[.$W124];[.$AC124])" office:value-type="float"/>
          <table:table-cell table:formula="of:=MIN([.$F124];[.$L124];[.$R124];[.$X124];[.$AD124])" office:value-type="float"/>
          <table:table-cell table:formula="of:=MIN([.$G124];[.$M124];[.$S124];[.$Y124];[.$AE124])" office:value-type="float"/>
          <table:table-cell table:formula="of:=MEDIAN([.$B124];[.$H124];[.$N124];[.$T124];[.$Z124])" office:value-type="float"/>
          <table:table-cell table:formula="of:=MEDIAN([.$C124];[.$I124];[.$O124];[.$U124];[.$AA124])" office:value-type="float"/>
          <table:table-cell table:formula="of:=MEDIAN([.$D124];[.$J124];[.$P124];[.$V124];[.$AB124])" office:value-type="float"/>
          <table:table-cell table:formula="of:=MEDIAN([.$E124];[.$K124];[.$Q124];[.$W124];[.$AC124])" office:value-type="float"/>
          <table:table-cell table:formula="of:=MEDIAN([.$F124];[.$L124];[.$R124];[.$X124];[.$AD124])" office:value-type="float"/>
          <table:table-cell table:formula="of:=MEDIAN([.$G124];[.$M124];[.$S124];[.$Y124];[.$AE124])" office:value-type="float"/>
          <table:table-cell table:formula="of:=MAX([.$B124];[.$H124];[.$N124];[.$T124];[.$Z124])" office:value-type="float"/>
          <table:table-cell table:formula="of:=MAX([.$C124];[.$I124];[.$O124];[.$U124];[.$AA124])" office:value-type="float"/>
          <table:table-cell table:formula="of:=MAX([.$D124];[.$J124];[.$P124];[.$V124];[.$AB124])" office:value-type="float"/>
          <table:table-cell table:formula="of:=MAX([.$E124];[.$K124];[.$Q124];[.$W124];[.$AC124])" office:value-type="float"/>
          <table:table-cell table:formula="of:=MAX([.$F124];[.$L124];[.$R124];[.$X124];[.$AD124])" office:value-type="float"/>
          <table:table-cell table:formula="of:=MAX([.$G124];[.$M124];[.$S124];[.$Y124];[.$AE124])" office:value-type="float"/>
        </table:table-row>
        <table:table-row table:style-name="ro1">
          <table:table-cell office:value-type="string">
            <text:p>dse/2x2/instances/app6-209-10-9.facts</text:p>
          </table:table-cell>
          <table:table-cell office:value-type="float" office:value="1.455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39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41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37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15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25];[.$H125];[.$N125];[.$T125];[.$Z125])" office:value-type="float"/>
          <table:table-cell table:formula="of:=MIN([.$C125];[.$I125];[.$O125];[.$U125];[.$AA125])" office:value-type="float"/>
          <table:table-cell table:formula="of:=MIN([.$D125];[.$J125];[.$P125];[.$V125];[.$AB125])" office:value-type="float"/>
          <table:table-cell table:formula="of:=MIN([.$E125];[.$K125];[.$Q125];[.$W125];[.$AC125])" office:value-type="float"/>
          <table:table-cell table:formula="of:=MIN([.$F125];[.$L125];[.$R125];[.$X125];[.$AD125])" office:value-type="float"/>
          <table:table-cell table:formula="of:=MIN([.$G125];[.$M125];[.$S125];[.$Y125];[.$AE125])" office:value-type="float"/>
          <table:table-cell table:formula="of:=MEDIAN([.$B125];[.$H125];[.$N125];[.$T125];[.$Z125])" office:value-type="float"/>
          <table:table-cell table:formula="of:=MEDIAN([.$C125];[.$I125];[.$O125];[.$U125];[.$AA125])" office:value-type="float"/>
          <table:table-cell table:formula="of:=MEDIAN([.$D125];[.$J125];[.$P125];[.$V125];[.$AB125])" office:value-type="float"/>
          <table:table-cell table:formula="of:=MEDIAN([.$E125];[.$K125];[.$Q125];[.$W125];[.$AC125])" office:value-type="float"/>
          <table:table-cell table:formula="of:=MEDIAN([.$F125];[.$L125];[.$R125];[.$X125];[.$AD125])" office:value-type="float"/>
          <table:table-cell table:formula="of:=MEDIAN([.$G125];[.$M125];[.$S125];[.$Y125];[.$AE125])" office:value-type="float"/>
          <table:table-cell table:formula="of:=MAX([.$B125];[.$H125];[.$N125];[.$T125];[.$Z125])" office:value-type="float"/>
          <table:table-cell table:formula="of:=MAX([.$C125];[.$I125];[.$O125];[.$U125];[.$AA125])" office:value-type="float"/>
          <table:table-cell table:formula="of:=MAX([.$D125];[.$J125];[.$P125];[.$V125];[.$AB125])" office:value-type="float"/>
          <table:table-cell table:formula="of:=MAX([.$E125];[.$K125];[.$Q125];[.$W125];[.$AC125])" office:value-type="float"/>
          <table:table-cell table:formula="of:=MAX([.$F125];[.$L125];[.$R125];[.$X125];[.$AD125])" office:value-type="float"/>
          <table:table-cell table:formula="of:=MAX([.$G125];[.$M125];[.$S125];[.$Y125];[.$AE125])" office:value-type="float"/>
        </table:table-row>
        <table:table-row table:style-name="ro1">
          <table:table-cell office:value-type="string">
            <text:p>dse/2x2/instances/app63-360-5-4.facts</text:p>
          </table:table-cell>
          <table:table-cell office:value-type="float" office:value="1.466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436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442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476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2.043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formula="of:=MIN([.$B126];[.$H126];[.$N126];[.$T126];[.$Z126])" office:value-type="float"/>
          <table:table-cell table:formula="of:=MIN([.$C126];[.$I126];[.$O126];[.$U126];[.$AA126])" office:value-type="float"/>
          <table:table-cell table:formula="of:=MIN([.$D126];[.$J126];[.$P126];[.$V126];[.$AB126])" office:value-type="float"/>
          <table:table-cell table:formula="of:=MIN([.$E126];[.$K126];[.$Q126];[.$W126];[.$AC126])" office:value-type="float"/>
          <table:table-cell table:formula="of:=MIN([.$F126];[.$L126];[.$R126];[.$X126];[.$AD126])" office:value-type="float"/>
          <table:table-cell table:formula="of:=MIN([.$G126];[.$M126];[.$S126];[.$Y126];[.$AE126])" office:value-type="float"/>
          <table:table-cell table:formula="of:=MEDIAN([.$B126];[.$H126];[.$N126];[.$T126];[.$Z126])" office:value-type="float"/>
          <table:table-cell table:formula="of:=MEDIAN([.$C126];[.$I126];[.$O126];[.$U126];[.$AA126])" office:value-type="float"/>
          <table:table-cell table:formula="of:=MEDIAN([.$D126];[.$J126];[.$P126];[.$V126];[.$AB126])" office:value-type="float"/>
          <table:table-cell table:formula="of:=MEDIAN([.$E126];[.$K126];[.$Q126];[.$W126];[.$AC126])" office:value-type="float"/>
          <table:table-cell table:formula="of:=MEDIAN([.$F126];[.$L126];[.$R126];[.$X126];[.$AD126])" office:value-type="float"/>
          <table:table-cell table:formula="of:=MEDIAN([.$G126];[.$M126];[.$S126];[.$Y126];[.$AE126])" office:value-type="float"/>
          <table:table-cell table:formula="of:=MAX([.$B126];[.$H126];[.$N126];[.$T126];[.$Z126])" office:value-type="float"/>
          <table:table-cell table:formula="of:=MAX([.$C126];[.$I126];[.$O126];[.$U126];[.$AA126])" office:value-type="float"/>
          <table:table-cell table:formula="of:=MAX([.$D126];[.$J126];[.$P126];[.$V126];[.$AB126])" office:value-type="float"/>
          <table:table-cell table:formula="of:=MAX([.$E126];[.$K126];[.$Q126];[.$W126];[.$AC126])" office:value-type="float"/>
          <table:table-cell table:formula="of:=MAX([.$F126];[.$L126];[.$R126];[.$X126];[.$AD126])" office:value-type="float"/>
          <table:table-cell table:formula="of:=MAX([.$G126];[.$M126];[.$S126];[.$Y126];[.$AE126])" office:value-type="float"/>
        </table:table-row>
        <table:table-row table:style-name="ro1">
          <table:table-cell office:value-type="string">
            <text:p>dse/2x2/instances/app71-240-3-2.facts</text:p>
          </table:table-cell>
          <table:table-cell office:value-type="float" office:value="1.129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39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57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2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91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27];[.$H127];[.$N127];[.$T127];[.$Z127])" office:value-type="float"/>
          <table:table-cell table:formula="of:=MIN([.$C127];[.$I127];[.$O127];[.$U127];[.$AA127])" office:value-type="float"/>
          <table:table-cell table:formula="of:=MIN([.$D127];[.$J127];[.$P127];[.$V127];[.$AB127])" office:value-type="float"/>
          <table:table-cell table:formula="of:=MIN([.$E127];[.$K127];[.$Q127];[.$W127];[.$AC127])" office:value-type="float"/>
          <table:table-cell table:formula="of:=MIN([.$F127];[.$L127];[.$R127];[.$X127];[.$AD127])" office:value-type="float"/>
          <table:table-cell table:formula="of:=MIN([.$G127];[.$M127];[.$S127];[.$Y127];[.$AE127])" office:value-type="float"/>
          <table:table-cell table:formula="of:=MEDIAN([.$B127];[.$H127];[.$N127];[.$T127];[.$Z127])" office:value-type="float"/>
          <table:table-cell table:formula="of:=MEDIAN([.$C127];[.$I127];[.$O127];[.$U127];[.$AA127])" office:value-type="float"/>
          <table:table-cell table:formula="of:=MEDIAN([.$D127];[.$J127];[.$P127];[.$V127];[.$AB127])" office:value-type="float"/>
          <table:table-cell table:formula="of:=MEDIAN([.$E127];[.$K127];[.$Q127];[.$W127];[.$AC127])" office:value-type="float"/>
          <table:table-cell table:formula="of:=MEDIAN([.$F127];[.$L127];[.$R127];[.$X127];[.$AD127])" office:value-type="float"/>
          <table:table-cell table:formula="of:=MEDIAN([.$G127];[.$M127];[.$S127];[.$Y127];[.$AE127])" office:value-type="float"/>
          <table:table-cell table:formula="of:=MAX([.$B127];[.$H127];[.$N127];[.$T127];[.$Z127])" office:value-type="float"/>
          <table:table-cell table:formula="of:=MAX([.$C127];[.$I127];[.$O127];[.$U127];[.$AA127])" office:value-type="float"/>
          <table:table-cell table:formula="of:=MAX([.$D127];[.$J127];[.$P127];[.$V127];[.$AB127])" office:value-type="float"/>
          <table:table-cell table:formula="of:=MAX([.$E127];[.$K127];[.$Q127];[.$W127];[.$AC127])" office:value-type="float"/>
          <table:table-cell table:formula="of:=MAX([.$F127];[.$L127];[.$R127];[.$X127];[.$AD127])" office:value-type="float"/>
          <table:table-cell table:formula="of:=MAX([.$G127];[.$M127];[.$S127];[.$Y127];[.$AE127])" office:value-type="float"/>
        </table:table-row>
        <table:table-row table:style-name="ro1">
          <table:table-cell office:value-type="string">
            <text:p>dse/2x2/instances/app72-219-3-2.facts</text:p>
          </table:table-cell>
          <table:table-cell office:value-type="float" office:value="2.185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971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2.01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style-name="cellBest" office:value-type="float" office:value="1.501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style-name="cellWorst" office:value-type="float" office:value="12.49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28];[.$H128];[.$N128];[.$T128];[.$Z128])" office:value-type="float"/>
          <table:table-cell table:formula="of:=MIN([.$C128];[.$I128];[.$O128];[.$U128];[.$AA128])" office:value-type="float"/>
          <table:table-cell table:formula="of:=MIN([.$D128];[.$J128];[.$P128];[.$V128];[.$AB128])" office:value-type="float"/>
          <table:table-cell table:formula="of:=MIN([.$E128];[.$K128];[.$Q128];[.$W128];[.$AC128])" office:value-type="float"/>
          <table:table-cell table:formula="of:=MIN([.$F128];[.$L128];[.$R128];[.$X128];[.$AD128])" office:value-type="float"/>
          <table:table-cell table:formula="of:=MIN([.$G128];[.$M128];[.$S128];[.$Y128];[.$AE128])" office:value-type="float"/>
          <table:table-cell table:formula="of:=MEDIAN([.$B128];[.$H128];[.$N128];[.$T128];[.$Z128])" office:value-type="float"/>
          <table:table-cell table:formula="of:=MEDIAN([.$C128];[.$I128];[.$O128];[.$U128];[.$AA128])" office:value-type="float"/>
          <table:table-cell table:formula="of:=MEDIAN([.$D128];[.$J128];[.$P128];[.$V128];[.$AB128])" office:value-type="float"/>
          <table:table-cell table:formula="of:=MEDIAN([.$E128];[.$K128];[.$Q128];[.$W128];[.$AC128])" office:value-type="float"/>
          <table:table-cell table:formula="of:=MEDIAN([.$F128];[.$L128];[.$R128];[.$X128];[.$AD128])" office:value-type="float"/>
          <table:table-cell table:formula="of:=MEDIAN([.$G128];[.$M128];[.$S128];[.$Y128];[.$AE128])" office:value-type="float"/>
          <table:table-cell table:formula="of:=MAX([.$B128];[.$H128];[.$N128];[.$T128];[.$Z128])" office:value-type="float"/>
          <table:table-cell table:formula="of:=MAX([.$C128];[.$I128];[.$O128];[.$U128];[.$AA128])" office:value-type="float"/>
          <table:table-cell table:formula="of:=MAX([.$D128];[.$J128];[.$P128];[.$V128];[.$AB128])" office:value-type="float"/>
          <table:table-cell table:formula="of:=MAX([.$E128];[.$K128];[.$Q128];[.$W128];[.$AC128])" office:value-type="float"/>
          <table:table-cell table:formula="of:=MAX([.$F128];[.$L128];[.$R128];[.$X128];[.$AD128])" office:value-type="float"/>
          <table:table-cell table:formula="of:=MAX([.$G128];[.$M128];[.$S128];[.$Y128];[.$AE128])" office:value-type="float"/>
        </table:table-row>
        <table:table-row table:style-name="ro1">
          <table:table-cell office:value-type="string">
            <text:p>dse/2x2/instances/app76-210-5-4.facts</text:p>
          </table:table-cell>
          <table:table-cell office:value-type="float" office:value="1.322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517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733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275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2.991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29];[.$H129];[.$N129];[.$T129];[.$Z129])" office:value-type="float"/>
          <table:table-cell table:formula="of:=MIN([.$C129];[.$I129];[.$O129];[.$U129];[.$AA129])" office:value-type="float"/>
          <table:table-cell table:formula="of:=MIN([.$D129];[.$J129];[.$P129];[.$V129];[.$AB129])" office:value-type="float"/>
          <table:table-cell table:formula="of:=MIN([.$E129];[.$K129];[.$Q129];[.$W129];[.$AC129])" office:value-type="float"/>
          <table:table-cell table:formula="of:=MIN([.$F129];[.$L129];[.$R129];[.$X129];[.$AD129])" office:value-type="float"/>
          <table:table-cell table:formula="of:=MIN([.$G129];[.$M129];[.$S129];[.$Y129];[.$AE129])" office:value-type="float"/>
          <table:table-cell table:formula="of:=MEDIAN([.$B129];[.$H129];[.$N129];[.$T129];[.$Z129])" office:value-type="float"/>
          <table:table-cell table:formula="of:=MEDIAN([.$C129];[.$I129];[.$O129];[.$U129];[.$AA129])" office:value-type="float"/>
          <table:table-cell table:formula="of:=MEDIAN([.$D129];[.$J129];[.$P129];[.$V129];[.$AB129])" office:value-type="float"/>
          <table:table-cell table:formula="of:=MEDIAN([.$E129];[.$K129];[.$Q129];[.$W129];[.$AC129])" office:value-type="float"/>
          <table:table-cell table:formula="of:=MEDIAN([.$F129];[.$L129];[.$R129];[.$X129];[.$AD129])" office:value-type="float"/>
          <table:table-cell table:formula="of:=MEDIAN([.$G129];[.$M129];[.$S129];[.$Y129];[.$AE129])" office:value-type="float"/>
          <table:table-cell table:formula="of:=MAX([.$B129];[.$H129];[.$N129];[.$T129];[.$Z129])" office:value-type="float"/>
          <table:table-cell table:formula="of:=MAX([.$C129];[.$I129];[.$O129];[.$U129];[.$AA129])" office:value-type="float"/>
          <table:table-cell table:formula="of:=MAX([.$D129];[.$J129];[.$P129];[.$V129];[.$AB129])" office:value-type="float"/>
          <table:table-cell table:formula="of:=MAX([.$E129];[.$K129];[.$Q129];[.$W129];[.$AC129])" office:value-type="float"/>
          <table:table-cell table:formula="of:=MAX([.$F129];[.$L129];[.$R129];[.$X129];[.$AD129])" office:value-type="float"/>
          <table:table-cell table:formula="of:=MAX([.$G129];[.$M129];[.$S129];[.$Y129];[.$AE129])" office:value-type="float"/>
        </table:table-row>
        <table:table-row table:style-name="ro1">
          <table:table-cell office:value-type="string">
            <text:p>dse/2x2/instances/app8-240-5-4.facts</text:p>
          </table:table-cell>
          <table:table-cell office:value-type="float" office:value="5.302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style-name="cellBest" office:value-type="float" office:value="3.385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3.549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4.76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style-name="cellWorst" office:value-type="float" office:value="46.52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formula="of:=MIN([.$B130];[.$H130];[.$N130];[.$T130];[.$Z130])" office:value-type="float"/>
          <table:table-cell table:formula="of:=MIN([.$C130];[.$I130];[.$O130];[.$U130];[.$AA130])" office:value-type="float"/>
          <table:table-cell table:formula="of:=MIN([.$D130];[.$J130];[.$P130];[.$V130];[.$AB130])" office:value-type="float"/>
          <table:table-cell table:formula="of:=MIN([.$E130];[.$K130];[.$Q130];[.$W130];[.$AC130])" office:value-type="float"/>
          <table:table-cell table:formula="of:=MIN([.$F130];[.$L130];[.$R130];[.$X130];[.$AD130])" office:value-type="float"/>
          <table:table-cell table:formula="of:=MIN([.$G130];[.$M130];[.$S130];[.$Y130];[.$AE130])" office:value-type="float"/>
          <table:table-cell table:formula="of:=MEDIAN([.$B130];[.$H130];[.$N130];[.$T130];[.$Z130])" office:value-type="float"/>
          <table:table-cell table:formula="of:=MEDIAN([.$C130];[.$I130];[.$O130];[.$U130];[.$AA130])" office:value-type="float"/>
          <table:table-cell table:formula="of:=MEDIAN([.$D130];[.$J130];[.$P130];[.$V130];[.$AB130])" office:value-type="float"/>
          <table:table-cell table:formula="of:=MEDIAN([.$E130];[.$K130];[.$Q130];[.$W130];[.$AC130])" office:value-type="float"/>
          <table:table-cell table:formula="of:=MEDIAN([.$F130];[.$L130];[.$R130];[.$X130];[.$AD130])" office:value-type="float"/>
          <table:table-cell table:formula="of:=MEDIAN([.$G130];[.$M130];[.$S130];[.$Y130];[.$AE130])" office:value-type="float"/>
          <table:table-cell table:formula="of:=MAX([.$B130];[.$H130];[.$N130];[.$T130];[.$Z130])" office:value-type="float"/>
          <table:table-cell table:formula="of:=MAX([.$C130];[.$I130];[.$O130];[.$U130];[.$AA130])" office:value-type="float"/>
          <table:table-cell table:formula="of:=MAX([.$D130];[.$J130];[.$P130];[.$V130];[.$AB130])" office:value-type="float"/>
          <table:table-cell table:formula="of:=MAX([.$E130];[.$K130];[.$Q130];[.$W130];[.$AC130])" office:value-type="float"/>
          <table:table-cell table:formula="of:=MAX([.$F130];[.$L130];[.$R130];[.$X130];[.$AD130])" office:value-type="float"/>
          <table:table-cell table:formula="of:=MAX([.$G130];[.$M130];[.$S130];[.$Y130];[.$AE130])" office:value-type="float"/>
        </table:table-row>
        <table:table-row table:style-name="ro1">
          <table:table-cell office:value-type="string">
            <text:p>dse/2x2/instances/app84-240-3-2.facts</text:p>
          </table:table-cell>
          <table:table-cell office:value-type="float" office:value="1.185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53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88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120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782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31];[.$H131];[.$N131];[.$T131];[.$Z131])" office:value-type="float"/>
          <table:table-cell table:formula="of:=MIN([.$C131];[.$I131];[.$O131];[.$U131];[.$AA131])" office:value-type="float"/>
          <table:table-cell table:formula="of:=MIN([.$D131];[.$J131];[.$P131];[.$V131];[.$AB131])" office:value-type="float"/>
          <table:table-cell table:formula="of:=MIN([.$E131];[.$K131];[.$Q131];[.$W131];[.$AC131])" office:value-type="float"/>
          <table:table-cell table:formula="of:=MIN([.$F131];[.$L131];[.$R131];[.$X131];[.$AD131])" office:value-type="float"/>
          <table:table-cell table:formula="of:=MIN([.$G131];[.$M131];[.$S131];[.$Y131];[.$AE131])" office:value-type="float"/>
          <table:table-cell table:formula="of:=MEDIAN([.$B131];[.$H131];[.$N131];[.$T131];[.$Z131])" office:value-type="float"/>
          <table:table-cell table:formula="of:=MEDIAN([.$C131];[.$I131];[.$O131];[.$U131];[.$AA131])" office:value-type="float"/>
          <table:table-cell table:formula="of:=MEDIAN([.$D131];[.$J131];[.$P131];[.$V131];[.$AB131])" office:value-type="float"/>
          <table:table-cell table:formula="of:=MEDIAN([.$E131];[.$K131];[.$Q131];[.$W131];[.$AC131])" office:value-type="float"/>
          <table:table-cell table:formula="of:=MEDIAN([.$F131];[.$L131];[.$R131];[.$X131];[.$AD131])" office:value-type="float"/>
          <table:table-cell table:formula="of:=MEDIAN([.$G131];[.$M131];[.$S131];[.$Y131];[.$AE131])" office:value-type="float"/>
          <table:table-cell table:formula="of:=MAX([.$B131];[.$H131];[.$N131];[.$T131];[.$Z131])" office:value-type="float"/>
          <table:table-cell table:formula="of:=MAX([.$C131];[.$I131];[.$O131];[.$U131];[.$AA131])" office:value-type="float"/>
          <table:table-cell table:formula="of:=MAX([.$D131];[.$J131];[.$P131];[.$V131];[.$AB131])" office:value-type="float"/>
          <table:table-cell table:formula="of:=MAX([.$E131];[.$K131];[.$Q131];[.$W131];[.$AC131])" office:value-type="float"/>
          <table:table-cell table:formula="of:=MAX([.$F131];[.$L131];[.$R131];[.$X131];[.$AD131])" office:value-type="float"/>
          <table:table-cell table:formula="of:=MAX([.$G131];[.$M131];[.$S131];[.$Y131];[.$AE131])" office:value-type="float"/>
        </table:table-row>
        <table:table-row table:style-name="ro1">
          <table:table-cell office:value-type="string">
            <text:p>dse/2x2/instances/app85-339-3-2.facts</text:p>
          </table:table-cell>
          <table:table-cell office:value-type="float" office:value="1.317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18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35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324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1.293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132];[.$H132];[.$N132];[.$T132];[.$Z132])" office:value-type="float"/>
          <table:table-cell table:formula="of:=MIN([.$C132];[.$I132];[.$O132];[.$U132];[.$AA132])" office:value-type="float"/>
          <table:table-cell table:formula="of:=MIN([.$D132];[.$J132];[.$P132];[.$V132];[.$AB132])" office:value-type="float"/>
          <table:table-cell table:formula="of:=MIN([.$E132];[.$K132];[.$Q132];[.$W132];[.$AC132])" office:value-type="float"/>
          <table:table-cell table:formula="of:=MIN([.$F132];[.$L132];[.$R132];[.$X132];[.$AD132])" office:value-type="float"/>
          <table:table-cell table:formula="of:=MIN([.$G132];[.$M132];[.$S132];[.$Y132];[.$AE132])" office:value-type="float"/>
          <table:table-cell table:formula="of:=MEDIAN([.$B132];[.$H132];[.$N132];[.$T132];[.$Z132])" office:value-type="float"/>
          <table:table-cell table:formula="of:=MEDIAN([.$C132];[.$I132];[.$O132];[.$U132];[.$AA132])" office:value-type="float"/>
          <table:table-cell table:formula="of:=MEDIAN([.$D132];[.$J132];[.$P132];[.$V132];[.$AB132])" office:value-type="float"/>
          <table:table-cell table:formula="of:=MEDIAN([.$E132];[.$K132];[.$Q132];[.$W132];[.$AC132])" office:value-type="float"/>
          <table:table-cell table:formula="of:=MEDIAN([.$F132];[.$L132];[.$R132];[.$X132];[.$AD132])" office:value-type="float"/>
          <table:table-cell table:formula="of:=MEDIAN([.$G132];[.$M132];[.$S132];[.$Y132];[.$AE132])" office:value-type="float"/>
          <table:table-cell table:formula="of:=MAX([.$B132];[.$H132];[.$N132];[.$T132];[.$Z132])" office:value-type="float"/>
          <table:table-cell table:formula="of:=MAX([.$C132];[.$I132];[.$O132];[.$U132];[.$AA132])" office:value-type="float"/>
          <table:table-cell table:formula="of:=MAX([.$D132];[.$J132];[.$P132];[.$V132];[.$AB132])" office:value-type="float"/>
          <table:table-cell table:formula="of:=MAX([.$E132];[.$K132];[.$Q132];[.$W132];[.$AC132])" office:value-type="float"/>
          <table:table-cell table:formula="of:=MAX([.$F132];[.$L132];[.$R132];[.$X132];[.$AD132])" office:value-type="float"/>
          <table:table-cell table:formula="of:=MAX([.$G132];[.$M132];[.$S132];[.$Y132];[.$AE132])" office:value-type="float"/>
        </table:table-row>
        <table:table-row table:style-name="ro1">
          <table:table-cell office:value-type="string">
            <text:p>dse/2x2/instances/app87-209-10-9.facts</text:p>
          </table:table-cell>
          <table:table-cell office:value-type="float" office:value="1.393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4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244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00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27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3];[.$H133];[.$N133];[.$T133];[.$Z133])" office:value-type="float"/>
          <table:table-cell table:formula="of:=MIN([.$C133];[.$I133];[.$O133];[.$U133];[.$AA133])" office:value-type="float"/>
          <table:table-cell table:formula="of:=MIN([.$D133];[.$J133];[.$P133];[.$V133];[.$AB133])" office:value-type="float"/>
          <table:table-cell table:formula="of:=MIN([.$E133];[.$K133];[.$Q133];[.$W133];[.$AC133])" office:value-type="float"/>
          <table:table-cell table:formula="of:=MIN([.$F133];[.$L133];[.$R133];[.$X133];[.$AD133])" office:value-type="float"/>
          <table:table-cell table:formula="of:=MIN([.$G133];[.$M133];[.$S133];[.$Y133];[.$AE133])" office:value-type="float"/>
          <table:table-cell table:formula="of:=MEDIAN([.$B133];[.$H133];[.$N133];[.$T133];[.$Z133])" office:value-type="float"/>
          <table:table-cell table:formula="of:=MEDIAN([.$C133];[.$I133];[.$O133];[.$U133];[.$AA133])" office:value-type="float"/>
          <table:table-cell table:formula="of:=MEDIAN([.$D133];[.$J133];[.$P133];[.$V133];[.$AB133])" office:value-type="float"/>
          <table:table-cell table:formula="of:=MEDIAN([.$E133];[.$K133];[.$Q133];[.$W133];[.$AC133])" office:value-type="float"/>
          <table:table-cell table:formula="of:=MEDIAN([.$F133];[.$L133];[.$R133];[.$X133];[.$AD133])" office:value-type="float"/>
          <table:table-cell table:formula="of:=MEDIAN([.$G133];[.$M133];[.$S133];[.$Y133];[.$AE133])" office:value-type="float"/>
          <table:table-cell table:formula="of:=MAX([.$B133];[.$H133];[.$N133];[.$T133];[.$Z133])" office:value-type="float"/>
          <table:table-cell table:formula="of:=MAX([.$C133];[.$I133];[.$O133];[.$U133];[.$AA133])" office:value-type="float"/>
          <table:table-cell table:formula="of:=MAX([.$D133];[.$J133];[.$P133];[.$V133];[.$AB133])" office:value-type="float"/>
          <table:table-cell table:formula="of:=MAX([.$E133];[.$K133];[.$Q133];[.$W133];[.$AC133])" office:value-type="float"/>
          <table:table-cell table:formula="of:=MAX([.$F133];[.$L133];[.$R133];[.$X133];[.$AD133])" office:value-type="float"/>
          <table:table-cell table:formula="of:=MAX([.$G133];[.$M133];[.$S133];[.$Y133];[.$AE133])" office:value-type="float"/>
        </table:table-row>
        <table:table-row table:style-name="ro1">
          <table:table-cell office:value-type="string">
            <text:p>dse/2x2/instances/app9-379-7-6.facts</text:p>
          </table:table-cell>
          <table:table-cell office:value-type="float" office:value="1.478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26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25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479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32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4];[.$H134];[.$N134];[.$T134];[.$Z134])" office:value-type="float"/>
          <table:table-cell table:formula="of:=MIN([.$C134];[.$I134];[.$O134];[.$U134];[.$AA134])" office:value-type="float"/>
          <table:table-cell table:formula="of:=MIN([.$D134];[.$J134];[.$P134];[.$V134];[.$AB134])" office:value-type="float"/>
          <table:table-cell table:formula="of:=MIN([.$E134];[.$K134];[.$Q134];[.$W134];[.$AC134])" office:value-type="float"/>
          <table:table-cell table:formula="of:=MIN([.$F134];[.$L134];[.$R134];[.$X134];[.$AD134])" office:value-type="float"/>
          <table:table-cell table:formula="of:=MIN([.$G134];[.$M134];[.$S134];[.$Y134];[.$AE134])" office:value-type="float"/>
          <table:table-cell table:formula="of:=MEDIAN([.$B134];[.$H134];[.$N134];[.$T134];[.$Z134])" office:value-type="float"/>
          <table:table-cell table:formula="of:=MEDIAN([.$C134];[.$I134];[.$O134];[.$U134];[.$AA134])" office:value-type="float"/>
          <table:table-cell table:formula="of:=MEDIAN([.$D134];[.$J134];[.$P134];[.$V134];[.$AB134])" office:value-type="float"/>
          <table:table-cell table:formula="of:=MEDIAN([.$E134];[.$K134];[.$Q134];[.$W134];[.$AC134])" office:value-type="float"/>
          <table:table-cell table:formula="of:=MEDIAN([.$F134];[.$L134];[.$R134];[.$X134];[.$AD134])" office:value-type="float"/>
          <table:table-cell table:formula="of:=MEDIAN([.$G134];[.$M134];[.$S134];[.$Y134];[.$AE134])" office:value-type="float"/>
          <table:table-cell table:formula="of:=MAX([.$B134];[.$H134];[.$N134];[.$T134];[.$Z134])" office:value-type="float"/>
          <table:table-cell table:formula="of:=MAX([.$C134];[.$I134];[.$O134];[.$U134];[.$AA134])" office:value-type="float"/>
          <table:table-cell table:formula="of:=MAX([.$D134];[.$J134];[.$P134];[.$V134];[.$AB134])" office:value-type="float"/>
          <table:table-cell table:formula="of:=MAX([.$E134];[.$K134];[.$Q134];[.$W134];[.$AC134])" office:value-type="float"/>
          <table:table-cell table:formula="of:=MAX([.$F134];[.$L134];[.$R134];[.$X134];[.$AD134])" office:value-type="float"/>
          <table:table-cell table:formula="of:=MAX([.$G134];[.$M134];[.$S134];[.$Y134];[.$AE134])" office:value-type="float"/>
        </table:table-row>
        <table:table-row table:style-name="ro1">
          <table:table-cell office:value-type="string">
            <text:p>dse/2x2/instances/app90-360-5-4.facts</text:p>
          </table:table-cell>
          <table:table-cell office:value-type="float" office:value="1.463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43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437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462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office:value-type="float" office:value="1.975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"/>
          <table:table-cell table:formula="of:=MIN([.$B135];[.$H135];[.$N135];[.$T135];[.$Z135])" office:value-type="float"/>
          <table:table-cell table:formula="of:=MIN([.$C135];[.$I135];[.$O135];[.$U135];[.$AA135])" office:value-type="float"/>
          <table:table-cell table:formula="of:=MIN([.$D135];[.$J135];[.$P135];[.$V135];[.$AB135])" office:value-type="float"/>
          <table:table-cell table:formula="of:=MIN([.$E135];[.$K135];[.$Q135];[.$W135];[.$AC135])" office:value-type="float"/>
          <table:table-cell table:formula="of:=MIN([.$F135];[.$L135];[.$R135];[.$X135];[.$AD135])" office:value-type="float"/>
          <table:table-cell table:formula="of:=MIN([.$G135];[.$M135];[.$S135];[.$Y135];[.$AE135])" office:value-type="float"/>
          <table:table-cell table:formula="of:=MEDIAN([.$B135];[.$H135];[.$N135];[.$T135];[.$Z135])" office:value-type="float"/>
          <table:table-cell table:formula="of:=MEDIAN([.$C135];[.$I135];[.$O135];[.$U135];[.$AA135])" office:value-type="float"/>
          <table:table-cell table:formula="of:=MEDIAN([.$D135];[.$J135];[.$P135];[.$V135];[.$AB135])" office:value-type="float"/>
          <table:table-cell table:formula="of:=MEDIAN([.$E135];[.$K135];[.$Q135];[.$W135];[.$AC135])" office:value-type="float"/>
          <table:table-cell table:formula="of:=MEDIAN([.$F135];[.$L135];[.$R135];[.$X135];[.$AD135])" office:value-type="float"/>
          <table:table-cell table:formula="of:=MEDIAN([.$G135];[.$M135];[.$S135];[.$Y135];[.$AE135])" office:value-type="float"/>
          <table:table-cell table:formula="of:=MAX([.$B135];[.$H135];[.$N135];[.$T135];[.$Z135])" office:value-type="float"/>
          <table:table-cell table:formula="of:=MAX([.$C135];[.$I135];[.$O135];[.$U135];[.$AA135])" office:value-type="float"/>
          <table:table-cell table:formula="of:=MAX([.$D135];[.$J135];[.$P135];[.$V135];[.$AB135])" office:value-type="float"/>
          <table:table-cell table:formula="of:=MAX([.$E135];[.$K135];[.$Q135];[.$W135];[.$AC135])" office:value-type="float"/>
          <table:table-cell table:formula="of:=MAX([.$F135];[.$L135];[.$R135];[.$X135];[.$AD135])" office:value-type="float"/>
          <table:table-cell table:formula="of:=MAX([.$G135];[.$M135];[.$S135];[.$Y135];[.$AE135])" office:value-type="float"/>
        </table:table-row>
        <table:table-row table:style-name="ro1">
          <table:table-cell office:value-type="string">
            <text:p>dse/3x3/instances/app0-260-5-4.facts</text:p>
          </table:table-cell>
          <table:table-cell table:style-name="cellWorst" office:value-type="float" office:value="9.275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.759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.748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.202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4.424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6];[.$H136];[.$N136];[.$T136];[.$Z136])" office:value-type="float"/>
          <table:table-cell table:formula="of:=MIN([.$C136];[.$I136];[.$O136];[.$U136];[.$AA136])" office:value-type="float"/>
          <table:table-cell table:formula="of:=MIN([.$D136];[.$J136];[.$P136];[.$V136];[.$AB136])" office:value-type="float"/>
          <table:table-cell table:formula="of:=MIN([.$E136];[.$K136];[.$Q136];[.$W136];[.$AC136])" office:value-type="float"/>
          <table:table-cell table:formula="of:=MIN([.$F136];[.$L136];[.$R136];[.$X136];[.$AD136])" office:value-type="float"/>
          <table:table-cell table:formula="of:=MIN([.$G136];[.$M136];[.$S136];[.$Y136];[.$AE136])" office:value-type="float"/>
          <table:table-cell table:formula="of:=MEDIAN([.$B136];[.$H136];[.$N136];[.$T136];[.$Z136])" office:value-type="float"/>
          <table:table-cell table:formula="of:=MEDIAN([.$C136];[.$I136];[.$O136];[.$U136];[.$AA136])" office:value-type="float"/>
          <table:table-cell table:formula="of:=MEDIAN([.$D136];[.$J136];[.$P136];[.$V136];[.$AB136])" office:value-type="float"/>
          <table:table-cell table:formula="of:=MEDIAN([.$E136];[.$K136];[.$Q136];[.$W136];[.$AC136])" office:value-type="float"/>
          <table:table-cell table:formula="of:=MEDIAN([.$F136];[.$L136];[.$R136];[.$X136];[.$AD136])" office:value-type="float"/>
          <table:table-cell table:formula="of:=MEDIAN([.$G136];[.$M136];[.$S136];[.$Y136];[.$AE136])" office:value-type="float"/>
          <table:table-cell table:formula="of:=MAX([.$B136];[.$H136];[.$N136];[.$T136];[.$Z136])" office:value-type="float"/>
          <table:table-cell table:formula="of:=MAX([.$C136];[.$I136];[.$O136];[.$U136];[.$AA136])" office:value-type="float"/>
          <table:table-cell table:formula="of:=MAX([.$D136];[.$J136];[.$P136];[.$V136];[.$AB136])" office:value-type="float"/>
          <table:table-cell table:formula="of:=MAX([.$E136];[.$K136];[.$Q136];[.$W136];[.$AC136])" office:value-type="float"/>
          <table:table-cell table:formula="of:=MAX([.$F136];[.$L136];[.$R136];[.$X136];[.$AD136])" office:value-type="float"/>
          <table:table-cell table:formula="of:=MAX([.$G136];[.$M136];[.$S136];[.$Y136];[.$AE136])" office:value-type="float"/>
        </table:table-row>
        <table:table-row table:style-name="ro1">
          <table:table-cell office:value-type="string">
            <text:p>dse/3x3/instances/app114-210-3-6.facts</text:p>
          </table:table-cell>
          <table:table-cell office:value-type="float" office:value="2.134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57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34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42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40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7];[.$H137];[.$N137];[.$T137];[.$Z137])" office:value-type="float"/>
          <table:table-cell table:formula="of:=MIN([.$C137];[.$I137];[.$O137];[.$U137];[.$AA137])" office:value-type="float"/>
          <table:table-cell table:formula="of:=MIN([.$D137];[.$J137];[.$P137];[.$V137];[.$AB137])" office:value-type="float"/>
          <table:table-cell table:formula="of:=MIN([.$E137];[.$K137];[.$Q137];[.$W137];[.$AC137])" office:value-type="float"/>
          <table:table-cell table:formula="of:=MIN([.$F137];[.$L137];[.$R137];[.$X137];[.$AD137])" office:value-type="float"/>
          <table:table-cell table:formula="of:=MIN([.$G137];[.$M137];[.$S137];[.$Y137];[.$AE137])" office:value-type="float"/>
          <table:table-cell table:formula="of:=MEDIAN([.$B137];[.$H137];[.$N137];[.$T137];[.$Z137])" office:value-type="float"/>
          <table:table-cell table:formula="of:=MEDIAN([.$C137];[.$I137];[.$O137];[.$U137];[.$AA137])" office:value-type="float"/>
          <table:table-cell table:formula="of:=MEDIAN([.$D137];[.$J137];[.$P137];[.$V137];[.$AB137])" office:value-type="float"/>
          <table:table-cell table:formula="of:=MEDIAN([.$E137];[.$K137];[.$Q137];[.$W137];[.$AC137])" office:value-type="float"/>
          <table:table-cell table:formula="of:=MEDIAN([.$F137];[.$L137];[.$R137];[.$X137];[.$AD137])" office:value-type="float"/>
          <table:table-cell table:formula="of:=MEDIAN([.$G137];[.$M137];[.$S137];[.$Y137];[.$AE137])" office:value-type="float"/>
          <table:table-cell table:formula="of:=MAX([.$B137];[.$H137];[.$N137];[.$T137];[.$Z137])" office:value-type="float"/>
          <table:table-cell table:formula="of:=MAX([.$C137];[.$I137];[.$O137];[.$U137];[.$AA137])" office:value-type="float"/>
          <table:table-cell table:formula="of:=MAX([.$D137];[.$J137];[.$P137];[.$V137];[.$AB137])" office:value-type="float"/>
          <table:table-cell table:formula="of:=MAX([.$E137];[.$K137];[.$Q137];[.$W137];[.$AC137])" office:value-type="float"/>
          <table:table-cell table:formula="of:=MAX([.$F137];[.$L137];[.$R137];[.$X137];[.$AD137])" office:value-type="float"/>
          <table:table-cell table:formula="of:=MAX([.$G137];[.$M137];[.$S137];[.$Y137];[.$AE137])" office:value-type="float"/>
        </table:table-row>
        <table:table-row table:style-name="ro1">
          <table:table-cell office:value-type="string">
            <text:p>dse/3x3/instances/app13-219-5-4.facts</text:p>
          </table:table-cell>
          <table:table-cell office:value-type="float" office:value="8.893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.18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.41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.940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3.386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8];[.$H138];[.$N138];[.$T138];[.$Z138])" office:value-type="float"/>
          <table:table-cell table:formula="of:=MIN([.$C138];[.$I138];[.$O138];[.$U138];[.$AA138])" office:value-type="float"/>
          <table:table-cell table:formula="of:=MIN([.$D138];[.$J138];[.$P138];[.$V138];[.$AB138])" office:value-type="float"/>
          <table:table-cell table:formula="of:=MIN([.$E138];[.$K138];[.$Q138];[.$W138];[.$AC138])" office:value-type="float"/>
          <table:table-cell table:formula="of:=MIN([.$F138];[.$L138];[.$R138];[.$X138];[.$AD138])" office:value-type="float"/>
          <table:table-cell table:formula="of:=MIN([.$G138];[.$M138];[.$S138];[.$Y138];[.$AE138])" office:value-type="float"/>
          <table:table-cell table:formula="of:=MEDIAN([.$B138];[.$H138];[.$N138];[.$T138];[.$Z138])" office:value-type="float"/>
          <table:table-cell table:formula="of:=MEDIAN([.$C138];[.$I138];[.$O138];[.$U138];[.$AA138])" office:value-type="float"/>
          <table:table-cell table:formula="of:=MEDIAN([.$D138];[.$J138];[.$P138];[.$V138];[.$AB138])" office:value-type="float"/>
          <table:table-cell table:formula="of:=MEDIAN([.$E138];[.$K138];[.$Q138];[.$W138];[.$AC138])" office:value-type="float"/>
          <table:table-cell table:formula="of:=MEDIAN([.$F138];[.$L138];[.$R138];[.$X138];[.$AD138])" office:value-type="float"/>
          <table:table-cell table:formula="of:=MEDIAN([.$G138];[.$M138];[.$S138];[.$Y138];[.$AE138])" office:value-type="float"/>
          <table:table-cell table:formula="of:=MAX([.$B138];[.$H138];[.$N138];[.$T138];[.$Z138])" office:value-type="float"/>
          <table:table-cell table:formula="of:=MAX([.$C138];[.$I138];[.$O138];[.$U138];[.$AA138])" office:value-type="float"/>
          <table:table-cell table:formula="of:=MAX([.$D138];[.$J138];[.$P138];[.$V138];[.$AB138])" office:value-type="float"/>
          <table:table-cell table:formula="of:=MAX([.$E138];[.$K138];[.$Q138];[.$W138];[.$AC138])" office:value-type="float"/>
          <table:table-cell table:formula="of:=MAX([.$F138];[.$L138];[.$R138];[.$X138];[.$AD138])" office:value-type="float"/>
          <table:table-cell table:formula="of:=MAX([.$G138];[.$M138];[.$S138];[.$Y138];[.$AE138])" office:value-type="float"/>
        </table:table-row>
        <table:table-row table:style-name="ro1">
          <table:table-cell office:value-type="string">
            <text:p>dse/3x3/instances/app136-210-3-6.facts</text:p>
          </table:table-cell>
          <table:table-cell office:value-type="float" office:value="2.184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79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44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60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39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39];[.$H139];[.$N139];[.$T139];[.$Z139])" office:value-type="float"/>
          <table:table-cell table:formula="of:=MIN([.$C139];[.$I139];[.$O139];[.$U139];[.$AA139])" office:value-type="float"/>
          <table:table-cell table:formula="of:=MIN([.$D139];[.$J139];[.$P139];[.$V139];[.$AB139])" office:value-type="float"/>
          <table:table-cell table:formula="of:=MIN([.$E139];[.$K139];[.$Q139];[.$W139];[.$AC139])" office:value-type="float"/>
          <table:table-cell table:formula="of:=MIN([.$F139];[.$L139];[.$R139];[.$X139];[.$AD139])" office:value-type="float"/>
          <table:table-cell table:formula="of:=MIN([.$G139];[.$M139];[.$S139];[.$Y139];[.$AE139])" office:value-type="float"/>
          <table:table-cell table:formula="of:=MEDIAN([.$B139];[.$H139];[.$N139];[.$T139];[.$Z139])" office:value-type="float"/>
          <table:table-cell table:formula="of:=MEDIAN([.$C139];[.$I139];[.$O139];[.$U139];[.$AA139])" office:value-type="float"/>
          <table:table-cell table:formula="of:=MEDIAN([.$D139];[.$J139];[.$P139];[.$V139];[.$AB139])" office:value-type="float"/>
          <table:table-cell table:formula="of:=MEDIAN([.$E139];[.$K139];[.$Q139];[.$W139];[.$AC139])" office:value-type="float"/>
          <table:table-cell table:formula="of:=MEDIAN([.$F139];[.$L139];[.$R139];[.$X139];[.$AD139])" office:value-type="float"/>
          <table:table-cell table:formula="of:=MEDIAN([.$G139];[.$M139];[.$S139];[.$Y139];[.$AE139])" office:value-type="float"/>
          <table:table-cell table:formula="of:=MAX([.$B139];[.$H139];[.$N139];[.$T139];[.$Z139])" office:value-type="float"/>
          <table:table-cell table:formula="of:=MAX([.$C139];[.$I139];[.$O139];[.$U139];[.$AA139])" office:value-type="float"/>
          <table:table-cell table:formula="of:=MAX([.$D139];[.$J139];[.$P139];[.$V139];[.$AB139])" office:value-type="float"/>
          <table:table-cell table:formula="of:=MAX([.$E139];[.$K139];[.$Q139];[.$W139];[.$AC139])" office:value-type="float"/>
          <table:table-cell table:formula="of:=MAX([.$F139];[.$L139];[.$R139];[.$X139];[.$AD139])" office:value-type="float"/>
          <table:table-cell table:formula="of:=MAX([.$G139];[.$M139];[.$S139];[.$Y139];[.$AE139])" office:value-type="float"/>
        </table:table-row>
        <table:table-row table:style-name="ro1">
          <table:table-cell office:value-type="string">
            <text:p>dse/3x3/instances/app14-319-7-6.facts</text:p>
          </table:table-cell>
          <table:table-cell table:style-name="cellBest" office:value-type="float" office:value="18.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28.68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8.57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9.00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9.63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0];[.$H140];[.$N140];[.$T140];[.$Z140])" office:value-type="float"/>
          <table:table-cell table:formula="of:=MIN([.$C140];[.$I140];[.$O140];[.$U140];[.$AA140])" office:value-type="float"/>
          <table:table-cell table:formula="of:=MIN([.$D140];[.$J140];[.$P140];[.$V140];[.$AB140])" office:value-type="float"/>
          <table:table-cell table:formula="of:=MIN([.$E140];[.$K140];[.$Q140];[.$W140];[.$AC140])" office:value-type="float"/>
          <table:table-cell table:formula="of:=MIN([.$F140];[.$L140];[.$R140];[.$X140];[.$AD140])" office:value-type="float"/>
          <table:table-cell table:formula="of:=MIN([.$G140];[.$M140];[.$S140];[.$Y140];[.$AE140])" office:value-type="float"/>
          <table:table-cell table:formula="of:=MEDIAN([.$B140];[.$H140];[.$N140];[.$T140];[.$Z140])" office:value-type="float"/>
          <table:table-cell table:formula="of:=MEDIAN([.$C140];[.$I140];[.$O140];[.$U140];[.$AA140])" office:value-type="float"/>
          <table:table-cell table:formula="of:=MEDIAN([.$D140];[.$J140];[.$P140];[.$V140];[.$AB140])" office:value-type="float"/>
          <table:table-cell table:formula="of:=MEDIAN([.$E140];[.$K140];[.$Q140];[.$W140];[.$AC140])" office:value-type="float"/>
          <table:table-cell table:formula="of:=MEDIAN([.$F140];[.$L140];[.$R140];[.$X140];[.$AD140])" office:value-type="float"/>
          <table:table-cell table:formula="of:=MEDIAN([.$G140];[.$M140];[.$S140];[.$Y140];[.$AE140])" office:value-type="float"/>
          <table:table-cell table:formula="of:=MAX([.$B140];[.$H140];[.$N140];[.$T140];[.$Z140])" office:value-type="float"/>
          <table:table-cell table:formula="of:=MAX([.$C140];[.$I140];[.$O140];[.$U140];[.$AA140])" office:value-type="float"/>
          <table:table-cell table:formula="of:=MAX([.$D140];[.$J140];[.$P140];[.$V140];[.$AB140])" office:value-type="float"/>
          <table:table-cell table:formula="of:=MAX([.$E140];[.$K140];[.$Q140];[.$W140];[.$AC140])" office:value-type="float"/>
          <table:table-cell table:formula="of:=MAX([.$F140];[.$L140];[.$R140];[.$X140];[.$AD140])" office:value-type="float"/>
          <table:table-cell table:formula="of:=MAX([.$G140];[.$M140];[.$S140];[.$Y140];[.$AE140])" office:value-type="float"/>
        </table:table-row>
        <table:table-row table:style-name="ro1">
          <table:table-cell office:value-type="string">
            <text:p>dse/3x3/instances/app147-300-3-6.facts</text:p>
          </table:table-cell>
          <table:table-cell office:value-type="float" office:value="3.444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2.613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.627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.261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.433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1];[.$H141];[.$N141];[.$T141];[.$Z141])" office:value-type="float"/>
          <table:table-cell table:formula="of:=MIN([.$C141];[.$I141];[.$O141];[.$U141];[.$AA141])" office:value-type="float"/>
          <table:table-cell table:formula="of:=MIN([.$D141];[.$J141];[.$P141];[.$V141];[.$AB141])" office:value-type="float"/>
          <table:table-cell table:formula="of:=MIN([.$E141];[.$K141];[.$Q141];[.$W141];[.$AC141])" office:value-type="float"/>
          <table:table-cell table:formula="of:=MIN([.$F141];[.$L141];[.$R141];[.$X141];[.$AD141])" office:value-type="float"/>
          <table:table-cell table:formula="of:=MIN([.$G141];[.$M141];[.$S141];[.$Y141];[.$AE141])" office:value-type="float"/>
          <table:table-cell table:formula="of:=MEDIAN([.$B141];[.$H141];[.$N141];[.$T141];[.$Z141])" office:value-type="float"/>
          <table:table-cell table:formula="of:=MEDIAN([.$C141];[.$I141];[.$O141];[.$U141];[.$AA141])" office:value-type="float"/>
          <table:table-cell table:formula="of:=MEDIAN([.$D141];[.$J141];[.$P141];[.$V141];[.$AB141])" office:value-type="float"/>
          <table:table-cell table:formula="of:=MEDIAN([.$E141];[.$K141];[.$Q141];[.$W141];[.$AC141])" office:value-type="float"/>
          <table:table-cell table:formula="of:=MEDIAN([.$F141];[.$L141];[.$R141];[.$X141];[.$AD141])" office:value-type="float"/>
          <table:table-cell table:formula="of:=MEDIAN([.$G141];[.$M141];[.$S141];[.$Y141];[.$AE141])" office:value-type="float"/>
          <table:table-cell table:formula="of:=MAX([.$B141];[.$H141];[.$N141];[.$T141];[.$Z141])" office:value-type="float"/>
          <table:table-cell table:formula="of:=MAX([.$C141];[.$I141];[.$O141];[.$U141];[.$AA141])" office:value-type="float"/>
          <table:table-cell table:formula="of:=MAX([.$D141];[.$J141];[.$P141];[.$V141];[.$AB141])" office:value-type="float"/>
          <table:table-cell table:formula="of:=MAX([.$E141];[.$K141];[.$Q141];[.$W141];[.$AC141])" office:value-type="float"/>
          <table:table-cell table:formula="of:=MAX([.$F141];[.$L141];[.$R141];[.$X141];[.$AD141])" office:value-type="float"/>
          <table:table-cell table:formula="of:=MAX([.$G141];[.$M141];[.$S141];[.$Y141];[.$AE141])" office:value-type="float"/>
        </table:table-row>
        <table:table-row table:style-name="ro1">
          <table:table-cell office:value-type="string">
            <text:p>dse/3x3/instances/app15-270-5-4.facts</text:p>
          </table:table-cell>
          <table:table-cell office:value-type="float" office:value="6.589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.791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.889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.594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.710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2];[.$H142];[.$N142];[.$T142];[.$Z142])" office:value-type="float"/>
          <table:table-cell table:formula="of:=MIN([.$C142];[.$I142];[.$O142];[.$U142];[.$AA142])" office:value-type="float"/>
          <table:table-cell table:formula="of:=MIN([.$D142];[.$J142];[.$P142];[.$V142];[.$AB142])" office:value-type="float"/>
          <table:table-cell table:formula="of:=MIN([.$E142];[.$K142];[.$Q142];[.$W142];[.$AC142])" office:value-type="float"/>
          <table:table-cell table:formula="of:=MIN([.$F142];[.$L142];[.$R142];[.$X142];[.$AD142])" office:value-type="float"/>
          <table:table-cell table:formula="of:=MIN([.$G142];[.$M142];[.$S142];[.$Y142];[.$AE142])" office:value-type="float"/>
          <table:table-cell table:formula="of:=MEDIAN([.$B142];[.$H142];[.$N142];[.$T142];[.$Z142])" office:value-type="float"/>
          <table:table-cell table:formula="of:=MEDIAN([.$C142];[.$I142];[.$O142];[.$U142];[.$AA142])" office:value-type="float"/>
          <table:table-cell table:formula="of:=MEDIAN([.$D142];[.$J142];[.$P142];[.$V142];[.$AB142])" office:value-type="float"/>
          <table:table-cell table:formula="of:=MEDIAN([.$E142];[.$K142];[.$Q142];[.$W142];[.$AC142])" office:value-type="float"/>
          <table:table-cell table:formula="of:=MEDIAN([.$F142];[.$L142];[.$R142];[.$X142];[.$AD142])" office:value-type="float"/>
          <table:table-cell table:formula="of:=MEDIAN([.$G142];[.$M142];[.$S142];[.$Y142];[.$AE142])" office:value-type="float"/>
          <table:table-cell table:formula="of:=MAX([.$B142];[.$H142];[.$N142];[.$T142];[.$Z142])" office:value-type="float"/>
          <table:table-cell table:formula="of:=MAX([.$C142];[.$I142];[.$O142];[.$U142];[.$AA142])" office:value-type="float"/>
          <table:table-cell table:formula="of:=MAX([.$D142];[.$J142];[.$P142];[.$V142];[.$AB142])" office:value-type="float"/>
          <table:table-cell table:formula="of:=MAX([.$E142];[.$K142];[.$Q142];[.$W142];[.$AC142])" office:value-type="float"/>
          <table:table-cell table:formula="of:=MAX([.$F142];[.$L142];[.$R142];[.$X142];[.$AD142])" office:value-type="float"/>
          <table:table-cell table:formula="of:=MAX([.$G142];[.$M142];[.$S142];[.$Y142];[.$AE142])" office:value-type="float"/>
        </table:table-row>
        <table:table-row table:style-name="ro1">
          <table:table-cell office:value-type="string">
            <text:p>dse/3x3/instances/app157-339-3-6.facts</text:p>
          </table:table-cell>
          <table:table-cell office:value-type="float" office:value="2.647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97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755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65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44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3];[.$H143];[.$N143];[.$T143];[.$Z143])" office:value-type="float"/>
          <table:table-cell table:formula="of:=MIN([.$C143];[.$I143];[.$O143];[.$U143];[.$AA143])" office:value-type="float"/>
          <table:table-cell table:formula="of:=MIN([.$D143];[.$J143];[.$P143];[.$V143];[.$AB143])" office:value-type="float"/>
          <table:table-cell table:formula="of:=MIN([.$E143];[.$K143];[.$Q143];[.$W143];[.$AC143])" office:value-type="float"/>
          <table:table-cell table:formula="of:=MIN([.$F143];[.$L143];[.$R143];[.$X143];[.$AD143])" office:value-type="float"/>
          <table:table-cell table:formula="of:=MIN([.$G143];[.$M143];[.$S143];[.$Y143];[.$AE143])" office:value-type="float"/>
          <table:table-cell table:formula="of:=MEDIAN([.$B143];[.$H143];[.$N143];[.$T143];[.$Z143])" office:value-type="float"/>
          <table:table-cell table:formula="of:=MEDIAN([.$C143];[.$I143];[.$O143];[.$U143];[.$AA143])" office:value-type="float"/>
          <table:table-cell table:formula="of:=MEDIAN([.$D143];[.$J143];[.$P143];[.$V143];[.$AB143])" office:value-type="float"/>
          <table:table-cell table:formula="of:=MEDIAN([.$E143];[.$K143];[.$Q143];[.$W143];[.$AC143])" office:value-type="float"/>
          <table:table-cell table:formula="of:=MEDIAN([.$F143];[.$L143];[.$R143];[.$X143];[.$AD143])" office:value-type="float"/>
          <table:table-cell table:formula="of:=MEDIAN([.$G143];[.$M143];[.$S143];[.$Y143];[.$AE143])" office:value-type="float"/>
          <table:table-cell table:formula="of:=MAX([.$B143];[.$H143];[.$N143];[.$T143];[.$Z143])" office:value-type="float"/>
          <table:table-cell table:formula="of:=MAX([.$C143];[.$I143];[.$O143];[.$U143];[.$AA143])" office:value-type="float"/>
          <table:table-cell table:formula="of:=MAX([.$D143];[.$J143];[.$P143];[.$V143];[.$AB143])" office:value-type="float"/>
          <table:table-cell table:formula="of:=MAX([.$E143];[.$K143];[.$Q143];[.$W143];[.$AC143])" office:value-type="float"/>
          <table:table-cell table:formula="of:=MAX([.$F143];[.$L143];[.$R143];[.$X143];[.$AD143])" office:value-type="float"/>
          <table:table-cell table:formula="of:=MAX([.$G143];[.$M143];[.$S143];[.$Y143];[.$AE143])" office:value-type="float"/>
        </table:table-row>
        <table:table-row table:style-name="ro1">
          <table:table-cell office:value-type="string">
            <text:p>dse/3x3/instances/app164-339-3-6.facts</text:p>
          </table:table-cell>
          <table:table-cell office:value-type="float" office:value="2.647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35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30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5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49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4];[.$H144];[.$N144];[.$T144];[.$Z144])" office:value-type="float"/>
          <table:table-cell table:formula="of:=MIN([.$C144];[.$I144];[.$O144];[.$U144];[.$AA144])" office:value-type="float"/>
          <table:table-cell table:formula="of:=MIN([.$D144];[.$J144];[.$P144];[.$V144];[.$AB144])" office:value-type="float"/>
          <table:table-cell table:formula="of:=MIN([.$E144];[.$K144];[.$Q144];[.$W144];[.$AC144])" office:value-type="float"/>
          <table:table-cell table:formula="of:=MIN([.$F144];[.$L144];[.$R144];[.$X144];[.$AD144])" office:value-type="float"/>
          <table:table-cell table:formula="of:=MIN([.$G144];[.$M144];[.$S144];[.$Y144];[.$AE144])" office:value-type="float"/>
          <table:table-cell table:formula="of:=MEDIAN([.$B144];[.$H144];[.$N144];[.$T144];[.$Z144])" office:value-type="float"/>
          <table:table-cell table:formula="of:=MEDIAN([.$C144];[.$I144];[.$O144];[.$U144];[.$AA144])" office:value-type="float"/>
          <table:table-cell table:formula="of:=MEDIAN([.$D144];[.$J144];[.$P144];[.$V144];[.$AB144])" office:value-type="float"/>
          <table:table-cell table:formula="of:=MEDIAN([.$E144];[.$K144];[.$Q144];[.$W144];[.$AC144])" office:value-type="float"/>
          <table:table-cell table:formula="of:=MEDIAN([.$F144];[.$L144];[.$R144];[.$X144];[.$AD144])" office:value-type="float"/>
          <table:table-cell table:formula="of:=MEDIAN([.$G144];[.$M144];[.$S144];[.$Y144];[.$AE144])" office:value-type="float"/>
          <table:table-cell table:formula="of:=MAX([.$B144];[.$H144];[.$N144];[.$T144];[.$Z144])" office:value-type="float"/>
          <table:table-cell table:formula="of:=MAX([.$C144];[.$I144];[.$O144];[.$U144];[.$AA144])" office:value-type="float"/>
          <table:table-cell table:formula="of:=MAX([.$D144];[.$J144];[.$P144];[.$V144];[.$AB144])" office:value-type="float"/>
          <table:table-cell table:formula="of:=MAX([.$E144];[.$K144];[.$Q144];[.$W144];[.$AC144])" office:value-type="float"/>
          <table:table-cell table:formula="of:=MAX([.$F144];[.$L144];[.$R144];[.$X144];[.$AD144])" office:value-type="float"/>
          <table:table-cell table:formula="of:=MAX([.$G144];[.$M144];[.$S144];[.$Y144];[.$AE144])" office:value-type="float"/>
        </table:table-row>
        <table:table-row table:style-name="ro1">
          <table:table-cell office:value-type="string">
            <text:p>dse/3x3/instances/app167-339-3-6.facts</text:p>
          </table:table-cell>
          <table:table-cell office:value-type="float" office:value="2.636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715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40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720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64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5];[.$H145];[.$N145];[.$T145];[.$Z145])" office:value-type="float"/>
          <table:table-cell table:formula="of:=MIN([.$C145];[.$I145];[.$O145];[.$U145];[.$AA145])" office:value-type="float"/>
          <table:table-cell table:formula="of:=MIN([.$D145];[.$J145];[.$P145];[.$V145];[.$AB145])" office:value-type="float"/>
          <table:table-cell table:formula="of:=MIN([.$E145];[.$K145];[.$Q145];[.$W145];[.$AC145])" office:value-type="float"/>
          <table:table-cell table:formula="of:=MIN([.$F145];[.$L145];[.$R145];[.$X145];[.$AD145])" office:value-type="float"/>
          <table:table-cell table:formula="of:=MIN([.$G145];[.$M145];[.$S145];[.$Y145];[.$AE145])" office:value-type="float"/>
          <table:table-cell table:formula="of:=MEDIAN([.$B145];[.$H145];[.$N145];[.$T145];[.$Z145])" office:value-type="float"/>
          <table:table-cell table:formula="of:=MEDIAN([.$C145];[.$I145];[.$O145];[.$U145];[.$AA145])" office:value-type="float"/>
          <table:table-cell table:formula="of:=MEDIAN([.$D145];[.$J145];[.$P145];[.$V145];[.$AB145])" office:value-type="float"/>
          <table:table-cell table:formula="of:=MEDIAN([.$E145];[.$K145];[.$Q145];[.$W145];[.$AC145])" office:value-type="float"/>
          <table:table-cell table:formula="of:=MEDIAN([.$F145];[.$L145];[.$R145];[.$X145];[.$AD145])" office:value-type="float"/>
          <table:table-cell table:formula="of:=MEDIAN([.$G145];[.$M145];[.$S145];[.$Y145];[.$AE145])" office:value-type="float"/>
          <table:table-cell table:formula="of:=MAX([.$B145];[.$H145];[.$N145];[.$T145];[.$Z145])" office:value-type="float"/>
          <table:table-cell table:formula="of:=MAX([.$C145];[.$I145];[.$O145];[.$U145];[.$AA145])" office:value-type="float"/>
          <table:table-cell table:formula="of:=MAX([.$D145];[.$J145];[.$P145];[.$V145];[.$AB145])" office:value-type="float"/>
          <table:table-cell table:formula="of:=MAX([.$E145];[.$K145];[.$Q145];[.$W145];[.$AC145])" office:value-type="float"/>
          <table:table-cell table:formula="of:=MAX([.$F145];[.$L145];[.$R145];[.$X145];[.$AD145])" office:value-type="float"/>
          <table:table-cell table:formula="of:=MAX([.$G145];[.$M145];[.$S145];[.$Y145];[.$AE145])" office:value-type="float"/>
        </table:table-row>
        <table:table-row table:style-name="ro1">
          <table:table-cell office:value-type="string">
            <text:p>dse/3x3/instances/app18-379-7-6.facts</text:p>
          </table:table-cell>
          <table:table-cell table:style-name="cellBest" office:value-type="float" office:value="19.37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48.17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9.91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9.44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2.81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6];[.$H146];[.$N146];[.$T146];[.$Z146])" office:value-type="float"/>
          <table:table-cell table:formula="of:=MIN([.$C146];[.$I146];[.$O146];[.$U146];[.$AA146])" office:value-type="float"/>
          <table:table-cell table:formula="of:=MIN([.$D146];[.$J146];[.$P146];[.$V146];[.$AB146])" office:value-type="float"/>
          <table:table-cell table:formula="of:=MIN([.$E146];[.$K146];[.$Q146];[.$W146];[.$AC146])" office:value-type="float"/>
          <table:table-cell table:formula="of:=MIN([.$F146];[.$L146];[.$R146];[.$X146];[.$AD146])" office:value-type="float"/>
          <table:table-cell table:formula="of:=MIN([.$G146];[.$M146];[.$S146];[.$Y146];[.$AE146])" office:value-type="float"/>
          <table:table-cell table:formula="of:=MEDIAN([.$B146];[.$H146];[.$N146];[.$T146];[.$Z146])" office:value-type="float"/>
          <table:table-cell table:formula="of:=MEDIAN([.$C146];[.$I146];[.$O146];[.$U146];[.$AA146])" office:value-type="float"/>
          <table:table-cell table:formula="of:=MEDIAN([.$D146];[.$J146];[.$P146];[.$V146];[.$AB146])" office:value-type="float"/>
          <table:table-cell table:formula="of:=MEDIAN([.$E146];[.$K146];[.$Q146];[.$W146];[.$AC146])" office:value-type="float"/>
          <table:table-cell table:formula="of:=MEDIAN([.$F146];[.$L146];[.$R146];[.$X146];[.$AD146])" office:value-type="float"/>
          <table:table-cell table:formula="of:=MEDIAN([.$G146];[.$M146];[.$S146];[.$Y146];[.$AE146])" office:value-type="float"/>
          <table:table-cell table:formula="of:=MAX([.$B146];[.$H146];[.$N146];[.$T146];[.$Z146])" office:value-type="float"/>
          <table:table-cell table:formula="of:=MAX([.$C146];[.$I146];[.$O146];[.$U146];[.$AA146])" office:value-type="float"/>
          <table:table-cell table:formula="of:=MAX([.$D146];[.$J146];[.$P146];[.$V146];[.$AB146])" office:value-type="float"/>
          <table:table-cell table:formula="of:=MAX([.$E146];[.$K146];[.$Q146];[.$W146];[.$AC146])" office:value-type="float"/>
          <table:table-cell table:formula="of:=MAX([.$F146];[.$L146];[.$R146];[.$X146];[.$AD146])" office:value-type="float"/>
          <table:table-cell table:formula="of:=MAX([.$G146];[.$M146];[.$S146];[.$Y146];[.$AE146])" office:value-type="float"/>
        </table:table-row>
        <table:table-row table:style-name="ro1">
          <table:table-cell office:value-type="string">
            <text:p>dse/3x3/instances/app19-400-5-4.facts</text:p>
          </table:table-cell>
          <table:table-cell office:value-type="float" office:value="9.107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.481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12.90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.139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4.671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7];[.$H147];[.$N147];[.$T147];[.$Z147])" office:value-type="float"/>
          <table:table-cell table:formula="of:=MIN([.$C147];[.$I147];[.$O147];[.$U147];[.$AA147])" office:value-type="float"/>
          <table:table-cell table:formula="of:=MIN([.$D147];[.$J147];[.$P147];[.$V147];[.$AB147])" office:value-type="float"/>
          <table:table-cell table:formula="of:=MIN([.$E147];[.$K147];[.$Q147];[.$W147];[.$AC147])" office:value-type="float"/>
          <table:table-cell table:formula="of:=MIN([.$F147];[.$L147];[.$R147];[.$X147];[.$AD147])" office:value-type="float"/>
          <table:table-cell table:formula="of:=MIN([.$G147];[.$M147];[.$S147];[.$Y147];[.$AE147])" office:value-type="float"/>
          <table:table-cell table:formula="of:=MEDIAN([.$B147];[.$H147];[.$N147];[.$T147];[.$Z147])" office:value-type="float"/>
          <table:table-cell table:formula="of:=MEDIAN([.$C147];[.$I147];[.$O147];[.$U147];[.$AA147])" office:value-type="float"/>
          <table:table-cell table:formula="of:=MEDIAN([.$D147];[.$J147];[.$P147];[.$V147];[.$AB147])" office:value-type="float"/>
          <table:table-cell table:formula="of:=MEDIAN([.$E147];[.$K147];[.$Q147];[.$W147];[.$AC147])" office:value-type="float"/>
          <table:table-cell table:formula="of:=MEDIAN([.$F147];[.$L147];[.$R147];[.$X147];[.$AD147])" office:value-type="float"/>
          <table:table-cell table:formula="of:=MEDIAN([.$G147];[.$M147];[.$S147];[.$Y147];[.$AE147])" office:value-type="float"/>
          <table:table-cell table:formula="of:=MAX([.$B147];[.$H147];[.$N147];[.$T147];[.$Z147])" office:value-type="float"/>
          <table:table-cell table:formula="of:=MAX([.$C147];[.$I147];[.$O147];[.$U147];[.$AA147])" office:value-type="float"/>
          <table:table-cell table:formula="of:=MAX([.$D147];[.$J147];[.$P147];[.$V147];[.$AB147])" office:value-type="float"/>
          <table:table-cell table:formula="of:=MAX([.$E147];[.$K147];[.$Q147];[.$W147];[.$AC147])" office:value-type="float"/>
          <table:table-cell table:formula="of:=MAX([.$F147];[.$L147];[.$R147];[.$X147];[.$AD147])" office:value-type="float"/>
          <table:table-cell table:formula="of:=MAX([.$G147];[.$M147];[.$S147];[.$Y147];[.$AE147])" office:value-type="float"/>
        </table:table-row>
        <table:table-row table:style-name="ro1">
          <table:table-cell office:value-type="string">
            <text:p>dse/3x3/instances/app196-210-3-6.facts</text:p>
          </table:table-cell>
          <table:table-cell office:value-type="float" office:value="2.12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58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42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208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38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8];[.$H148];[.$N148];[.$T148];[.$Z148])" office:value-type="float"/>
          <table:table-cell table:formula="of:=MIN([.$C148];[.$I148];[.$O148];[.$U148];[.$AA148])" office:value-type="float"/>
          <table:table-cell table:formula="of:=MIN([.$D148];[.$J148];[.$P148];[.$V148];[.$AB148])" office:value-type="float"/>
          <table:table-cell table:formula="of:=MIN([.$E148];[.$K148];[.$Q148];[.$W148];[.$AC148])" office:value-type="float"/>
          <table:table-cell table:formula="of:=MIN([.$F148];[.$L148];[.$R148];[.$X148];[.$AD148])" office:value-type="float"/>
          <table:table-cell table:formula="of:=MIN([.$G148];[.$M148];[.$S148];[.$Y148];[.$AE148])" office:value-type="float"/>
          <table:table-cell table:formula="of:=MEDIAN([.$B148];[.$H148];[.$N148];[.$T148];[.$Z148])" office:value-type="float"/>
          <table:table-cell table:formula="of:=MEDIAN([.$C148];[.$I148];[.$O148];[.$U148];[.$AA148])" office:value-type="float"/>
          <table:table-cell table:formula="of:=MEDIAN([.$D148];[.$J148];[.$P148];[.$V148];[.$AB148])" office:value-type="float"/>
          <table:table-cell table:formula="of:=MEDIAN([.$E148];[.$K148];[.$Q148];[.$W148];[.$AC148])" office:value-type="float"/>
          <table:table-cell table:formula="of:=MEDIAN([.$F148];[.$L148];[.$R148];[.$X148];[.$AD148])" office:value-type="float"/>
          <table:table-cell table:formula="of:=MEDIAN([.$G148];[.$M148];[.$S148];[.$Y148];[.$AE148])" office:value-type="float"/>
          <table:table-cell table:formula="of:=MAX([.$B148];[.$H148];[.$N148];[.$T148];[.$Z148])" office:value-type="float"/>
          <table:table-cell table:formula="of:=MAX([.$C148];[.$I148];[.$O148];[.$U148];[.$AA148])" office:value-type="float"/>
          <table:table-cell table:formula="of:=MAX([.$D148];[.$J148];[.$P148];[.$V148];[.$AB148])" office:value-type="float"/>
          <table:table-cell table:formula="of:=MAX([.$E148];[.$K148];[.$Q148];[.$W148];[.$AC148])" office:value-type="float"/>
          <table:table-cell table:formula="of:=MAX([.$F148];[.$L148];[.$R148];[.$X148];[.$AD148])" office:value-type="float"/>
          <table:table-cell table:formula="of:=MAX([.$G148];[.$M148];[.$S148];[.$Y148];[.$AE148])" office:value-type="float"/>
        </table:table-row>
        <table:table-row table:style-name="ro1">
          <table:table-cell office:value-type="string">
            <text:p>dse/3x3/instances/app41-400-5-4.facts</text:p>
          </table:table-cell>
          <table:table-cell office:value-type="float" office:value="9.127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.485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12.89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.172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4.672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49];[.$H149];[.$N149];[.$T149];[.$Z149])" office:value-type="float"/>
          <table:table-cell table:formula="of:=MIN([.$C149];[.$I149];[.$O149];[.$U149];[.$AA149])" office:value-type="float"/>
          <table:table-cell table:formula="of:=MIN([.$D149];[.$J149];[.$P149];[.$V149];[.$AB149])" office:value-type="float"/>
          <table:table-cell table:formula="of:=MIN([.$E149];[.$K149];[.$Q149];[.$W149];[.$AC149])" office:value-type="float"/>
          <table:table-cell table:formula="of:=MIN([.$F149];[.$L149];[.$R149];[.$X149];[.$AD149])" office:value-type="float"/>
          <table:table-cell table:formula="of:=MIN([.$G149];[.$M149];[.$S149];[.$Y149];[.$AE149])" office:value-type="float"/>
          <table:table-cell table:formula="of:=MEDIAN([.$B149];[.$H149];[.$N149];[.$T149];[.$Z149])" office:value-type="float"/>
          <table:table-cell table:formula="of:=MEDIAN([.$C149];[.$I149];[.$O149];[.$U149];[.$AA149])" office:value-type="float"/>
          <table:table-cell table:formula="of:=MEDIAN([.$D149];[.$J149];[.$P149];[.$V149];[.$AB149])" office:value-type="float"/>
          <table:table-cell table:formula="of:=MEDIAN([.$E149];[.$K149];[.$Q149];[.$W149];[.$AC149])" office:value-type="float"/>
          <table:table-cell table:formula="of:=MEDIAN([.$F149];[.$L149];[.$R149];[.$X149];[.$AD149])" office:value-type="float"/>
          <table:table-cell table:formula="of:=MEDIAN([.$G149];[.$M149];[.$S149];[.$Y149];[.$AE149])" office:value-type="float"/>
          <table:table-cell table:formula="of:=MAX([.$B149];[.$H149];[.$N149];[.$T149];[.$Z149])" office:value-type="float"/>
          <table:table-cell table:formula="of:=MAX([.$C149];[.$I149];[.$O149];[.$U149];[.$AA149])" office:value-type="float"/>
          <table:table-cell table:formula="of:=MAX([.$D149];[.$J149];[.$P149];[.$V149];[.$AB149])" office:value-type="float"/>
          <table:table-cell table:formula="of:=MAX([.$E149];[.$K149];[.$Q149];[.$W149];[.$AC149])" office:value-type="float"/>
          <table:table-cell table:formula="of:=MAX([.$F149];[.$L149];[.$R149];[.$X149];[.$AD149])" office:value-type="float"/>
          <table:table-cell table:formula="of:=MAX([.$G149];[.$M149];[.$S149];[.$Y149];[.$AE149])" office:value-type="float"/>
        </table:table-row>
        <table:table-row table:style-name="ro1">
          <table:table-cell office:value-type="string">
            <text:p>dse/3x3/instances/app44-219-5-4.facts</text:p>
          </table:table-cell>
          <table:table-cell office:value-type="float" office:value="8.86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.17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.44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.988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3.298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0];[.$H150];[.$N150];[.$T150];[.$Z150])" office:value-type="float"/>
          <table:table-cell table:formula="of:=MIN([.$C150];[.$I150];[.$O150];[.$U150];[.$AA150])" office:value-type="float"/>
          <table:table-cell table:formula="of:=MIN([.$D150];[.$J150];[.$P150];[.$V150];[.$AB150])" office:value-type="float"/>
          <table:table-cell table:formula="of:=MIN([.$E150];[.$K150];[.$Q150];[.$W150];[.$AC150])" office:value-type="float"/>
          <table:table-cell table:formula="of:=MIN([.$F150];[.$L150];[.$R150];[.$X150];[.$AD150])" office:value-type="float"/>
          <table:table-cell table:formula="of:=MIN([.$G150];[.$M150];[.$S150];[.$Y150];[.$AE150])" office:value-type="float"/>
          <table:table-cell table:formula="of:=MEDIAN([.$B150];[.$H150];[.$N150];[.$T150];[.$Z150])" office:value-type="float"/>
          <table:table-cell table:formula="of:=MEDIAN([.$C150];[.$I150];[.$O150];[.$U150];[.$AA150])" office:value-type="float"/>
          <table:table-cell table:formula="of:=MEDIAN([.$D150];[.$J150];[.$P150];[.$V150];[.$AB150])" office:value-type="float"/>
          <table:table-cell table:formula="of:=MEDIAN([.$E150];[.$K150];[.$Q150];[.$W150];[.$AC150])" office:value-type="float"/>
          <table:table-cell table:formula="of:=MEDIAN([.$F150];[.$L150];[.$R150];[.$X150];[.$AD150])" office:value-type="float"/>
          <table:table-cell table:formula="of:=MEDIAN([.$G150];[.$M150];[.$S150];[.$Y150];[.$AE150])" office:value-type="float"/>
          <table:table-cell table:formula="of:=MAX([.$B150];[.$H150];[.$N150];[.$T150];[.$Z150])" office:value-type="float"/>
          <table:table-cell table:formula="of:=MAX([.$C150];[.$I150];[.$O150];[.$U150];[.$AA150])" office:value-type="float"/>
          <table:table-cell table:formula="of:=MAX([.$D150];[.$J150];[.$P150];[.$V150];[.$AB150])" office:value-type="float"/>
          <table:table-cell table:formula="of:=MAX([.$E150];[.$K150];[.$Q150];[.$W150];[.$AC150])" office:value-type="float"/>
          <table:table-cell table:formula="of:=MAX([.$F150];[.$L150];[.$R150];[.$X150];[.$AD150])" office:value-type="float"/>
          <table:table-cell table:formula="of:=MAX([.$G150];[.$M150];[.$S150];[.$Y150];[.$AE150])" office:value-type="float"/>
        </table:table-row>
        <table:table-row table:style-name="ro1">
          <table:table-cell office:value-type="string">
            <text:p>dse/3x3/instances/app47-219-3-2.facts</text:p>
          </table:table-cell>
          <table:table-cell office:value-type="float" office:value="1.955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34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77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.980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101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1];[.$H151];[.$N151];[.$T151];[.$Z151])" office:value-type="float"/>
          <table:table-cell table:formula="of:=MIN([.$C151];[.$I151];[.$O151];[.$U151];[.$AA151])" office:value-type="float"/>
          <table:table-cell table:formula="of:=MIN([.$D151];[.$J151];[.$P151];[.$V151];[.$AB151])" office:value-type="float"/>
          <table:table-cell table:formula="of:=MIN([.$E151];[.$K151];[.$Q151];[.$W151];[.$AC151])" office:value-type="float"/>
          <table:table-cell table:formula="of:=MIN([.$F151];[.$L151];[.$R151];[.$X151];[.$AD151])" office:value-type="float"/>
          <table:table-cell table:formula="of:=MIN([.$G151];[.$M151];[.$S151];[.$Y151];[.$AE151])" office:value-type="float"/>
          <table:table-cell table:formula="of:=MEDIAN([.$B151];[.$H151];[.$N151];[.$T151];[.$Z151])" office:value-type="float"/>
          <table:table-cell table:formula="of:=MEDIAN([.$C151];[.$I151];[.$O151];[.$U151];[.$AA151])" office:value-type="float"/>
          <table:table-cell table:formula="of:=MEDIAN([.$D151];[.$J151];[.$P151];[.$V151];[.$AB151])" office:value-type="float"/>
          <table:table-cell table:formula="of:=MEDIAN([.$E151];[.$K151];[.$Q151];[.$W151];[.$AC151])" office:value-type="float"/>
          <table:table-cell table:formula="of:=MEDIAN([.$F151];[.$L151];[.$R151];[.$X151];[.$AD151])" office:value-type="float"/>
          <table:table-cell table:formula="of:=MEDIAN([.$G151];[.$M151];[.$S151];[.$Y151];[.$AE151])" office:value-type="float"/>
          <table:table-cell table:formula="of:=MAX([.$B151];[.$H151];[.$N151];[.$T151];[.$Z151])" office:value-type="float"/>
          <table:table-cell table:formula="of:=MAX([.$C151];[.$I151];[.$O151];[.$U151];[.$AA151])" office:value-type="float"/>
          <table:table-cell table:formula="of:=MAX([.$D151];[.$J151];[.$P151];[.$V151];[.$AB151])" office:value-type="float"/>
          <table:table-cell table:formula="of:=MAX([.$E151];[.$K151];[.$Q151];[.$W151];[.$AC151])" office:value-type="float"/>
          <table:table-cell table:formula="of:=MAX([.$F151];[.$L151];[.$R151];[.$X151];[.$AD151])" office:value-type="float"/>
          <table:table-cell table:formula="of:=MAX([.$G151];[.$M151];[.$S151];[.$Y151];[.$AE151])" office:value-type="float"/>
        </table:table-row>
        <table:table-row table:style-name="ro1">
          <table:table-cell office:value-type="string">
            <text:p>dse/3x3/instances/app49-210-5-4.facts</text:p>
          </table:table-cell>
          <table:table-cell office:value-type="float" office:value="3.458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.621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3.451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.463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10.6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2];[.$H152];[.$N152];[.$T152];[.$Z152])" office:value-type="float"/>
          <table:table-cell table:formula="of:=MIN([.$C152];[.$I152];[.$O152];[.$U152];[.$AA152])" office:value-type="float"/>
          <table:table-cell table:formula="of:=MIN([.$D152];[.$J152];[.$P152];[.$V152];[.$AB152])" office:value-type="float"/>
          <table:table-cell table:formula="of:=MIN([.$E152];[.$K152];[.$Q152];[.$W152];[.$AC152])" office:value-type="float"/>
          <table:table-cell table:formula="of:=MIN([.$F152];[.$L152];[.$R152];[.$X152];[.$AD152])" office:value-type="float"/>
          <table:table-cell table:formula="of:=MIN([.$G152];[.$M152];[.$S152];[.$Y152];[.$AE152])" office:value-type="float"/>
          <table:table-cell table:formula="of:=MEDIAN([.$B152];[.$H152];[.$N152];[.$T152];[.$Z152])" office:value-type="float"/>
          <table:table-cell table:formula="of:=MEDIAN([.$C152];[.$I152];[.$O152];[.$U152];[.$AA152])" office:value-type="float"/>
          <table:table-cell table:formula="of:=MEDIAN([.$D152];[.$J152];[.$P152];[.$V152];[.$AB152])" office:value-type="float"/>
          <table:table-cell table:formula="of:=MEDIAN([.$E152];[.$K152];[.$Q152];[.$W152];[.$AC152])" office:value-type="float"/>
          <table:table-cell table:formula="of:=MEDIAN([.$F152];[.$L152];[.$R152];[.$X152];[.$AD152])" office:value-type="float"/>
          <table:table-cell table:formula="of:=MEDIAN([.$G152];[.$M152];[.$S152];[.$Y152];[.$AE152])" office:value-type="float"/>
          <table:table-cell table:formula="of:=MAX([.$B152];[.$H152];[.$N152];[.$T152];[.$Z152])" office:value-type="float"/>
          <table:table-cell table:formula="of:=MAX([.$C152];[.$I152];[.$O152];[.$U152];[.$AA152])" office:value-type="float"/>
          <table:table-cell table:formula="of:=MAX([.$D152];[.$J152];[.$P152];[.$V152];[.$AB152])" office:value-type="float"/>
          <table:table-cell table:formula="of:=MAX([.$E152];[.$K152];[.$Q152];[.$W152];[.$AC152])" office:value-type="float"/>
          <table:table-cell table:formula="of:=MAX([.$F152];[.$L152];[.$R152];[.$X152];[.$AD152])" office:value-type="float"/>
          <table:table-cell table:formula="of:=MAX([.$G152];[.$M152];[.$S152];[.$Y152];[.$AE152])" office:value-type="float"/>
        </table:table-row>
        <table:table-row table:style-name="ro1">
          <table:table-cell office:value-type="string">
            <text:p>dse/3x3/instances/app53-379-7-6.facts</text:p>
          </table:table-cell>
          <table:table-cell office:value-type="float" office:value="19.51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50.79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9.94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19.44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2.8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3];[.$H153];[.$N153];[.$T153];[.$Z153])" office:value-type="float"/>
          <table:table-cell table:formula="of:=MIN([.$C153];[.$I153];[.$O153];[.$U153];[.$AA153])" office:value-type="float"/>
          <table:table-cell table:formula="of:=MIN([.$D153];[.$J153];[.$P153];[.$V153];[.$AB153])" office:value-type="float"/>
          <table:table-cell table:formula="of:=MIN([.$E153];[.$K153];[.$Q153];[.$W153];[.$AC153])" office:value-type="float"/>
          <table:table-cell table:formula="of:=MIN([.$F153];[.$L153];[.$R153];[.$X153];[.$AD153])" office:value-type="float"/>
          <table:table-cell table:formula="of:=MIN([.$G153];[.$M153];[.$S153];[.$Y153];[.$AE153])" office:value-type="float"/>
          <table:table-cell table:formula="of:=MEDIAN([.$B153];[.$H153];[.$N153];[.$T153];[.$Z153])" office:value-type="float"/>
          <table:table-cell table:formula="of:=MEDIAN([.$C153];[.$I153];[.$O153];[.$U153];[.$AA153])" office:value-type="float"/>
          <table:table-cell table:formula="of:=MEDIAN([.$D153];[.$J153];[.$P153];[.$V153];[.$AB153])" office:value-type="float"/>
          <table:table-cell table:formula="of:=MEDIAN([.$E153];[.$K153];[.$Q153];[.$W153];[.$AC153])" office:value-type="float"/>
          <table:table-cell table:formula="of:=MEDIAN([.$F153];[.$L153];[.$R153];[.$X153];[.$AD153])" office:value-type="float"/>
          <table:table-cell table:formula="of:=MEDIAN([.$G153];[.$M153];[.$S153];[.$Y153];[.$AE153])" office:value-type="float"/>
          <table:table-cell table:formula="of:=MAX([.$B153];[.$H153];[.$N153];[.$T153];[.$Z153])" office:value-type="float"/>
          <table:table-cell table:formula="of:=MAX([.$C153];[.$I153];[.$O153];[.$U153];[.$AA153])" office:value-type="float"/>
          <table:table-cell table:formula="of:=MAX([.$D153];[.$J153];[.$P153];[.$V153];[.$AB153])" office:value-type="float"/>
          <table:table-cell table:formula="of:=MAX([.$E153];[.$K153];[.$Q153];[.$W153];[.$AC153])" office:value-type="float"/>
          <table:table-cell table:formula="of:=MAX([.$F153];[.$L153];[.$R153];[.$X153];[.$AD153])" office:value-type="float"/>
          <table:table-cell table:formula="of:=MAX([.$G153];[.$M153];[.$S153];[.$Y153];[.$AE153])" office:value-type="float"/>
        </table:table-row>
        <table:table-row table:style-name="ro1">
          <table:table-cell office:value-type="string">
            <text:p>dse/3x3/instances/app58-259-7-6.facts</text:p>
          </table:table-cell>
          <table:table-cell table:style-name="cellBest" office:value-type="float" office:value="16.96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29.31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9.15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7.63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7.86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4];[.$H154];[.$N154];[.$T154];[.$Z154])" office:value-type="float"/>
          <table:table-cell table:formula="of:=MIN([.$C154];[.$I154];[.$O154];[.$U154];[.$AA154])" office:value-type="float"/>
          <table:table-cell table:formula="of:=MIN([.$D154];[.$J154];[.$P154];[.$V154];[.$AB154])" office:value-type="float"/>
          <table:table-cell table:formula="of:=MIN([.$E154];[.$K154];[.$Q154];[.$W154];[.$AC154])" office:value-type="float"/>
          <table:table-cell table:formula="of:=MIN([.$F154];[.$L154];[.$R154];[.$X154];[.$AD154])" office:value-type="float"/>
          <table:table-cell table:formula="of:=MIN([.$G154];[.$M154];[.$S154];[.$Y154];[.$AE154])" office:value-type="float"/>
          <table:table-cell table:formula="of:=MEDIAN([.$B154];[.$H154];[.$N154];[.$T154];[.$Z154])" office:value-type="float"/>
          <table:table-cell table:formula="of:=MEDIAN([.$C154];[.$I154];[.$O154];[.$U154];[.$AA154])" office:value-type="float"/>
          <table:table-cell table:formula="of:=MEDIAN([.$D154];[.$J154];[.$P154];[.$V154];[.$AB154])" office:value-type="float"/>
          <table:table-cell table:formula="of:=MEDIAN([.$E154];[.$K154];[.$Q154];[.$W154];[.$AC154])" office:value-type="float"/>
          <table:table-cell table:formula="of:=MEDIAN([.$F154];[.$L154];[.$R154];[.$X154];[.$AD154])" office:value-type="float"/>
          <table:table-cell table:formula="of:=MEDIAN([.$G154];[.$M154];[.$S154];[.$Y154];[.$AE154])" office:value-type="float"/>
          <table:table-cell table:formula="of:=MAX([.$B154];[.$H154];[.$N154];[.$T154];[.$Z154])" office:value-type="float"/>
          <table:table-cell table:formula="of:=MAX([.$C154];[.$I154];[.$O154];[.$U154];[.$AA154])" office:value-type="float"/>
          <table:table-cell table:formula="of:=MAX([.$D154];[.$J154];[.$P154];[.$V154];[.$AB154])" office:value-type="float"/>
          <table:table-cell table:formula="of:=MAX([.$E154];[.$K154];[.$Q154];[.$W154];[.$AC154])" office:value-type="float"/>
          <table:table-cell table:formula="of:=MAX([.$F154];[.$L154];[.$R154];[.$X154];[.$AD154])" office:value-type="float"/>
          <table:table-cell table:formula="of:=MAX([.$G154];[.$M154];[.$S154];[.$Y154];[.$AE154])" office:value-type="float"/>
        </table:table-row>
        <table:table-row table:style-name="ro1">
          <table:table-cell office:value-type="string">
            <text:p>dse/3x3/instances/app6-209-10-9.facts</text:p>
          </table:table-cell>
          <table:table-cell office:value-type="float" office:value="410.6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72.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24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270.8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5];[.$H155];[.$N155];[.$T155];[.$Z155])" office:value-type="float"/>
          <table:table-cell table:formula="of:=MIN([.$C155];[.$I155];[.$O155];[.$U155];[.$AA155])" office:value-type="float"/>
          <table:table-cell table:formula="of:=MIN([.$D155];[.$J155];[.$P155];[.$V155];[.$AB155])" office:value-type="float"/>
          <table:table-cell table:formula="of:=MIN([.$E155];[.$K155];[.$Q155];[.$W155];[.$AC155])" office:value-type="float"/>
          <table:table-cell table:formula="of:=MIN([.$F155];[.$L155];[.$R155];[.$X155];[.$AD155])" office:value-type="float"/>
          <table:table-cell table:formula="of:=MIN([.$G155];[.$M155];[.$S155];[.$Y155];[.$AE155])" office:value-type="float"/>
          <table:table-cell table:formula="of:=MEDIAN([.$B155];[.$H155];[.$N155];[.$T155];[.$Z155])" office:value-type="float"/>
          <table:table-cell table:formula="of:=MEDIAN([.$C155];[.$I155];[.$O155];[.$U155];[.$AA155])" office:value-type="float"/>
          <table:table-cell table:formula="of:=MEDIAN([.$D155];[.$J155];[.$P155];[.$V155];[.$AB155])" office:value-type="float"/>
          <table:table-cell table:formula="of:=MEDIAN([.$E155];[.$K155];[.$Q155];[.$W155];[.$AC155])" office:value-type="float"/>
          <table:table-cell table:formula="of:=MEDIAN([.$F155];[.$L155];[.$R155];[.$X155];[.$AD155])" office:value-type="float"/>
          <table:table-cell table:formula="of:=MEDIAN([.$G155];[.$M155];[.$S155];[.$Y155];[.$AE155])" office:value-type="float"/>
          <table:table-cell table:formula="of:=MAX([.$B155];[.$H155];[.$N155];[.$T155];[.$Z155])" office:value-type="float"/>
          <table:table-cell table:formula="of:=MAX([.$C155];[.$I155];[.$O155];[.$U155];[.$AA155])" office:value-type="float"/>
          <table:table-cell table:formula="of:=MAX([.$D155];[.$J155];[.$P155];[.$V155];[.$AB155])" office:value-type="float"/>
          <table:table-cell table:formula="of:=MAX([.$E155];[.$K155];[.$Q155];[.$W155];[.$AC155])" office:value-type="float"/>
          <table:table-cell table:formula="of:=MAX([.$F155];[.$L155];[.$R155];[.$X155];[.$AD155])" office:value-type="float"/>
          <table:table-cell table:formula="of:=MAX([.$G155];[.$M155];[.$S155];[.$Y155];[.$AE155])" office:value-type="float"/>
        </table:table-row>
        <table:table-row table:style-name="ro1">
          <table:table-cell office:value-type="string">
            <text:p>dse/3x3/instances/app63-360-5-4.facts</text:p>
          </table:table-cell>
          <table:table-cell office:value-type="float" office:value="7.228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.287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.533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.165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3.820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6];[.$H156];[.$N156];[.$T156];[.$Z156])" office:value-type="float"/>
          <table:table-cell table:formula="of:=MIN([.$C156];[.$I156];[.$O156];[.$U156];[.$AA156])" office:value-type="float"/>
          <table:table-cell table:formula="of:=MIN([.$D156];[.$J156];[.$P156];[.$V156];[.$AB156])" office:value-type="float"/>
          <table:table-cell table:formula="of:=MIN([.$E156];[.$K156];[.$Q156];[.$W156];[.$AC156])" office:value-type="float"/>
          <table:table-cell table:formula="of:=MIN([.$F156];[.$L156];[.$R156];[.$X156];[.$AD156])" office:value-type="float"/>
          <table:table-cell table:formula="of:=MIN([.$G156];[.$M156];[.$S156];[.$Y156];[.$AE156])" office:value-type="float"/>
          <table:table-cell table:formula="of:=MEDIAN([.$B156];[.$H156];[.$N156];[.$T156];[.$Z156])" office:value-type="float"/>
          <table:table-cell table:formula="of:=MEDIAN([.$C156];[.$I156];[.$O156];[.$U156];[.$AA156])" office:value-type="float"/>
          <table:table-cell table:formula="of:=MEDIAN([.$D156];[.$J156];[.$P156];[.$V156];[.$AB156])" office:value-type="float"/>
          <table:table-cell table:formula="of:=MEDIAN([.$E156];[.$K156];[.$Q156];[.$W156];[.$AC156])" office:value-type="float"/>
          <table:table-cell table:formula="of:=MEDIAN([.$F156];[.$L156];[.$R156];[.$X156];[.$AD156])" office:value-type="float"/>
          <table:table-cell table:formula="of:=MEDIAN([.$G156];[.$M156];[.$S156];[.$Y156];[.$AE156])" office:value-type="float"/>
          <table:table-cell table:formula="of:=MAX([.$B156];[.$H156];[.$N156];[.$T156];[.$Z156])" office:value-type="float"/>
          <table:table-cell table:formula="of:=MAX([.$C156];[.$I156];[.$O156];[.$U156];[.$AA156])" office:value-type="float"/>
          <table:table-cell table:formula="of:=MAX([.$D156];[.$J156];[.$P156];[.$V156];[.$AB156])" office:value-type="float"/>
          <table:table-cell table:formula="of:=MAX([.$E156];[.$K156];[.$Q156];[.$W156];[.$AC156])" office:value-type="float"/>
          <table:table-cell table:formula="of:=MAX([.$F156];[.$L156];[.$R156];[.$X156];[.$AD156])" office:value-type="float"/>
          <table:table-cell table:formula="of:=MAX([.$G156];[.$M156];[.$S156];[.$Y156];[.$AE156])" office:value-type="float"/>
        </table:table-row>
        <table:table-row table:style-name="ro1">
          <table:table-cell office:value-type="string">
            <text:p>dse/3x3/instances/app71-240-3-2.facts</text:p>
          </table:table-cell>
          <table:table-cell office:value-type="float" office:value="2.822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229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231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819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95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7];[.$H157];[.$N157];[.$T157];[.$Z157])" office:value-type="float"/>
          <table:table-cell table:formula="of:=MIN([.$C157];[.$I157];[.$O157];[.$U157];[.$AA157])" office:value-type="float"/>
          <table:table-cell table:formula="of:=MIN([.$D157];[.$J157];[.$P157];[.$V157];[.$AB157])" office:value-type="float"/>
          <table:table-cell table:formula="of:=MIN([.$E157];[.$K157];[.$Q157];[.$W157];[.$AC157])" office:value-type="float"/>
          <table:table-cell table:formula="of:=MIN([.$F157];[.$L157];[.$R157];[.$X157];[.$AD157])" office:value-type="float"/>
          <table:table-cell table:formula="of:=MIN([.$G157];[.$M157];[.$S157];[.$Y157];[.$AE157])" office:value-type="float"/>
          <table:table-cell table:formula="of:=MEDIAN([.$B157];[.$H157];[.$N157];[.$T157];[.$Z157])" office:value-type="float"/>
          <table:table-cell table:formula="of:=MEDIAN([.$C157];[.$I157];[.$O157];[.$U157];[.$AA157])" office:value-type="float"/>
          <table:table-cell table:formula="of:=MEDIAN([.$D157];[.$J157];[.$P157];[.$V157];[.$AB157])" office:value-type="float"/>
          <table:table-cell table:formula="of:=MEDIAN([.$E157];[.$K157];[.$Q157];[.$W157];[.$AC157])" office:value-type="float"/>
          <table:table-cell table:formula="of:=MEDIAN([.$F157];[.$L157];[.$R157];[.$X157];[.$AD157])" office:value-type="float"/>
          <table:table-cell table:formula="of:=MEDIAN([.$G157];[.$M157];[.$S157];[.$Y157];[.$AE157])" office:value-type="float"/>
          <table:table-cell table:formula="of:=MAX([.$B157];[.$H157];[.$N157];[.$T157];[.$Z157])" office:value-type="float"/>
          <table:table-cell table:formula="of:=MAX([.$C157];[.$I157];[.$O157];[.$U157];[.$AA157])" office:value-type="float"/>
          <table:table-cell table:formula="of:=MAX([.$D157];[.$J157];[.$P157];[.$V157];[.$AB157])" office:value-type="float"/>
          <table:table-cell table:formula="of:=MAX([.$E157];[.$K157];[.$Q157];[.$W157];[.$AC157])" office:value-type="float"/>
          <table:table-cell table:formula="of:=MAX([.$F157];[.$L157];[.$R157];[.$X157];[.$AD157])" office:value-type="float"/>
          <table:table-cell table:formula="of:=MAX([.$G157];[.$M157];[.$S157];[.$Y157];[.$AE157])" office:value-type="float"/>
        </table:table-row>
        <table:table-row table:style-name="ro1">
          <table:table-cell office:value-type="string">
            <text:p>dse/3x3/instances/app72-219-3-2.facts</text:p>
          </table:table-cell>
          <table:table-cell office:value-type="float" office:value="1.954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37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788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91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8];[.$H158];[.$N158];[.$T158];[.$Z158])" office:value-type="float"/>
          <table:table-cell table:formula="of:=MIN([.$C158];[.$I158];[.$O158];[.$U158];[.$AA158])" office:value-type="float"/>
          <table:table-cell table:formula="of:=MIN([.$D158];[.$J158];[.$P158];[.$V158];[.$AB158])" office:value-type="float"/>
          <table:table-cell table:formula="of:=MIN([.$E158];[.$K158];[.$Q158];[.$W158];[.$AC158])" office:value-type="float"/>
          <table:table-cell table:formula="of:=MIN([.$F158];[.$L158];[.$R158];[.$X158];[.$AD158])" office:value-type="float"/>
          <table:table-cell table:formula="of:=MIN([.$G158];[.$M158];[.$S158];[.$Y158];[.$AE158])" office:value-type="float"/>
          <table:table-cell table:formula="of:=MEDIAN([.$B158];[.$H158];[.$N158];[.$T158];[.$Z158])" office:value-type="float"/>
          <table:table-cell table:formula="of:=MEDIAN([.$C158];[.$I158];[.$O158];[.$U158];[.$AA158])" office:value-type="float"/>
          <table:table-cell table:formula="of:=MEDIAN([.$D158];[.$J158];[.$P158];[.$V158];[.$AB158])" office:value-type="float"/>
          <table:table-cell table:formula="of:=MEDIAN([.$E158];[.$K158];[.$Q158];[.$W158];[.$AC158])" office:value-type="float"/>
          <table:table-cell table:formula="of:=MEDIAN([.$F158];[.$L158];[.$R158];[.$X158];[.$AD158])" office:value-type="float"/>
          <table:table-cell table:formula="of:=MEDIAN([.$G158];[.$M158];[.$S158];[.$Y158];[.$AE158])" office:value-type="float"/>
          <table:table-cell table:formula="of:=MAX([.$B158];[.$H158];[.$N158];[.$T158];[.$Z158])" office:value-type="float"/>
          <table:table-cell table:formula="of:=MAX([.$C158];[.$I158];[.$O158];[.$U158];[.$AA158])" office:value-type="float"/>
          <table:table-cell table:formula="of:=MAX([.$D158];[.$J158];[.$P158];[.$V158];[.$AB158])" office:value-type="float"/>
          <table:table-cell table:formula="of:=MAX([.$E158];[.$K158];[.$Q158];[.$W158];[.$AC158])" office:value-type="float"/>
          <table:table-cell table:formula="of:=MAX([.$F158];[.$L158];[.$R158];[.$X158];[.$AD158])" office:value-type="float"/>
          <table:table-cell table:formula="of:=MAX([.$G158];[.$M158];[.$S158];[.$Y158];[.$AE158])" office:value-type="float"/>
        </table:table-row>
        <table:table-row table:style-name="ro1">
          <table:table-cell office:value-type="string">
            <text:p>dse/3x3/instances/app76-210-5-4.facts</text:p>
          </table:table-cell>
          <table:table-cell office:value-type="float" office:value="3.608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.459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3.457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3.48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10.69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59];[.$H159];[.$N159];[.$T159];[.$Z159])" office:value-type="float"/>
          <table:table-cell table:formula="of:=MIN([.$C159];[.$I159];[.$O159];[.$U159];[.$AA159])" office:value-type="float"/>
          <table:table-cell table:formula="of:=MIN([.$D159];[.$J159];[.$P159];[.$V159];[.$AB159])" office:value-type="float"/>
          <table:table-cell table:formula="of:=MIN([.$E159];[.$K159];[.$Q159];[.$W159];[.$AC159])" office:value-type="float"/>
          <table:table-cell table:formula="of:=MIN([.$F159];[.$L159];[.$R159];[.$X159];[.$AD159])" office:value-type="float"/>
          <table:table-cell table:formula="of:=MIN([.$G159];[.$M159];[.$S159];[.$Y159];[.$AE159])" office:value-type="float"/>
          <table:table-cell table:formula="of:=MEDIAN([.$B159];[.$H159];[.$N159];[.$T159];[.$Z159])" office:value-type="float"/>
          <table:table-cell table:formula="of:=MEDIAN([.$C159];[.$I159];[.$O159];[.$U159];[.$AA159])" office:value-type="float"/>
          <table:table-cell table:formula="of:=MEDIAN([.$D159];[.$J159];[.$P159];[.$V159];[.$AB159])" office:value-type="float"/>
          <table:table-cell table:formula="of:=MEDIAN([.$E159];[.$K159];[.$Q159];[.$W159];[.$AC159])" office:value-type="float"/>
          <table:table-cell table:formula="of:=MEDIAN([.$F159];[.$L159];[.$R159];[.$X159];[.$AD159])" office:value-type="float"/>
          <table:table-cell table:formula="of:=MEDIAN([.$G159];[.$M159];[.$S159];[.$Y159];[.$AE159])" office:value-type="float"/>
          <table:table-cell table:formula="of:=MAX([.$B159];[.$H159];[.$N159];[.$T159];[.$Z159])" office:value-type="float"/>
          <table:table-cell table:formula="of:=MAX([.$C159];[.$I159];[.$O159];[.$U159];[.$AA159])" office:value-type="float"/>
          <table:table-cell table:formula="of:=MAX([.$D159];[.$J159];[.$P159];[.$V159];[.$AB159])" office:value-type="float"/>
          <table:table-cell table:formula="of:=MAX([.$E159];[.$K159];[.$Q159];[.$W159];[.$AC159])" office:value-type="float"/>
          <table:table-cell table:formula="of:=MAX([.$F159];[.$L159];[.$R159];[.$X159];[.$AD159])" office:value-type="float"/>
          <table:table-cell table:formula="of:=MAX([.$G159];[.$M159];[.$S159];[.$Y159];[.$AE159])" office:value-type="float"/>
        </table:table-row>
        <table:table-row table:style-name="ro1">
          <table:table-cell office:value-type="string">
            <text:p>dse/3x3/instances/app8-240-5-4.facts</text:p>
          </table:table-cell>
          <table:table-cell office:value-type="float" office:value="4.485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.59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14.27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.53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3.222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60];[.$H160];[.$N160];[.$T160];[.$Z160])" office:value-type="float"/>
          <table:table-cell table:formula="of:=MIN([.$C160];[.$I160];[.$O160];[.$U160];[.$AA160])" office:value-type="float"/>
          <table:table-cell table:formula="of:=MIN([.$D160];[.$J160];[.$P160];[.$V160];[.$AB160])" office:value-type="float"/>
          <table:table-cell table:formula="of:=MIN([.$E160];[.$K160];[.$Q160];[.$W160];[.$AC160])" office:value-type="float"/>
          <table:table-cell table:formula="of:=MIN([.$F160];[.$L160];[.$R160];[.$X160];[.$AD160])" office:value-type="float"/>
          <table:table-cell table:formula="of:=MIN([.$G160];[.$M160];[.$S160];[.$Y160];[.$AE160])" office:value-type="float"/>
          <table:table-cell table:formula="of:=MEDIAN([.$B160];[.$H160];[.$N160];[.$T160];[.$Z160])" office:value-type="float"/>
          <table:table-cell table:formula="of:=MEDIAN([.$C160];[.$I160];[.$O160];[.$U160];[.$AA160])" office:value-type="float"/>
          <table:table-cell table:formula="of:=MEDIAN([.$D160];[.$J160];[.$P160];[.$V160];[.$AB160])" office:value-type="float"/>
          <table:table-cell table:formula="of:=MEDIAN([.$E160];[.$K160];[.$Q160];[.$W160];[.$AC160])" office:value-type="float"/>
          <table:table-cell table:formula="of:=MEDIAN([.$F160];[.$L160];[.$R160];[.$X160];[.$AD160])" office:value-type="float"/>
          <table:table-cell table:formula="of:=MEDIAN([.$G160];[.$M160];[.$S160];[.$Y160];[.$AE160])" office:value-type="float"/>
          <table:table-cell table:formula="of:=MAX([.$B160];[.$H160];[.$N160];[.$T160];[.$Z160])" office:value-type="float"/>
          <table:table-cell table:formula="of:=MAX([.$C160];[.$I160];[.$O160];[.$U160];[.$AA160])" office:value-type="float"/>
          <table:table-cell table:formula="of:=MAX([.$D160];[.$J160];[.$P160];[.$V160];[.$AB160])" office:value-type="float"/>
          <table:table-cell table:formula="of:=MAX([.$E160];[.$K160];[.$Q160];[.$W160];[.$AC160])" office:value-type="float"/>
          <table:table-cell table:formula="of:=MAX([.$F160];[.$L160];[.$R160];[.$X160];[.$AD160])" office:value-type="float"/>
          <table:table-cell table:formula="of:=MAX([.$G160];[.$M160];[.$S160];[.$Y160];[.$AE160])" office:value-type="float"/>
        </table:table-row>
        <table:table-row table:style-name="ro1">
          <table:table-cell office:value-type="string">
            <text:p>dse/3x3/instances/app84-240-3-2.facts</text:p>
          </table:table-cell>
          <table:table-cell office:value-type="float" office:value="2.908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219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22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843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094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61];[.$H161];[.$N161];[.$T161];[.$Z161])" office:value-type="float"/>
          <table:table-cell table:formula="of:=MIN([.$C161];[.$I161];[.$O161];[.$U161];[.$AA161])" office:value-type="float"/>
          <table:table-cell table:formula="of:=MIN([.$D161];[.$J161];[.$P161];[.$V161];[.$AB161])" office:value-type="float"/>
          <table:table-cell table:formula="of:=MIN([.$E161];[.$K161];[.$Q161];[.$W161];[.$AC161])" office:value-type="float"/>
          <table:table-cell table:formula="of:=MIN([.$F161];[.$L161];[.$R161];[.$X161];[.$AD161])" office:value-type="float"/>
          <table:table-cell table:formula="of:=MIN([.$G161];[.$M161];[.$S161];[.$Y161];[.$AE161])" office:value-type="float"/>
          <table:table-cell table:formula="of:=MEDIAN([.$B161];[.$H161];[.$N161];[.$T161];[.$Z161])" office:value-type="float"/>
          <table:table-cell table:formula="of:=MEDIAN([.$C161];[.$I161];[.$O161];[.$U161];[.$AA161])" office:value-type="float"/>
          <table:table-cell table:formula="of:=MEDIAN([.$D161];[.$J161];[.$P161];[.$V161];[.$AB161])" office:value-type="float"/>
          <table:table-cell table:formula="of:=MEDIAN([.$E161];[.$K161];[.$Q161];[.$W161];[.$AC161])" office:value-type="float"/>
          <table:table-cell table:formula="of:=MEDIAN([.$F161];[.$L161];[.$R161];[.$X161];[.$AD161])" office:value-type="float"/>
          <table:table-cell table:formula="of:=MEDIAN([.$G161];[.$M161];[.$S161];[.$Y161];[.$AE161])" office:value-type="float"/>
          <table:table-cell table:formula="of:=MAX([.$B161];[.$H161];[.$N161];[.$T161];[.$Z161])" office:value-type="float"/>
          <table:table-cell table:formula="of:=MAX([.$C161];[.$I161];[.$O161];[.$U161];[.$AA161])" office:value-type="float"/>
          <table:table-cell table:formula="of:=MAX([.$D161];[.$J161];[.$P161];[.$V161];[.$AB161])" office:value-type="float"/>
          <table:table-cell table:formula="of:=MAX([.$E161];[.$K161];[.$Q161];[.$W161];[.$AC161])" office:value-type="float"/>
          <table:table-cell table:formula="of:=MAX([.$F161];[.$L161];[.$R161];[.$X161];[.$AD161])" office:value-type="float"/>
          <table:table-cell table:formula="of:=MAX([.$G161];[.$M161];[.$S161];[.$Y161];[.$AE161])" office:value-type="float"/>
        </table:table-row>
        <table:table-row table:style-name="ro1">
          <table:table-cell office:value-type="string">
            <text:p>dse/3x3/instances/app85-339-3-2.facts</text:p>
          </table:table-cell>
          <table:table-cell office:value-type="float" office:value="2.885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956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910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901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.850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62];[.$H162];[.$N162];[.$T162];[.$Z162])" office:value-type="float"/>
          <table:table-cell table:formula="of:=MIN([.$C162];[.$I162];[.$O162];[.$U162];[.$AA162])" office:value-type="float"/>
          <table:table-cell table:formula="of:=MIN([.$D162];[.$J162];[.$P162];[.$V162];[.$AB162])" office:value-type="float"/>
          <table:table-cell table:formula="of:=MIN([.$E162];[.$K162];[.$Q162];[.$W162];[.$AC162])" office:value-type="float"/>
          <table:table-cell table:formula="of:=MIN([.$F162];[.$L162];[.$R162];[.$X162];[.$AD162])" office:value-type="float"/>
          <table:table-cell table:formula="of:=MIN([.$G162];[.$M162];[.$S162];[.$Y162];[.$AE162])" office:value-type="float"/>
          <table:table-cell table:formula="of:=MEDIAN([.$B162];[.$H162];[.$N162];[.$T162];[.$Z162])" office:value-type="float"/>
          <table:table-cell table:formula="of:=MEDIAN([.$C162];[.$I162];[.$O162];[.$U162];[.$AA162])" office:value-type="float"/>
          <table:table-cell table:formula="of:=MEDIAN([.$D162];[.$J162];[.$P162];[.$V162];[.$AB162])" office:value-type="float"/>
          <table:table-cell table:formula="of:=MEDIAN([.$E162];[.$K162];[.$Q162];[.$W162];[.$AC162])" office:value-type="float"/>
          <table:table-cell table:formula="of:=MEDIAN([.$F162];[.$L162];[.$R162];[.$X162];[.$AD162])" office:value-type="float"/>
          <table:table-cell table:formula="of:=MEDIAN([.$G162];[.$M162];[.$S162];[.$Y162];[.$AE162])" office:value-type="float"/>
          <table:table-cell table:formula="of:=MAX([.$B162];[.$H162];[.$N162];[.$T162];[.$Z162])" office:value-type="float"/>
          <table:table-cell table:formula="of:=MAX([.$C162];[.$I162];[.$O162];[.$U162];[.$AA162])" office:value-type="float"/>
          <table:table-cell table:formula="of:=MAX([.$D162];[.$J162];[.$P162];[.$V162];[.$AB162])" office:value-type="float"/>
          <table:table-cell table:formula="of:=MAX([.$E162];[.$K162];[.$Q162];[.$W162];[.$AC162])" office:value-type="float"/>
          <table:table-cell table:formula="of:=MAX([.$F162];[.$L162];[.$R162];[.$X162];[.$AD162])" office:value-type="float"/>
          <table:table-cell table:formula="of:=MAX([.$G162];[.$M162];[.$S162];[.$Y162];[.$AE162])" office:value-type="float"/>
        </table:table-row>
        <table:table-row table:style-name="ro1">
          <table:table-cell office:value-type="string">
            <text:p>dse/3x3/instances/app87-209-10-9.facts</text:p>
          </table:table-cell>
          <table:table-cell office:value-type="float" office:value="411.1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16.3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270.8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63];[.$H163];[.$N163];[.$T163];[.$Z163])" office:value-type="float"/>
          <table:table-cell table:formula="of:=MIN([.$C163];[.$I163];[.$O163];[.$U163];[.$AA163])" office:value-type="float"/>
          <table:table-cell table:formula="of:=MIN([.$D163];[.$J163];[.$P163];[.$V163];[.$AB163])" office:value-type="float"/>
          <table:table-cell table:formula="of:=MIN([.$E163];[.$K163];[.$Q163];[.$W163];[.$AC163])" office:value-type="float"/>
          <table:table-cell table:formula="of:=MIN([.$F163];[.$L163];[.$R163];[.$X163];[.$AD163])" office:value-type="float"/>
          <table:table-cell table:formula="of:=MIN([.$G163];[.$M163];[.$S163];[.$Y163];[.$AE163])" office:value-type="float"/>
          <table:table-cell table:formula="of:=MEDIAN([.$B163];[.$H163];[.$N163];[.$T163];[.$Z163])" office:value-type="float"/>
          <table:table-cell table:formula="of:=MEDIAN([.$C163];[.$I163];[.$O163];[.$U163];[.$AA163])" office:value-type="float"/>
          <table:table-cell table:formula="of:=MEDIAN([.$D163];[.$J163];[.$P163];[.$V163];[.$AB163])" office:value-type="float"/>
          <table:table-cell table:formula="of:=MEDIAN([.$E163];[.$K163];[.$Q163];[.$W163];[.$AC163])" office:value-type="float"/>
          <table:table-cell table:formula="of:=MEDIAN([.$F163];[.$L163];[.$R163];[.$X163];[.$AD163])" office:value-type="float"/>
          <table:table-cell table:formula="of:=MEDIAN([.$G163];[.$M163];[.$S163];[.$Y163];[.$AE163])" office:value-type="float"/>
          <table:table-cell table:formula="of:=MAX([.$B163];[.$H163];[.$N163];[.$T163];[.$Z163])" office:value-type="float"/>
          <table:table-cell table:formula="of:=MAX([.$C163];[.$I163];[.$O163];[.$U163];[.$AA163])" office:value-type="float"/>
          <table:table-cell table:formula="of:=MAX([.$D163];[.$J163];[.$P163];[.$V163];[.$AB163])" office:value-type="float"/>
          <table:table-cell table:formula="of:=MAX([.$E163];[.$K163];[.$Q163];[.$W163];[.$AC163])" office:value-type="float"/>
          <table:table-cell table:formula="of:=MAX([.$F163];[.$L163];[.$R163];[.$X163];[.$AD163])" office:value-type="float"/>
          <table:table-cell table:formula="of:=MAX([.$G163];[.$M163];[.$S163];[.$Y163];[.$AE163])" office:value-type="float"/>
        </table:table-row>
        <table:table-row table:style-name="ro1">
          <table:table-cell office:value-type="string">
            <text:p>dse/3x3/instances/app9-379-7-6.facts</text:p>
          </table:table-cell>
          <table:table-cell table:style-name="cellBest" office:value-type="float" office:value="19.52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48.43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0.81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9.6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2.84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64];[.$H164];[.$N164];[.$T164];[.$Z164])" office:value-type="float"/>
          <table:table-cell table:formula="of:=MIN([.$C164];[.$I164];[.$O164];[.$U164];[.$AA164])" office:value-type="float"/>
          <table:table-cell table:formula="of:=MIN([.$D164];[.$J164];[.$P164];[.$V164];[.$AB164])" office:value-type="float"/>
          <table:table-cell table:formula="of:=MIN([.$E164];[.$K164];[.$Q164];[.$W164];[.$AC164])" office:value-type="float"/>
          <table:table-cell table:formula="of:=MIN([.$F164];[.$L164];[.$R164];[.$X164];[.$AD164])" office:value-type="float"/>
          <table:table-cell table:formula="of:=MIN([.$G164];[.$M164];[.$S164];[.$Y164];[.$AE164])" office:value-type="float"/>
          <table:table-cell table:formula="of:=MEDIAN([.$B164];[.$H164];[.$N164];[.$T164];[.$Z164])" office:value-type="float"/>
          <table:table-cell table:formula="of:=MEDIAN([.$C164];[.$I164];[.$O164];[.$U164];[.$AA164])" office:value-type="float"/>
          <table:table-cell table:formula="of:=MEDIAN([.$D164];[.$J164];[.$P164];[.$V164];[.$AB164])" office:value-type="float"/>
          <table:table-cell table:formula="of:=MEDIAN([.$E164];[.$K164];[.$Q164];[.$W164];[.$AC164])" office:value-type="float"/>
          <table:table-cell table:formula="of:=MEDIAN([.$F164];[.$L164];[.$R164];[.$X164];[.$AD164])" office:value-type="float"/>
          <table:table-cell table:formula="of:=MEDIAN([.$G164];[.$M164];[.$S164];[.$Y164];[.$AE164])" office:value-type="float"/>
          <table:table-cell table:formula="of:=MAX([.$B164];[.$H164];[.$N164];[.$T164];[.$Z164])" office:value-type="float"/>
          <table:table-cell table:formula="of:=MAX([.$C164];[.$I164];[.$O164];[.$U164];[.$AA164])" office:value-type="float"/>
          <table:table-cell table:formula="of:=MAX([.$D164];[.$J164];[.$P164];[.$V164];[.$AB164])" office:value-type="float"/>
          <table:table-cell table:formula="of:=MAX([.$E164];[.$K164];[.$Q164];[.$W164];[.$AC164])" office:value-type="float"/>
          <table:table-cell table:formula="of:=MAX([.$F164];[.$L164];[.$R164];[.$X164];[.$AD164])" office:value-type="float"/>
          <table:table-cell table:formula="of:=MAX([.$G164];[.$M164];[.$S164];[.$Y164];[.$AE164])" office:value-type="float"/>
        </table:table-row>
        <table:table-row table:style-name="ro1">
          <table:table-cell office:value-type="string">
            <text:p>dse/3x3/instances/app90-360-5-4.facts</text:p>
          </table:table-cell>
          <table:table-cell office:value-type="float" office:value="7.14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.238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.510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.160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3.809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formula="of:=MIN([.$B165];[.$H165];[.$N165];[.$T165];[.$Z165])" office:value-type="float"/>
          <table:table-cell table:formula="of:=MIN([.$C165];[.$I165];[.$O165];[.$U165];[.$AA165])" office:value-type="float"/>
          <table:table-cell table:formula="of:=MIN([.$D165];[.$J165];[.$P165];[.$V165];[.$AB165])" office:value-type="float"/>
          <table:table-cell table:formula="of:=MIN([.$E165];[.$K165];[.$Q165];[.$W165];[.$AC165])" office:value-type="float"/>
          <table:table-cell table:formula="of:=MIN([.$F165];[.$L165];[.$R165];[.$X165];[.$AD165])" office:value-type="float"/>
          <table:table-cell table:formula="of:=MIN([.$G165];[.$M165];[.$S165];[.$Y165];[.$AE165])" office:value-type="float"/>
          <table:table-cell table:formula="of:=MEDIAN([.$B165];[.$H165];[.$N165];[.$T165];[.$Z165])" office:value-type="float"/>
          <table:table-cell table:formula="of:=MEDIAN([.$C165];[.$I165];[.$O165];[.$U165];[.$AA165])" office:value-type="float"/>
          <table:table-cell table:formula="of:=MEDIAN([.$D165];[.$J165];[.$P165];[.$V165];[.$AB165])" office:value-type="float"/>
          <table:table-cell table:formula="of:=MEDIAN([.$E165];[.$K165];[.$Q165];[.$W165];[.$AC165])" office:value-type="float"/>
          <table:table-cell table:formula="of:=MEDIAN([.$F165];[.$L165];[.$R165];[.$X165];[.$AD165])" office:value-type="float"/>
          <table:table-cell table:formula="of:=MEDIAN([.$G165];[.$M165];[.$S165];[.$Y165];[.$AE165])" office:value-type="float"/>
          <table:table-cell table:formula="of:=MAX([.$B165];[.$H165];[.$N165];[.$T165];[.$Z165])" office:value-type="float"/>
          <table:table-cell table:formula="of:=MAX([.$C165];[.$I165];[.$O165];[.$U165];[.$AA165])" office:value-type="float"/>
          <table:table-cell table:formula="of:=MAX([.$D165];[.$J165];[.$P165];[.$V165];[.$AB165])" office:value-type="float"/>
          <table:table-cell table:formula="of:=MAX([.$E165];[.$K165];[.$Q165];[.$W165];[.$AC165])" office:value-type="float"/>
          <table:table-cell table:formula="of:=MAX([.$F165];[.$L165];[.$R165];[.$X165];[.$AD165])" office:value-type="float"/>
          <table:table-cell table:formula="of:=MAX([.$G165];[.$M165];[.$S165];[.$Y165];[.$AE165])" office:value-type="float"/>
        </table:table-row>
        <table:table-row table:style-name="ro1">
          <table:table-cell office:value-type="string">
            <text:p>iscas85/instances/c3540/c3540.lp.1.3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66];[.$H166];[.$N166];[.$T166];[.$Z166])" office:value-type="float"/>
          <table:table-cell table:formula="of:=MIN([.$C166];[.$I166];[.$O166];[.$U166];[.$AA166])" office:value-type="float"/>
          <table:table-cell table:formula="of:=MIN([.$D166];[.$J166];[.$P166];[.$V166];[.$AB166])" office:value-type="float"/>
          <table:table-cell table:formula="of:=MIN([.$E166];[.$K166];[.$Q166];[.$W166];[.$AC166])" office:value-type="float"/>
          <table:table-cell table:formula="of:=MIN([.$F166];[.$L166];[.$R166];[.$X166];[.$AD166])" office:value-type="float"/>
          <table:table-cell table:formula="of:=MIN([.$G166];[.$M166];[.$S166];[.$Y166];[.$AE166])" office:value-type="float"/>
          <table:table-cell table:formula="of:=MEDIAN([.$B166];[.$H166];[.$N166];[.$T166];[.$Z166])" office:value-type="float"/>
          <table:table-cell table:formula="of:=MEDIAN([.$C166];[.$I166];[.$O166];[.$U166];[.$AA166])" office:value-type="float"/>
          <table:table-cell table:formula="of:=MEDIAN([.$D166];[.$J166];[.$P166];[.$V166];[.$AB166])" office:value-type="float"/>
          <table:table-cell table:formula="of:=MEDIAN([.$E166];[.$K166];[.$Q166];[.$W166];[.$AC166])" office:value-type="float"/>
          <table:table-cell table:formula="of:=MEDIAN([.$F166];[.$L166];[.$R166];[.$X166];[.$AD166])" office:value-type="float"/>
          <table:table-cell table:formula="of:=MEDIAN([.$G166];[.$M166];[.$S166];[.$Y166];[.$AE166])" office:value-type="float"/>
          <table:table-cell table:formula="of:=MAX([.$B166];[.$H166];[.$N166];[.$T166];[.$Z166])" office:value-type="float"/>
          <table:table-cell table:formula="of:=MAX([.$C166];[.$I166];[.$O166];[.$U166];[.$AA166])" office:value-type="float"/>
          <table:table-cell table:formula="of:=MAX([.$D166];[.$J166];[.$P166];[.$V166];[.$AB166])" office:value-type="float"/>
          <table:table-cell table:formula="of:=MAX([.$E166];[.$K166];[.$Q166];[.$W166];[.$AC166])" office:value-type="float"/>
          <table:table-cell table:formula="of:=MAX([.$F166];[.$L166];[.$R166];[.$X166];[.$AD166])" office:value-type="float"/>
          <table:table-cell table:formula="of:=MAX([.$G166];[.$M166];[.$S166];[.$Y166];[.$AE166])" office:value-type="float"/>
        </table:table-row>
        <table:table-row table:style-name="ro1">
          <table:table-cell office:value-type="string">
            <text:p>iscas85/instances/c3540/c3540.lp.1.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67];[.$H167];[.$N167];[.$T167];[.$Z167])" office:value-type="float"/>
          <table:table-cell table:formula="of:=MIN([.$C167];[.$I167];[.$O167];[.$U167];[.$AA167])" office:value-type="float"/>
          <table:table-cell table:formula="of:=MIN([.$D167];[.$J167];[.$P167];[.$V167];[.$AB167])" office:value-type="float"/>
          <table:table-cell table:formula="of:=MIN([.$E167];[.$K167];[.$Q167];[.$W167];[.$AC167])" office:value-type="float"/>
          <table:table-cell table:formula="of:=MIN([.$F167];[.$L167];[.$R167];[.$X167];[.$AD167])" office:value-type="float"/>
          <table:table-cell table:formula="of:=MIN([.$G167];[.$M167];[.$S167];[.$Y167];[.$AE167])" office:value-type="float"/>
          <table:table-cell table:formula="of:=MEDIAN([.$B167];[.$H167];[.$N167];[.$T167];[.$Z167])" office:value-type="float"/>
          <table:table-cell table:formula="of:=MEDIAN([.$C167];[.$I167];[.$O167];[.$U167];[.$AA167])" office:value-type="float"/>
          <table:table-cell table:formula="of:=MEDIAN([.$D167];[.$J167];[.$P167];[.$V167];[.$AB167])" office:value-type="float"/>
          <table:table-cell table:formula="of:=MEDIAN([.$E167];[.$K167];[.$Q167];[.$W167];[.$AC167])" office:value-type="float"/>
          <table:table-cell table:formula="of:=MEDIAN([.$F167];[.$L167];[.$R167];[.$X167];[.$AD167])" office:value-type="float"/>
          <table:table-cell table:formula="of:=MEDIAN([.$G167];[.$M167];[.$S167];[.$Y167];[.$AE167])" office:value-type="float"/>
          <table:table-cell table:formula="of:=MAX([.$B167];[.$H167];[.$N167];[.$T167];[.$Z167])" office:value-type="float"/>
          <table:table-cell table:formula="of:=MAX([.$C167];[.$I167];[.$O167];[.$U167];[.$AA167])" office:value-type="float"/>
          <table:table-cell table:formula="of:=MAX([.$D167];[.$J167];[.$P167];[.$V167];[.$AB167])" office:value-type="float"/>
          <table:table-cell table:formula="of:=MAX([.$E167];[.$K167];[.$Q167];[.$W167];[.$AC167])" office:value-type="float"/>
          <table:table-cell table:formula="of:=MAX([.$F167];[.$L167];[.$R167];[.$X167];[.$AD167])" office:value-type="float"/>
          <table:table-cell table:formula="of:=MAX([.$G167];[.$M167];[.$S167];[.$Y167];[.$AE167])" office:value-type="float"/>
        </table:table-row>
        <table:table-row table:style-name="ro1">
          <table:table-cell office:value-type="string">
            <text:p>iscas85/instances/c3540/c3540.lp.1.5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68];[.$H168];[.$N168];[.$T168];[.$Z168])" office:value-type="float"/>
          <table:table-cell table:formula="of:=MIN([.$C168];[.$I168];[.$O168];[.$U168];[.$AA168])" office:value-type="float"/>
          <table:table-cell table:formula="of:=MIN([.$D168];[.$J168];[.$P168];[.$V168];[.$AB168])" office:value-type="float"/>
          <table:table-cell table:formula="of:=MIN([.$E168];[.$K168];[.$Q168];[.$W168];[.$AC168])" office:value-type="float"/>
          <table:table-cell table:formula="of:=MIN([.$F168];[.$L168];[.$R168];[.$X168];[.$AD168])" office:value-type="float"/>
          <table:table-cell table:formula="of:=MIN([.$G168];[.$M168];[.$S168];[.$Y168];[.$AE168])" office:value-type="float"/>
          <table:table-cell table:formula="of:=MEDIAN([.$B168];[.$H168];[.$N168];[.$T168];[.$Z168])" office:value-type="float"/>
          <table:table-cell table:formula="of:=MEDIAN([.$C168];[.$I168];[.$O168];[.$U168];[.$AA168])" office:value-type="float"/>
          <table:table-cell table:formula="of:=MEDIAN([.$D168];[.$J168];[.$P168];[.$V168];[.$AB168])" office:value-type="float"/>
          <table:table-cell table:formula="of:=MEDIAN([.$E168];[.$K168];[.$Q168];[.$W168];[.$AC168])" office:value-type="float"/>
          <table:table-cell table:formula="of:=MEDIAN([.$F168];[.$L168];[.$R168];[.$X168];[.$AD168])" office:value-type="float"/>
          <table:table-cell table:formula="of:=MEDIAN([.$G168];[.$M168];[.$S168];[.$Y168];[.$AE168])" office:value-type="float"/>
          <table:table-cell table:formula="of:=MAX([.$B168];[.$H168];[.$N168];[.$T168];[.$Z168])" office:value-type="float"/>
          <table:table-cell table:formula="of:=MAX([.$C168];[.$I168];[.$O168];[.$U168];[.$AA168])" office:value-type="float"/>
          <table:table-cell table:formula="of:=MAX([.$D168];[.$J168];[.$P168];[.$V168];[.$AB168])" office:value-type="float"/>
          <table:table-cell table:formula="of:=MAX([.$E168];[.$K168];[.$Q168];[.$W168];[.$AC168])" office:value-type="float"/>
          <table:table-cell table:formula="of:=MAX([.$F168];[.$L168];[.$R168];[.$X168];[.$AD168])" office:value-type="float"/>
          <table:table-cell table:formula="of:=MAX([.$G168];[.$M168];[.$S168];[.$Y168];[.$AE168])" office:value-type="float"/>
        </table:table-row>
        <table:table-row table:style-name="ro1">
          <table:table-cell office:value-type="string">
            <text:p>iscas85/instances/c3540/c3540.lp.1.6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69];[.$H169];[.$N169];[.$T169];[.$Z169])" office:value-type="float"/>
          <table:table-cell table:formula="of:=MIN([.$C169];[.$I169];[.$O169];[.$U169];[.$AA169])" office:value-type="float"/>
          <table:table-cell table:formula="of:=MIN([.$D169];[.$J169];[.$P169];[.$V169];[.$AB169])" office:value-type="float"/>
          <table:table-cell table:formula="of:=MIN([.$E169];[.$K169];[.$Q169];[.$W169];[.$AC169])" office:value-type="float"/>
          <table:table-cell table:formula="of:=MIN([.$F169];[.$L169];[.$R169];[.$X169];[.$AD169])" office:value-type="float"/>
          <table:table-cell table:formula="of:=MIN([.$G169];[.$M169];[.$S169];[.$Y169];[.$AE169])" office:value-type="float"/>
          <table:table-cell table:formula="of:=MEDIAN([.$B169];[.$H169];[.$N169];[.$T169];[.$Z169])" office:value-type="float"/>
          <table:table-cell table:formula="of:=MEDIAN([.$C169];[.$I169];[.$O169];[.$U169];[.$AA169])" office:value-type="float"/>
          <table:table-cell table:formula="of:=MEDIAN([.$D169];[.$J169];[.$P169];[.$V169];[.$AB169])" office:value-type="float"/>
          <table:table-cell table:formula="of:=MEDIAN([.$E169];[.$K169];[.$Q169];[.$W169];[.$AC169])" office:value-type="float"/>
          <table:table-cell table:formula="of:=MEDIAN([.$F169];[.$L169];[.$R169];[.$X169];[.$AD169])" office:value-type="float"/>
          <table:table-cell table:formula="of:=MEDIAN([.$G169];[.$M169];[.$S169];[.$Y169];[.$AE169])" office:value-type="float"/>
          <table:table-cell table:formula="of:=MAX([.$B169];[.$H169];[.$N169];[.$T169];[.$Z169])" office:value-type="float"/>
          <table:table-cell table:formula="of:=MAX([.$C169];[.$I169];[.$O169];[.$U169];[.$AA169])" office:value-type="float"/>
          <table:table-cell table:formula="of:=MAX([.$D169];[.$J169];[.$P169];[.$V169];[.$AB169])" office:value-type="float"/>
          <table:table-cell table:formula="of:=MAX([.$E169];[.$K169];[.$Q169];[.$W169];[.$AC169])" office:value-type="float"/>
          <table:table-cell table:formula="of:=MAX([.$F169];[.$L169];[.$R169];[.$X169];[.$AD169])" office:value-type="float"/>
          <table:table-cell table:formula="of:=MAX([.$G169];[.$M169];[.$S169];[.$Y169];[.$AE169])" office:value-type="float"/>
        </table:table-row>
        <table:table-row table:style-name="ro1">
          <table:table-cell office:value-type="string">
            <text:p>iscas85/instances/c3540/c3540.lp.1.7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0];[.$H170];[.$N170];[.$T170];[.$Z170])" office:value-type="float"/>
          <table:table-cell table:formula="of:=MIN([.$C170];[.$I170];[.$O170];[.$U170];[.$AA170])" office:value-type="float"/>
          <table:table-cell table:formula="of:=MIN([.$D170];[.$J170];[.$P170];[.$V170];[.$AB170])" office:value-type="float"/>
          <table:table-cell table:formula="of:=MIN([.$E170];[.$K170];[.$Q170];[.$W170];[.$AC170])" office:value-type="float"/>
          <table:table-cell table:formula="of:=MIN([.$F170];[.$L170];[.$R170];[.$X170];[.$AD170])" office:value-type="float"/>
          <table:table-cell table:formula="of:=MIN([.$G170];[.$M170];[.$S170];[.$Y170];[.$AE170])" office:value-type="float"/>
          <table:table-cell table:formula="of:=MEDIAN([.$B170];[.$H170];[.$N170];[.$T170];[.$Z170])" office:value-type="float"/>
          <table:table-cell table:formula="of:=MEDIAN([.$C170];[.$I170];[.$O170];[.$U170];[.$AA170])" office:value-type="float"/>
          <table:table-cell table:formula="of:=MEDIAN([.$D170];[.$J170];[.$P170];[.$V170];[.$AB170])" office:value-type="float"/>
          <table:table-cell table:formula="of:=MEDIAN([.$E170];[.$K170];[.$Q170];[.$W170];[.$AC170])" office:value-type="float"/>
          <table:table-cell table:formula="of:=MEDIAN([.$F170];[.$L170];[.$R170];[.$X170];[.$AD170])" office:value-type="float"/>
          <table:table-cell table:formula="of:=MEDIAN([.$G170];[.$M170];[.$S170];[.$Y170];[.$AE170])" office:value-type="float"/>
          <table:table-cell table:formula="of:=MAX([.$B170];[.$H170];[.$N170];[.$T170];[.$Z170])" office:value-type="float"/>
          <table:table-cell table:formula="of:=MAX([.$C170];[.$I170];[.$O170];[.$U170];[.$AA170])" office:value-type="float"/>
          <table:table-cell table:formula="of:=MAX([.$D170];[.$J170];[.$P170];[.$V170];[.$AB170])" office:value-type="float"/>
          <table:table-cell table:formula="of:=MAX([.$E170];[.$K170];[.$Q170];[.$W170];[.$AC170])" office:value-type="float"/>
          <table:table-cell table:formula="of:=MAX([.$F170];[.$L170];[.$R170];[.$X170];[.$AD170])" office:value-type="float"/>
          <table:table-cell table:formula="of:=MAX([.$G170];[.$M170];[.$S170];[.$Y170];[.$AE170])" office:value-type="float"/>
        </table:table-row>
        <table:table-row table:style-name="ro1">
          <table:table-cell office:value-type="string">
            <text:p>iscas85/instances/c3540/c3540.lp.1.8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1];[.$H171];[.$N171];[.$T171];[.$Z171])" office:value-type="float"/>
          <table:table-cell table:formula="of:=MIN([.$C171];[.$I171];[.$O171];[.$U171];[.$AA171])" office:value-type="float"/>
          <table:table-cell table:formula="of:=MIN([.$D171];[.$J171];[.$P171];[.$V171];[.$AB171])" office:value-type="float"/>
          <table:table-cell table:formula="of:=MIN([.$E171];[.$K171];[.$Q171];[.$W171];[.$AC171])" office:value-type="float"/>
          <table:table-cell table:formula="of:=MIN([.$F171];[.$L171];[.$R171];[.$X171];[.$AD171])" office:value-type="float"/>
          <table:table-cell table:formula="of:=MIN([.$G171];[.$M171];[.$S171];[.$Y171];[.$AE171])" office:value-type="float"/>
          <table:table-cell table:formula="of:=MEDIAN([.$B171];[.$H171];[.$N171];[.$T171];[.$Z171])" office:value-type="float"/>
          <table:table-cell table:formula="of:=MEDIAN([.$C171];[.$I171];[.$O171];[.$U171];[.$AA171])" office:value-type="float"/>
          <table:table-cell table:formula="of:=MEDIAN([.$D171];[.$J171];[.$P171];[.$V171];[.$AB171])" office:value-type="float"/>
          <table:table-cell table:formula="of:=MEDIAN([.$E171];[.$K171];[.$Q171];[.$W171];[.$AC171])" office:value-type="float"/>
          <table:table-cell table:formula="of:=MEDIAN([.$F171];[.$L171];[.$R171];[.$X171];[.$AD171])" office:value-type="float"/>
          <table:table-cell table:formula="of:=MEDIAN([.$G171];[.$M171];[.$S171];[.$Y171];[.$AE171])" office:value-type="float"/>
          <table:table-cell table:formula="of:=MAX([.$B171];[.$H171];[.$N171];[.$T171];[.$Z171])" office:value-type="float"/>
          <table:table-cell table:formula="of:=MAX([.$C171];[.$I171];[.$O171];[.$U171];[.$AA171])" office:value-type="float"/>
          <table:table-cell table:formula="of:=MAX([.$D171];[.$J171];[.$P171];[.$V171];[.$AB171])" office:value-type="float"/>
          <table:table-cell table:formula="of:=MAX([.$E171];[.$K171];[.$Q171];[.$W171];[.$AC171])" office:value-type="float"/>
          <table:table-cell table:formula="of:=MAX([.$F171];[.$L171];[.$R171];[.$X171];[.$AD171])" office:value-type="float"/>
          <table:table-cell table:formula="of:=MAX([.$G171];[.$M171];[.$S171];[.$Y171];[.$AE171])" office:value-type="float"/>
        </table:table-row>
        <table:table-row table:style-name="ro1">
          <table:table-cell office:value-type="string">
            <text:p>iscas85/instances/c3540/c3540.lp.10.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2];[.$H172];[.$N172];[.$T172];[.$Z172])" office:value-type="float"/>
          <table:table-cell table:formula="of:=MIN([.$C172];[.$I172];[.$O172];[.$U172];[.$AA172])" office:value-type="float"/>
          <table:table-cell table:formula="of:=MIN([.$D172];[.$J172];[.$P172];[.$V172];[.$AB172])" office:value-type="float"/>
          <table:table-cell table:formula="of:=MIN([.$E172];[.$K172];[.$Q172];[.$W172];[.$AC172])" office:value-type="float"/>
          <table:table-cell table:formula="of:=MIN([.$F172];[.$L172];[.$R172];[.$X172];[.$AD172])" office:value-type="float"/>
          <table:table-cell table:formula="of:=MIN([.$G172];[.$M172];[.$S172];[.$Y172];[.$AE172])" office:value-type="float"/>
          <table:table-cell table:formula="of:=MEDIAN([.$B172];[.$H172];[.$N172];[.$T172];[.$Z172])" office:value-type="float"/>
          <table:table-cell table:formula="of:=MEDIAN([.$C172];[.$I172];[.$O172];[.$U172];[.$AA172])" office:value-type="float"/>
          <table:table-cell table:formula="of:=MEDIAN([.$D172];[.$J172];[.$P172];[.$V172];[.$AB172])" office:value-type="float"/>
          <table:table-cell table:formula="of:=MEDIAN([.$E172];[.$K172];[.$Q172];[.$W172];[.$AC172])" office:value-type="float"/>
          <table:table-cell table:formula="of:=MEDIAN([.$F172];[.$L172];[.$R172];[.$X172];[.$AD172])" office:value-type="float"/>
          <table:table-cell table:formula="of:=MEDIAN([.$G172];[.$M172];[.$S172];[.$Y172];[.$AE172])" office:value-type="float"/>
          <table:table-cell table:formula="of:=MAX([.$B172];[.$H172];[.$N172];[.$T172];[.$Z172])" office:value-type="float"/>
          <table:table-cell table:formula="of:=MAX([.$C172];[.$I172];[.$O172];[.$U172];[.$AA172])" office:value-type="float"/>
          <table:table-cell table:formula="of:=MAX([.$D172];[.$J172];[.$P172];[.$V172];[.$AB172])" office:value-type="float"/>
          <table:table-cell table:formula="of:=MAX([.$E172];[.$K172];[.$Q172];[.$W172];[.$AC172])" office:value-type="float"/>
          <table:table-cell table:formula="of:=MAX([.$F172];[.$L172];[.$R172];[.$X172];[.$AD172])" office:value-type="float"/>
          <table:table-cell table:formula="of:=MAX([.$G172];[.$M172];[.$S172];[.$Y172];[.$AE172])" office:value-type="float"/>
        </table:table-row>
        <table:table-row table:style-name="ro1">
          <table:table-cell office:value-type="string">
            <text:p>iscas85/instances/c3540/c3540.lp.10.5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3];[.$H173];[.$N173];[.$T173];[.$Z173])" office:value-type="float"/>
          <table:table-cell table:formula="of:=MIN([.$C173];[.$I173];[.$O173];[.$U173];[.$AA173])" office:value-type="float"/>
          <table:table-cell table:formula="of:=MIN([.$D173];[.$J173];[.$P173];[.$V173];[.$AB173])" office:value-type="float"/>
          <table:table-cell table:formula="of:=MIN([.$E173];[.$K173];[.$Q173];[.$W173];[.$AC173])" office:value-type="float"/>
          <table:table-cell table:formula="of:=MIN([.$F173];[.$L173];[.$R173];[.$X173];[.$AD173])" office:value-type="float"/>
          <table:table-cell table:formula="of:=MIN([.$G173];[.$M173];[.$S173];[.$Y173];[.$AE173])" office:value-type="float"/>
          <table:table-cell table:formula="of:=MEDIAN([.$B173];[.$H173];[.$N173];[.$T173];[.$Z173])" office:value-type="float"/>
          <table:table-cell table:formula="of:=MEDIAN([.$C173];[.$I173];[.$O173];[.$U173];[.$AA173])" office:value-type="float"/>
          <table:table-cell table:formula="of:=MEDIAN([.$D173];[.$J173];[.$P173];[.$V173];[.$AB173])" office:value-type="float"/>
          <table:table-cell table:formula="of:=MEDIAN([.$E173];[.$K173];[.$Q173];[.$W173];[.$AC173])" office:value-type="float"/>
          <table:table-cell table:formula="of:=MEDIAN([.$F173];[.$L173];[.$R173];[.$X173];[.$AD173])" office:value-type="float"/>
          <table:table-cell table:formula="of:=MEDIAN([.$G173];[.$M173];[.$S173];[.$Y173];[.$AE173])" office:value-type="float"/>
          <table:table-cell table:formula="of:=MAX([.$B173];[.$H173];[.$N173];[.$T173];[.$Z173])" office:value-type="float"/>
          <table:table-cell table:formula="of:=MAX([.$C173];[.$I173];[.$O173];[.$U173];[.$AA173])" office:value-type="float"/>
          <table:table-cell table:formula="of:=MAX([.$D173];[.$J173];[.$P173];[.$V173];[.$AB173])" office:value-type="float"/>
          <table:table-cell table:formula="of:=MAX([.$E173];[.$K173];[.$Q173];[.$W173];[.$AC173])" office:value-type="float"/>
          <table:table-cell table:formula="of:=MAX([.$F173];[.$L173];[.$R173];[.$X173];[.$AD173])" office:value-type="float"/>
          <table:table-cell table:formula="of:=MAX([.$G173];[.$M173];[.$S173];[.$Y173];[.$AE173])" office:value-type="float"/>
        </table:table-row>
        <table:table-row table:style-name="ro1">
          <table:table-cell office:value-type="string">
            <text:p>iscas85/instances/c3540/c3540.lp.10.7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4];[.$H174];[.$N174];[.$T174];[.$Z174])" office:value-type="float"/>
          <table:table-cell table:formula="of:=MIN([.$C174];[.$I174];[.$O174];[.$U174];[.$AA174])" office:value-type="float"/>
          <table:table-cell table:formula="of:=MIN([.$D174];[.$J174];[.$P174];[.$V174];[.$AB174])" office:value-type="float"/>
          <table:table-cell table:formula="of:=MIN([.$E174];[.$K174];[.$Q174];[.$W174];[.$AC174])" office:value-type="float"/>
          <table:table-cell table:formula="of:=MIN([.$F174];[.$L174];[.$R174];[.$X174];[.$AD174])" office:value-type="float"/>
          <table:table-cell table:formula="of:=MIN([.$G174];[.$M174];[.$S174];[.$Y174];[.$AE174])" office:value-type="float"/>
          <table:table-cell table:formula="of:=MEDIAN([.$B174];[.$H174];[.$N174];[.$T174];[.$Z174])" office:value-type="float"/>
          <table:table-cell table:formula="of:=MEDIAN([.$C174];[.$I174];[.$O174];[.$U174];[.$AA174])" office:value-type="float"/>
          <table:table-cell table:formula="of:=MEDIAN([.$D174];[.$J174];[.$P174];[.$V174];[.$AB174])" office:value-type="float"/>
          <table:table-cell table:formula="of:=MEDIAN([.$E174];[.$K174];[.$Q174];[.$W174];[.$AC174])" office:value-type="float"/>
          <table:table-cell table:formula="of:=MEDIAN([.$F174];[.$L174];[.$R174];[.$X174];[.$AD174])" office:value-type="float"/>
          <table:table-cell table:formula="of:=MEDIAN([.$G174];[.$M174];[.$S174];[.$Y174];[.$AE174])" office:value-type="float"/>
          <table:table-cell table:formula="of:=MAX([.$B174];[.$H174];[.$N174];[.$T174];[.$Z174])" office:value-type="float"/>
          <table:table-cell table:formula="of:=MAX([.$C174];[.$I174];[.$O174];[.$U174];[.$AA174])" office:value-type="float"/>
          <table:table-cell table:formula="of:=MAX([.$D174];[.$J174];[.$P174];[.$V174];[.$AB174])" office:value-type="float"/>
          <table:table-cell table:formula="of:=MAX([.$E174];[.$K174];[.$Q174];[.$W174];[.$AC174])" office:value-type="float"/>
          <table:table-cell table:formula="of:=MAX([.$F174];[.$L174];[.$R174];[.$X174];[.$AD174])" office:value-type="float"/>
          <table:table-cell table:formula="of:=MAX([.$G174];[.$M174];[.$S174];[.$Y174];[.$AE174])" office:value-type="float"/>
        </table:table-row>
        <table:table-row table:style-name="ro1">
          <table:table-cell office:value-type="string">
            <text:p>iscas85/instances/c3540/c3540.lp.10.8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5];[.$H175];[.$N175];[.$T175];[.$Z175])" office:value-type="float"/>
          <table:table-cell table:formula="of:=MIN([.$C175];[.$I175];[.$O175];[.$U175];[.$AA175])" office:value-type="float"/>
          <table:table-cell table:formula="of:=MIN([.$D175];[.$J175];[.$P175];[.$V175];[.$AB175])" office:value-type="float"/>
          <table:table-cell table:formula="of:=MIN([.$E175];[.$K175];[.$Q175];[.$W175];[.$AC175])" office:value-type="float"/>
          <table:table-cell table:formula="of:=MIN([.$F175];[.$L175];[.$R175];[.$X175];[.$AD175])" office:value-type="float"/>
          <table:table-cell table:formula="of:=MIN([.$G175];[.$M175];[.$S175];[.$Y175];[.$AE175])" office:value-type="float"/>
          <table:table-cell table:formula="of:=MEDIAN([.$B175];[.$H175];[.$N175];[.$T175];[.$Z175])" office:value-type="float"/>
          <table:table-cell table:formula="of:=MEDIAN([.$C175];[.$I175];[.$O175];[.$U175];[.$AA175])" office:value-type="float"/>
          <table:table-cell table:formula="of:=MEDIAN([.$D175];[.$J175];[.$P175];[.$V175];[.$AB175])" office:value-type="float"/>
          <table:table-cell table:formula="of:=MEDIAN([.$E175];[.$K175];[.$Q175];[.$W175];[.$AC175])" office:value-type="float"/>
          <table:table-cell table:formula="of:=MEDIAN([.$F175];[.$L175];[.$R175];[.$X175];[.$AD175])" office:value-type="float"/>
          <table:table-cell table:formula="of:=MEDIAN([.$G175];[.$M175];[.$S175];[.$Y175];[.$AE175])" office:value-type="float"/>
          <table:table-cell table:formula="of:=MAX([.$B175];[.$H175];[.$N175];[.$T175];[.$Z175])" office:value-type="float"/>
          <table:table-cell table:formula="of:=MAX([.$C175];[.$I175];[.$O175];[.$U175];[.$AA175])" office:value-type="float"/>
          <table:table-cell table:formula="of:=MAX([.$D175];[.$J175];[.$P175];[.$V175];[.$AB175])" office:value-type="float"/>
          <table:table-cell table:formula="of:=MAX([.$E175];[.$K175];[.$Q175];[.$W175];[.$AC175])" office:value-type="float"/>
          <table:table-cell table:formula="of:=MAX([.$F175];[.$L175];[.$R175];[.$X175];[.$AD175])" office:value-type="float"/>
          <table:table-cell table:formula="of:=MAX([.$G175];[.$M175];[.$S175];[.$Y175];[.$AE175])" office:value-type="float"/>
        </table:table-row>
        <table:table-row table:style-name="ro1">
          <table:table-cell office:value-type="string">
            <text:p>iscas85/instances/c3540/c3540.lp.2.3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6];[.$H176];[.$N176];[.$T176];[.$Z176])" office:value-type="float"/>
          <table:table-cell table:formula="of:=MIN([.$C176];[.$I176];[.$O176];[.$U176];[.$AA176])" office:value-type="float"/>
          <table:table-cell table:formula="of:=MIN([.$D176];[.$J176];[.$P176];[.$V176];[.$AB176])" office:value-type="float"/>
          <table:table-cell table:formula="of:=MIN([.$E176];[.$K176];[.$Q176];[.$W176];[.$AC176])" office:value-type="float"/>
          <table:table-cell table:formula="of:=MIN([.$F176];[.$L176];[.$R176];[.$X176];[.$AD176])" office:value-type="float"/>
          <table:table-cell table:formula="of:=MIN([.$G176];[.$M176];[.$S176];[.$Y176];[.$AE176])" office:value-type="float"/>
          <table:table-cell table:formula="of:=MEDIAN([.$B176];[.$H176];[.$N176];[.$T176];[.$Z176])" office:value-type="float"/>
          <table:table-cell table:formula="of:=MEDIAN([.$C176];[.$I176];[.$O176];[.$U176];[.$AA176])" office:value-type="float"/>
          <table:table-cell table:formula="of:=MEDIAN([.$D176];[.$J176];[.$P176];[.$V176];[.$AB176])" office:value-type="float"/>
          <table:table-cell table:formula="of:=MEDIAN([.$E176];[.$K176];[.$Q176];[.$W176];[.$AC176])" office:value-type="float"/>
          <table:table-cell table:formula="of:=MEDIAN([.$F176];[.$L176];[.$R176];[.$X176];[.$AD176])" office:value-type="float"/>
          <table:table-cell table:formula="of:=MEDIAN([.$G176];[.$M176];[.$S176];[.$Y176];[.$AE176])" office:value-type="float"/>
          <table:table-cell table:formula="of:=MAX([.$B176];[.$H176];[.$N176];[.$T176];[.$Z176])" office:value-type="float"/>
          <table:table-cell table:formula="of:=MAX([.$C176];[.$I176];[.$O176];[.$U176];[.$AA176])" office:value-type="float"/>
          <table:table-cell table:formula="of:=MAX([.$D176];[.$J176];[.$P176];[.$V176];[.$AB176])" office:value-type="float"/>
          <table:table-cell table:formula="of:=MAX([.$E176];[.$K176];[.$Q176];[.$W176];[.$AC176])" office:value-type="float"/>
          <table:table-cell table:formula="of:=MAX([.$F176];[.$L176];[.$R176];[.$X176];[.$AD176])" office:value-type="float"/>
          <table:table-cell table:formula="of:=MAX([.$G176];[.$M176];[.$S176];[.$Y176];[.$AE176])" office:value-type="float"/>
        </table:table-row>
        <table:table-row table:style-name="ro1">
          <table:table-cell office:value-type="string">
            <text:p>iscas85/instances/c3540/c3540.lp.2.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7];[.$H177];[.$N177];[.$T177];[.$Z177])" office:value-type="float"/>
          <table:table-cell table:formula="of:=MIN([.$C177];[.$I177];[.$O177];[.$U177];[.$AA177])" office:value-type="float"/>
          <table:table-cell table:formula="of:=MIN([.$D177];[.$J177];[.$P177];[.$V177];[.$AB177])" office:value-type="float"/>
          <table:table-cell table:formula="of:=MIN([.$E177];[.$K177];[.$Q177];[.$W177];[.$AC177])" office:value-type="float"/>
          <table:table-cell table:formula="of:=MIN([.$F177];[.$L177];[.$R177];[.$X177];[.$AD177])" office:value-type="float"/>
          <table:table-cell table:formula="of:=MIN([.$G177];[.$M177];[.$S177];[.$Y177];[.$AE177])" office:value-type="float"/>
          <table:table-cell table:formula="of:=MEDIAN([.$B177];[.$H177];[.$N177];[.$T177];[.$Z177])" office:value-type="float"/>
          <table:table-cell table:formula="of:=MEDIAN([.$C177];[.$I177];[.$O177];[.$U177];[.$AA177])" office:value-type="float"/>
          <table:table-cell table:formula="of:=MEDIAN([.$D177];[.$J177];[.$P177];[.$V177];[.$AB177])" office:value-type="float"/>
          <table:table-cell table:formula="of:=MEDIAN([.$E177];[.$K177];[.$Q177];[.$W177];[.$AC177])" office:value-type="float"/>
          <table:table-cell table:formula="of:=MEDIAN([.$F177];[.$L177];[.$R177];[.$X177];[.$AD177])" office:value-type="float"/>
          <table:table-cell table:formula="of:=MEDIAN([.$G177];[.$M177];[.$S177];[.$Y177];[.$AE177])" office:value-type="float"/>
          <table:table-cell table:formula="of:=MAX([.$B177];[.$H177];[.$N177];[.$T177];[.$Z177])" office:value-type="float"/>
          <table:table-cell table:formula="of:=MAX([.$C177];[.$I177];[.$O177];[.$U177];[.$AA177])" office:value-type="float"/>
          <table:table-cell table:formula="of:=MAX([.$D177];[.$J177];[.$P177];[.$V177];[.$AB177])" office:value-type="float"/>
          <table:table-cell table:formula="of:=MAX([.$E177];[.$K177];[.$Q177];[.$W177];[.$AC177])" office:value-type="float"/>
          <table:table-cell table:formula="of:=MAX([.$F177];[.$L177];[.$R177];[.$X177];[.$AD177])" office:value-type="float"/>
          <table:table-cell table:formula="of:=MAX([.$G177];[.$M177];[.$S177];[.$Y177];[.$AE177])" office:value-type="float"/>
        </table:table-row>
        <table:table-row table:style-name="ro1">
          <table:table-cell office:value-type="string">
            <text:p>iscas85/instances/c3540/c3540.lp.3.3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8];[.$H178];[.$N178];[.$T178];[.$Z178])" office:value-type="float"/>
          <table:table-cell table:formula="of:=MIN([.$C178];[.$I178];[.$O178];[.$U178];[.$AA178])" office:value-type="float"/>
          <table:table-cell table:formula="of:=MIN([.$D178];[.$J178];[.$P178];[.$V178];[.$AB178])" office:value-type="float"/>
          <table:table-cell table:formula="of:=MIN([.$E178];[.$K178];[.$Q178];[.$W178];[.$AC178])" office:value-type="float"/>
          <table:table-cell table:formula="of:=MIN([.$F178];[.$L178];[.$R178];[.$X178];[.$AD178])" office:value-type="float"/>
          <table:table-cell table:formula="of:=MIN([.$G178];[.$M178];[.$S178];[.$Y178];[.$AE178])" office:value-type="float"/>
          <table:table-cell table:formula="of:=MEDIAN([.$B178];[.$H178];[.$N178];[.$T178];[.$Z178])" office:value-type="float"/>
          <table:table-cell table:formula="of:=MEDIAN([.$C178];[.$I178];[.$O178];[.$U178];[.$AA178])" office:value-type="float"/>
          <table:table-cell table:formula="of:=MEDIAN([.$D178];[.$J178];[.$P178];[.$V178];[.$AB178])" office:value-type="float"/>
          <table:table-cell table:formula="of:=MEDIAN([.$E178];[.$K178];[.$Q178];[.$W178];[.$AC178])" office:value-type="float"/>
          <table:table-cell table:formula="of:=MEDIAN([.$F178];[.$L178];[.$R178];[.$X178];[.$AD178])" office:value-type="float"/>
          <table:table-cell table:formula="of:=MEDIAN([.$G178];[.$M178];[.$S178];[.$Y178];[.$AE178])" office:value-type="float"/>
          <table:table-cell table:formula="of:=MAX([.$B178];[.$H178];[.$N178];[.$T178];[.$Z178])" office:value-type="float"/>
          <table:table-cell table:formula="of:=MAX([.$C178];[.$I178];[.$O178];[.$U178];[.$AA178])" office:value-type="float"/>
          <table:table-cell table:formula="of:=MAX([.$D178];[.$J178];[.$P178];[.$V178];[.$AB178])" office:value-type="float"/>
          <table:table-cell table:formula="of:=MAX([.$E178];[.$K178];[.$Q178];[.$W178];[.$AC178])" office:value-type="float"/>
          <table:table-cell table:formula="of:=MAX([.$F178];[.$L178];[.$R178];[.$X178];[.$AD178])" office:value-type="float"/>
          <table:table-cell table:formula="of:=MAX([.$G178];[.$M178];[.$S178];[.$Y178];[.$AE178])" office:value-type="float"/>
        </table:table-row>
        <table:table-row table:style-name="ro1">
          <table:table-cell office:value-type="string">
            <text:p>iscas85/instances/c3540/c3540.lp.3.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79];[.$H179];[.$N179];[.$T179];[.$Z179])" office:value-type="float"/>
          <table:table-cell table:formula="of:=MIN([.$C179];[.$I179];[.$O179];[.$U179];[.$AA179])" office:value-type="float"/>
          <table:table-cell table:formula="of:=MIN([.$D179];[.$J179];[.$P179];[.$V179];[.$AB179])" office:value-type="float"/>
          <table:table-cell table:formula="of:=MIN([.$E179];[.$K179];[.$Q179];[.$W179];[.$AC179])" office:value-type="float"/>
          <table:table-cell table:formula="of:=MIN([.$F179];[.$L179];[.$R179];[.$X179];[.$AD179])" office:value-type="float"/>
          <table:table-cell table:formula="of:=MIN([.$G179];[.$M179];[.$S179];[.$Y179];[.$AE179])" office:value-type="float"/>
          <table:table-cell table:formula="of:=MEDIAN([.$B179];[.$H179];[.$N179];[.$T179];[.$Z179])" office:value-type="float"/>
          <table:table-cell table:formula="of:=MEDIAN([.$C179];[.$I179];[.$O179];[.$U179];[.$AA179])" office:value-type="float"/>
          <table:table-cell table:formula="of:=MEDIAN([.$D179];[.$J179];[.$P179];[.$V179];[.$AB179])" office:value-type="float"/>
          <table:table-cell table:formula="of:=MEDIAN([.$E179];[.$K179];[.$Q179];[.$W179];[.$AC179])" office:value-type="float"/>
          <table:table-cell table:formula="of:=MEDIAN([.$F179];[.$L179];[.$R179];[.$X179];[.$AD179])" office:value-type="float"/>
          <table:table-cell table:formula="of:=MEDIAN([.$G179];[.$M179];[.$S179];[.$Y179];[.$AE179])" office:value-type="float"/>
          <table:table-cell table:formula="of:=MAX([.$B179];[.$H179];[.$N179];[.$T179];[.$Z179])" office:value-type="float"/>
          <table:table-cell table:formula="of:=MAX([.$C179];[.$I179];[.$O179];[.$U179];[.$AA179])" office:value-type="float"/>
          <table:table-cell table:formula="of:=MAX([.$D179];[.$J179];[.$P179];[.$V179];[.$AB179])" office:value-type="float"/>
          <table:table-cell table:formula="of:=MAX([.$E179];[.$K179];[.$Q179];[.$W179];[.$AC179])" office:value-type="float"/>
          <table:table-cell table:formula="of:=MAX([.$F179];[.$L179];[.$R179];[.$X179];[.$AD179])" office:value-type="float"/>
          <table:table-cell table:formula="of:=MAX([.$G179];[.$M179];[.$S179];[.$Y179];[.$AE179])" office:value-type="float"/>
        </table:table-row>
        <table:table-row table:style-name="ro1">
          <table:table-cell office:value-type="string">
            <text:p>iscas85/instances/c3540/c3540.lp.4.2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0];[.$H180];[.$N180];[.$T180];[.$Z180])" office:value-type="float"/>
          <table:table-cell table:formula="of:=MIN([.$C180];[.$I180];[.$O180];[.$U180];[.$AA180])" office:value-type="float"/>
          <table:table-cell table:formula="of:=MIN([.$D180];[.$J180];[.$P180];[.$V180];[.$AB180])" office:value-type="float"/>
          <table:table-cell table:formula="of:=MIN([.$E180];[.$K180];[.$Q180];[.$W180];[.$AC180])" office:value-type="float"/>
          <table:table-cell table:formula="of:=MIN([.$F180];[.$L180];[.$R180];[.$X180];[.$AD180])" office:value-type="float"/>
          <table:table-cell table:formula="of:=MIN([.$G180];[.$M180];[.$S180];[.$Y180];[.$AE180])" office:value-type="float"/>
          <table:table-cell table:formula="of:=MEDIAN([.$B180];[.$H180];[.$N180];[.$T180];[.$Z180])" office:value-type="float"/>
          <table:table-cell table:formula="of:=MEDIAN([.$C180];[.$I180];[.$O180];[.$U180];[.$AA180])" office:value-type="float"/>
          <table:table-cell table:formula="of:=MEDIAN([.$D180];[.$J180];[.$P180];[.$V180];[.$AB180])" office:value-type="float"/>
          <table:table-cell table:formula="of:=MEDIAN([.$E180];[.$K180];[.$Q180];[.$W180];[.$AC180])" office:value-type="float"/>
          <table:table-cell table:formula="of:=MEDIAN([.$F180];[.$L180];[.$R180];[.$X180];[.$AD180])" office:value-type="float"/>
          <table:table-cell table:formula="of:=MEDIAN([.$G180];[.$M180];[.$S180];[.$Y180];[.$AE180])" office:value-type="float"/>
          <table:table-cell table:formula="of:=MAX([.$B180];[.$H180];[.$N180];[.$T180];[.$Z180])" office:value-type="float"/>
          <table:table-cell table:formula="of:=MAX([.$C180];[.$I180];[.$O180];[.$U180];[.$AA180])" office:value-type="float"/>
          <table:table-cell table:formula="of:=MAX([.$D180];[.$J180];[.$P180];[.$V180];[.$AB180])" office:value-type="float"/>
          <table:table-cell table:formula="of:=MAX([.$E180];[.$K180];[.$Q180];[.$W180];[.$AC180])" office:value-type="float"/>
          <table:table-cell table:formula="of:=MAX([.$F180];[.$L180];[.$R180];[.$X180];[.$AD180])" office:value-type="float"/>
          <table:table-cell table:formula="of:=MAX([.$G180];[.$M180];[.$S180];[.$Y180];[.$AE180])" office:value-type="float"/>
        </table:table-row>
        <table:table-row table:style-name="ro1">
          <table:table-cell office:value-type="string">
            <text:p>iscas85/instances/c3540/c3540.lp.4.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1];[.$H181];[.$N181];[.$T181];[.$Z181])" office:value-type="float"/>
          <table:table-cell table:formula="of:=MIN([.$C181];[.$I181];[.$O181];[.$U181];[.$AA181])" office:value-type="float"/>
          <table:table-cell table:formula="of:=MIN([.$D181];[.$J181];[.$P181];[.$V181];[.$AB181])" office:value-type="float"/>
          <table:table-cell table:formula="of:=MIN([.$E181];[.$K181];[.$Q181];[.$W181];[.$AC181])" office:value-type="float"/>
          <table:table-cell table:formula="of:=MIN([.$F181];[.$L181];[.$R181];[.$X181];[.$AD181])" office:value-type="float"/>
          <table:table-cell table:formula="of:=MIN([.$G181];[.$M181];[.$S181];[.$Y181];[.$AE181])" office:value-type="float"/>
          <table:table-cell table:formula="of:=MEDIAN([.$B181];[.$H181];[.$N181];[.$T181];[.$Z181])" office:value-type="float"/>
          <table:table-cell table:formula="of:=MEDIAN([.$C181];[.$I181];[.$O181];[.$U181];[.$AA181])" office:value-type="float"/>
          <table:table-cell table:formula="of:=MEDIAN([.$D181];[.$J181];[.$P181];[.$V181];[.$AB181])" office:value-type="float"/>
          <table:table-cell table:formula="of:=MEDIAN([.$E181];[.$K181];[.$Q181];[.$W181];[.$AC181])" office:value-type="float"/>
          <table:table-cell table:formula="of:=MEDIAN([.$F181];[.$L181];[.$R181];[.$X181];[.$AD181])" office:value-type="float"/>
          <table:table-cell table:formula="of:=MEDIAN([.$G181];[.$M181];[.$S181];[.$Y181];[.$AE181])" office:value-type="float"/>
          <table:table-cell table:formula="of:=MAX([.$B181];[.$H181];[.$N181];[.$T181];[.$Z181])" office:value-type="float"/>
          <table:table-cell table:formula="of:=MAX([.$C181];[.$I181];[.$O181];[.$U181];[.$AA181])" office:value-type="float"/>
          <table:table-cell table:formula="of:=MAX([.$D181];[.$J181];[.$P181];[.$V181];[.$AB181])" office:value-type="float"/>
          <table:table-cell table:formula="of:=MAX([.$E181];[.$K181];[.$Q181];[.$W181];[.$AC181])" office:value-type="float"/>
          <table:table-cell table:formula="of:=MAX([.$F181];[.$L181];[.$R181];[.$X181];[.$AD181])" office:value-type="float"/>
          <table:table-cell table:formula="of:=MAX([.$G181];[.$M181];[.$S181];[.$Y181];[.$AE181])" office:value-type="float"/>
        </table:table-row>
        <table:table-row table:style-name="ro1">
          <table:table-cell office:value-type="string">
            <text:p>iscas85/instances/c3540/c3540.lp.4.6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2];[.$H182];[.$N182];[.$T182];[.$Z182])" office:value-type="float"/>
          <table:table-cell table:formula="of:=MIN([.$C182];[.$I182];[.$O182];[.$U182];[.$AA182])" office:value-type="float"/>
          <table:table-cell table:formula="of:=MIN([.$D182];[.$J182];[.$P182];[.$V182];[.$AB182])" office:value-type="float"/>
          <table:table-cell table:formula="of:=MIN([.$E182];[.$K182];[.$Q182];[.$W182];[.$AC182])" office:value-type="float"/>
          <table:table-cell table:formula="of:=MIN([.$F182];[.$L182];[.$R182];[.$X182];[.$AD182])" office:value-type="float"/>
          <table:table-cell table:formula="of:=MIN([.$G182];[.$M182];[.$S182];[.$Y182];[.$AE182])" office:value-type="float"/>
          <table:table-cell table:formula="of:=MEDIAN([.$B182];[.$H182];[.$N182];[.$T182];[.$Z182])" office:value-type="float"/>
          <table:table-cell table:formula="of:=MEDIAN([.$C182];[.$I182];[.$O182];[.$U182];[.$AA182])" office:value-type="float"/>
          <table:table-cell table:formula="of:=MEDIAN([.$D182];[.$J182];[.$P182];[.$V182];[.$AB182])" office:value-type="float"/>
          <table:table-cell table:formula="of:=MEDIAN([.$E182];[.$K182];[.$Q182];[.$W182];[.$AC182])" office:value-type="float"/>
          <table:table-cell table:formula="of:=MEDIAN([.$F182];[.$L182];[.$R182];[.$X182];[.$AD182])" office:value-type="float"/>
          <table:table-cell table:formula="of:=MEDIAN([.$G182];[.$M182];[.$S182];[.$Y182];[.$AE182])" office:value-type="float"/>
          <table:table-cell table:formula="of:=MAX([.$B182];[.$H182];[.$N182];[.$T182];[.$Z182])" office:value-type="float"/>
          <table:table-cell table:formula="of:=MAX([.$C182];[.$I182];[.$O182];[.$U182];[.$AA182])" office:value-type="float"/>
          <table:table-cell table:formula="of:=MAX([.$D182];[.$J182];[.$P182];[.$V182];[.$AB182])" office:value-type="float"/>
          <table:table-cell table:formula="of:=MAX([.$E182];[.$K182];[.$Q182];[.$W182];[.$AC182])" office:value-type="float"/>
          <table:table-cell table:formula="of:=MAX([.$F182];[.$L182];[.$R182];[.$X182];[.$AD182])" office:value-type="float"/>
          <table:table-cell table:formula="of:=MAX([.$G182];[.$M182];[.$S182];[.$Y182];[.$AE182])" office:value-type="float"/>
        </table:table-row>
        <table:table-row table:style-name="ro1">
          <table:table-cell office:value-type="string">
            <text:p>iscas85/instances/c3540/c3540.lp.4.8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3];[.$H183];[.$N183];[.$T183];[.$Z183])" office:value-type="float"/>
          <table:table-cell table:formula="of:=MIN([.$C183];[.$I183];[.$O183];[.$U183];[.$AA183])" office:value-type="float"/>
          <table:table-cell table:formula="of:=MIN([.$D183];[.$J183];[.$P183];[.$V183];[.$AB183])" office:value-type="float"/>
          <table:table-cell table:formula="of:=MIN([.$E183];[.$K183];[.$Q183];[.$W183];[.$AC183])" office:value-type="float"/>
          <table:table-cell table:formula="of:=MIN([.$F183];[.$L183];[.$R183];[.$X183];[.$AD183])" office:value-type="float"/>
          <table:table-cell table:formula="of:=MIN([.$G183];[.$M183];[.$S183];[.$Y183];[.$AE183])" office:value-type="float"/>
          <table:table-cell table:formula="of:=MEDIAN([.$B183];[.$H183];[.$N183];[.$T183];[.$Z183])" office:value-type="float"/>
          <table:table-cell table:formula="of:=MEDIAN([.$C183];[.$I183];[.$O183];[.$U183];[.$AA183])" office:value-type="float"/>
          <table:table-cell table:formula="of:=MEDIAN([.$D183];[.$J183];[.$P183];[.$V183];[.$AB183])" office:value-type="float"/>
          <table:table-cell table:formula="of:=MEDIAN([.$E183];[.$K183];[.$Q183];[.$W183];[.$AC183])" office:value-type="float"/>
          <table:table-cell table:formula="of:=MEDIAN([.$F183];[.$L183];[.$R183];[.$X183];[.$AD183])" office:value-type="float"/>
          <table:table-cell table:formula="of:=MEDIAN([.$G183];[.$M183];[.$S183];[.$Y183];[.$AE183])" office:value-type="float"/>
          <table:table-cell table:formula="of:=MAX([.$B183];[.$H183];[.$N183];[.$T183];[.$Z183])" office:value-type="float"/>
          <table:table-cell table:formula="of:=MAX([.$C183];[.$I183];[.$O183];[.$U183];[.$AA183])" office:value-type="float"/>
          <table:table-cell table:formula="of:=MAX([.$D183];[.$J183];[.$P183];[.$V183];[.$AB183])" office:value-type="float"/>
          <table:table-cell table:formula="of:=MAX([.$E183];[.$K183];[.$Q183];[.$W183];[.$AC183])" office:value-type="float"/>
          <table:table-cell table:formula="of:=MAX([.$F183];[.$L183];[.$R183];[.$X183];[.$AD183])" office:value-type="float"/>
          <table:table-cell table:formula="of:=MAX([.$G183];[.$M183];[.$S183];[.$Y183];[.$AE183])" office:value-type="float"/>
        </table:table-row>
        <table:table-row table:style-name="ro1">
          <table:table-cell office:value-type="string">
            <text:p>iscas85/instances/c3540/c3540.lp.5.3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4];[.$H184];[.$N184];[.$T184];[.$Z184])" office:value-type="float"/>
          <table:table-cell table:formula="of:=MIN([.$C184];[.$I184];[.$O184];[.$U184];[.$AA184])" office:value-type="float"/>
          <table:table-cell table:formula="of:=MIN([.$D184];[.$J184];[.$P184];[.$V184];[.$AB184])" office:value-type="float"/>
          <table:table-cell table:formula="of:=MIN([.$E184];[.$K184];[.$Q184];[.$W184];[.$AC184])" office:value-type="float"/>
          <table:table-cell table:formula="of:=MIN([.$F184];[.$L184];[.$R184];[.$X184];[.$AD184])" office:value-type="float"/>
          <table:table-cell table:formula="of:=MIN([.$G184];[.$M184];[.$S184];[.$Y184];[.$AE184])" office:value-type="float"/>
          <table:table-cell table:formula="of:=MEDIAN([.$B184];[.$H184];[.$N184];[.$T184];[.$Z184])" office:value-type="float"/>
          <table:table-cell table:formula="of:=MEDIAN([.$C184];[.$I184];[.$O184];[.$U184];[.$AA184])" office:value-type="float"/>
          <table:table-cell table:formula="of:=MEDIAN([.$D184];[.$J184];[.$P184];[.$V184];[.$AB184])" office:value-type="float"/>
          <table:table-cell table:formula="of:=MEDIAN([.$E184];[.$K184];[.$Q184];[.$W184];[.$AC184])" office:value-type="float"/>
          <table:table-cell table:formula="of:=MEDIAN([.$F184];[.$L184];[.$R184];[.$X184];[.$AD184])" office:value-type="float"/>
          <table:table-cell table:formula="of:=MEDIAN([.$G184];[.$M184];[.$S184];[.$Y184];[.$AE184])" office:value-type="float"/>
          <table:table-cell table:formula="of:=MAX([.$B184];[.$H184];[.$N184];[.$T184];[.$Z184])" office:value-type="float"/>
          <table:table-cell table:formula="of:=MAX([.$C184];[.$I184];[.$O184];[.$U184];[.$AA184])" office:value-type="float"/>
          <table:table-cell table:formula="of:=MAX([.$D184];[.$J184];[.$P184];[.$V184];[.$AB184])" office:value-type="float"/>
          <table:table-cell table:formula="of:=MAX([.$E184];[.$K184];[.$Q184];[.$W184];[.$AC184])" office:value-type="float"/>
          <table:table-cell table:formula="of:=MAX([.$F184];[.$L184];[.$R184];[.$X184];[.$AD184])" office:value-type="float"/>
          <table:table-cell table:formula="of:=MAX([.$G184];[.$M184];[.$S184];[.$Y184];[.$AE184])" office:value-type="float"/>
        </table:table-row>
        <table:table-row table:style-name="ro1">
          <table:table-cell office:value-type="string">
            <text:p>iscas85/instances/c3540/c3540.lp.5.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5];[.$H185];[.$N185];[.$T185];[.$Z185])" office:value-type="float"/>
          <table:table-cell table:formula="of:=MIN([.$C185];[.$I185];[.$O185];[.$U185];[.$AA185])" office:value-type="float"/>
          <table:table-cell table:formula="of:=MIN([.$D185];[.$J185];[.$P185];[.$V185];[.$AB185])" office:value-type="float"/>
          <table:table-cell table:formula="of:=MIN([.$E185];[.$K185];[.$Q185];[.$W185];[.$AC185])" office:value-type="float"/>
          <table:table-cell table:formula="of:=MIN([.$F185];[.$L185];[.$R185];[.$X185];[.$AD185])" office:value-type="float"/>
          <table:table-cell table:formula="of:=MIN([.$G185];[.$M185];[.$S185];[.$Y185];[.$AE185])" office:value-type="float"/>
          <table:table-cell table:formula="of:=MEDIAN([.$B185];[.$H185];[.$N185];[.$T185];[.$Z185])" office:value-type="float"/>
          <table:table-cell table:formula="of:=MEDIAN([.$C185];[.$I185];[.$O185];[.$U185];[.$AA185])" office:value-type="float"/>
          <table:table-cell table:formula="of:=MEDIAN([.$D185];[.$J185];[.$P185];[.$V185];[.$AB185])" office:value-type="float"/>
          <table:table-cell table:formula="of:=MEDIAN([.$E185];[.$K185];[.$Q185];[.$W185];[.$AC185])" office:value-type="float"/>
          <table:table-cell table:formula="of:=MEDIAN([.$F185];[.$L185];[.$R185];[.$X185];[.$AD185])" office:value-type="float"/>
          <table:table-cell table:formula="of:=MEDIAN([.$G185];[.$M185];[.$S185];[.$Y185];[.$AE185])" office:value-type="float"/>
          <table:table-cell table:formula="of:=MAX([.$B185];[.$H185];[.$N185];[.$T185];[.$Z185])" office:value-type="float"/>
          <table:table-cell table:formula="of:=MAX([.$C185];[.$I185];[.$O185];[.$U185];[.$AA185])" office:value-type="float"/>
          <table:table-cell table:formula="of:=MAX([.$D185];[.$J185];[.$P185];[.$V185];[.$AB185])" office:value-type="float"/>
          <table:table-cell table:formula="of:=MAX([.$E185];[.$K185];[.$Q185];[.$W185];[.$AC185])" office:value-type="float"/>
          <table:table-cell table:formula="of:=MAX([.$F185];[.$L185];[.$R185];[.$X185];[.$AD185])" office:value-type="float"/>
          <table:table-cell table:formula="of:=MAX([.$G185];[.$M185];[.$S185];[.$Y185];[.$AE185])" office:value-type="float"/>
        </table:table-row>
        <table:table-row table:style-name="ro1">
          <table:table-cell office:value-type="string">
            <text:p>iscas85/instances/c3540/c3540.lp.5.5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6];[.$H186];[.$N186];[.$T186];[.$Z186])" office:value-type="float"/>
          <table:table-cell table:formula="of:=MIN([.$C186];[.$I186];[.$O186];[.$U186];[.$AA186])" office:value-type="float"/>
          <table:table-cell table:formula="of:=MIN([.$D186];[.$J186];[.$P186];[.$V186];[.$AB186])" office:value-type="float"/>
          <table:table-cell table:formula="of:=MIN([.$E186];[.$K186];[.$Q186];[.$W186];[.$AC186])" office:value-type="float"/>
          <table:table-cell table:formula="of:=MIN([.$F186];[.$L186];[.$R186];[.$X186];[.$AD186])" office:value-type="float"/>
          <table:table-cell table:formula="of:=MIN([.$G186];[.$M186];[.$S186];[.$Y186];[.$AE186])" office:value-type="float"/>
          <table:table-cell table:formula="of:=MEDIAN([.$B186];[.$H186];[.$N186];[.$T186];[.$Z186])" office:value-type="float"/>
          <table:table-cell table:formula="of:=MEDIAN([.$C186];[.$I186];[.$O186];[.$U186];[.$AA186])" office:value-type="float"/>
          <table:table-cell table:formula="of:=MEDIAN([.$D186];[.$J186];[.$P186];[.$V186];[.$AB186])" office:value-type="float"/>
          <table:table-cell table:formula="of:=MEDIAN([.$E186];[.$K186];[.$Q186];[.$W186];[.$AC186])" office:value-type="float"/>
          <table:table-cell table:formula="of:=MEDIAN([.$F186];[.$L186];[.$R186];[.$X186];[.$AD186])" office:value-type="float"/>
          <table:table-cell table:formula="of:=MEDIAN([.$G186];[.$M186];[.$S186];[.$Y186];[.$AE186])" office:value-type="float"/>
          <table:table-cell table:formula="of:=MAX([.$B186];[.$H186];[.$N186];[.$T186];[.$Z186])" office:value-type="float"/>
          <table:table-cell table:formula="of:=MAX([.$C186];[.$I186];[.$O186];[.$U186];[.$AA186])" office:value-type="float"/>
          <table:table-cell table:formula="of:=MAX([.$D186];[.$J186];[.$P186];[.$V186];[.$AB186])" office:value-type="float"/>
          <table:table-cell table:formula="of:=MAX([.$E186];[.$K186];[.$Q186];[.$W186];[.$AC186])" office:value-type="float"/>
          <table:table-cell table:formula="of:=MAX([.$F186];[.$L186];[.$R186];[.$X186];[.$AD186])" office:value-type="float"/>
          <table:table-cell table:formula="of:=MAX([.$G186];[.$M186];[.$S186];[.$Y186];[.$AE186])" office:value-type="float"/>
        </table:table-row>
        <table:table-row table:style-name="ro1">
          <table:table-cell office:value-type="string">
            <text:p>iscas85/instances/c3540/c3540.lp.5.6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7];[.$H187];[.$N187];[.$T187];[.$Z187])" office:value-type="float"/>
          <table:table-cell table:formula="of:=MIN([.$C187];[.$I187];[.$O187];[.$U187];[.$AA187])" office:value-type="float"/>
          <table:table-cell table:formula="of:=MIN([.$D187];[.$J187];[.$P187];[.$V187];[.$AB187])" office:value-type="float"/>
          <table:table-cell table:formula="of:=MIN([.$E187];[.$K187];[.$Q187];[.$W187];[.$AC187])" office:value-type="float"/>
          <table:table-cell table:formula="of:=MIN([.$F187];[.$L187];[.$R187];[.$X187];[.$AD187])" office:value-type="float"/>
          <table:table-cell table:formula="of:=MIN([.$G187];[.$M187];[.$S187];[.$Y187];[.$AE187])" office:value-type="float"/>
          <table:table-cell table:formula="of:=MEDIAN([.$B187];[.$H187];[.$N187];[.$T187];[.$Z187])" office:value-type="float"/>
          <table:table-cell table:formula="of:=MEDIAN([.$C187];[.$I187];[.$O187];[.$U187];[.$AA187])" office:value-type="float"/>
          <table:table-cell table:formula="of:=MEDIAN([.$D187];[.$J187];[.$P187];[.$V187];[.$AB187])" office:value-type="float"/>
          <table:table-cell table:formula="of:=MEDIAN([.$E187];[.$K187];[.$Q187];[.$W187];[.$AC187])" office:value-type="float"/>
          <table:table-cell table:formula="of:=MEDIAN([.$F187];[.$L187];[.$R187];[.$X187];[.$AD187])" office:value-type="float"/>
          <table:table-cell table:formula="of:=MEDIAN([.$G187];[.$M187];[.$S187];[.$Y187];[.$AE187])" office:value-type="float"/>
          <table:table-cell table:formula="of:=MAX([.$B187];[.$H187];[.$N187];[.$T187];[.$Z187])" office:value-type="float"/>
          <table:table-cell table:formula="of:=MAX([.$C187];[.$I187];[.$O187];[.$U187];[.$AA187])" office:value-type="float"/>
          <table:table-cell table:formula="of:=MAX([.$D187];[.$J187];[.$P187];[.$V187];[.$AB187])" office:value-type="float"/>
          <table:table-cell table:formula="of:=MAX([.$E187];[.$K187];[.$Q187];[.$W187];[.$AC187])" office:value-type="float"/>
          <table:table-cell table:formula="of:=MAX([.$F187];[.$L187];[.$R187];[.$X187];[.$AD187])" office:value-type="float"/>
          <table:table-cell table:formula="of:=MAX([.$G187];[.$M187];[.$S187];[.$Y187];[.$AE187])" office:value-type="float"/>
        </table:table-row>
        <table:table-row table:style-name="ro1">
          <table:table-cell office:value-type="string">
            <text:p>iscas85/instances/c3540/c3540.lp.6.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8];[.$H188];[.$N188];[.$T188];[.$Z188])" office:value-type="float"/>
          <table:table-cell table:formula="of:=MIN([.$C188];[.$I188];[.$O188];[.$U188];[.$AA188])" office:value-type="float"/>
          <table:table-cell table:formula="of:=MIN([.$D188];[.$J188];[.$P188];[.$V188];[.$AB188])" office:value-type="float"/>
          <table:table-cell table:formula="of:=MIN([.$E188];[.$K188];[.$Q188];[.$W188];[.$AC188])" office:value-type="float"/>
          <table:table-cell table:formula="of:=MIN([.$F188];[.$L188];[.$R188];[.$X188];[.$AD188])" office:value-type="float"/>
          <table:table-cell table:formula="of:=MIN([.$G188];[.$M188];[.$S188];[.$Y188];[.$AE188])" office:value-type="float"/>
          <table:table-cell table:formula="of:=MEDIAN([.$B188];[.$H188];[.$N188];[.$T188];[.$Z188])" office:value-type="float"/>
          <table:table-cell table:formula="of:=MEDIAN([.$C188];[.$I188];[.$O188];[.$U188];[.$AA188])" office:value-type="float"/>
          <table:table-cell table:formula="of:=MEDIAN([.$D188];[.$J188];[.$P188];[.$V188];[.$AB188])" office:value-type="float"/>
          <table:table-cell table:formula="of:=MEDIAN([.$E188];[.$K188];[.$Q188];[.$W188];[.$AC188])" office:value-type="float"/>
          <table:table-cell table:formula="of:=MEDIAN([.$F188];[.$L188];[.$R188];[.$X188];[.$AD188])" office:value-type="float"/>
          <table:table-cell table:formula="of:=MEDIAN([.$G188];[.$M188];[.$S188];[.$Y188];[.$AE188])" office:value-type="float"/>
          <table:table-cell table:formula="of:=MAX([.$B188];[.$H188];[.$N188];[.$T188];[.$Z188])" office:value-type="float"/>
          <table:table-cell table:formula="of:=MAX([.$C188];[.$I188];[.$O188];[.$U188];[.$AA188])" office:value-type="float"/>
          <table:table-cell table:formula="of:=MAX([.$D188];[.$J188];[.$P188];[.$V188];[.$AB188])" office:value-type="float"/>
          <table:table-cell table:formula="of:=MAX([.$E188];[.$K188];[.$Q188];[.$W188];[.$AC188])" office:value-type="float"/>
          <table:table-cell table:formula="of:=MAX([.$F188];[.$L188];[.$R188];[.$X188];[.$AD188])" office:value-type="float"/>
          <table:table-cell table:formula="of:=MAX([.$G188];[.$M188];[.$S188];[.$Y188];[.$AE188])" office:value-type="float"/>
        </table:table-row>
        <table:table-row table:style-name="ro1">
          <table:table-cell office:value-type="string">
            <text:p>iscas85/instances/c3540/c3540.lp.7.3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89];[.$H189];[.$N189];[.$T189];[.$Z189])" office:value-type="float"/>
          <table:table-cell table:formula="of:=MIN([.$C189];[.$I189];[.$O189];[.$U189];[.$AA189])" office:value-type="float"/>
          <table:table-cell table:formula="of:=MIN([.$D189];[.$J189];[.$P189];[.$V189];[.$AB189])" office:value-type="float"/>
          <table:table-cell table:formula="of:=MIN([.$E189];[.$K189];[.$Q189];[.$W189];[.$AC189])" office:value-type="float"/>
          <table:table-cell table:formula="of:=MIN([.$F189];[.$L189];[.$R189];[.$X189];[.$AD189])" office:value-type="float"/>
          <table:table-cell table:formula="of:=MIN([.$G189];[.$M189];[.$S189];[.$Y189];[.$AE189])" office:value-type="float"/>
          <table:table-cell table:formula="of:=MEDIAN([.$B189];[.$H189];[.$N189];[.$T189];[.$Z189])" office:value-type="float"/>
          <table:table-cell table:formula="of:=MEDIAN([.$C189];[.$I189];[.$O189];[.$U189];[.$AA189])" office:value-type="float"/>
          <table:table-cell table:formula="of:=MEDIAN([.$D189];[.$J189];[.$P189];[.$V189];[.$AB189])" office:value-type="float"/>
          <table:table-cell table:formula="of:=MEDIAN([.$E189];[.$K189];[.$Q189];[.$W189];[.$AC189])" office:value-type="float"/>
          <table:table-cell table:formula="of:=MEDIAN([.$F189];[.$L189];[.$R189];[.$X189];[.$AD189])" office:value-type="float"/>
          <table:table-cell table:formula="of:=MEDIAN([.$G189];[.$M189];[.$S189];[.$Y189];[.$AE189])" office:value-type="float"/>
          <table:table-cell table:formula="of:=MAX([.$B189];[.$H189];[.$N189];[.$T189];[.$Z189])" office:value-type="float"/>
          <table:table-cell table:formula="of:=MAX([.$C189];[.$I189];[.$O189];[.$U189];[.$AA189])" office:value-type="float"/>
          <table:table-cell table:formula="of:=MAX([.$D189];[.$J189];[.$P189];[.$V189];[.$AB189])" office:value-type="float"/>
          <table:table-cell table:formula="of:=MAX([.$E189];[.$K189];[.$Q189];[.$W189];[.$AC189])" office:value-type="float"/>
          <table:table-cell table:formula="of:=MAX([.$F189];[.$L189];[.$R189];[.$X189];[.$AD189])" office:value-type="float"/>
          <table:table-cell table:formula="of:=MAX([.$G189];[.$M189];[.$S189];[.$Y189];[.$AE189])" office:value-type="float"/>
        </table:table-row>
        <table:table-row table:style-name="ro1">
          <table:table-cell office:value-type="string">
            <text:p>iscas85/instances/c3540/c3540.lp.8.3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90];[.$H190];[.$N190];[.$T190];[.$Z190])" office:value-type="float"/>
          <table:table-cell table:formula="of:=MIN([.$C190];[.$I190];[.$O190];[.$U190];[.$AA190])" office:value-type="float"/>
          <table:table-cell table:formula="of:=MIN([.$D190];[.$J190];[.$P190];[.$V190];[.$AB190])" office:value-type="float"/>
          <table:table-cell table:formula="of:=MIN([.$E190];[.$K190];[.$Q190];[.$W190];[.$AC190])" office:value-type="float"/>
          <table:table-cell table:formula="of:=MIN([.$F190];[.$L190];[.$R190];[.$X190];[.$AD190])" office:value-type="float"/>
          <table:table-cell table:formula="of:=MIN([.$G190];[.$M190];[.$S190];[.$Y190];[.$AE190])" office:value-type="float"/>
          <table:table-cell table:formula="of:=MEDIAN([.$B190];[.$H190];[.$N190];[.$T190];[.$Z190])" office:value-type="float"/>
          <table:table-cell table:formula="of:=MEDIAN([.$C190];[.$I190];[.$O190];[.$U190];[.$AA190])" office:value-type="float"/>
          <table:table-cell table:formula="of:=MEDIAN([.$D190];[.$J190];[.$P190];[.$V190];[.$AB190])" office:value-type="float"/>
          <table:table-cell table:formula="of:=MEDIAN([.$E190];[.$K190];[.$Q190];[.$W190];[.$AC190])" office:value-type="float"/>
          <table:table-cell table:formula="of:=MEDIAN([.$F190];[.$L190];[.$R190];[.$X190];[.$AD190])" office:value-type="float"/>
          <table:table-cell table:formula="of:=MEDIAN([.$G190];[.$M190];[.$S190];[.$Y190];[.$AE190])" office:value-type="float"/>
          <table:table-cell table:formula="of:=MAX([.$B190];[.$H190];[.$N190];[.$T190];[.$Z190])" office:value-type="float"/>
          <table:table-cell table:formula="of:=MAX([.$C190];[.$I190];[.$O190];[.$U190];[.$AA190])" office:value-type="float"/>
          <table:table-cell table:formula="of:=MAX([.$D190];[.$J190];[.$P190];[.$V190];[.$AB190])" office:value-type="float"/>
          <table:table-cell table:formula="of:=MAX([.$E190];[.$K190];[.$Q190];[.$W190];[.$AC190])" office:value-type="float"/>
          <table:table-cell table:formula="of:=MAX([.$F190];[.$L190];[.$R190];[.$X190];[.$AD190])" office:value-type="float"/>
          <table:table-cell table:formula="of:=MAX([.$G190];[.$M190];[.$S190];[.$Y190];[.$AE190])" office:value-type="float"/>
        </table:table-row>
        <table:table-row table:style-name="ro1">
          <table:table-cell office:value-type="string">
            <text:p>iscas85/instances/c3540/c3540.lp.8.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91];[.$H191];[.$N191];[.$T191];[.$Z191])" office:value-type="float"/>
          <table:table-cell table:formula="of:=MIN([.$C191];[.$I191];[.$O191];[.$U191];[.$AA191])" office:value-type="float"/>
          <table:table-cell table:formula="of:=MIN([.$D191];[.$J191];[.$P191];[.$V191];[.$AB191])" office:value-type="float"/>
          <table:table-cell table:formula="of:=MIN([.$E191];[.$K191];[.$Q191];[.$W191];[.$AC191])" office:value-type="float"/>
          <table:table-cell table:formula="of:=MIN([.$F191];[.$L191];[.$R191];[.$X191];[.$AD191])" office:value-type="float"/>
          <table:table-cell table:formula="of:=MIN([.$G191];[.$M191];[.$S191];[.$Y191];[.$AE191])" office:value-type="float"/>
          <table:table-cell table:formula="of:=MEDIAN([.$B191];[.$H191];[.$N191];[.$T191];[.$Z191])" office:value-type="float"/>
          <table:table-cell table:formula="of:=MEDIAN([.$C191];[.$I191];[.$O191];[.$U191];[.$AA191])" office:value-type="float"/>
          <table:table-cell table:formula="of:=MEDIAN([.$D191];[.$J191];[.$P191];[.$V191];[.$AB191])" office:value-type="float"/>
          <table:table-cell table:formula="of:=MEDIAN([.$E191];[.$K191];[.$Q191];[.$W191];[.$AC191])" office:value-type="float"/>
          <table:table-cell table:formula="of:=MEDIAN([.$F191];[.$L191];[.$R191];[.$X191];[.$AD191])" office:value-type="float"/>
          <table:table-cell table:formula="of:=MEDIAN([.$G191];[.$M191];[.$S191];[.$Y191];[.$AE191])" office:value-type="float"/>
          <table:table-cell table:formula="of:=MAX([.$B191];[.$H191];[.$N191];[.$T191];[.$Z191])" office:value-type="float"/>
          <table:table-cell table:formula="of:=MAX([.$C191];[.$I191];[.$O191];[.$U191];[.$AA191])" office:value-type="float"/>
          <table:table-cell table:formula="of:=MAX([.$D191];[.$J191];[.$P191];[.$V191];[.$AB191])" office:value-type="float"/>
          <table:table-cell table:formula="of:=MAX([.$E191];[.$K191];[.$Q191];[.$W191];[.$AC191])" office:value-type="float"/>
          <table:table-cell table:formula="of:=MAX([.$F191];[.$L191];[.$R191];[.$X191];[.$AD191])" office:value-type="float"/>
          <table:table-cell table:formula="of:=MAX([.$G191];[.$M191];[.$S191];[.$Y191];[.$AE191])" office:value-type="float"/>
        </table:table-row>
        <table:table-row table:style-name="ro1">
          <table:table-cell office:value-type="string">
            <text:p>iscas85/instances/c3540/c3540.lp.9.2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92];[.$H192];[.$N192];[.$T192];[.$Z192])" office:value-type="float"/>
          <table:table-cell table:formula="of:=MIN([.$C192];[.$I192];[.$O192];[.$U192];[.$AA192])" office:value-type="float"/>
          <table:table-cell table:formula="of:=MIN([.$D192];[.$J192];[.$P192];[.$V192];[.$AB192])" office:value-type="float"/>
          <table:table-cell table:formula="of:=MIN([.$E192];[.$K192];[.$Q192];[.$W192];[.$AC192])" office:value-type="float"/>
          <table:table-cell table:formula="of:=MIN([.$F192];[.$L192];[.$R192];[.$X192];[.$AD192])" office:value-type="float"/>
          <table:table-cell table:formula="of:=MIN([.$G192];[.$M192];[.$S192];[.$Y192];[.$AE192])" office:value-type="float"/>
          <table:table-cell table:formula="of:=MEDIAN([.$B192];[.$H192];[.$N192];[.$T192];[.$Z192])" office:value-type="float"/>
          <table:table-cell table:formula="of:=MEDIAN([.$C192];[.$I192];[.$O192];[.$U192];[.$AA192])" office:value-type="float"/>
          <table:table-cell table:formula="of:=MEDIAN([.$D192];[.$J192];[.$P192];[.$V192];[.$AB192])" office:value-type="float"/>
          <table:table-cell table:formula="of:=MEDIAN([.$E192];[.$K192];[.$Q192];[.$W192];[.$AC192])" office:value-type="float"/>
          <table:table-cell table:formula="of:=MEDIAN([.$F192];[.$L192];[.$R192];[.$X192];[.$AD192])" office:value-type="float"/>
          <table:table-cell table:formula="of:=MEDIAN([.$G192];[.$M192];[.$S192];[.$Y192];[.$AE192])" office:value-type="float"/>
          <table:table-cell table:formula="of:=MAX([.$B192];[.$H192];[.$N192];[.$T192];[.$Z192])" office:value-type="float"/>
          <table:table-cell table:formula="of:=MAX([.$C192];[.$I192];[.$O192];[.$U192];[.$AA192])" office:value-type="float"/>
          <table:table-cell table:formula="of:=MAX([.$D192];[.$J192];[.$P192];[.$V192];[.$AB192])" office:value-type="float"/>
          <table:table-cell table:formula="of:=MAX([.$E192];[.$K192];[.$Q192];[.$W192];[.$AC192])" office:value-type="float"/>
          <table:table-cell table:formula="of:=MAX([.$F192];[.$L192];[.$R192];[.$X192];[.$AD192])" office:value-type="float"/>
          <table:table-cell table:formula="of:=MAX([.$G192];[.$M192];[.$S192];[.$Y192];[.$AE192])" office:value-type="float"/>
        </table:table-row>
        <table:table-row table:style-name="ro1">
          <table:table-cell office:value-type="string">
            <text:p>iscas85/instances/c3540/c3540.lp.9.3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93];[.$H193];[.$N193];[.$T193];[.$Z193])" office:value-type="float"/>
          <table:table-cell table:formula="of:=MIN([.$C193];[.$I193];[.$O193];[.$U193];[.$AA193])" office:value-type="float"/>
          <table:table-cell table:formula="of:=MIN([.$D193];[.$J193];[.$P193];[.$V193];[.$AB193])" office:value-type="float"/>
          <table:table-cell table:formula="of:=MIN([.$E193];[.$K193];[.$Q193];[.$W193];[.$AC193])" office:value-type="float"/>
          <table:table-cell table:formula="of:=MIN([.$F193];[.$L193];[.$R193];[.$X193];[.$AD193])" office:value-type="float"/>
          <table:table-cell table:formula="of:=MIN([.$G193];[.$M193];[.$S193];[.$Y193];[.$AE193])" office:value-type="float"/>
          <table:table-cell table:formula="of:=MEDIAN([.$B193];[.$H193];[.$N193];[.$T193];[.$Z193])" office:value-type="float"/>
          <table:table-cell table:formula="of:=MEDIAN([.$C193];[.$I193];[.$O193];[.$U193];[.$AA193])" office:value-type="float"/>
          <table:table-cell table:formula="of:=MEDIAN([.$D193];[.$J193];[.$P193];[.$V193];[.$AB193])" office:value-type="float"/>
          <table:table-cell table:formula="of:=MEDIAN([.$E193];[.$K193];[.$Q193];[.$W193];[.$AC193])" office:value-type="float"/>
          <table:table-cell table:formula="of:=MEDIAN([.$F193];[.$L193];[.$R193];[.$X193];[.$AD193])" office:value-type="float"/>
          <table:table-cell table:formula="of:=MEDIAN([.$G193];[.$M193];[.$S193];[.$Y193];[.$AE193])" office:value-type="float"/>
          <table:table-cell table:formula="of:=MAX([.$B193];[.$H193];[.$N193];[.$T193];[.$Z193])" office:value-type="float"/>
          <table:table-cell table:formula="of:=MAX([.$C193];[.$I193];[.$O193];[.$U193];[.$AA193])" office:value-type="float"/>
          <table:table-cell table:formula="of:=MAX([.$D193];[.$J193];[.$P193];[.$V193];[.$AB193])" office:value-type="float"/>
          <table:table-cell table:formula="of:=MAX([.$E193];[.$K193];[.$Q193];[.$W193];[.$AC193])" office:value-type="float"/>
          <table:table-cell table:formula="of:=MAX([.$F193];[.$L193];[.$R193];[.$X193];[.$AD193])" office:value-type="float"/>
          <table:table-cell table:formula="of:=MAX([.$G193];[.$M193];[.$S193];[.$Y193];[.$AE193])" office:value-type="float"/>
        </table:table-row>
        <table:table-row table:style-name="ro1">
          <table:table-cell office:value-type="string">
            <text:p>iscas85/instances/c3540/c3540.lp.9.4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94];[.$H194];[.$N194];[.$T194];[.$Z194])" office:value-type="float"/>
          <table:table-cell table:formula="of:=MIN([.$C194];[.$I194];[.$O194];[.$U194];[.$AA194])" office:value-type="float"/>
          <table:table-cell table:formula="of:=MIN([.$D194];[.$J194];[.$P194];[.$V194];[.$AB194])" office:value-type="float"/>
          <table:table-cell table:formula="of:=MIN([.$E194];[.$K194];[.$Q194];[.$W194];[.$AC194])" office:value-type="float"/>
          <table:table-cell table:formula="of:=MIN([.$F194];[.$L194];[.$R194];[.$X194];[.$AD194])" office:value-type="float"/>
          <table:table-cell table:formula="of:=MIN([.$G194];[.$M194];[.$S194];[.$Y194];[.$AE194])" office:value-type="float"/>
          <table:table-cell table:formula="of:=MEDIAN([.$B194];[.$H194];[.$N194];[.$T194];[.$Z194])" office:value-type="float"/>
          <table:table-cell table:formula="of:=MEDIAN([.$C194];[.$I194];[.$O194];[.$U194];[.$AA194])" office:value-type="float"/>
          <table:table-cell table:formula="of:=MEDIAN([.$D194];[.$J194];[.$P194];[.$V194];[.$AB194])" office:value-type="float"/>
          <table:table-cell table:formula="of:=MEDIAN([.$E194];[.$K194];[.$Q194];[.$W194];[.$AC194])" office:value-type="float"/>
          <table:table-cell table:formula="of:=MEDIAN([.$F194];[.$L194];[.$R194];[.$X194];[.$AD194])" office:value-type="float"/>
          <table:table-cell table:formula="of:=MEDIAN([.$G194];[.$M194];[.$S194];[.$Y194];[.$AE194])" office:value-type="float"/>
          <table:table-cell table:formula="of:=MAX([.$B194];[.$H194];[.$N194];[.$T194];[.$Z194])" office:value-type="float"/>
          <table:table-cell table:formula="of:=MAX([.$C194];[.$I194];[.$O194];[.$U194];[.$AA194])" office:value-type="float"/>
          <table:table-cell table:formula="of:=MAX([.$D194];[.$J194];[.$P194];[.$V194];[.$AB194])" office:value-type="float"/>
          <table:table-cell table:formula="of:=MAX([.$E194];[.$K194];[.$Q194];[.$W194];[.$AC194])" office:value-type="float"/>
          <table:table-cell table:formula="of:=MAX([.$F194];[.$L194];[.$R194];[.$X194];[.$AD194])" office:value-type="float"/>
          <table:table-cell table:formula="of:=MAX([.$G194];[.$M194];[.$S194];[.$Y194];[.$AE194])" office:value-type="float"/>
        </table:table-row>
        <table:table-row table:style-name="ro1">
          <table:table-cell office:value-type="string">
            <text:p>iscas85/instances/c3540/c3540.lp.9.5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95];[.$H195];[.$N195];[.$T195];[.$Z195])" office:value-type="float"/>
          <table:table-cell table:formula="of:=MIN([.$C195];[.$I195];[.$O195];[.$U195];[.$AA195])" office:value-type="float"/>
          <table:table-cell table:formula="of:=MIN([.$D195];[.$J195];[.$P195];[.$V195];[.$AB195])" office:value-type="float"/>
          <table:table-cell table:formula="of:=MIN([.$E195];[.$K195];[.$Q195];[.$W195];[.$AC195])" office:value-type="float"/>
          <table:table-cell table:formula="of:=MIN([.$F195];[.$L195];[.$R195];[.$X195];[.$AD195])" office:value-type="float"/>
          <table:table-cell table:formula="of:=MIN([.$G195];[.$M195];[.$S195];[.$Y195];[.$AE195])" office:value-type="float"/>
          <table:table-cell table:formula="of:=MEDIAN([.$B195];[.$H195];[.$N195];[.$T195];[.$Z195])" office:value-type="float"/>
          <table:table-cell table:formula="of:=MEDIAN([.$C195];[.$I195];[.$O195];[.$U195];[.$AA195])" office:value-type="float"/>
          <table:table-cell table:formula="of:=MEDIAN([.$D195];[.$J195];[.$P195];[.$V195];[.$AB195])" office:value-type="float"/>
          <table:table-cell table:formula="of:=MEDIAN([.$E195];[.$K195];[.$Q195];[.$W195];[.$AC195])" office:value-type="float"/>
          <table:table-cell table:formula="of:=MEDIAN([.$F195];[.$L195];[.$R195];[.$X195];[.$AD195])" office:value-type="float"/>
          <table:table-cell table:formula="of:=MEDIAN([.$G195];[.$M195];[.$S195];[.$Y195];[.$AE195])" office:value-type="float"/>
          <table:table-cell table:formula="of:=MAX([.$B195];[.$H195];[.$N195];[.$T195];[.$Z195])" office:value-type="float"/>
          <table:table-cell table:formula="of:=MAX([.$C195];[.$I195];[.$O195];[.$U195];[.$AA195])" office:value-type="float"/>
          <table:table-cell table:formula="of:=MAX([.$D195];[.$J195];[.$P195];[.$V195];[.$AB195])" office:value-type="float"/>
          <table:table-cell table:formula="of:=MAX([.$E195];[.$K195];[.$Q195];[.$W195];[.$AC195])" office:value-type="float"/>
          <table:table-cell table:formula="of:=MAX([.$F195];[.$L195];[.$R195];[.$X195];[.$AD195])" office:value-type="float"/>
          <table:table-cell table:formula="of:=MAX([.$G195];[.$M195];[.$S195];[.$Y195];[.$AE19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95])" office:value-type="float"/>
          <table:table-cell table:formula="of:=SUM([.C3:.C195])" office:value-type="float"/>
          <table:table-cell table:formula="of:=SUM([.D3:.D195])" office:value-type="float"/>
          <table:table-cell table:formula="of:=SUM([.E3:.E195])" office:value-type="float"/>
          <table:table-cell table:formula="of:=SUM([.F3:.F195])" office:value-type="float"/>
          <table:table-cell table:style-name="cellBest" table:formula="of:=SUM([.G3:.G195])" office:value-type="float"/>
          <table:table-cell table:formula="of:=SUM([.H3:.H195])" office:value-type="float"/>
          <table:table-cell table:formula="of:=SUM([.I3:.I195])" office:value-type="float"/>
          <table:table-cell table:formula="of:=SUM([.J3:.J195])" office:value-type="float"/>
          <table:table-cell table:formula="of:=SUM([.K3:.K195])" office:value-type="float"/>
          <table:table-cell table:formula="of:=SUM([.L3:.L195])" office:value-type="float"/>
          <table:table-cell table:formula="of:=SUM([.M3:.M195])" office:value-type="float"/>
          <table:table-cell table:formula="of:=SUM([.N3:.N195])" office:value-type="float"/>
          <table:table-cell table:formula="of:=SUM([.O3:.O195])" office:value-type="float"/>
          <table:table-cell table:formula="of:=SUM([.P3:.P195])" office:value-type="float"/>
          <table:table-cell table:formula="of:=SUM([.Q3:.Q195])" office:value-type="float"/>
          <table:table-cell table:formula="of:=SUM([.R3:.R195])" office:value-type="float"/>
          <table:table-cell table:formula="of:=SUM([.S3:.S195])" office:value-type="float"/>
          <table:table-cell table:style-name="cellBest" table:formula="of:=SUM([.T3:.T195])" office:value-type="float"/>
          <table:table-cell table:style-name="cellBest" table:formula="of:=SUM([.U3:.U195])" office:value-type="float"/>
          <table:table-cell table:formula="of:=SUM([.V3:.V195])" office:value-type="float"/>
          <table:table-cell table:formula="of:=SUM([.W3:.W195])" office:value-type="float"/>
          <table:table-cell table:style-name="cellWorst" table:formula="of:=SUM([.X3:.X195])" office:value-type="float"/>
          <table:table-cell table:formula="of:=SUM([.Y3:.Y195])" office:value-type="float"/>
          <table:table-cell table:style-name="cellWorst" table:formula="of:=SUM([.Z3:.Z195])" office:value-type="float"/>
          <table:table-cell table:style-name="cellWorst" table:formula="of:=SUM([.AA3:.AA195])" office:value-type="float"/>
          <table:table-cell table:formula="of:=SUM([.AB3:.AB195])" office:value-type="float"/>
          <table:table-cell table:formula="of:=SUM([.AC3:.AC195])" office:value-type="float"/>
          <table:table-cell table:style-name="cellBest" table:formula="of:=SUM([.AD3:.AD195])" office:value-type="float"/>
          <table:table-cell table:style-name="cellWorst" table:formula="of:=SUM([.AE3:.AE195])" office:value-type="float"/>
          <table:table-cell table:formula="of:=SUM([.AF3:.AF195])" office:value-type="float"/>
          <table:table-cell table:formula="of:=SUM([.AG3:.AG195])" office:value-type="float"/>
          <table:table-cell table:formula="of:=SUM([.AH3:.AH195])" office:value-type="float"/>
          <table:table-cell table:formula="of:=SUM([.AI3:.AI195])" office:value-type="float"/>
          <table:table-cell table:formula="of:=SUM([.AJ3:.AJ195])" office:value-type="float"/>
          <table:table-cell table:formula="of:=SUM([.AK3:.AK195])" office:value-type="float"/>
          <table:table-cell table:formula="of:=SUM([.AL3:.AL195])" office:value-type="float"/>
          <table:table-cell table:formula="of:=SUM([.AM3:.AM195])" office:value-type="float"/>
          <table:table-cell table:formula="of:=SUM([.AN3:.AN195])" office:value-type="float"/>
          <table:table-cell table:formula="of:=SUM([.AO3:.AO195])" office:value-type="float"/>
          <table:table-cell table:formula="of:=SUM([.AP3:.AP195])" office:value-type="float"/>
          <table:table-cell table:formula="of:=SUM([.AQ3:.AQ195])" office:value-type="float"/>
          <table:table-cell table:formula="of:=SUM([.AR3:.AR195])" office:value-type="float"/>
          <table:table-cell table:formula="of:=SUM([.AS3:.AS195])" office:value-type="float"/>
          <table:table-cell table:formula="of:=SUM([.AT3:.AT195])" office:value-type="float"/>
          <table:table-cell table:formula="of:=SUM([.AU3:.AU195])" office:value-type="float"/>
          <table:table-cell table:formula="of:=SUM([.AV3:.AV195])" office:value-type="float"/>
          <table:table-cell table:formula="of:=SUM([.AW3:.AW19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95])" office:value-type="float"/>
          <table:table-cell table:formula="of:=AVERAGE([.C3:.C195])" office:value-type="float"/>
          <table:table-cell table:formula="of:=AVERAGE([.D3:.D195])" office:value-type="float"/>
          <table:table-cell table:formula="of:=AVERAGE([.E3:.E195])" office:value-type="float"/>
          <table:table-cell table:formula="of:=AVERAGE([.F3:.F195])" office:value-type="float"/>
          <table:table-cell table:style-name="cellBest" table:formula="of:=AVERAGE([.G3:.G195])" office:value-type="float"/>
          <table:table-cell table:formula="of:=AVERAGE([.H3:.H195])" office:value-type="float"/>
          <table:table-cell table:formula="of:=AVERAGE([.I3:.I195])" office:value-type="float"/>
          <table:table-cell table:formula="of:=AVERAGE([.J3:.J195])" office:value-type="float"/>
          <table:table-cell table:formula="of:=AVERAGE([.K3:.K195])" office:value-type="float"/>
          <table:table-cell table:formula="of:=AVERAGE([.L3:.L195])" office:value-type="float"/>
          <table:table-cell table:formula="of:=AVERAGE([.M3:.M195])" office:value-type="float"/>
          <table:table-cell table:formula="of:=AVERAGE([.N3:.N195])" office:value-type="float"/>
          <table:table-cell table:formula="of:=AVERAGE([.O3:.O195])" office:value-type="float"/>
          <table:table-cell table:formula="of:=AVERAGE([.P3:.P195])" office:value-type="float"/>
          <table:table-cell table:formula="of:=AVERAGE([.Q3:.Q195])" office:value-type="float"/>
          <table:table-cell table:formula="of:=AVERAGE([.R3:.R195])" office:value-type="float"/>
          <table:table-cell table:formula="of:=AVERAGE([.S3:.S195])" office:value-type="float"/>
          <table:table-cell table:style-name="cellBest" table:formula="of:=AVERAGE([.T3:.T195])" office:value-type="float"/>
          <table:table-cell table:formula="of:=AVERAGE([.U3:.U195])" office:value-type="float"/>
          <table:table-cell table:formula="of:=AVERAGE([.V3:.V195])" office:value-type="float"/>
          <table:table-cell table:formula="of:=AVERAGE([.W3:.W195])" office:value-type="float"/>
          <table:table-cell table:formula="of:=AVERAGE([.X3:.X195])" office:value-type="float"/>
          <table:table-cell table:formula="of:=AVERAGE([.Y3:.Y195])" office:value-type="float"/>
          <table:table-cell table:style-name="cellWorst" table:formula="of:=AVERAGE([.Z3:.Z195])" office:value-type="float"/>
          <table:table-cell table:formula="of:=AVERAGE([.AA3:.AA195])" office:value-type="float"/>
          <table:table-cell table:formula="of:=AVERAGE([.AB3:.AB195])" office:value-type="float"/>
          <table:table-cell table:formula="of:=AVERAGE([.AC3:.AC195])" office:value-type="float"/>
          <table:table-cell table:formula="of:=AVERAGE([.AD3:.AD195])" office:value-type="float"/>
          <table:table-cell table:style-name="cellWorst" table:formula="of:=AVERAGE([.AE3:.AE195])" office:value-type="float"/>
          <table:table-cell table:formula="of:=AVERAGE([.AF3:.AF195])" office:value-type="float"/>
          <table:table-cell table:formula="of:=AVERAGE([.AG3:.AG195])" office:value-type="float"/>
          <table:table-cell table:formula="of:=AVERAGE([.AH3:.AH195])" office:value-type="float"/>
          <table:table-cell table:formula="of:=AVERAGE([.AI3:.AI195])" office:value-type="float"/>
          <table:table-cell table:formula="of:=AVERAGE([.AJ3:.AJ195])" office:value-type="float"/>
          <table:table-cell table:formula="of:=AVERAGE([.AK3:.AK195])" office:value-type="float"/>
          <table:table-cell table:formula="of:=AVERAGE([.AL3:.AL195])" office:value-type="float"/>
          <table:table-cell table:formula="of:=AVERAGE([.AM3:.AM195])" office:value-type="float"/>
          <table:table-cell table:formula="of:=AVERAGE([.AN3:.AN195])" office:value-type="float"/>
          <table:table-cell table:formula="of:=AVERAGE([.AO3:.AO195])" office:value-type="float"/>
          <table:table-cell table:formula="of:=AVERAGE([.AP3:.AP195])" office:value-type="float"/>
          <table:table-cell table:formula="of:=AVERAGE([.AQ3:.AQ195])" office:value-type="float"/>
          <table:table-cell table:formula="of:=AVERAGE([.AR3:.AR195])" office:value-type="float"/>
          <table:table-cell table:formula="of:=AVERAGE([.AS3:.AS195])" office:value-type="float"/>
          <table:table-cell table:formula="of:=AVERAGE([.AT3:.AT195])" office:value-type="float"/>
          <table:table-cell table:formula="of:=AVERAGE([.AU3:.AU195])" office:value-type="float"/>
          <table:table-cell table:formula="of:=AVERAGE([.AV3:.AV195])" office:value-type="float"/>
          <table:table-cell table:formula="of:=AVERAGE([.AW3:.AW19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95])" office:value-type="float"/>
          <table:table-cell table:formula="of:=STDEV([.C3:.C195])" office:value-type="float"/>
          <table:table-cell table:formula="of:=STDEV([.D3:.D195])" office:value-type="float"/>
          <table:table-cell table:formula="of:=STDEV([.E3:.E195])" office:value-type="float"/>
          <table:table-cell table:formula="of:=STDEV([.F3:.F195])" office:value-type="float"/>
          <table:table-cell table:style-name="cellBest" table:formula="of:=STDEV([.G3:.G195])" office:value-type="float"/>
          <table:table-cell table:formula="of:=STDEV([.H3:.H195])" office:value-type="float"/>
          <table:table-cell table:formula="of:=STDEV([.I3:.I195])" office:value-type="float"/>
          <table:table-cell table:formula="of:=STDEV([.J3:.J195])" office:value-type="float"/>
          <table:table-cell table:formula="of:=STDEV([.K3:.K195])" office:value-type="float"/>
          <table:table-cell table:formula="of:=STDEV([.L3:.L195])" office:value-type="float"/>
          <table:table-cell table:formula="of:=STDEV([.M3:.M195])" office:value-type="float"/>
          <table:table-cell table:formula="of:=STDEV([.N3:.N195])" office:value-type="float"/>
          <table:table-cell table:formula="of:=STDEV([.O3:.O195])" office:value-type="float"/>
          <table:table-cell table:formula="of:=STDEV([.P3:.P195])" office:value-type="float"/>
          <table:table-cell table:formula="of:=STDEV([.Q3:.Q195])" office:value-type="float"/>
          <table:table-cell table:formula="of:=STDEV([.R3:.R195])" office:value-type="float"/>
          <table:table-cell table:formula="of:=STDEV([.S3:.S195])" office:value-type="float"/>
          <table:table-cell table:style-name="cellBest" table:formula="of:=STDEV([.T3:.T195])" office:value-type="float"/>
          <table:table-cell table:formula="of:=STDEV([.U3:.U195])" office:value-type="float"/>
          <table:table-cell table:formula="of:=STDEV([.V3:.V195])" office:value-type="float"/>
          <table:table-cell table:formula="of:=STDEV([.W3:.W195])" office:value-type="float"/>
          <table:table-cell table:formula="of:=STDEV([.X3:.X195])" office:value-type="float"/>
          <table:table-cell table:formula="of:=STDEV([.Y3:.Y195])" office:value-type="float"/>
          <table:table-cell table:formula="of:=STDEV([.Z3:.Z195])" office:value-type="float"/>
          <table:table-cell table:formula="of:=STDEV([.AA3:.AA195])" office:value-type="float"/>
          <table:table-cell table:formula="of:=STDEV([.AB3:.AB195])" office:value-type="float"/>
          <table:table-cell table:formula="of:=STDEV([.AC3:.AC195])" office:value-type="float"/>
          <table:table-cell table:formula="of:=STDEV([.AD3:.AD195])" office:value-type="float"/>
          <table:table-cell table:style-name="cellWorst" table:formula="of:=STDEV([.AE3:.AE195])" office:value-type="float"/>
          <table:table-cell table:formula="of:=STDEV([.AF3:.AF195])" office:value-type="float"/>
          <table:table-cell table:formula="of:=STDEV([.AG3:.AG195])" office:value-type="float"/>
          <table:table-cell table:formula="of:=STDEV([.AH3:.AH195])" office:value-type="float"/>
          <table:table-cell table:formula="of:=STDEV([.AI3:.AI195])" office:value-type="float"/>
          <table:table-cell table:formula="of:=STDEV([.AJ3:.AJ195])" office:value-type="float"/>
          <table:table-cell table:formula="of:=STDEV([.AK3:.AK195])" office:value-type="float"/>
          <table:table-cell table:formula="of:=STDEV([.AL3:.AL195])" office:value-type="float"/>
          <table:table-cell table:formula="of:=STDEV([.AM3:.AM195])" office:value-type="float"/>
          <table:table-cell table:formula="of:=STDEV([.AN3:.AN195])" office:value-type="float"/>
          <table:table-cell table:formula="of:=STDEV([.AO3:.AO195])" office:value-type="float"/>
          <table:table-cell table:formula="of:=STDEV([.AP3:.AP195])" office:value-type="float"/>
          <table:table-cell table:formula="of:=STDEV([.AQ3:.AQ195])" office:value-type="float"/>
          <table:table-cell table:formula="of:=STDEV([.AR3:.AR195])" office:value-type="float"/>
          <table:table-cell table:formula="of:=STDEV([.AS3:.AS195])" office:value-type="float"/>
          <table:table-cell table:formula="of:=STDEV([.AT3:.AT195])" office:value-type="float"/>
          <table:table-cell table:formula="of:=STDEV([.AU3:.AU195])" office:value-type="float"/>
          <table:table-cell table:formula="of:=STDEV([.AV3:.AV195])" office:value-type="float"/>
          <table:table-cell table:formula="of:=STDEV([.AW3:.AW19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95]-[.$AF3:.$AF195])^2)^0.5" office:value-type="float"/>
          <table:table-cell table:number-matrix-columns-spanned="1" table:number-matrix-rows-spanned="1" table:formula="of:=SUM(([.C3:.C195]-[.$AG3:.$AG195])^2)^0.5" office:value-type="float"/>
          <table:table-cell table:number-matrix-columns-spanned="1" table:number-matrix-rows-spanned="1" table:formula="of:=SUM(([.D3:.D195]-[.$AH3:.$AH195])^2)^0.5" office:value-type="float"/>
          <table:table-cell table:number-matrix-columns-spanned="1" table:number-matrix-rows-spanned="1" table:formula="of:=SUM(([.E3:.E195]-[.$AI3:.$AI195])^2)^0.5" office:value-type="float"/>
          <table:table-cell table:number-matrix-columns-spanned="1" table:number-matrix-rows-spanned="1" table:formula="of:=SUM(([.F3:.F195]-[.$AJ3:.$AJ195])^2)^0.5" office:value-type="float"/>
          <table:table-cell table:number-matrix-columns-spanned="1" table:number-matrix-rows-spanned="1" table:formula="of:=SUM(([.G3:.G195]-[.$AK3:.$AK195])^2)^0.5" office:value-type="float"/>
          <table:table-cell table:number-matrix-columns-spanned="1" table:number-matrix-rows-spanned="1" table:formula="of:=SUM(([.H3:.H195]-[.$AF3:.$AF195])^2)^0.5" office:value-type="float"/>
          <table:table-cell table:number-matrix-columns-spanned="1" table:number-matrix-rows-spanned="1" table:formula="of:=SUM(([.I3:.I195]-[.$AG3:.$AG195])^2)^0.5" office:value-type="float"/>
          <table:table-cell table:number-matrix-columns-spanned="1" table:number-matrix-rows-spanned="1" table:formula="of:=SUM(([.J3:.J195]-[.$AH3:.$AH195])^2)^0.5" office:value-type="float"/>
          <table:table-cell table:number-matrix-columns-spanned="1" table:number-matrix-rows-spanned="1" table:formula="of:=SUM(([.K3:.K195]-[.$AI3:.$AI195])^2)^0.5" office:value-type="float"/>
          <table:table-cell table:number-matrix-columns-spanned="1" table:number-matrix-rows-spanned="1" table:formula="of:=SUM(([.L3:.L195]-[.$AJ3:.$AJ195])^2)^0.5" office:value-type="float"/>
          <table:table-cell table:number-matrix-columns-spanned="1" table:number-matrix-rows-spanned="1" table:formula="of:=SUM(([.M3:.M195]-[.$AK3:.$AK195])^2)^0.5" office:value-type="float"/>
          <table:table-cell table:number-matrix-columns-spanned="1" table:number-matrix-rows-spanned="1" table:formula="of:=SUM(([.N3:.N195]-[.$AF3:.$AF195])^2)^0.5" office:value-type="float"/>
          <table:table-cell table:number-matrix-columns-spanned="1" table:number-matrix-rows-spanned="1" table:formula="of:=SUM(([.O3:.O195]-[.$AG3:.$AG195])^2)^0.5" office:value-type="float"/>
          <table:table-cell table:number-matrix-columns-spanned="1" table:number-matrix-rows-spanned="1" table:formula="of:=SUM(([.P3:.P195]-[.$AH3:.$AH195])^2)^0.5" office:value-type="float"/>
          <table:table-cell table:number-matrix-columns-spanned="1" table:number-matrix-rows-spanned="1" table:formula="of:=SUM(([.Q3:.Q195]-[.$AI3:.$AI195])^2)^0.5" office:value-type="float"/>
          <table:table-cell table:number-matrix-columns-spanned="1" table:number-matrix-rows-spanned="1" table:formula="of:=SUM(([.R3:.R195]-[.$AJ3:.$AJ195])^2)^0.5" office:value-type="float"/>
          <table:table-cell table:number-matrix-columns-spanned="1" table:number-matrix-rows-spanned="1" table:formula="of:=SUM(([.S3:.S195]-[.$AK3:.$AK195])^2)^0.5" office:value-type="float"/>
          <table:table-cell table:style-name="cellBest" table:number-matrix-columns-spanned="1" table:number-matrix-rows-spanned="1" table:formula="of:=SUM(([.T3:.T195]-[.$AF3:.$AF195])^2)^0.5" office:value-type="float"/>
          <table:table-cell table:style-name="cellBest" table:number-matrix-columns-spanned="1" table:number-matrix-rows-spanned="1" table:formula="of:=SUM(([.U3:.U195]-[.$AG3:.$AG195])^2)^0.5" office:value-type="float"/>
          <table:table-cell table:number-matrix-columns-spanned="1" table:number-matrix-rows-spanned="1" table:formula="of:=SUM(([.V3:.V195]-[.$AH3:.$AH195])^2)^0.5" office:value-type="float"/>
          <table:table-cell table:number-matrix-columns-spanned="1" table:number-matrix-rows-spanned="1" table:formula="of:=SUM(([.W3:.W195]-[.$AI3:.$AI195])^2)^0.5" office:value-type="float"/>
          <table:table-cell table:number-matrix-columns-spanned="1" table:number-matrix-rows-spanned="1" table:formula="of:=SUM(([.X3:.X195]-[.$AJ3:.$AJ195])^2)^0.5" office:value-type="float"/>
          <table:table-cell table:number-matrix-columns-spanned="1" table:number-matrix-rows-spanned="1" table:formula="of:=SUM(([.Y3:.Y195]-[.$AK3:.$AK195])^2)^0.5" office:value-type="float"/>
          <table:table-cell table:style-name="cellWorst" table:number-matrix-columns-spanned="1" table:number-matrix-rows-spanned="1" table:formula="of:=SUM(([.Z3:.Z195]-[.$AF3:.$AF195])^2)^0.5" office:value-type="float"/>
          <table:table-cell table:style-name="cellWorst" table:number-matrix-columns-spanned="1" table:number-matrix-rows-spanned="1" table:formula="of:=SUM(([.AA3:.AA195]-[.$AG3:.$AG195])^2)^0.5" office:value-type="float"/>
          <table:table-cell table:number-matrix-columns-spanned="1" table:number-matrix-rows-spanned="1" table:formula="of:=SUM(([.AB3:.AB195]-[.$AH3:.$AH195])^2)^0.5" office:value-type="float"/>
          <table:table-cell table:number-matrix-columns-spanned="1" table:number-matrix-rows-spanned="1" table:formula="of:=SUM(([.AC3:.AC195]-[.$AI3:.$AI195])^2)^0.5" office:value-type="float"/>
          <table:table-cell table:number-matrix-columns-spanned="1" table:number-matrix-rows-spanned="1" table:formula="of:=SUM(([.AD3:.AD195]-[.$AJ3:.$AJ195])^2)^0.5" office:value-type="float"/>
          <table:table-cell table:style-name="cellWorst" table:number-matrix-columns-spanned="1" table:number-matrix-rows-spanned="1" table:formula="of:=SUM(([.AE3:.AE195]-[.$AK3:.$AK19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95]=[.$AF3:.$AF195])" office:value-type="float"/>
          <table:table-cell table:number-matrix-columns-spanned="1" table:number-matrix-rows-spanned="1" table:formula="of:=SUM([.C3:.C195]=[.$AG3:.$AG195])" office:value-type="float"/>
          <table:table-cell table:number-matrix-columns-spanned="1" table:number-matrix-rows-spanned="1" table:formula="of:=SUM([.D3:.D195]=[.$AH3:.$AH195])" office:value-type="float"/>
          <table:table-cell table:number-matrix-columns-spanned="1" table:number-matrix-rows-spanned="1" table:formula="of:=SUM([.E3:.E195]=[.$AI3:.$AI195])" office:value-type="float"/>
          <table:table-cell table:number-matrix-columns-spanned="1" table:number-matrix-rows-spanned="1" table:formula="of:=SUM([.F3:.F195]=[.$AJ3:.$AJ195])" office:value-type="float"/>
          <table:table-cell table:number-matrix-columns-spanned="1" table:number-matrix-rows-spanned="1" table:formula="of:=SUM([.G3:.G195]=[.$AK3:.$AK195])" office:value-type="float"/>
          <table:table-cell table:style-name="cellWorst" table:number-matrix-columns-spanned="1" table:number-matrix-rows-spanned="1" table:formula="of:=SUM([.H3:.H195]=[.$AF3:.$AF195])" office:value-type="float"/>
          <table:table-cell table:number-matrix-columns-spanned="1" table:number-matrix-rows-spanned="1" table:formula="of:=SUM([.I3:.I195]=[.$AG3:.$AG195])" office:value-type="float"/>
          <table:table-cell table:number-matrix-columns-spanned="1" table:number-matrix-rows-spanned="1" table:formula="of:=SUM([.J3:.J195]=[.$AH3:.$AH195])" office:value-type="float"/>
          <table:table-cell table:number-matrix-columns-spanned="1" table:number-matrix-rows-spanned="1" table:formula="of:=SUM([.K3:.K195]=[.$AI3:.$AI195])" office:value-type="float"/>
          <table:table-cell table:number-matrix-columns-spanned="1" table:number-matrix-rows-spanned="1" table:formula="of:=SUM([.L3:.L195]=[.$AJ3:.$AJ195])" office:value-type="float"/>
          <table:table-cell table:number-matrix-columns-spanned="1" table:number-matrix-rows-spanned="1" table:formula="of:=SUM([.M3:.M195]=[.$AK3:.$AK195])" office:value-type="float"/>
          <table:table-cell table:number-matrix-columns-spanned="1" table:number-matrix-rows-spanned="1" table:formula="of:=SUM([.N3:.N195]=[.$AF3:.$AF195])" office:value-type="float"/>
          <table:table-cell table:number-matrix-columns-spanned="1" table:number-matrix-rows-spanned="1" table:formula="of:=SUM([.O3:.O195]=[.$AG3:.$AG195])" office:value-type="float"/>
          <table:table-cell table:number-matrix-columns-spanned="1" table:number-matrix-rows-spanned="1" table:formula="of:=SUM([.P3:.P195]=[.$AH3:.$AH195])" office:value-type="float"/>
          <table:table-cell table:number-matrix-columns-spanned="1" table:number-matrix-rows-spanned="1" table:formula="of:=SUM([.Q3:.Q195]=[.$AI3:.$AI195])" office:value-type="float"/>
          <table:table-cell table:number-matrix-columns-spanned="1" table:number-matrix-rows-spanned="1" table:formula="of:=SUM([.R3:.R195]=[.$AJ3:.$AJ195])" office:value-type="float"/>
          <table:table-cell table:number-matrix-columns-spanned="1" table:number-matrix-rows-spanned="1" table:formula="of:=SUM([.S3:.S195]=[.$AK3:.$AK195])" office:value-type="float"/>
          <table:table-cell table:style-name="cellBest" table:number-matrix-columns-spanned="1" table:number-matrix-rows-spanned="1" table:formula="of:=SUM([.T3:.T195]=[.$AF3:.$AF195])" office:value-type="float"/>
          <table:table-cell table:style-name="cellBest" table:number-matrix-columns-spanned="1" table:number-matrix-rows-spanned="1" table:formula="of:=SUM([.U3:.U195]=[.$AG3:.$AG195])" office:value-type="float"/>
          <table:table-cell table:number-matrix-columns-spanned="1" table:number-matrix-rows-spanned="1" table:formula="of:=SUM([.V3:.V195]=[.$AH3:.$AH195])" office:value-type="float"/>
          <table:table-cell table:number-matrix-columns-spanned="1" table:number-matrix-rows-spanned="1" table:formula="of:=SUM([.W3:.W195]=[.$AI3:.$AI195])" office:value-type="float"/>
          <table:table-cell table:style-name="cellBest" table:number-matrix-columns-spanned="1" table:number-matrix-rows-spanned="1" table:formula="of:=SUM([.X3:.X195]=[.$AJ3:.$AJ195])" office:value-type="float"/>
          <table:table-cell table:style-name="cellBest" table:number-matrix-columns-spanned="1" table:number-matrix-rows-spanned="1" table:formula="of:=SUM([.Y3:.Y195]=[.$AK3:.$AK195])" office:value-type="float"/>
          <table:table-cell table:number-matrix-columns-spanned="1" table:number-matrix-rows-spanned="1" table:formula="of:=SUM([.Z3:.Z195]=[.$AF3:.$AF195])" office:value-type="float"/>
          <table:table-cell table:style-name="cellWorst" table:number-matrix-columns-spanned="1" table:number-matrix-rows-spanned="1" table:formula="of:=SUM([.AA3:.AA195]=[.$AG3:.$AG195])" office:value-type="float"/>
          <table:table-cell table:number-matrix-columns-spanned="1" table:number-matrix-rows-spanned="1" table:formula="of:=SUM([.AB3:.AB195]=[.$AH3:.$AH195])" office:value-type="float"/>
          <table:table-cell table:number-matrix-columns-spanned="1" table:number-matrix-rows-spanned="1" table:formula="of:=SUM([.AC3:.AC195]=[.$AI3:.$AI195])" office:value-type="float"/>
          <table:table-cell table:style-name="cellWorst" table:number-matrix-columns-spanned="1" table:number-matrix-rows-spanned="1" table:formula="of:=SUM([.AD3:.AD195]=[.$AJ3:.$AJ195])" office:value-type="float"/>
          <table:table-cell table:style-name="cellWorst" table:number-matrix-columns-spanned="1" table:number-matrix-rows-spanned="1" table:formula="of:=SUM([.AE3:.AE195]=[.$AK3:.$AK19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95]&lt;[.$AL3:.$AL195])" office:value-type="float"/>
          <table:table-cell table:number-matrix-columns-spanned="1" table:number-matrix-rows-spanned="1" table:formula="of:=SUM([.C3:.C195]&lt;[.$AM3:.$AM195])" office:value-type="float"/>
          <table:table-cell table:number-matrix-columns-spanned="1" table:number-matrix-rows-spanned="1" table:formula="of:=SUM([.D3:.D195]&lt;[.$AN3:.$AN195])" office:value-type="float"/>
          <table:table-cell table:number-matrix-columns-spanned="1" table:number-matrix-rows-spanned="1" table:formula="of:=SUM([.E3:.E195]&lt;[.$AO3:.$AO195])" office:value-type="float"/>
          <table:table-cell table:number-matrix-columns-spanned="1" table:number-matrix-rows-spanned="1" table:formula="of:=SUM([.F3:.F195]&lt;[.$AP3:.$AP195])" office:value-type="float"/>
          <table:table-cell table:number-matrix-columns-spanned="1" table:number-matrix-rows-spanned="1" table:formula="of:=SUM([.G3:.G195]&lt;[.$AQ3:.$AQ195])" office:value-type="float"/>
          <table:table-cell table:number-matrix-columns-spanned="1" table:number-matrix-rows-spanned="1" table:formula="of:=SUM([.H3:.H195]&lt;[.$AL3:.$AL195])" office:value-type="float"/>
          <table:table-cell table:number-matrix-columns-spanned="1" table:number-matrix-rows-spanned="1" table:formula="of:=SUM([.I3:.I195]&lt;[.$AM3:.$AM195])" office:value-type="float"/>
          <table:table-cell table:number-matrix-columns-spanned="1" table:number-matrix-rows-spanned="1" table:formula="of:=SUM([.J3:.J195]&lt;[.$AN3:.$AN195])" office:value-type="float"/>
          <table:table-cell table:number-matrix-columns-spanned="1" table:number-matrix-rows-spanned="1" table:formula="of:=SUM([.K3:.K195]&lt;[.$AO3:.$AO195])" office:value-type="float"/>
          <table:table-cell table:number-matrix-columns-spanned="1" table:number-matrix-rows-spanned="1" table:formula="of:=SUM([.L3:.L195]&lt;[.$AP3:.$AP195])" office:value-type="float"/>
          <table:table-cell table:number-matrix-columns-spanned="1" table:number-matrix-rows-spanned="1" table:formula="of:=SUM([.M3:.M195]&lt;[.$AQ3:.$AQ195])" office:value-type="float"/>
          <table:table-cell table:number-matrix-columns-spanned="1" table:number-matrix-rows-spanned="1" table:formula="of:=SUM([.N3:.N195]&lt;[.$AL3:.$AL195])" office:value-type="float"/>
          <table:table-cell table:number-matrix-columns-spanned="1" table:number-matrix-rows-spanned="1" table:formula="of:=SUM([.O3:.O195]&lt;[.$AM3:.$AM195])" office:value-type="float"/>
          <table:table-cell table:number-matrix-columns-spanned="1" table:number-matrix-rows-spanned="1" table:formula="of:=SUM([.P3:.P195]&lt;[.$AN3:.$AN195])" office:value-type="float"/>
          <table:table-cell table:number-matrix-columns-spanned="1" table:number-matrix-rows-spanned="1" table:formula="of:=SUM([.Q3:.Q195]&lt;[.$AO3:.$AO195])" office:value-type="float"/>
          <table:table-cell table:number-matrix-columns-spanned="1" table:number-matrix-rows-spanned="1" table:formula="of:=SUM([.R3:.R195]&lt;[.$AP3:.$AP195])" office:value-type="float"/>
          <table:table-cell table:number-matrix-columns-spanned="1" table:number-matrix-rows-spanned="1" table:formula="of:=SUM([.S3:.S195]&lt;[.$AQ3:.$AQ195])" office:value-type="float"/>
          <table:table-cell table:style-name="cellBest" table:number-matrix-columns-spanned="1" table:number-matrix-rows-spanned="1" table:formula="of:=SUM([.T3:.T195]&lt;[.$AL3:.$AL195])" office:value-type="float"/>
          <table:table-cell table:style-name="cellBest" table:number-matrix-columns-spanned="1" table:number-matrix-rows-spanned="1" table:formula="of:=SUM([.U3:.U195]&lt;[.$AM3:.$AM195])" office:value-type="float"/>
          <table:table-cell table:number-matrix-columns-spanned="1" table:number-matrix-rows-spanned="1" table:formula="of:=SUM([.V3:.V195]&lt;[.$AN3:.$AN195])" office:value-type="float"/>
          <table:table-cell table:number-matrix-columns-spanned="1" table:number-matrix-rows-spanned="1" table:formula="of:=SUM([.W3:.W195]&lt;[.$AO3:.$AO195])" office:value-type="float"/>
          <table:table-cell table:number-matrix-columns-spanned="1" table:number-matrix-rows-spanned="1" table:formula="of:=SUM([.X3:.X195]&lt;[.$AP3:.$AP195])" office:value-type="float"/>
          <table:table-cell table:number-matrix-columns-spanned="1" table:number-matrix-rows-spanned="1" table:formula="of:=SUM([.Y3:.Y195]&lt;[.$AQ3:.$AQ195])" office:value-type="float"/>
          <table:table-cell table:style-name="cellWorst" table:number-matrix-columns-spanned="1" table:number-matrix-rows-spanned="1" table:formula="of:=SUM([.Z3:.Z195]&lt;[.$AL3:.$AL195])" office:value-type="float"/>
          <table:table-cell table:number-matrix-columns-spanned="1" table:number-matrix-rows-spanned="1" table:formula="of:=SUM([.AA3:.AA195]&lt;[.$AM3:.$AM195])" office:value-type="float"/>
          <table:table-cell table:number-matrix-columns-spanned="1" table:number-matrix-rows-spanned="1" table:formula="of:=SUM([.AB3:.AB195]&lt;[.$AN3:.$AN195])" office:value-type="float"/>
          <table:table-cell table:number-matrix-columns-spanned="1" table:number-matrix-rows-spanned="1" table:formula="of:=SUM([.AC3:.AC195]&lt;[.$AO3:.$AO195])" office:value-type="float"/>
          <table:table-cell table:number-matrix-columns-spanned="1" table:number-matrix-rows-spanned="1" table:formula="of:=SUM([.AD3:.AD195]&lt;[.$AP3:.$AP195])" office:value-type="float"/>
          <table:table-cell table:number-matrix-columns-spanned="1" table:number-matrix-rows-spanned="1" table:formula="of:=SUM([.AE3:.AE195]&lt;[.$AQ3:.$AQ195])" office:value-type="float"/>
        </table:table-row>
        <table:table-row table:style-name="ro1">
          <table:table-cell office:value-type="string">
            <text:p>WORSE</text:p>
          </table:table-cell>
          <table:table-cell table:style-name="cellBest" table:number-matrix-columns-spanned="1" table:number-matrix-rows-spanned="1" table:formula="of:=SUM([.B3:.B195]&gt;[.$AL3:.$AL195])" office:value-type="float"/>
          <table:table-cell table:number-matrix-columns-spanned="1" table:number-matrix-rows-spanned="1" table:formula="of:=SUM([.C3:.C195]&gt;[.$AM3:.$AM195])" office:value-type="float"/>
          <table:table-cell table:number-matrix-columns-spanned="1" table:number-matrix-rows-spanned="1" table:formula="of:=SUM([.D3:.D195]&gt;[.$AN3:.$AN195])" office:value-type="float"/>
          <table:table-cell table:number-matrix-columns-spanned="1" table:number-matrix-rows-spanned="1" table:formula="of:=SUM([.E3:.E195]&gt;[.$AO3:.$AO195])" office:value-type="float"/>
          <table:table-cell table:number-matrix-columns-spanned="1" table:number-matrix-rows-spanned="1" table:formula="of:=SUM([.F3:.F195]&gt;[.$AP3:.$AP195])" office:value-type="float"/>
          <table:table-cell table:number-matrix-columns-spanned="1" table:number-matrix-rows-spanned="1" table:formula="of:=SUM([.G3:.G195]&gt;[.$AQ3:.$AQ195])" office:value-type="float"/>
          <table:table-cell table:number-matrix-columns-spanned="1" table:number-matrix-rows-spanned="1" table:formula="of:=SUM([.H3:.H195]&gt;[.$AL3:.$AL195])" office:value-type="float"/>
          <table:table-cell table:number-matrix-columns-spanned="1" table:number-matrix-rows-spanned="1" table:formula="of:=SUM([.I3:.I195]&gt;[.$AM3:.$AM195])" office:value-type="float"/>
          <table:table-cell table:number-matrix-columns-spanned="1" table:number-matrix-rows-spanned="1" table:formula="of:=SUM([.J3:.J195]&gt;[.$AN3:.$AN195])" office:value-type="float"/>
          <table:table-cell table:number-matrix-columns-spanned="1" table:number-matrix-rows-spanned="1" table:formula="of:=SUM([.K3:.K195]&gt;[.$AO3:.$AO195])" office:value-type="float"/>
          <table:table-cell table:number-matrix-columns-spanned="1" table:number-matrix-rows-spanned="1" table:formula="of:=SUM([.L3:.L195]&gt;[.$AP3:.$AP195])" office:value-type="float"/>
          <table:table-cell table:number-matrix-columns-spanned="1" table:number-matrix-rows-spanned="1" table:formula="of:=SUM([.M3:.M195]&gt;[.$AQ3:.$AQ195])" office:value-type="float"/>
          <table:table-cell table:number-matrix-columns-spanned="1" table:number-matrix-rows-spanned="1" table:formula="of:=SUM([.N3:.N195]&gt;[.$AL3:.$AL195])" office:value-type="float"/>
          <table:table-cell table:number-matrix-columns-spanned="1" table:number-matrix-rows-spanned="1" table:formula="of:=SUM([.O3:.O195]&gt;[.$AM3:.$AM195])" office:value-type="float"/>
          <table:table-cell table:number-matrix-columns-spanned="1" table:number-matrix-rows-spanned="1" table:formula="of:=SUM([.P3:.P195]&gt;[.$AN3:.$AN195])" office:value-type="float"/>
          <table:table-cell table:number-matrix-columns-spanned="1" table:number-matrix-rows-spanned="1" table:formula="of:=SUM([.Q3:.Q195]&gt;[.$AO3:.$AO195])" office:value-type="float"/>
          <table:table-cell table:number-matrix-columns-spanned="1" table:number-matrix-rows-spanned="1" table:formula="of:=SUM([.R3:.R195]&gt;[.$AP3:.$AP195])" office:value-type="float"/>
          <table:table-cell table:number-matrix-columns-spanned="1" table:number-matrix-rows-spanned="1" table:formula="of:=SUM([.S3:.S195]&gt;[.$AQ3:.$AQ195])" office:value-type="float"/>
          <table:table-cell table:number-matrix-columns-spanned="1" table:number-matrix-rows-spanned="1" table:formula="of:=SUM([.T3:.T195]&gt;[.$AL3:.$AL195])" office:value-type="float"/>
          <table:table-cell table:style-name="cellBest" table:number-matrix-columns-spanned="1" table:number-matrix-rows-spanned="1" table:formula="of:=SUM([.U3:.U195]&gt;[.$AM3:.$AM195])" office:value-type="float"/>
          <table:table-cell table:number-matrix-columns-spanned="1" table:number-matrix-rows-spanned="1" table:formula="of:=SUM([.V3:.V195]&gt;[.$AN3:.$AN195])" office:value-type="float"/>
          <table:table-cell table:number-matrix-columns-spanned="1" table:number-matrix-rows-spanned="1" table:formula="of:=SUM([.W3:.W195]&gt;[.$AO3:.$AO195])" office:value-type="float"/>
          <table:table-cell table:number-matrix-columns-spanned="1" table:number-matrix-rows-spanned="1" table:formula="of:=SUM([.X3:.X195]&gt;[.$AP3:.$AP195])" office:value-type="float"/>
          <table:table-cell table:number-matrix-columns-spanned="1" table:number-matrix-rows-spanned="1" table:formula="of:=SUM([.Y3:.Y195]&gt;[.$AQ3:.$AQ195])" office:value-type="float"/>
          <table:table-cell table:style-name="cellWorst" table:number-matrix-columns-spanned="1" table:number-matrix-rows-spanned="1" table:formula="of:=SUM([.Z3:.Z195]&gt;[.$AL3:.$AL195])" office:value-type="float"/>
          <table:table-cell table:style-name="cellWorst" table:number-matrix-columns-spanned="1" table:number-matrix-rows-spanned="1" table:formula="of:=SUM([.AA3:.AA195]&gt;[.$AM3:.$AM195])" office:value-type="float"/>
          <table:table-cell table:number-matrix-columns-spanned="1" table:number-matrix-rows-spanned="1" table:formula="of:=SUM([.AB3:.AB195]&gt;[.$AN3:.$AN195])" office:value-type="float"/>
          <table:table-cell table:number-matrix-columns-spanned="1" table:number-matrix-rows-spanned="1" table:formula="of:=SUM([.AC3:.AC195]&gt;[.$AO3:.$AO195])" office:value-type="float"/>
          <table:table-cell table:number-matrix-columns-spanned="1" table:number-matrix-rows-spanned="1" table:formula="of:=SUM([.AD3:.AD195]&gt;[.$AP3:.$AP195])" office:value-type="float"/>
          <table:table-cell table:style-name="cellWorst" table:number-matrix-columns-spanned="1" table:number-matrix-rows-spanned="1" table:formula="of:=SUM([.AE3:.AE195]&gt;[.$AQ3:.$AQ19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95]=[.$AR3:.$AR195])" office:value-type="float"/>
          <table:table-cell table:number-matrix-columns-spanned="1" table:number-matrix-rows-spanned="1" table:formula="of:=SUM([.C3:.C195]=[.$AS3:.$AS195])" office:value-type="float"/>
          <table:table-cell table:number-matrix-columns-spanned="1" table:number-matrix-rows-spanned="1" table:formula="of:=SUM([.D3:.D195]=[.$AT3:.$AT195])" office:value-type="float"/>
          <table:table-cell table:number-matrix-columns-spanned="1" table:number-matrix-rows-spanned="1" table:formula="of:=SUM([.E3:.E195]=[.$AU3:.$AU195])" office:value-type="float"/>
          <table:table-cell table:number-matrix-columns-spanned="1" table:number-matrix-rows-spanned="1" table:formula="of:=SUM([.F3:.F195]=[.$AV3:.$AV195])" office:value-type="float"/>
          <table:table-cell table:number-matrix-columns-spanned="1" table:number-matrix-rows-spanned="1" table:formula="of:=SUM([.G3:.G195]=[.$AW3:.$AW195])" office:value-type="float"/>
          <table:table-cell table:number-matrix-columns-spanned="1" table:number-matrix-rows-spanned="1" table:formula="of:=SUM([.H3:.H195]=[.$AR3:.$AR195])" office:value-type="float"/>
          <table:table-cell table:number-matrix-columns-spanned="1" table:number-matrix-rows-spanned="1" table:formula="of:=SUM([.I3:.I195]=[.$AS3:.$AS195])" office:value-type="float"/>
          <table:table-cell table:number-matrix-columns-spanned="1" table:number-matrix-rows-spanned="1" table:formula="of:=SUM([.J3:.J195]=[.$AT3:.$AT195])" office:value-type="float"/>
          <table:table-cell table:number-matrix-columns-spanned="1" table:number-matrix-rows-spanned="1" table:formula="of:=SUM([.K3:.K195]=[.$AU3:.$AU195])" office:value-type="float"/>
          <table:table-cell table:number-matrix-columns-spanned="1" table:number-matrix-rows-spanned="1" table:formula="of:=SUM([.L3:.L195]=[.$AV3:.$AV195])" office:value-type="float"/>
          <table:table-cell table:number-matrix-columns-spanned="1" table:number-matrix-rows-spanned="1" table:formula="of:=SUM([.M3:.M195]=[.$AW3:.$AW195])" office:value-type="float"/>
          <table:table-cell table:number-matrix-columns-spanned="1" table:number-matrix-rows-spanned="1" table:formula="of:=SUM([.N3:.N195]=[.$AR3:.$AR195])" office:value-type="float"/>
          <table:table-cell table:number-matrix-columns-spanned="1" table:number-matrix-rows-spanned="1" table:formula="of:=SUM([.O3:.O195]=[.$AS3:.$AS195])" office:value-type="float"/>
          <table:table-cell table:number-matrix-columns-spanned="1" table:number-matrix-rows-spanned="1" table:formula="of:=SUM([.P3:.P195]=[.$AT3:.$AT195])" office:value-type="float"/>
          <table:table-cell table:number-matrix-columns-spanned="1" table:number-matrix-rows-spanned="1" table:formula="of:=SUM([.Q3:.Q195]=[.$AU3:.$AU195])" office:value-type="float"/>
          <table:table-cell table:number-matrix-columns-spanned="1" table:number-matrix-rows-spanned="1" table:formula="of:=SUM([.R3:.R195]=[.$AV3:.$AV195])" office:value-type="float"/>
          <table:table-cell table:number-matrix-columns-spanned="1" table:number-matrix-rows-spanned="1" table:formula="of:=SUM([.S3:.S195]=[.$AW3:.$AW195])" office:value-type="float"/>
          <table:table-cell table:style-name="cellBest" table:number-matrix-columns-spanned="1" table:number-matrix-rows-spanned="1" table:formula="of:=SUM([.T3:.T195]=[.$AR3:.$AR195])" office:value-type="float"/>
          <table:table-cell table:style-name="cellBest" table:number-matrix-columns-spanned="1" table:number-matrix-rows-spanned="1" table:formula="of:=SUM([.U3:.U195]=[.$AS3:.$AS195])" office:value-type="float"/>
          <table:table-cell table:number-matrix-columns-spanned="1" table:number-matrix-rows-spanned="1" table:formula="of:=SUM([.V3:.V195]=[.$AT3:.$AT195])" office:value-type="float"/>
          <table:table-cell table:number-matrix-columns-spanned="1" table:number-matrix-rows-spanned="1" table:formula="of:=SUM([.W3:.W195]=[.$AU3:.$AU195])" office:value-type="float"/>
          <table:table-cell table:style-name="cellWorst" table:number-matrix-columns-spanned="1" table:number-matrix-rows-spanned="1" table:formula="of:=SUM([.X3:.X195]=[.$AV3:.$AV195])" office:value-type="float"/>
          <table:table-cell table:style-name="cellWorst" table:number-matrix-columns-spanned="1" table:number-matrix-rows-spanned="1" table:formula="of:=SUM([.Y3:.Y195]=[.$AW3:.$AW195])" office:value-type="float"/>
          <table:table-cell table:style-name="cellWorst" table:number-matrix-columns-spanned="1" table:number-matrix-rows-spanned="1" table:formula="of:=SUM([.Z3:.Z195]=[.$AR3:.$AR195])" office:value-type="float"/>
          <table:table-cell table:style-name="cellWorst" table:number-matrix-columns-spanned="1" table:number-matrix-rows-spanned="1" table:formula="of:=SUM([.AA3:.AA195]=[.$AS3:.$AS195])" office:value-type="float"/>
          <table:table-cell table:number-matrix-columns-spanned="1" table:number-matrix-rows-spanned="1" table:formula="of:=SUM([.AB3:.AB195]=[.$AT3:.$AT195])" office:value-type="float"/>
          <table:table-cell table:number-matrix-columns-spanned="1" table:number-matrix-rows-spanned="1" table:formula="of:=SUM([.AC3:.AC195]=[.$AU3:.$AU195])" office:value-type="float"/>
          <table:table-cell table:style-name="cellBest" table:number-matrix-columns-spanned="1" table:number-matrix-rows-spanned="1" table:formula="of:=SUM([.AD3:.AD195]=[.$AV3:.$AV195])" office:value-type="float"/>
          <table:table-cell table:style-name="cellBest" table:number-matrix-columns-spanned="1" table:number-matrix-rows-spanned="1" table:formula="of:=SUM([.AE3:.AE195]=[.$AW3:.$AW19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pref08_card-qq_opt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notq_op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qnotq_optq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enum_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08_card-enum_non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Timetabling/ud1/instances</text:p>
          </table:table-cell>
          <table:table-cell table:formula="of:=AVERAGE([Instances.B3:Instances.B14])" office:value-type="float"/>
          <table:table-cell table:formula="of:=SUM([Instances.C3:Instances.C14])" office:value-type="float"/>
          <table:table-cell table:formula="of:=AVERAGE([Instances.D3:Instances.D14])" office:value-type="float"/>
          <table:table-cell table:formula="of:=AVERAGE([Instances.E3:Instances.E14])" office:value-type="float"/>
          <table:table-cell table:formula="of:=AVERAGE([Instances.F3:Instances.F14])" office:value-type="float"/>
          <table:table-cell table:formula="of:=AVERAGE([Instances.G3:Instances.G14])" office:value-type="float"/>
          <table:table-cell table:style-name="cellWorst" table:formula="of:=AVERAGE([Instances.H3:Instances.H14])" office:value-type="float"/>
          <table:table-cell table:formula="of:=SUM([Instances.I3:Instances.I14])" office:value-type="float"/>
          <table:table-cell table:formula="of:=AVERAGE([Instances.J3:Instances.J14])" office:value-type="float"/>
          <table:table-cell table:formula="of:=AVERAGE([Instances.K3:Instances.K14])" office:value-type="float"/>
          <table:table-cell table:formula="of:=AVERAGE([Instances.L3:Instances.L14])" office:value-type="float"/>
          <table:table-cell table:formula="of:=AVERAGE([Instances.M3:Instances.M14])" office:value-type="float"/>
          <table:table-cell table:style-name="cellBest" table:formula="of:=AVERAGE([Instances.N3:Instances.N14])" office:value-type="float"/>
          <table:table-cell table:formula="of:=SUM([Instances.O3:Instances.O14])" office:value-type="float"/>
          <table:table-cell table:formula="of:=AVERAGE([Instances.P3:Instances.P14])" office:value-type="float"/>
          <table:table-cell table:formula="of:=AVERAGE([Instances.Q3:Instances.Q14])" office:value-type="float"/>
          <table:table-cell table:formula="of:=AVERAGE([Instances.R3:Instances.R14])" office:value-type="float"/>
          <table:table-cell table:formula="of:=AVERAGE([Instances.S3:Instances.S14])" office:value-type="float"/>
          <table:table-cell table:formula="of:=AVERAGE([Instances.T3:Instances.T14])" office:value-type="float"/>
          <table:table-cell table:formula="of:=SUM([Instances.U3:Instances.U14])" office:value-type="float"/>
          <table:table-cell table:formula="of:=AVERAGE([Instances.V3:Instances.V14])" office:value-type="float"/>
          <table:table-cell table:formula="of:=AVERAGE([Instances.W3:Instances.W14])" office:value-type="float"/>
          <table:table-cell table:formula="of:=AVERAGE([Instances.X3:Instances.X14])" office:value-type="float"/>
          <table:table-cell table:formula="of:=AVERAGE([Instances.Y3:Instances.Y14])" office:value-type="float"/>
          <table:table-cell table:formula="of:=AVERAGE([Instances.Z3:Instances.Z14])" office:value-type="float"/>
          <table:table-cell table:formula="of:=SUM([Instances.AA3:Instances.AA14])" office:value-type="float"/>
          <table:table-cell table:formula="of:=AVERAGE([Instances.AB3:Instances.AB14])" office:value-type="float"/>
          <table:table-cell table:formula="of:=AVERAGE([Instances.AC3:Instances.AC14])" office:value-type="float"/>
          <table:table-cell table:formula="of:=AVERAGE([Instances.AD3:Instances.AD14])" office:value-type="float"/>
          <table:table-cell table:formula="of:=AVERAGE([Instances.AE3:Instances.AE14])" office:value-type="float"/>
          <table:table-cell table:formula="of:=MIN([.$B3];[.$H3];[.$N3];[.$T3];[.$Z3])" office:value-type="float"/>
          <table:table-cell table:formula="of:=MIN([.$C3];[.$I3];[.$O3];[.$U3];[.$AA3])" office:value-type="float"/>
          <table:table-cell table:formula="of:=MIN([.$D3];[.$J3];[.$P3];[.$V3];[.$AB3])" office:value-type="float"/>
          <table:table-cell table:formula="of:=MIN([.$E3];[.$K3];[.$Q3];[.$W3];[.$AC3])" office:value-type="float"/>
          <table:table-cell table:formula="of:=MIN([.$F3];[.$L3];[.$R3];[.$X3];[.$AD3])" office:value-type="float"/>
          <table:table-cell table:formula="of:=MIN([.$G3];[.$M3];[.$S3];[.$Y3];[.$AE3])" office:value-type="float"/>
          <table:table-cell table:formula="of:=MEDIAN([.$B3];[.$H3];[.$N3];[.$T3];[.$Z3])" office:value-type="float"/>
          <table:table-cell table:formula="of:=MEDIAN([.$C3];[.$I3];[.$O3];[.$U3];[.$AA3])" office:value-type="float"/>
          <table:table-cell table:formula="of:=MEDIAN([.$D3];[.$J3];[.$P3];[.$V3];[.$AB3])" office:value-type="float"/>
          <table:table-cell table:formula="of:=MEDIAN([.$E3];[.$K3];[.$Q3];[.$W3];[.$AC3])" office:value-type="float"/>
          <table:table-cell table:formula="of:=MEDIAN([.$F3];[.$L3];[.$R3];[.$X3];[.$AD3])" office:value-type="float"/>
          <table:table-cell table:formula="of:=MEDIAN([.$G3];[.$M3];[.$S3];[.$Y3];[.$AE3])" office:value-type="float"/>
          <table:table-cell table:formula="of:=MAX([.$B3];[.$H3];[.$N3];[.$T3];[.$Z3])" office:value-type="float"/>
          <table:table-cell table:formula="of:=MAX([.$C3];[.$I3];[.$O3];[.$U3];[.$AA3])" office:value-type="float"/>
          <table:table-cell table:formula="of:=MAX([.$D3];[.$J3];[.$P3];[.$V3];[.$AB3])" office:value-type="float"/>
          <table:table-cell table:formula="of:=MAX([.$E3];[.$K3];[.$Q3];[.$W3];[.$AC3])" office:value-type="float"/>
          <table:table-cell table:formula="of:=MAX([.$F3];[.$L3];[.$R3];[.$X3];[.$AD3])" office:value-type="float"/>
          <table:table-cell table:formula="of:=MAX([.$G3];[.$M3];[.$S3];[.$Y3];[.$AE3])" office:value-type="float"/>
        </table:table-row>
        <table:table-row table:style-name="ro1">
          <table:table-cell office:value-type="string">
            <text:p>aspComp2009/15-puzzle/instances</text:p>
          </table:table-cell>
          <table:table-cell table:formula="of:=AVERAGE([Instances.B15:Instances.B21])" office:value-type="float"/>
          <table:table-cell table:formula="of:=SUM([Instances.C15:Instances.C21])" office:value-type="float"/>
          <table:table-cell table:formula="of:=AVERAGE([Instances.D15:Instances.D21])" office:value-type="float"/>
          <table:table-cell table:formula="of:=AVERAGE([Instances.E15:Instances.E21])" office:value-type="float"/>
          <table:table-cell table:formula="of:=AVERAGE([Instances.F15:Instances.F21])" office:value-type="float"/>
          <table:table-cell table:formula="of:=AVERAGE([Instances.G15:Instances.G21])" office:value-type="float"/>
          <table:table-cell table:formula="of:=AVERAGE([Instances.H15:Instances.H21])" office:value-type="float"/>
          <table:table-cell table:formula="of:=SUM([Instances.I15:Instances.I21])" office:value-type="float"/>
          <table:table-cell table:formula="of:=AVERAGE([Instances.J15:Instances.J21])" office:value-type="float"/>
          <table:table-cell table:formula="of:=AVERAGE([Instances.K15:Instances.K21])" office:value-type="float"/>
          <table:table-cell table:formula="of:=AVERAGE([Instances.L15:Instances.L21])" office:value-type="float"/>
          <table:table-cell table:formula="of:=AVERAGE([Instances.M15:Instances.M21])" office:value-type="float"/>
          <table:table-cell table:formula="of:=AVERAGE([Instances.N15:Instances.N21])" office:value-type="float"/>
          <table:table-cell table:formula="of:=SUM([Instances.O15:Instances.O21])" office:value-type="float"/>
          <table:table-cell table:formula="of:=AVERAGE([Instances.P15:Instances.P21])" office:value-type="float"/>
          <table:table-cell table:formula="of:=AVERAGE([Instances.Q15:Instances.Q21])" office:value-type="float"/>
          <table:table-cell table:formula="of:=AVERAGE([Instances.R15:Instances.R21])" office:value-type="float"/>
          <table:table-cell table:formula="of:=AVERAGE([Instances.S15:Instances.S21])" office:value-type="float"/>
          <table:table-cell table:formula="of:=AVERAGE([Instances.T15:Instances.T21])" office:value-type="float"/>
          <table:table-cell table:formula="of:=SUM([Instances.U15:Instances.U21])" office:value-type="float"/>
          <table:table-cell table:formula="of:=AVERAGE([Instances.V15:Instances.V21])" office:value-type="float"/>
          <table:table-cell table:formula="of:=AVERAGE([Instances.W15:Instances.W21])" office:value-type="float"/>
          <table:table-cell table:formula="of:=AVERAGE([Instances.X15:Instances.X21])" office:value-type="float"/>
          <table:table-cell table:formula="of:=AVERAGE([Instances.Y15:Instances.Y21])" office:value-type="float"/>
          <table:table-cell table:formula="of:=AVERAGE([Instances.Z15:Instances.Z21])" office:value-type="float"/>
          <table:table-cell table:formula="of:=SUM([Instances.AA15:Instances.AA21])" office:value-type="float"/>
          <table:table-cell table:formula="of:=AVERAGE([Instances.AB15:Instances.AB21])" office:value-type="float"/>
          <table:table-cell table:formula="of:=AVERAGE([Instances.AC15:Instances.AC21])" office:value-type="float"/>
          <table:table-cell table:formula="of:=AVERAGE([Instances.AD15:Instances.AD21])" office:value-type="float"/>
          <table:table-cell table:formula="of:=AVERAGE([Instances.AE15:Instances.AE21])" office:value-type="float"/>
          <table:table-cell table:formula="of:=MIN([.$B4];[.$H4];[.$N4];[.$T4];[.$Z4])" office:value-type="float"/>
          <table:table-cell table:formula="of:=MIN([.$C4];[.$I4];[.$O4];[.$U4];[.$AA4])" office:value-type="float"/>
          <table:table-cell table:formula="of:=MIN([.$D4];[.$J4];[.$P4];[.$V4];[.$AB4])" office:value-type="float"/>
          <table:table-cell table:formula="of:=MIN([.$E4];[.$K4];[.$Q4];[.$W4];[.$AC4])" office:value-type="float"/>
          <table:table-cell table:formula="of:=MIN([.$F4];[.$L4];[.$R4];[.$X4];[.$AD4])" office:value-type="float"/>
          <table:table-cell table:formula="of:=MIN([.$G4];[.$M4];[.$S4];[.$Y4];[.$AE4])" office:value-type="float"/>
          <table:table-cell table:formula="of:=MEDIAN([.$B4];[.$H4];[.$N4];[.$T4];[.$Z4])" office:value-type="float"/>
          <table:table-cell table:formula="of:=MEDIAN([.$C4];[.$I4];[.$O4];[.$U4];[.$AA4])" office:value-type="float"/>
          <table:table-cell table:formula="of:=MEDIAN([.$D4];[.$J4];[.$P4];[.$V4];[.$AB4])" office:value-type="float"/>
          <table:table-cell table:formula="of:=MEDIAN([.$E4];[.$K4];[.$Q4];[.$W4];[.$AC4])" office:value-type="float"/>
          <table:table-cell table:formula="of:=MEDIAN([.$F4];[.$L4];[.$R4];[.$X4];[.$AD4])" office:value-type="float"/>
          <table:table-cell table:formula="of:=MEDIAN([.$G4];[.$M4];[.$S4];[.$Y4];[.$AE4])" office:value-type="float"/>
          <table:table-cell table:formula="of:=MAX([.$B4];[.$H4];[.$N4];[.$T4];[.$Z4])" office:value-type="float"/>
          <table:table-cell table:formula="of:=MAX([.$C4];[.$I4];[.$O4];[.$U4];[.$AA4])" office:value-type="float"/>
          <table:table-cell table:formula="of:=MAX([.$D4];[.$J4];[.$P4];[.$V4];[.$AB4])" office:value-type="float"/>
          <table:table-cell table:formula="of:=MAX([.$E4];[.$K4];[.$Q4];[.$W4];[.$AC4])" office:value-type="float"/>
          <table:table-cell table:formula="of:=MAX([.$F4];[.$L4];[.$R4];[.$X4];[.$AD4])" office:value-type="float"/>
          <table:table-cell table:formula="of:=MAX([.$G4];[.$M4];[.$S4];[.$Y4];[.$AE4])" office:value-type="float"/>
        </table:table-row>
        <table:table-row table:style-name="ro1">
          <table:table-cell office:value-type="string">
            <text:p>aspComp2013/crossing/instances</text:p>
          </table:table-cell>
          <table:table-cell table:formula="of:=AVERAGE([Instances.B22:Instances.B45])" office:value-type="float"/>
          <table:table-cell table:formula="of:=SUM([Instances.C22:Instances.C45])" office:value-type="float"/>
          <table:table-cell table:formula="of:=AVERAGE([Instances.D22:Instances.D45])" office:value-type="float"/>
          <table:table-cell table:formula="of:=AVERAGE([Instances.E22:Instances.E45])" office:value-type="float"/>
          <table:table-cell table:formula="of:=AVERAGE([Instances.F22:Instances.F45])" office:value-type="float"/>
          <table:table-cell table:style-name="cellBest" table:formula="of:=AVERAGE([Instances.G22:Instances.G45])" office:value-type="float"/>
          <table:table-cell table:formula="of:=AVERAGE([Instances.H22:Instances.H45])" office:value-type="float"/>
          <table:table-cell table:formula="of:=SUM([Instances.I22:Instances.I45])" office:value-type="float"/>
          <table:table-cell table:formula="of:=AVERAGE([Instances.J22:Instances.J45])" office:value-type="float"/>
          <table:table-cell table:formula="of:=AVERAGE([Instances.K22:Instances.K45])" office:value-type="float"/>
          <table:table-cell table:formula="of:=AVERAGE([Instances.L22:Instances.L45])" office:value-type="float"/>
          <table:table-cell table:formula="of:=AVERAGE([Instances.M22:Instances.M45])" office:value-type="float"/>
          <table:table-cell table:formula="of:=AVERAGE([Instances.N22:Instances.N45])" office:value-type="float"/>
          <table:table-cell table:formula="of:=SUM([Instances.O22:Instances.O45])" office:value-type="float"/>
          <table:table-cell table:formula="of:=AVERAGE([Instances.P22:Instances.P45])" office:value-type="float"/>
          <table:table-cell table:formula="of:=AVERAGE([Instances.Q22:Instances.Q45])" office:value-type="float"/>
          <table:table-cell table:formula="of:=AVERAGE([Instances.R22:Instances.R45])" office:value-type="float"/>
          <table:table-cell table:formula="of:=AVERAGE([Instances.S22:Instances.S45])" office:value-type="float"/>
          <table:table-cell table:style-name="cellBest" table:formula="of:=AVERAGE([Instances.T22:Instances.T45])" office:value-type="float"/>
          <table:table-cell table:formula="of:=SUM([Instances.U22:Instances.U45])" office:value-type="float"/>
          <table:table-cell table:formula="of:=AVERAGE([Instances.V22:Instances.V45])" office:value-type="float"/>
          <table:table-cell table:formula="of:=AVERAGE([Instances.W22:Instances.W45])" office:value-type="float"/>
          <table:table-cell table:formula="of:=AVERAGE([Instances.X22:Instances.X45])" office:value-type="float"/>
          <table:table-cell table:formula="of:=AVERAGE([Instances.Y22:Instances.Y45])" office:value-type="float"/>
          <table:table-cell table:style-name="cellWorst" table:formula="of:=AVERAGE([Instances.Z22:Instances.Z45])" office:value-type="float"/>
          <table:table-cell table:style-name="cellWorst" table:formula="of:=SUM([Instances.AA22:Instances.AA45])" office:value-type="float"/>
          <table:table-cell table:formula="of:=AVERAGE([Instances.AB22:Instances.AB45])" office:value-type="float"/>
          <table:table-cell table:formula="of:=AVERAGE([Instances.AC22:Instances.AC45])" office:value-type="float"/>
          <table:table-cell table:formula="of:=AVERAGE([Instances.AD22:Instances.AD45])" office:value-type="float"/>
          <table:table-cell table:style-name="cellWorst" table:formula="of:=AVERAGE([Instances.AE22:Instances.AE45])" office:value-type="float"/>
          <table:table-cell table:formula="of:=MIN([.$B5];[.$H5];[.$N5];[.$T5];[.$Z5])" office:value-type="float"/>
          <table:table-cell table:formula="of:=MIN([.$C5];[.$I5];[.$O5];[.$U5];[.$AA5])" office:value-type="float"/>
          <table:table-cell table:formula="of:=MIN([.$D5];[.$J5];[.$P5];[.$V5];[.$AB5])" office:value-type="float"/>
          <table:table-cell table:formula="of:=MIN([.$E5];[.$K5];[.$Q5];[.$W5];[.$AC5])" office:value-type="float"/>
          <table:table-cell table:formula="of:=MIN([.$F5];[.$L5];[.$R5];[.$X5];[.$AD5])" office:value-type="float"/>
          <table:table-cell table:formula="of:=MIN([.$G5];[.$M5];[.$S5];[.$Y5];[.$AE5])" office:value-type="float"/>
          <table:table-cell table:formula="of:=MEDIAN([.$B5];[.$H5];[.$N5];[.$T5];[.$Z5])" office:value-type="float"/>
          <table:table-cell table:formula="of:=MEDIAN([.$C5];[.$I5];[.$O5];[.$U5];[.$AA5])" office:value-type="float"/>
          <table:table-cell table:formula="of:=MEDIAN([.$D5];[.$J5];[.$P5];[.$V5];[.$AB5])" office:value-type="float"/>
          <table:table-cell table:formula="of:=MEDIAN([.$E5];[.$K5];[.$Q5];[.$W5];[.$AC5])" office:value-type="float"/>
          <table:table-cell table:formula="of:=MEDIAN([.$F5];[.$L5];[.$R5];[.$X5];[.$AD5])" office:value-type="float"/>
          <table:table-cell table:formula="of:=MEDIAN([.$G5];[.$M5];[.$S5];[.$Y5];[.$AE5])" office:value-type="float"/>
          <table:table-cell table:formula="of:=MAX([.$B5];[.$H5];[.$N5];[.$T5];[.$Z5])" office:value-type="float"/>
          <table:table-cell table:formula="of:=MAX([.$C5];[.$I5];[.$O5];[.$U5];[.$AA5])" office:value-type="float"/>
          <table:table-cell table:formula="of:=MAX([.$D5];[.$J5];[.$P5];[.$V5];[.$AB5])" office:value-type="float"/>
          <table:table-cell table:formula="of:=MAX([.$E5];[.$K5];[.$Q5];[.$W5];[.$AC5])" office:value-type="float"/>
          <table:table-cell table:formula="of:=MAX([.$F5];[.$L5];[.$R5];[.$X5];[.$AD5])" office:value-type="float"/>
          <table:table-cell table:formula="of:=MAX([.$G5];[.$M5];[.$S5];[.$Y5];[.$AE5])" office:value-type="float"/>
        </table:table-row>
        <table:table-row table:style-name="ro1">
          <table:table-cell office:value-type="string">
            <text:p>bio-expansion/instances/9000</text:p>
          </table:table-cell>
          <table:table-cell table:formula="of:=AVERAGE([Instances.B46:Instances.B75])" office:value-type="float"/>
          <table:table-cell table:formula="of:=SUM([Instances.C46:Instances.C75])" office:value-type="float"/>
          <table:table-cell table:formula="of:=AVERAGE([Instances.D46:Instances.D75])" office:value-type="float"/>
          <table:table-cell table:formula="of:=AVERAGE([Instances.E46:Instances.E75])" office:value-type="float"/>
          <table:table-cell table:formula="of:=AVERAGE([Instances.F46:Instances.F75])" office:value-type="float"/>
          <table:table-cell table:style-name="cellBest" table:formula="of:=AVERAGE([Instances.G46:Instances.G75])" office:value-type="float"/>
          <table:table-cell table:formula="of:=AVERAGE([Instances.H46:Instances.H75])" office:value-type="float"/>
          <table:table-cell table:formula="of:=SUM([Instances.I46:Instances.I75])" office:value-type="float"/>
          <table:table-cell table:formula="of:=AVERAGE([Instances.J46:Instances.J75])" office:value-type="float"/>
          <table:table-cell table:formula="of:=AVERAGE([Instances.K46:Instances.K75])" office:value-type="float"/>
          <table:table-cell table:formula="of:=AVERAGE([Instances.L46:Instances.L75])" office:value-type="float"/>
          <table:table-cell table:formula="of:=AVERAGE([Instances.M46:Instances.M75])" office:value-type="float"/>
          <table:table-cell table:formula="of:=AVERAGE([Instances.N46:Instances.N75])" office:value-type="float"/>
          <table:table-cell table:formula="of:=SUM([Instances.O46:Instances.O75])" office:value-type="float"/>
          <table:table-cell table:formula="of:=AVERAGE([Instances.P46:Instances.P75])" office:value-type="float"/>
          <table:table-cell table:formula="of:=AVERAGE([Instances.Q46:Instances.Q75])" office:value-type="float"/>
          <table:table-cell table:formula="of:=AVERAGE([Instances.R46:Instances.R75])" office:value-type="float"/>
          <table:table-cell table:formula="of:=AVERAGE([Instances.S46:Instances.S75])" office:value-type="float"/>
          <table:table-cell table:style-name="cellBest" table:formula="of:=AVERAGE([Instances.T46:Instances.T75])" office:value-type="float"/>
          <table:table-cell table:style-name="cellBest" table:formula="of:=SUM([Instances.U46:Instances.U75])" office:value-type="float"/>
          <table:table-cell table:formula="of:=AVERAGE([Instances.V46:Instances.V75])" office:value-type="float"/>
          <table:table-cell table:formula="of:=AVERAGE([Instances.W46:Instances.W75])" office:value-type="float"/>
          <table:table-cell table:formula="of:=AVERAGE([Instances.X46:Instances.X75])" office:value-type="float"/>
          <table:table-cell table:formula="of:=AVERAGE([Instances.Y46:Instances.Y75])" office:value-type="float"/>
          <table:table-cell table:style-name="cellWorst" table:formula="of:=AVERAGE([Instances.Z46:Instances.Z75])" office:value-type="float"/>
          <table:table-cell table:style-name="cellWorst" table:formula="of:=SUM([Instances.AA46:Instances.AA75])" office:value-type="float"/>
          <table:table-cell table:formula="of:=AVERAGE([Instances.AB46:Instances.AB75])" office:value-type="float"/>
          <table:table-cell table:formula="of:=AVERAGE([Instances.AC46:Instances.AC75])" office:value-type="float"/>
          <table:table-cell table:formula="of:=AVERAGE([Instances.AD46:Instances.AD75])" office:value-type="float"/>
          <table:table-cell table:formula="of:=AVERAGE([Instances.AE46:Instances.AE75])" office:value-type="float"/>
          <table:table-cell table:formula="of:=MIN([.$B6];[.$H6];[.$N6];[.$T6];[.$Z6])" office:value-type="float"/>
          <table:table-cell table:formula="of:=MIN([.$C6];[.$I6];[.$O6];[.$U6];[.$AA6])" office:value-type="float"/>
          <table:table-cell table:formula="of:=MIN([.$D6];[.$J6];[.$P6];[.$V6];[.$AB6])" office:value-type="float"/>
          <table:table-cell table:formula="of:=MIN([.$E6];[.$K6];[.$Q6];[.$W6];[.$AC6])" office:value-type="float"/>
          <table:table-cell table:formula="of:=MIN([.$F6];[.$L6];[.$R6];[.$X6];[.$AD6])" office:value-type="float"/>
          <table:table-cell table:formula="of:=MIN([.$G6];[.$M6];[.$S6];[.$Y6];[.$AE6])" office:value-type="float"/>
          <table:table-cell table:formula="of:=MEDIAN([.$B6];[.$H6];[.$N6];[.$T6];[.$Z6])" office:value-type="float"/>
          <table:table-cell table:formula="of:=MEDIAN([.$C6];[.$I6];[.$O6];[.$U6];[.$AA6])" office:value-type="float"/>
          <table:table-cell table:formula="of:=MEDIAN([.$D6];[.$J6];[.$P6];[.$V6];[.$AB6])" office:value-type="float"/>
          <table:table-cell table:formula="of:=MEDIAN([.$E6];[.$K6];[.$Q6];[.$W6];[.$AC6])" office:value-type="float"/>
          <table:table-cell table:formula="of:=MEDIAN([.$F6];[.$L6];[.$R6];[.$X6];[.$AD6])" office:value-type="float"/>
          <table:table-cell table:formula="of:=MEDIAN([.$G6];[.$M6];[.$S6];[.$Y6];[.$AE6])" office:value-type="float"/>
          <table:table-cell table:formula="of:=MAX([.$B6];[.$H6];[.$N6];[.$T6];[.$Z6])" office:value-type="float"/>
          <table:table-cell table:formula="of:=MAX([.$C6];[.$I6];[.$O6];[.$U6];[.$AA6])" office:value-type="float"/>
          <table:table-cell table:formula="of:=MAX([.$D6];[.$J6];[.$P6];[.$V6];[.$AB6])" office:value-type="float"/>
          <table:table-cell table:formula="of:=MAX([.$E6];[.$K6];[.$Q6];[.$W6];[.$AC6])" office:value-type="float"/>
          <table:table-cell table:formula="of:=MAX([.$F6];[.$L6];[.$R6];[.$X6];[.$AD6])" office:value-type="float"/>
          <table:table-cell table:formula="of:=MAX([.$G6];[.$M6];[.$S6];[.$Y6];[.$AE6])" office:value-type="float"/>
        </table:table-row>
        <table:table-row table:style-name="ro1">
          <table:table-cell office:value-type="string">
            <text:p>bio-repair/instances/Stat_vs_Exp/15</text:p>
          </table:table-cell>
          <table:table-cell table:formula="of:=AVERAGE([Instances.B76:Instances.B105])" office:value-type="float"/>
          <table:table-cell table:formula="of:=SUM([Instances.C76:Instances.C105])" office:value-type="float"/>
          <table:table-cell table:formula="of:=AVERAGE([Instances.D76:Instances.D105])" office:value-type="float"/>
          <table:table-cell table:formula="of:=AVERAGE([Instances.E76:Instances.E105])" office:value-type="float"/>
          <table:table-cell table:formula="of:=AVERAGE([Instances.F76:Instances.F105])" office:value-type="float"/>
          <table:table-cell table:formula="of:=AVERAGE([Instances.G76:Instances.G105])" office:value-type="float"/>
          <table:table-cell table:formula="of:=AVERAGE([Instances.H76:Instances.H105])" office:value-type="float"/>
          <table:table-cell table:formula="of:=SUM([Instances.I76:Instances.I105])" office:value-type="float"/>
          <table:table-cell table:formula="of:=AVERAGE([Instances.J76:Instances.J105])" office:value-type="float"/>
          <table:table-cell table:formula="of:=AVERAGE([Instances.K76:Instances.K105])" office:value-type="float"/>
          <table:table-cell table:formula="of:=AVERAGE([Instances.L76:Instances.L105])" office:value-type="float"/>
          <table:table-cell table:formula="of:=AVERAGE([Instances.M76:Instances.M105])" office:value-type="float"/>
          <table:table-cell table:formula="of:=AVERAGE([Instances.N76:Instances.N105])" office:value-type="float"/>
          <table:table-cell table:formula="of:=SUM([Instances.O76:Instances.O105])" office:value-type="float"/>
          <table:table-cell table:formula="of:=AVERAGE([Instances.P76:Instances.P105])" office:value-type="float"/>
          <table:table-cell table:formula="of:=AVERAGE([Instances.Q76:Instances.Q105])" office:value-type="float"/>
          <table:table-cell table:formula="of:=AVERAGE([Instances.R76:Instances.R105])" office:value-type="float"/>
          <table:table-cell table:formula="of:=AVERAGE([Instances.S76:Instances.S105])" office:value-type="float"/>
          <table:table-cell table:style-name="cellBest" table:formula="of:=AVERAGE([Instances.T76:Instances.T105])" office:value-type="float"/>
          <table:table-cell table:style-name="cellBest" table:formula="of:=SUM([Instances.U76:Instances.U105])" office:value-type="float"/>
          <table:table-cell table:formula="of:=AVERAGE([Instances.V76:Instances.V105])" office:value-type="float"/>
          <table:table-cell table:formula="of:=AVERAGE([Instances.W76:Instances.W105])" office:value-type="float"/>
          <table:table-cell table:formula="of:=AVERAGE([Instances.X76:Instances.X105])" office:value-type="float"/>
          <table:table-cell table:formula="of:=AVERAGE([Instances.Y76:Instances.Y105])" office:value-type="float"/>
          <table:table-cell table:style-name="cellWorst" table:formula="of:=AVERAGE([Instances.Z76:Instances.Z105])" office:value-type="float"/>
          <table:table-cell table:style-name="cellWorst" table:formula="of:=SUM([Instances.AA76:Instances.AA105])" office:value-type="float"/>
          <table:table-cell table:formula="of:=AVERAGE([Instances.AB76:Instances.AB105])" office:value-type="float"/>
          <table:table-cell table:formula="of:=AVERAGE([Instances.AC76:Instances.AC105])" office:value-type="float"/>
          <table:table-cell table:formula="of:=AVERAGE([Instances.AD76:Instances.AD105])" office:value-type="float"/>
          <table:table-cell table:formula="of:=AVERAGE([Instances.AE76:Instances.AE105])" office:value-type="float"/>
          <table:table-cell table:formula="of:=MIN([.$B7];[.$H7];[.$N7];[.$T7];[.$Z7])" office:value-type="float"/>
          <table:table-cell table:formula="of:=MIN([.$C7];[.$I7];[.$O7];[.$U7];[.$AA7])" office:value-type="float"/>
          <table:table-cell table:formula="of:=MIN([.$D7];[.$J7];[.$P7];[.$V7];[.$AB7])" office:value-type="float"/>
          <table:table-cell table:formula="of:=MIN([.$E7];[.$K7];[.$Q7];[.$W7];[.$AC7])" office:value-type="float"/>
          <table:table-cell table:formula="of:=MIN([.$F7];[.$L7];[.$R7];[.$X7];[.$AD7])" office:value-type="float"/>
          <table:table-cell table:formula="of:=MIN([.$G7];[.$M7];[.$S7];[.$Y7];[.$AE7])" office:value-type="float"/>
          <table:table-cell table:formula="of:=MEDIAN([.$B7];[.$H7];[.$N7];[.$T7];[.$Z7])" office:value-type="float"/>
          <table:table-cell table:formula="of:=MEDIAN([.$C7];[.$I7];[.$O7];[.$U7];[.$AA7])" office:value-type="float"/>
          <table:table-cell table:formula="of:=MEDIAN([.$D7];[.$J7];[.$P7];[.$V7];[.$AB7])" office:value-type="float"/>
          <table:table-cell table:formula="of:=MEDIAN([.$E7];[.$K7];[.$Q7];[.$W7];[.$AC7])" office:value-type="float"/>
          <table:table-cell table:formula="of:=MEDIAN([.$F7];[.$L7];[.$R7];[.$X7];[.$AD7])" office:value-type="float"/>
          <table:table-cell table:formula="of:=MEDIAN([.$G7];[.$M7];[.$S7];[.$Y7];[.$AE7])" office:value-type="float"/>
          <table:table-cell table:formula="of:=MAX([.$B7];[.$H7];[.$N7];[.$T7];[.$Z7])" office:value-type="float"/>
          <table:table-cell table:formula="of:=MAX([.$C7];[.$I7];[.$O7];[.$U7];[.$AA7])" office:value-type="float"/>
          <table:table-cell table:formula="of:=MAX([.$D7];[.$J7];[.$P7];[.$V7];[.$AB7])" office:value-type="float"/>
          <table:table-cell table:formula="of:=MAX([.$E7];[.$K7];[.$Q7];[.$W7];[.$AC7])" office:value-type="float"/>
          <table:table-cell table:formula="of:=MAX([.$F7];[.$L7];[.$R7];[.$X7];[.$AD7])" office:value-type="float"/>
          <table:table-cell table:formula="of:=MAX([.$G7];[.$M7];[.$S7];[.$Y7];[.$AE7])" office:value-type="float"/>
        </table:table-row>
        <table:table-row table:style-name="ro1">
          <table:table-cell office:value-type="string">
            <text:p>dse/2x2/instances</text:p>
          </table:table-cell>
          <table:table-cell table:formula="of:=AVERAGE([Instances.B106:Instances.B135])" office:value-type="float"/>
          <table:table-cell table:formula="of:=SUM([Instances.C106:Instances.C135])" office:value-type="float"/>
          <table:table-cell table:formula="of:=AVERAGE([Instances.D106:Instances.D135])" office:value-type="float"/>
          <table:table-cell table:formula="of:=AVERAGE([Instances.E106:Instances.E135])" office:value-type="float"/>
          <table:table-cell table:formula="of:=AVERAGE([Instances.F106:Instances.F135])" office:value-type="float"/>
          <table:table-cell table:formula="of:=AVERAGE([Instances.G106:Instances.G135])" office:value-type="float"/>
          <table:table-cell table:formula="of:=AVERAGE([Instances.H106:Instances.H135])" office:value-type="float"/>
          <table:table-cell table:formula="of:=SUM([Instances.I106:Instances.I135])" office:value-type="float"/>
          <table:table-cell table:formula="of:=AVERAGE([Instances.J106:Instances.J135])" office:value-type="float"/>
          <table:table-cell table:formula="of:=AVERAGE([Instances.K106:Instances.K135])" office:value-type="float"/>
          <table:table-cell table:formula="of:=AVERAGE([Instances.L106:Instances.L135])" office:value-type="float"/>
          <table:table-cell table:formula="of:=AVERAGE([Instances.M106:Instances.M135])" office:value-type="float"/>
          <table:table-cell table:formula="of:=AVERAGE([Instances.N106:Instances.N135])" office:value-type="float"/>
          <table:table-cell table:formula="of:=SUM([Instances.O106:Instances.O135])" office:value-type="float"/>
          <table:table-cell table:formula="of:=AVERAGE([Instances.P106:Instances.P135])" office:value-type="float"/>
          <table:table-cell table:formula="of:=AVERAGE([Instances.Q106:Instances.Q135])" office:value-type="float"/>
          <table:table-cell table:formula="of:=AVERAGE([Instances.R106:Instances.R135])" office:value-type="float"/>
          <table:table-cell table:formula="of:=AVERAGE([Instances.S106:Instances.S135])" office:value-type="float"/>
          <table:table-cell table:style-name="cellBest" table:formula="of:=AVERAGE([Instances.T106:Instances.T135])" office:value-type="float"/>
          <table:table-cell table:formula="of:=SUM([Instances.U106:Instances.U135])" office:value-type="float"/>
          <table:table-cell table:formula="of:=AVERAGE([Instances.V106:Instances.V135])" office:value-type="float"/>
          <table:table-cell table:formula="of:=AVERAGE([Instances.W106:Instances.W135])" office:value-type="float"/>
          <table:table-cell table:formula="of:=AVERAGE([Instances.X106:Instances.X135])" office:value-type="float"/>
          <table:table-cell table:formula="of:=AVERAGE([Instances.Y106:Instances.Y135])" office:value-type="float"/>
          <table:table-cell table:style-name="cellWorst" table:formula="of:=AVERAGE([Instances.Z106:Instances.Z135])" office:value-type="float"/>
          <table:table-cell table:formula="of:=SUM([Instances.AA106:Instances.AA135])" office:value-type="float"/>
          <table:table-cell table:formula="of:=AVERAGE([Instances.AB106:Instances.AB135])" office:value-type="float"/>
          <table:table-cell table:formula="of:=AVERAGE([Instances.AC106:Instances.AC135])" office:value-type="float"/>
          <table:table-cell table:formula="of:=AVERAGE([Instances.AD106:Instances.AD135])" office:value-type="float"/>
          <table:table-cell table:formula="of:=AVERAGE([Instances.AE106:Instances.AE135])" office:value-type="float"/>
          <table:table-cell table:formula="of:=MIN([.$B8];[.$H8];[.$N8];[.$T8];[.$Z8])" office:value-type="float"/>
          <table:table-cell table:formula="of:=MIN([.$C8];[.$I8];[.$O8];[.$U8];[.$AA8])" office:value-type="float"/>
          <table:table-cell table:formula="of:=MIN([.$D8];[.$J8];[.$P8];[.$V8];[.$AB8])" office:value-type="float"/>
          <table:table-cell table:formula="of:=MIN([.$E8];[.$K8];[.$Q8];[.$W8];[.$AC8])" office:value-type="float"/>
          <table:table-cell table:formula="of:=MIN([.$F8];[.$L8];[.$R8];[.$X8];[.$AD8])" office:value-type="float"/>
          <table:table-cell table:formula="of:=MIN([.$G8];[.$M8];[.$S8];[.$Y8];[.$AE8])" office:value-type="float"/>
          <table:table-cell table:formula="of:=MEDIAN([.$B8];[.$H8];[.$N8];[.$T8];[.$Z8])" office:value-type="float"/>
          <table:table-cell table:formula="of:=MEDIAN([.$C8];[.$I8];[.$O8];[.$U8];[.$AA8])" office:value-type="float"/>
          <table:table-cell table:formula="of:=MEDIAN([.$D8];[.$J8];[.$P8];[.$V8];[.$AB8])" office:value-type="float"/>
          <table:table-cell table:formula="of:=MEDIAN([.$E8];[.$K8];[.$Q8];[.$W8];[.$AC8])" office:value-type="float"/>
          <table:table-cell table:formula="of:=MEDIAN([.$F8];[.$L8];[.$R8];[.$X8];[.$AD8])" office:value-type="float"/>
          <table:table-cell table:formula="of:=MEDIAN([.$G8];[.$M8];[.$S8];[.$Y8];[.$AE8])" office:value-type="float"/>
          <table:table-cell table:formula="of:=MAX([.$B8];[.$H8];[.$N8];[.$T8];[.$Z8])" office:value-type="float"/>
          <table:table-cell table:formula="of:=MAX([.$C8];[.$I8];[.$O8];[.$U8];[.$AA8])" office:value-type="float"/>
          <table:table-cell table:formula="of:=MAX([.$D8];[.$J8];[.$P8];[.$V8];[.$AB8])" office:value-type="float"/>
          <table:table-cell table:formula="of:=MAX([.$E8];[.$K8];[.$Q8];[.$W8];[.$AC8])" office:value-type="float"/>
          <table:table-cell table:formula="of:=MAX([.$F8];[.$L8];[.$R8];[.$X8];[.$AD8])" office:value-type="float"/>
          <table:table-cell table:formula="of:=MAX([.$G8];[.$M8];[.$S8];[.$Y8];[.$AE8])" office:value-type="float"/>
        </table:table-row>
        <table:table-row table:style-name="ro1">
          <table:table-cell office:value-type="string">
            <text:p>dse/3x3/instances</text:p>
          </table:table-cell>
          <table:table-cell table:formula="of:=AVERAGE([Instances.B136:Instances.B165])" office:value-type="float"/>
          <table:table-cell table:formula="of:=SUM([Instances.C136:Instances.C165])" office:value-type="float"/>
          <table:table-cell table:formula="of:=AVERAGE([Instances.D136:Instances.D165])" office:value-type="float"/>
          <table:table-cell table:formula="of:=AVERAGE([Instances.E136:Instances.E165])" office:value-type="float"/>
          <table:table-cell table:formula="of:=AVERAGE([Instances.F136:Instances.F165])" office:value-type="float"/>
          <table:table-cell table:formula="of:=AVERAGE([Instances.G136:Instances.G165])" office:value-type="float"/>
          <table:table-cell table:style-name="cellWorst" table:formula="of:=AVERAGE([Instances.H136:Instances.H165])" office:value-type="float"/>
          <table:table-cell table:formula="of:=SUM([Instances.I136:Instances.I165])" office:value-type="float"/>
          <table:table-cell table:formula="of:=AVERAGE([Instances.J136:Instances.J165])" office:value-type="float"/>
          <table:table-cell table:formula="of:=AVERAGE([Instances.K136:Instances.K165])" office:value-type="float"/>
          <table:table-cell table:formula="of:=AVERAGE([Instances.L136:Instances.L165])" office:value-type="float"/>
          <table:table-cell table:formula="of:=AVERAGE([Instances.M136:Instances.M165])" office:value-type="float"/>
          <table:table-cell table:formula="of:=AVERAGE([Instances.N136:Instances.N165])" office:value-type="float"/>
          <table:table-cell table:formula="of:=SUM([Instances.O136:Instances.O165])" office:value-type="float"/>
          <table:table-cell table:formula="of:=AVERAGE([Instances.P136:Instances.P165])" office:value-type="float"/>
          <table:table-cell table:formula="of:=AVERAGE([Instances.Q136:Instances.Q165])" office:value-type="float"/>
          <table:table-cell table:formula="of:=AVERAGE([Instances.R136:Instances.R165])" office:value-type="float"/>
          <table:table-cell table:formula="of:=AVERAGE([Instances.S136:Instances.S165])" office:value-type="float"/>
          <table:table-cell table:formula="of:=AVERAGE([Instances.T136:Instances.T165])" office:value-type="float"/>
          <table:table-cell table:formula="of:=SUM([Instances.U136:Instances.U165])" office:value-type="float"/>
          <table:table-cell table:formula="of:=AVERAGE([Instances.V136:Instances.V165])" office:value-type="float"/>
          <table:table-cell table:formula="of:=AVERAGE([Instances.W136:Instances.W165])" office:value-type="float"/>
          <table:table-cell table:formula="of:=AVERAGE([Instances.X136:Instances.X165])" office:value-type="float"/>
          <table:table-cell table:formula="of:=AVERAGE([Instances.Y136:Instances.Y165])" office:value-type="float"/>
          <table:table-cell table:style-name="cellBest" table:formula="of:=AVERAGE([Instances.Z136:Instances.Z165])" office:value-type="float"/>
          <table:table-cell table:formula="of:=SUM([Instances.AA136:Instances.AA165])" office:value-type="float"/>
          <table:table-cell table:formula="of:=AVERAGE([Instances.AB136:Instances.AB165])" office:value-type="float"/>
          <table:table-cell table:formula="of:=AVERAGE([Instances.AC136:Instances.AC165])" office:value-type="float"/>
          <table:table-cell table:formula="of:=AVERAGE([Instances.AD136:Instances.AD165])" office:value-type="float"/>
          <table:table-cell table:formula="of:=AVERAGE([Instances.AE136:Instances.AE165])" office:value-type="float"/>
          <table:table-cell table:formula="of:=MIN([.$B9];[.$H9];[.$N9];[.$T9];[.$Z9])" office:value-type="float"/>
          <table:table-cell table:formula="of:=MIN([.$C9];[.$I9];[.$O9];[.$U9];[.$AA9])" office:value-type="float"/>
          <table:table-cell table:formula="of:=MIN([.$D9];[.$J9];[.$P9];[.$V9];[.$AB9])" office:value-type="float"/>
          <table:table-cell table:formula="of:=MIN([.$E9];[.$K9];[.$Q9];[.$W9];[.$AC9])" office:value-type="float"/>
          <table:table-cell table:formula="of:=MIN([.$F9];[.$L9];[.$R9];[.$X9];[.$AD9])" office:value-type="float"/>
          <table:table-cell table:formula="of:=MIN([.$G9];[.$M9];[.$S9];[.$Y9];[.$AE9])" office:value-type="float"/>
          <table:table-cell table:formula="of:=MEDIAN([.$B9];[.$H9];[.$N9];[.$T9];[.$Z9])" office:value-type="float"/>
          <table:table-cell table:formula="of:=MEDIAN([.$C9];[.$I9];[.$O9];[.$U9];[.$AA9])" office:value-type="float"/>
          <table:table-cell table:formula="of:=MEDIAN([.$D9];[.$J9];[.$P9];[.$V9];[.$AB9])" office:value-type="float"/>
          <table:table-cell table:formula="of:=MEDIAN([.$E9];[.$K9];[.$Q9];[.$W9];[.$AC9])" office:value-type="float"/>
          <table:table-cell table:formula="of:=MEDIAN([.$F9];[.$L9];[.$R9];[.$X9];[.$AD9])" office:value-type="float"/>
          <table:table-cell table:formula="of:=MEDIAN([.$G9];[.$M9];[.$S9];[.$Y9];[.$AE9])" office:value-type="float"/>
          <table:table-cell table:formula="of:=MAX([.$B9];[.$H9];[.$N9];[.$T9];[.$Z9])" office:value-type="float"/>
          <table:table-cell table:formula="of:=MAX([.$C9];[.$I9];[.$O9];[.$U9];[.$AA9])" office:value-type="float"/>
          <table:table-cell table:formula="of:=MAX([.$D9];[.$J9];[.$P9];[.$V9];[.$AB9])" office:value-type="float"/>
          <table:table-cell table:formula="of:=MAX([.$E9];[.$K9];[.$Q9];[.$W9];[.$AC9])" office:value-type="float"/>
          <table:table-cell table:formula="of:=MAX([.$F9];[.$L9];[.$R9];[.$X9];[.$AD9])" office:value-type="float"/>
          <table:table-cell table:formula="of:=MAX([.$G9];[.$M9];[.$S9];[.$Y9];[.$AE9])" office:value-type="float"/>
        </table:table-row>
        <table:table-row table:style-name="ro1">
          <table:table-cell office:value-type="string">
            <text:p>iscas85/instances/c3540</text:p>
          </table:table-cell>
          <table:table-cell table:formula="of:=AVERAGE([Instances.B166:Instances.B195])" office:value-type="float"/>
          <table:table-cell table:formula="of:=SUM([Instances.C166:Instances.C195])" office:value-type="float"/>
          <table:table-cell table:formula="of:=AVERAGE([Instances.D166:Instances.D195])" office:value-type="float"/>
          <table:table-cell table:formula="of:=AVERAGE([Instances.E166:Instances.E19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H166:Instances.H195])" office:value-type="float"/>
          <table:table-cell table:formula="of:=SUM([Instances.I166:Instances.I195])" office:value-type="float"/>
          <table:table-cell table:formula="of:=AVERAGE([Instances.J166:Instances.J195])" office:value-type="float"/>
          <table:table-cell table:formula="of:=AVERAGE([Instances.K166:Instances.K19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N166:Instances.N195])" office:value-type="float"/>
          <table:table-cell table:formula="of:=SUM([Instances.O166:Instances.O195])" office:value-type="float"/>
          <table:table-cell table:formula="of:=AVERAGE([Instances.P166:Instances.P195])" office:value-type="float"/>
          <table:table-cell table:formula="of:=AVERAGE([Instances.Q166:Instances.Q19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T166:Instances.T195])" office:value-type="float"/>
          <table:table-cell table:formula="of:=SUM([Instances.U166:Instances.U195])" office:value-type="float"/>
          <table:table-cell table:formula="of:=AVERAGE([Instances.V166:Instances.V195])" office:value-type="float"/>
          <table:table-cell table:formula="of:=AVERAGE([Instances.W166:Instances.W19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Z166:Instances.Z195])" office:value-type="float"/>
          <table:table-cell table:formula="of:=SUM([Instances.AA166:Instances.AA195])" office:value-type="float"/>
          <table:table-cell table:formula="of:=AVERAGE([Instances.AB166:Instances.AB195])" office:value-type="float"/>
          <table:table-cell table:formula="of:=AVERAGE([Instances.AC166:Instances.AC19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10];[.$H10];[.$N10];[.$T10];[.$Z10])" office:value-type="float"/>
          <table:table-cell table:formula="of:=MIN([.$C10];[.$I10];[.$O10];[.$U10];[.$AA10])" office:value-type="float"/>
          <table:table-cell table:formula="of:=MIN([.$D10];[.$J10];[.$P10];[.$V10];[.$AB10])" office:value-type="float"/>
          <table:table-cell table:formula="of:=MIN([.$E10];[.$K10];[.$Q10];[.$W10];[.$AC10])" office:value-type="float"/>
          <table:table-cell table:formula="of:=MIN([.$F10];[.$L10];[.$R10];[.$X10];[.$AD10])" office:value-type="float"/>
          <table:table-cell table:formula="of:=MIN([.$G10];[.$M10];[.$S10];[.$Y10];[.$AE10])" office:value-type="float"/>
          <table:table-cell table:formula="of:=MEDIAN([.$B10];[.$H10];[.$N10];[.$T10];[.$Z10])" office:value-type="float"/>
          <table:table-cell table:formula="of:=MEDIAN([.$C10];[.$I10];[.$O10];[.$U10];[.$AA10])" office:value-type="float"/>
          <table:table-cell table:formula="of:=MEDIAN([.$D10];[.$J10];[.$P10];[.$V10];[.$AB10])" office:value-type="float"/>
          <table:table-cell table:formula="of:=MEDIAN([.$E10];[.$K10];[.$Q10];[.$W10];[.$AC10])" office:value-type="float"/>
          <table:table-cell table:formula="of:=MEDIAN([.$F10];[.$L10];[.$R10];[.$X10];[.$AD10])" office:value-type="float"/>
          <table:table-cell table:formula="of:=MEDIAN([.$G10];[.$M10];[.$S10];[.$Y10];[.$AE10])" office:value-type="float"/>
          <table:table-cell table:formula="of:=MAX([.$B10];[.$H10];[.$N10];[.$T10];[.$Z10])" office:value-type="float"/>
          <table:table-cell table:formula="of:=MAX([.$C10];[.$I10];[.$O10];[.$U10];[.$AA10])" office:value-type="float"/>
          <table:table-cell table:formula="of:=MAX([.$D10];[.$J10];[.$P10];[.$V10];[.$AB10])" office:value-type="float"/>
          <table:table-cell table:formula="of:=MAX([.$E10];[.$K10];[.$Q10];[.$W10];[.$AC10])" office:value-type="float"/>
          <table:table-cell table:formula="of:=MAX([.$F10];[.$L10];[.$R10];[.$X10];[.$AD10])" office:value-type="float"/>
          <table:table-cell table:formula="of:=MAX([.$G10];[.$M10];[.$S10];[.$Y10];[.$AE10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0])" office:value-type="float"/>
          <table:table-cell table:formula="of:=SUM([.C3:.C10])" office:value-type="float"/>
          <table:table-cell table:formula="of:=SUM([.D3:.D10])" office:value-type="float"/>
          <table:table-cell table:formula="of:=SUM([.E3:.E10])" office:value-type="float"/>
          <table:table-cell table:formula="of:=SUM([.F3:.F10])" office:value-type="float"/>
          <table:table-cell table:style-name="cellBest" table:formula="of:=SUM([.G3:.G10])" office:value-type="float"/>
          <table:table-cell table:formula="of:=SUM([.H3:.H10])" office:value-type="float"/>
          <table:table-cell table:formula="of:=SUM([.I3:.I10])" office:value-type="float"/>
          <table:table-cell table:formula="of:=SUM([.J3:.J10])" office:value-type="float"/>
          <table:table-cell table:formula="of:=SUM([.K3:.K10])" office:value-type="float"/>
          <table:table-cell table:formula="of:=SUM([.L3:.L10])" office:value-type="float"/>
          <table:table-cell table:formula="of:=SUM([.M3:.M10])" office:value-type="float"/>
          <table:table-cell table:formula="of:=SUM([.N3:.N10])" office:value-type="float"/>
          <table:table-cell table:formula="of:=SUM([.O3:.O10])" office:value-type="float"/>
          <table:table-cell table:formula="of:=SUM([.P3:.P10])" office:value-type="float"/>
          <table:table-cell table:formula="of:=SUM([.Q3:.Q10])" office:value-type="float"/>
          <table:table-cell table:formula="of:=SUM([.R3:.R10])" office:value-type="float"/>
          <table:table-cell table:formula="of:=SUM([.S3:.S10])" office:value-type="float"/>
          <table:table-cell table:style-name="cellBest" table:formula="of:=SUM([.T3:.T10])" office:value-type="float"/>
          <table:table-cell table:style-name="cellBest" table:formula="of:=SUM([.U3:.U10])" office:value-type="float"/>
          <table:table-cell table:formula="of:=SUM([.V3:.V10])" office:value-type="float"/>
          <table:table-cell table:formula="of:=SUM([.W3:.W10])" office:value-type="float"/>
          <table:table-cell table:formula="of:=SUM([.X3:.X10])" office:value-type="float"/>
          <table:table-cell table:formula="of:=SUM([.Y3:.Y10])" office:value-type="float"/>
          <table:table-cell table:style-name="cellWorst" table:formula="of:=SUM([.Z3:.Z10])" office:value-type="float"/>
          <table:table-cell table:style-name="cellWorst" table:formula="of:=SUM([.AA3:.AA10])" office:value-type="float"/>
          <table:table-cell table:formula="of:=SUM([.AB3:.AB10])" office:value-type="float"/>
          <table:table-cell table:formula="of:=SUM([.AC3:.AC10])" office:value-type="float"/>
          <table:table-cell table:formula="of:=SUM([.AD3:.AD10])" office:value-type="float"/>
          <table:table-cell table:style-name="cellWorst" table:formula="of:=SUM([.AE3:.AE10])" office:value-type="float"/>
          <table:table-cell table:formula="of:=SUM([.AF3:.AF10])" office:value-type="float"/>
          <table:table-cell table:formula="of:=SUM([.AG3:.AG10])" office:value-type="float"/>
          <table:table-cell table:formula="of:=SUM([.AH3:.AH10])" office:value-type="float"/>
          <table:table-cell table:formula="of:=SUM([.AI3:.AI10])" office:value-type="float"/>
          <table:table-cell table:formula="of:=SUM([.AJ3:.AJ10])" office:value-type="float"/>
          <table:table-cell table:formula="of:=SUM([.AK3:.AK10])" office:value-type="float"/>
          <table:table-cell table:formula="of:=SUM([.AL3:.AL10])" office:value-type="float"/>
          <table:table-cell table:formula="of:=SUM([.AM3:.AM10])" office:value-type="float"/>
          <table:table-cell table:formula="of:=SUM([.AN3:.AN10])" office:value-type="float"/>
          <table:table-cell table:formula="of:=SUM([.AO3:.AO10])" office:value-type="float"/>
          <table:table-cell table:formula="of:=SUM([.AP3:.AP10])" office:value-type="float"/>
          <table:table-cell table:formula="of:=SUM([.AQ3:.AQ10])" office:value-type="float"/>
          <table:table-cell table:formula="of:=SUM([.AR3:.AR10])" office:value-type="float"/>
          <table:table-cell table:formula="of:=SUM([.AS3:.AS10])" office:value-type="float"/>
          <table:table-cell table:formula="of:=SUM([.AT3:.AT10])" office:value-type="float"/>
          <table:table-cell table:formula="of:=SUM([.AU3:.AU10])" office:value-type="float"/>
          <table:table-cell table:formula="of:=SUM([.AV3:.AV10])" office:value-type="float"/>
          <table:table-cell table:formula="of:=SUM([.AW3:.AW10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0])" office:value-type="float"/>
          <table:table-cell table:formula="of:=AVERAGE([.C3:.C10])" office:value-type="float"/>
          <table:table-cell table:formula="of:=AVERAGE([.D3:.D10])" office:value-type="float"/>
          <table:table-cell table:formula="of:=AVERAGE([.E3:.E10])" office:value-type="float"/>
          <table:table-cell table:formula="of:=AVERAGE([.F3:.F10])" office:value-type="float"/>
          <table:table-cell table:style-name="cellBest" table:formula="of:=AVERAGE([.G3:.G10])" office:value-type="float"/>
          <table:table-cell table:formula="of:=AVERAGE([.H3:.H10])" office:value-type="float"/>
          <table:table-cell table:formula="of:=AVERAGE([.I3:.I10])" office:value-type="float"/>
          <table:table-cell table:formula="of:=AVERAGE([.J3:.J10])" office:value-type="float"/>
          <table:table-cell table:formula="of:=AVERAGE([.K3:.K10])" office:value-type="float"/>
          <table:table-cell table:formula="of:=AVERAGE([.L3:.L10])" office:value-type="float"/>
          <table:table-cell table:formula="of:=AVERAGE([.M3:.M10])" office:value-type="float"/>
          <table:table-cell table:formula="of:=AVERAGE([.N3:.N10])" office:value-type="float"/>
          <table:table-cell table:formula="of:=AVERAGE([.O3:.O10])" office:value-type="float"/>
          <table:table-cell table:formula="of:=AVERAGE([.P3:.P10])" office:value-type="float"/>
          <table:table-cell table:formula="of:=AVERAGE([.Q3:.Q10])" office:value-type="float"/>
          <table:table-cell table:formula="of:=AVERAGE([.R3:.R10])" office:value-type="float"/>
          <table:table-cell table:formula="of:=AVERAGE([.S3:.S10])" office:value-type="float"/>
          <table:table-cell table:style-name="cellBest" table:formula="of:=AVERAGE([.T3:.T10])" office:value-type="float"/>
          <table:table-cell table:style-name="cellBest" table:formula="of:=AVERAGE([.U3:.U10])" office:value-type="float"/>
          <table:table-cell table:formula="of:=AVERAGE([.V3:.V10])" office:value-type="float"/>
          <table:table-cell table:formula="of:=AVERAGE([.W3:.W10])" office:value-type="float"/>
          <table:table-cell table:formula="of:=AVERAGE([.X3:.X10])" office:value-type="float"/>
          <table:table-cell table:formula="of:=AVERAGE([.Y3:.Y10])" office:value-type="float"/>
          <table:table-cell table:style-name="cellWorst" table:formula="of:=AVERAGE([.Z3:.Z10])" office:value-type="float"/>
          <table:table-cell table:style-name="cellWorst" table:formula="of:=AVERAGE([.AA3:.AA10])" office:value-type="float"/>
          <table:table-cell table:formula="of:=AVERAGE([.AB3:.AB10])" office:value-type="float"/>
          <table:table-cell table:formula="of:=AVERAGE([.AC3:.AC10])" office:value-type="float"/>
          <table:table-cell table:formula="of:=AVERAGE([.AD3:.AD10])" office:value-type="float"/>
          <table:table-cell table:style-name="cellWorst" table:formula="of:=AVERAGE([.AE3:.AE10])" office:value-type="float"/>
          <table:table-cell table:formula="of:=AVERAGE([.AF3:.AF10])" office:value-type="float"/>
          <table:table-cell table:formula="of:=AVERAGE([.AG3:.AG10])" office:value-type="float"/>
          <table:table-cell table:formula="of:=AVERAGE([.AH3:.AH10])" office:value-type="float"/>
          <table:table-cell table:formula="of:=AVERAGE([.AI3:.AI10])" office:value-type="float"/>
          <table:table-cell table:formula="of:=AVERAGE([.AJ3:.AJ10])" office:value-type="float"/>
          <table:table-cell table:formula="of:=AVERAGE([.AK3:.AK10])" office:value-type="float"/>
          <table:table-cell table:formula="of:=AVERAGE([.AL3:.AL10])" office:value-type="float"/>
          <table:table-cell table:formula="of:=AVERAGE([.AM3:.AM10])" office:value-type="float"/>
          <table:table-cell table:formula="of:=AVERAGE([.AN3:.AN10])" office:value-type="float"/>
          <table:table-cell table:formula="of:=AVERAGE([.AO3:.AO10])" office:value-type="float"/>
          <table:table-cell table:formula="of:=AVERAGE([.AP3:.AP10])" office:value-type="float"/>
          <table:table-cell table:formula="of:=AVERAGE([.AQ3:.AQ10])" office:value-type="float"/>
          <table:table-cell table:formula="of:=AVERAGE([.AR3:.AR10])" office:value-type="float"/>
          <table:table-cell table:formula="of:=AVERAGE([.AS3:.AS10])" office:value-type="float"/>
          <table:table-cell table:formula="of:=AVERAGE([.AT3:.AT10])" office:value-type="float"/>
          <table:table-cell table:formula="of:=AVERAGE([.AU3:.AU10])" office:value-type="float"/>
          <table:table-cell table:formula="of:=AVERAGE([.AV3:.AV10])" office:value-type="float"/>
          <table:table-cell table:formula="of:=AVERAGE([.AW3:.AW10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0])" office:value-type="float"/>
          <table:table-cell table:formula="of:=STDEV([.C3:.C10])" office:value-type="float"/>
          <table:table-cell table:formula="of:=STDEV([.D3:.D10])" office:value-type="float"/>
          <table:table-cell table:formula="of:=STDEV([.E3:.E10])" office:value-type="float"/>
          <table:table-cell table:formula="of:=STDEV([.F3:.F10])" office:value-type="float"/>
          <table:table-cell table:style-name="cellBest" table:formula="of:=STDEV([.G3:.G10])" office:value-type="float"/>
          <table:table-cell table:formula="of:=STDEV([.H3:.H10])" office:value-type="float"/>
          <table:table-cell table:formula="of:=STDEV([.I3:.I10])" office:value-type="float"/>
          <table:table-cell table:formula="of:=STDEV([.J3:.J10])" office:value-type="float"/>
          <table:table-cell table:formula="of:=STDEV([.K3:.K10])" office:value-type="float"/>
          <table:table-cell table:formula="of:=STDEV([.L3:.L10])" office:value-type="float"/>
          <table:table-cell table:formula="of:=STDEV([.M3:.M10])" office:value-type="float"/>
          <table:table-cell table:formula="of:=STDEV([.N3:.N10])" office:value-type="float"/>
          <table:table-cell table:formula="of:=STDEV([.O3:.O10])" office:value-type="float"/>
          <table:table-cell table:formula="of:=STDEV([.P3:.P10])" office:value-type="float"/>
          <table:table-cell table:formula="of:=STDEV([.Q3:.Q10])" office:value-type="float"/>
          <table:table-cell table:formula="of:=STDEV([.R3:.R10])" office:value-type="float"/>
          <table:table-cell table:formula="of:=STDEV([.S3:.S10])" office:value-type="float"/>
          <table:table-cell table:style-name="cellWorst" table:formula="of:=STDEV([.T3:.T10])" office:value-type="float"/>
          <table:table-cell table:formula="of:=STDEV([.U3:.U10])" office:value-type="float"/>
          <table:table-cell table:formula="of:=STDEV([.V3:.V10])" office:value-type="float"/>
          <table:table-cell table:formula="of:=STDEV([.W3:.W10])" office:value-type="float"/>
          <table:table-cell table:formula="of:=STDEV([.X3:.X10])" office:value-type="float"/>
          <table:table-cell table:formula="of:=STDEV([.Y3:.Y10])" office:value-type="float"/>
          <table:table-cell table:style-name="cellBest" table:formula="of:=STDEV([.Z3:.Z10])" office:value-type="float"/>
          <table:table-cell table:formula="of:=STDEV([.AA3:.AA10])" office:value-type="float"/>
          <table:table-cell table:formula="of:=STDEV([.AB3:.AB10])" office:value-type="float"/>
          <table:table-cell table:formula="of:=STDEV([.AC3:.AC10])" office:value-type="float"/>
          <table:table-cell table:formula="of:=STDEV([.AD3:.AD10])" office:value-type="float"/>
          <table:table-cell table:style-name="cellWorst" table:formula="of:=STDEV([.AE3:.AE10])" office:value-type="float"/>
          <table:table-cell table:formula="of:=STDEV([.AF3:.AF10])" office:value-type="float"/>
          <table:table-cell table:formula="of:=STDEV([.AG3:.AG10])" office:value-type="float"/>
          <table:table-cell table:formula="of:=STDEV([.AH3:.AH10])" office:value-type="float"/>
          <table:table-cell table:formula="of:=STDEV([.AI3:.AI10])" office:value-type="float"/>
          <table:table-cell table:formula="of:=STDEV([.AJ3:.AJ10])" office:value-type="float"/>
          <table:table-cell table:formula="of:=STDEV([.AK3:.AK10])" office:value-type="float"/>
          <table:table-cell table:formula="of:=STDEV([.AL3:.AL10])" office:value-type="float"/>
          <table:table-cell table:formula="of:=STDEV([.AM3:.AM10])" office:value-type="float"/>
          <table:table-cell table:formula="of:=STDEV([.AN3:.AN10])" office:value-type="float"/>
          <table:table-cell table:formula="of:=STDEV([.AO3:.AO10])" office:value-type="float"/>
          <table:table-cell table:formula="of:=STDEV([.AP3:.AP10])" office:value-type="float"/>
          <table:table-cell table:formula="of:=STDEV([.AQ3:.AQ10])" office:value-type="float"/>
          <table:table-cell table:formula="of:=STDEV([.AR3:.AR10])" office:value-type="float"/>
          <table:table-cell table:formula="of:=STDEV([.AS3:.AS10])" office:value-type="float"/>
          <table:table-cell table:formula="of:=STDEV([.AT3:.AT10])" office:value-type="float"/>
          <table:table-cell table:formula="of:=STDEV([.AU3:.AU10])" office:value-type="float"/>
          <table:table-cell table:formula="of:=STDEV([.AV3:.AV10])" office:value-type="float"/>
          <table:table-cell table:formula="of:=STDEV([.AW3:.AW10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0]-[.$AF3:.$AF10])^2)^0.5" office:value-type="float"/>
          <table:table-cell table:number-matrix-columns-spanned="1" table:number-matrix-rows-spanned="1" table:formula="of:=SUM(([.C3:.C10]-[.$AG3:.$AG10])^2)^0.5" office:value-type="float"/>
          <table:table-cell table:number-matrix-columns-spanned="1" table:number-matrix-rows-spanned="1" table:formula="of:=SUM(([.D3:.D10]-[.$AH3:.$AH10])^2)^0.5" office:value-type="float"/>
          <table:table-cell table:number-matrix-columns-spanned="1" table:number-matrix-rows-spanned="1" table:formula="of:=SUM(([.E3:.E10]-[.$AI3:.$AI10])^2)^0.5" office:value-type="float"/>
          <table:table-cell table:number-matrix-columns-spanned="1" table:number-matrix-rows-spanned="1" table:formula="of:=SUM(([.F3:.F10]-[.$AJ3:.$AJ10])^2)^0.5" office:value-type="float"/>
          <table:table-cell table:style-name="cellBest" table:number-matrix-columns-spanned="1" table:number-matrix-rows-spanned="1" table:formula="of:=SUM(([.G3:.G10]-[.$AK3:.$AK10])^2)^0.5" office:value-type="float"/>
          <table:table-cell table:number-matrix-columns-spanned="1" table:number-matrix-rows-spanned="1" table:formula="of:=SUM(([.H3:.H10]-[.$AF3:.$AF10])^2)^0.5" office:value-type="float"/>
          <table:table-cell table:number-matrix-columns-spanned="1" table:number-matrix-rows-spanned="1" table:formula="of:=SUM(([.I3:.I10]-[.$AG3:.$AG10])^2)^0.5" office:value-type="float"/>
          <table:table-cell table:number-matrix-columns-spanned="1" table:number-matrix-rows-spanned="1" table:formula="of:=SUM(([.J3:.J10]-[.$AH3:.$AH10])^2)^0.5" office:value-type="float"/>
          <table:table-cell table:number-matrix-columns-spanned="1" table:number-matrix-rows-spanned="1" table:formula="of:=SUM(([.K3:.K10]-[.$AI3:.$AI10])^2)^0.5" office:value-type="float"/>
          <table:table-cell table:number-matrix-columns-spanned="1" table:number-matrix-rows-spanned="1" table:formula="of:=SUM(([.L3:.L10]-[.$AJ3:.$AJ10])^2)^0.5" office:value-type="float"/>
          <table:table-cell table:number-matrix-columns-spanned="1" table:number-matrix-rows-spanned="1" table:formula="of:=SUM(([.M3:.M10]-[.$AK3:.$AK10])^2)^0.5" office:value-type="float"/>
          <table:table-cell table:number-matrix-columns-spanned="1" table:number-matrix-rows-spanned="1" table:formula="of:=SUM(([.N3:.N10]-[.$AF3:.$AF10])^2)^0.5" office:value-type="float"/>
          <table:table-cell table:number-matrix-columns-spanned="1" table:number-matrix-rows-spanned="1" table:formula="of:=SUM(([.O3:.O10]-[.$AG3:.$AG10])^2)^0.5" office:value-type="float"/>
          <table:table-cell table:number-matrix-columns-spanned="1" table:number-matrix-rows-spanned="1" table:formula="of:=SUM(([.P3:.P10]-[.$AH3:.$AH10])^2)^0.5" office:value-type="float"/>
          <table:table-cell table:number-matrix-columns-spanned="1" table:number-matrix-rows-spanned="1" table:formula="of:=SUM(([.Q3:.Q10]-[.$AI3:.$AI10])^2)^0.5" office:value-type="float"/>
          <table:table-cell table:number-matrix-columns-spanned="1" table:number-matrix-rows-spanned="1" table:formula="of:=SUM(([.R3:.R10]-[.$AJ3:.$AJ10])^2)^0.5" office:value-type="float"/>
          <table:table-cell table:number-matrix-columns-spanned="1" table:number-matrix-rows-spanned="1" table:formula="of:=SUM(([.S3:.S10]-[.$AK3:.$AK10])^2)^0.5" office:value-type="float"/>
          <table:table-cell table:style-name="cellBest" table:number-matrix-columns-spanned="1" table:number-matrix-rows-spanned="1" table:formula="of:=SUM(([.T3:.T10]-[.$AF3:.$AF10])^2)^0.5" office:value-type="float"/>
          <table:table-cell table:style-name="cellBest" table:number-matrix-columns-spanned="1" table:number-matrix-rows-spanned="1" table:formula="of:=SUM(([.U3:.U10]-[.$AG3:.$AG10])^2)^0.5" office:value-type="float"/>
          <table:table-cell table:number-matrix-columns-spanned="1" table:number-matrix-rows-spanned="1" table:formula="of:=SUM(([.V3:.V10]-[.$AH3:.$AH10])^2)^0.5" office:value-type="float"/>
          <table:table-cell table:number-matrix-columns-spanned="1" table:number-matrix-rows-spanned="1" table:formula="of:=SUM(([.W3:.W10]-[.$AI3:.$AI10])^2)^0.5" office:value-type="float"/>
          <table:table-cell table:number-matrix-columns-spanned="1" table:number-matrix-rows-spanned="1" table:formula="of:=SUM(([.X3:.X10]-[.$AJ3:.$AJ10])^2)^0.5" office:value-type="float"/>
          <table:table-cell table:number-matrix-columns-spanned="1" table:number-matrix-rows-spanned="1" table:formula="of:=SUM(([.Y3:.Y10]-[.$AK3:.$AK10])^2)^0.5" office:value-type="float"/>
          <table:table-cell table:style-name="cellWorst" table:number-matrix-columns-spanned="1" table:number-matrix-rows-spanned="1" table:formula="of:=SUM(([.Z3:.Z10]-[.$AF3:.$AF10])^2)^0.5" office:value-type="float"/>
          <table:table-cell table:style-name="cellWorst" table:number-matrix-columns-spanned="1" table:number-matrix-rows-spanned="1" table:formula="of:=SUM(([.AA3:.AA10]-[.$AG3:.$AG10])^2)^0.5" office:value-type="float"/>
          <table:table-cell table:number-matrix-columns-spanned="1" table:number-matrix-rows-spanned="1" table:formula="of:=SUM(([.AB3:.AB10]-[.$AH3:.$AH10])^2)^0.5" office:value-type="float"/>
          <table:table-cell table:number-matrix-columns-spanned="1" table:number-matrix-rows-spanned="1" table:formula="of:=SUM(([.AC3:.AC10]-[.$AI3:.$AI10])^2)^0.5" office:value-type="float"/>
          <table:table-cell table:number-matrix-columns-spanned="1" table:number-matrix-rows-spanned="1" table:formula="of:=SUM(([.AD3:.AD10]-[.$AJ3:.$AJ10])^2)^0.5" office:value-type="float"/>
          <table:table-cell table:style-name="cellWorst" table:number-matrix-columns-spanned="1" table:number-matrix-rows-spanned="1" table:formula="of:=SUM(([.AE3:.AE10]-[.$AK3:.$AK10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0]=[.$AF3:.$AF10])" office:value-type="float"/>
          <table:table-cell table:number-matrix-columns-spanned="1" table:number-matrix-rows-spanned="1" table:formula="of:=SUM([.C3:.C10]=[.$AG3:.$AG10])" office:value-type="float"/>
          <table:table-cell table:number-matrix-columns-spanned="1" table:number-matrix-rows-spanned="1" table:formula="of:=SUM([.D3:.D10]=[.$AH3:.$AH10])" office:value-type="float"/>
          <table:table-cell table:number-matrix-columns-spanned="1" table:number-matrix-rows-spanned="1" table:formula="of:=SUM([.E3:.E10]=[.$AI3:.$AI10])" office:value-type="float"/>
          <table:table-cell table:number-matrix-columns-spanned="1" table:number-matrix-rows-spanned="1" table:formula="of:=SUM([.F3:.F10]=[.$AJ3:.$AJ10])" office:value-type="float"/>
          <table:table-cell table:style-name="cellBest" table:number-matrix-columns-spanned="1" table:number-matrix-rows-spanned="1" table:formula="of:=SUM([.G3:.G10]=[.$AK3:.$AK10])" office:value-type="float"/>
          <table:table-cell table:number-matrix-columns-spanned="1" table:number-matrix-rows-spanned="1" table:formula="of:=SUM([.H3:.H10]=[.$AF3:.$AF10])" office:value-type="float"/>
          <table:table-cell table:number-matrix-columns-spanned="1" table:number-matrix-rows-spanned="1" table:formula="of:=SUM([.I3:.I10]=[.$AG3:.$AG10])" office:value-type="float"/>
          <table:table-cell table:number-matrix-columns-spanned="1" table:number-matrix-rows-spanned="1" table:formula="of:=SUM([.J3:.J10]=[.$AH3:.$AH10])" office:value-type="float"/>
          <table:table-cell table:number-matrix-columns-spanned="1" table:number-matrix-rows-spanned="1" table:formula="of:=SUM([.K3:.K10]=[.$AI3:.$AI10])" office:value-type="float"/>
          <table:table-cell table:number-matrix-columns-spanned="1" table:number-matrix-rows-spanned="1" table:formula="of:=SUM([.L3:.L10]=[.$AJ3:.$AJ10])" office:value-type="float"/>
          <table:table-cell table:number-matrix-columns-spanned="1" table:number-matrix-rows-spanned="1" table:formula="of:=SUM([.M3:.M10]=[.$AK3:.$AK10])" office:value-type="float"/>
          <table:table-cell table:number-matrix-columns-spanned="1" table:number-matrix-rows-spanned="1" table:formula="of:=SUM([.N3:.N10]=[.$AF3:.$AF10])" office:value-type="float"/>
          <table:table-cell table:number-matrix-columns-spanned="1" table:number-matrix-rows-spanned="1" table:formula="of:=SUM([.O3:.O10]=[.$AG3:.$AG10])" office:value-type="float"/>
          <table:table-cell table:number-matrix-columns-spanned="1" table:number-matrix-rows-spanned="1" table:formula="of:=SUM([.P3:.P10]=[.$AH3:.$AH10])" office:value-type="float"/>
          <table:table-cell table:number-matrix-columns-spanned="1" table:number-matrix-rows-spanned="1" table:formula="of:=SUM([.Q3:.Q10]=[.$AI3:.$AI10])" office:value-type="float"/>
          <table:table-cell table:number-matrix-columns-spanned="1" table:number-matrix-rows-spanned="1" table:formula="of:=SUM([.R3:.R10]=[.$AJ3:.$AJ10])" office:value-type="float"/>
          <table:table-cell table:number-matrix-columns-spanned="1" table:number-matrix-rows-spanned="1" table:formula="of:=SUM([.S3:.S10]=[.$AK3:.$AK10])" office:value-type="float"/>
          <table:table-cell table:style-name="cellBest" table:number-matrix-columns-spanned="1" table:number-matrix-rows-spanned="1" table:formula="of:=SUM([.T3:.T10]=[.$AF3:.$AF10])" office:value-type="float"/>
          <table:table-cell table:style-name="cellBest" table:number-matrix-columns-spanned="1" table:number-matrix-rows-spanned="1" table:formula="of:=SUM([.U3:.U10]=[.$AG3:.$AG10])" office:value-type="float"/>
          <table:table-cell table:number-matrix-columns-spanned="1" table:number-matrix-rows-spanned="1" table:formula="of:=SUM([.V3:.V10]=[.$AH3:.$AH10])" office:value-type="float"/>
          <table:table-cell table:number-matrix-columns-spanned="1" table:number-matrix-rows-spanned="1" table:formula="of:=SUM([.W3:.W10]=[.$AI3:.$AI10])" office:value-type="float"/>
          <table:table-cell table:number-matrix-columns-spanned="1" table:number-matrix-rows-spanned="1" table:formula="of:=SUM([.X3:.X10]=[.$AJ3:.$AJ10])" office:value-type="float"/>
          <table:table-cell table:number-matrix-columns-spanned="1" table:number-matrix-rows-spanned="1" table:formula="of:=SUM([.Y3:.Y10]=[.$AK3:.$AK10])" office:value-type="float"/>
          <table:table-cell table:number-matrix-columns-spanned="1" table:number-matrix-rows-spanned="1" table:formula="of:=SUM([.Z3:.Z10]=[.$AF3:.$AF10])" office:value-type="float"/>
          <table:table-cell table:number-matrix-columns-spanned="1" table:number-matrix-rows-spanned="1" table:formula="of:=SUM([.AA3:.AA10]=[.$AG3:.$AG10])" office:value-type="float"/>
          <table:table-cell table:number-matrix-columns-spanned="1" table:number-matrix-rows-spanned="1" table:formula="of:=SUM([.AB3:.AB10]=[.$AH3:.$AH10])" office:value-type="float"/>
          <table:table-cell table:number-matrix-columns-spanned="1" table:number-matrix-rows-spanned="1" table:formula="of:=SUM([.AC3:.AC10]=[.$AI3:.$AI10])" office:value-type="float"/>
          <table:table-cell table:number-matrix-columns-spanned="1" table:number-matrix-rows-spanned="1" table:formula="of:=SUM([.AD3:.AD10]=[.$AJ3:.$AJ10])" office:value-type="float"/>
          <table:table-cell table:number-matrix-columns-spanned="1" table:number-matrix-rows-spanned="1" table:formula="of:=SUM([.AE3:.AE10]=[.$AK3:.$AK10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0]&lt;[.$AL3:.$AL10])" office:value-type="float"/>
          <table:table-cell table:number-matrix-columns-spanned="1" table:number-matrix-rows-spanned="1" table:formula="of:=SUM([.C3:.C10]&lt;[.$AM3:.$AM10])" office:value-type="float"/>
          <table:table-cell table:number-matrix-columns-spanned="1" table:number-matrix-rows-spanned="1" table:formula="of:=SUM([.D3:.D10]&lt;[.$AN3:.$AN10])" office:value-type="float"/>
          <table:table-cell table:number-matrix-columns-spanned="1" table:number-matrix-rows-spanned="1" table:formula="of:=SUM([.E3:.E10]&lt;[.$AO3:.$AO10])" office:value-type="float"/>
          <table:table-cell table:number-matrix-columns-spanned="1" table:number-matrix-rows-spanned="1" table:formula="of:=SUM([.F3:.F10]&lt;[.$AP3:.$AP10])" office:value-type="float"/>
          <table:table-cell table:style-name="cellBest" table:number-matrix-columns-spanned="1" table:number-matrix-rows-spanned="1" table:formula="of:=SUM([.G3:.G10]&lt;[.$AQ3:.$AQ10])" office:value-type="float"/>
          <table:table-cell table:style-name="cellWorst" table:number-matrix-columns-spanned="1" table:number-matrix-rows-spanned="1" table:formula="of:=SUM([.H3:.H10]&lt;[.$AL3:.$AL10])" office:value-type="float"/>
          <table:table-cell table:number-matrix-columns-spanned="1" table:number-matrix-rows-spanned="1" table:formula="of:=SUM([.I3:.I10]&lt;[.$AM3:.$AM10])" office:value-type="float"/>
          <table:table-cell table:number-matrix-columns-spanned="1" table:number-matrix-rows-spanned="1" table:formula="of:=SUM([.J3:.J10]&lt;[.$AN3:.$AN10])" office:value-type="float"/>
          <table:table-cell table:number-matrix-columns-spanned="1" table:number-matrix-rows-spanned="1" table:formula="of:=SUM([.K3:.K10]&lt;[.$AO3:.$AO10])" office:value-type="float"/>
          <table:table-cell table:number-matrix-columns-spanned="1" table:number-matrix-rows-spanned="1" table:formula="of:=SUM([.L3:.L10]&lt;[.$AP3:.$AP10])" office:value-type="float"/>
          <table:table-cell table:number-matrix-columns-spanned="1" table:number-matrix-rows-spanned="1" table:formula="of:=SUM([.M3:.M10]&lt;[.$AQ3:.$AQ10])" office:value-type="float"/>
          <table:table-cell table:style-name="cellBest" table:number-matrix-columns-spanned="1" table:number-matrix-rows-spanned="1" table:formula="of:=SUM([.N3:.N10]&lt;[.$AL3:.$AL10])" office:value-type="float"/>
          <table:table-cell table:number-matrix-columns-spanned="1" table:number-matrix-rows-spanned="1" table:formula="of:=SUM([.O3:.O10]&lt;[.$AM3:.$AM10])" office:value-type="float"/>
          <table:table-cell table:number-matrix-columns-spanned="1" table:number-matrix-rows-spanned="1" table:formula="of:=SUM([.P3:.P10]&lt;[.$AN3:.$AN10])" office:value-type="float"/>
          <table:table-cell table:number-matrix-columns-spanned="1" table:number-matrix-rows-spanned="1" table:formula="of:=SUM([.Q3:.Q10]&lt;[.$AO3:.$AO10])" office:value-type="float"/>
          <table:table-cell table:number-matrix-columns-spanned="1" table:number-matrix-rows-spanned="1" table:formula="of:=SUM([.R3:.R10]&lt;[.$AP3:.$AP10])" office:value-type="float"/>
          <table:table-cell table:number-matrix-columns-spanned="1" table:number-matrix-rows-spanned="1" table:formula="of:=SUM([.S3:.S10]&lt;[.$AQ3:.$AQ10])" office:value-type="float"/>
          <table:table-cell table:number-matrix-columns-spanned="1" table:number-matrix-rows-spanned="1" table:formula="of:=SUM([.T3:.T10]&lt;[.$AL3:.$AL10])" office:value-type="float"/>
          <table:table-cell table:number-matrix-columns-spanned="1" table:number-matrix-rows-spanned="1" table:formula="of:=SUM([.U3:.U10]&lt;[.$AM3:.$AM10])" office:value-type="float"/>
          <table:table-cell table:number-matrix-columns-spanned="1" table:number-matrix-rows-spanned="1" table:formula="of:=SUM([.V3:.V10]&lt;[.$AN3:.$AN10])" office:value-type="float"/>
          <table:table-cell table:number-matrix-columns-spanned="1" table:number-matrix-rows-spanned="1" table:formula="of:=SUM([.W3:.W10]&lt;[.$AO3:.$AO10])" office:value-type="float"/>
          <table:table-cell table:number-matrix-columns-spanned="1" table:number-matrix-rows-spanned="1" table:formula="of:=SUM([.X3:.X10]&lt;[.$AP3:.$AP10])" office:value-type="float"/>
          <table:table-cell table:number-matrix-columns-spanned="1" table:number-matrix-rows-spanned="1" table:formula="of:=SUM([.Y3:.Y10]&lt;[.$AQ3:.$AQ10])" office:value-type="float"/>
          <table:table-cell table:number-matrix-columns-spanned="1" table:number-matrix-rows-spanned="1" table:formula="of:=SUM([.Z3:.Z10]&lt;[.$AL3:.$AL10])" office:value-type="float"/>
          <table:table-cell table:number-matrix-columns-spanned="1" table:number-matrix-rows-spanned="1" table:formula="of:=SUM([.AA3:.AA10]&lt;[.$AM3:.$AM10])" office:value-type="float"/>
          <table:table-cell table:number-matrix-columns-spanned="1" table:number-matrix-rows-spanned="1" table:formula="of:=SUM([.AB3:.AB10]&lt;[.$AN3:.$AN10])" office:value-type="float"/>
          <table:table-cell table:number-matrix-columns-spanned="1" table:number-matrix-rows-spanned="1" table:formula="of:=SUM([.AC3:.AC10]&lt;[.$AO3:.$AO10])" office:value-type="float"/>
          <table:table-cell table:number-matrix-columns-spanned="1" table:number-matrix-rows-spanned="1" table:formula="of:=SUM([.AD3:.AD10]&lt;[.$AP3:.$AP10])" office:value-type="float"/>
          <table:table-cell table:number-matrix-columns-spanned="1" table:number-matrix-rows-spanned="1" table:formula="of:=SUM([.AE3:.AE10]&lt;[.$AQ3:.$AQ10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0]&gt;[.$AL3:.$AL10])" office:value-type="float"/>
          <table:table-cell table:number-matrix-columns-spanned="1" table:number-matrix-rows-spanned="1" table:formula="of:=SUM([.C3:.C10]&gt;[.$AM3:.$AM10])" office:value-type="float"/>
          <table:table-cell table:number-matrix-columns-spanned="1" table:number-matrix-rows-spanned="1" table:formula="of:=SUM([.D3:.D10]&gt;[.$AN3:.$AN10])" office:value-type="float"/>
          <table:table-cell table:number-matrix-columns-spanned="1" table:number-matrix-rows-spanned="1" table:formula="of:=SUM([.E3:.E10]&gt;[.$AO3:.$AO10])" office:value-type="float"/>
          <table:table-cell table:number-matrix-columns-spanned="1" table:number-matrix-rows-spanned="1" table:formula="of:=SUM([.F3:.F10]&gt;[.$AP3:.$AP10])" office:value-type="float"/>
          <table:table-cell table:number-matrix-columns-spanned="1" table:number-matrix-rows-spanned="1" table:formula="of:=SUM([.G3:.G10]&gt;[.$AQ3:.$AQ10])" office:value-type="float"/>
          <table:table-cell table:number-matrix-columns-spanned="1" table:number-matrix-rows-spanned="1" table:formula="of:=SUM([.H3:.H10]&gt;[.$AL3:.$AL10])" office:value-type="float"/>
          <table:table-cell table:number-matrix-columns-spanned="1" table:number-matrix-rows-spanned="1" table:formula="of:=SUM([.I3:.I10]&gt;[.$AM3:.$AM10])" office:value-type="float"/>
          <table:table-cell table:number-matrix-columns-spanned="1" table:number-matrix-rows-spanned="1" table:formula="of:=SUM([.J3:.J10]&gt;[.$AN3:.$AN10])" office:value-type="float"/>
          <table:table-cell table:number-matrix-columns-spanned="1" table:number-matrix-rows-spanned="1" table:formula="of:=SUM([.K3:.K10]&gt;[.$AO3:.$AO10])" office:value-type="float"/>
          <table:table-cell table:number-matrix-columns-spanned="1" table:number-matrix-rows-spanned="1" table:formula="of:=SUM([.L3:.L10]&gt;[.$AP3:.$AP10])" office:value-type="float"/>
          <table:table-cell table:number-matrix-columns-spanned="1" table:number-matrix-rows-spanned="1" table:formula="of:=SUM([.M3:.M10]&gt;[.$AQ3:.$AQ10])" office:value-type="float"/>
          <table:table-cell table:style-name="cellBest" table:number-matrix-columns-spanned="1" table:number-matrix-rows-spanned="1" table:formula="of:=SUM([.N3:.N10]&gt;[.$AL3:.$AL10])" office:value-type="float"/>
          <table:table-cell table:number-matrix-columns-spanned="1" table:number-matrix-rows-spanned="1" table:formula="of:=SUM([.O3:.O10]&gt;[.$AM3:.$AM10])" office:value-type="float"/>
          <table:table-cell table:number-matrix-columns-spanned="1" table:number-matrix-rows-spanned="1" table:formula="of:=SUM([.P3:.P10]&gt;[.$AN3:.$AN10])" office:value-type="float"/>
          <table:table-cell table:number-matrix-columns-spanned="1" table:number-matrix-rows-spanned="1" table:formula="of:=SUM([.Q3:.Q10]&gt;[.$AO3:.$AO10])" office:value-type="float"/>
          <table:table-cell table:number-matrix-columns-spanned="1" table:number-matrix-rows-spanned="1" table:formula="of:=SUM([.R3:.R10]&gt;[.$AP3:.$AP10])" office:value-type="float"/>
          <table:table-cell table:number-matrix-columns-spanned="1" table:number-matrix-rows-spanned="1" table:formula="of:=SUM([.S3:.S10]&gt;[.$AQ3:.$AQ10])" office:value-type="float"/>
          <table:table-cell table:style-name="cellBest" table:number-matrix-columns-spanned="1" table:number-matrix-rows-spanned="1" table:formula="of:=SUM([.T3:.T10]&gt;[.$AL3:.$AL10])" office:value-type="float"/>
          <table:table-cell table:style-name="cellBest" table:number-matrix-columns-spanned="1" table:number-matrix-rows-spanned="1" table:formula="of:=SUM([.U3:.U10]&gt;[.$AM3:.$AM10])" office:value-type="float"/>
          <table:table-cell table:number-matrix-columns-spanned="1" table:number-matrix-rows-spanned="1" table:formula="of:=SUM([.V3:.V10]&gt;[.$AN3:.$AN10])" office:value-type="float"/>
          <table:table-cell table:number-matrix-columns-spanned="1" table:number-matrix-rows-spanned="1" table:formula="of:=SUM([.W3:.W10]&gt;[.$AO3:.$AO10])" office:value-type="float"/>
          <table:table-cell table:number-matrix-columns-spanned="1" table:number-matrix-rows-spanned="1" table:formula="of:=SUM([.X3:.X10]&gt;[.$AP3:.$AP10])" office:value-type="float"/>
          <table:table-cell table:number-matrix-columns-spanned="1" table:number-matrix-rows-spanned="1" table:formula="of:=SUM([.Y3:.Y10]&gt;[.$AQ3:.$AQ10])" office:value-type="float"/>
          <table:table-cell table:number-matrix-columns-spanned="1" table:number-matrix-rows-spanned="1" table:formula="of:=SUM([.Z3:.Z10]&gt;[.$AL3:.$AL10])" office:value-type="float"/>
          <table:table-cell table:number-matrix-columns-spanned="1" table:number-matrix-rows-spanned="1" table:formula="of:=SUM([.AA3:.AA10]&gt;[.$AM3:.$AM10])" office:value-type="float"/>
          <table:table-cell table:number-matrix-columns-spanned="1" table:number-matrix-rows-spanned="1" table:formula="of:=SUM([.AB3:.AB10]&gt;[.$AN3:.$AN10])" office:value-type="float"/>
          <table:table-cell table:number-matrix-columns-spanned="1" table:number-matrix-rows-spanned="1" table:formula="of:=SUM([.AC3:.AC10]&gt;[.$AO3:.$AO10])" office:value-type="float"/>
          <table:table-cell table:number-matrix-columns-spanned="1" table:number-matrix-rows-spanned="1" table:formula="of:=SUM([.AD3:.AD10]&gt;[.$AP3:.$AP10])" office:value-type="float"/>
          <table:table-cell table:number-matrix-columns-spanned="1" table:number-matrix-rows-spanned="1" table:formula="of:=SUM([.AE3:.AE10]&gt;[.$AQ3:.$AQ10])" office:value-type="float"/>
        </table:table-row>
        <table:table-row table:style-name="ro1">
          <table:table-cell office:value-type="string">
            <text:p>WORST</text:p>
          </table:table-cell>
          <table:table-cell table:style-name="cellBest" table:number-matrix-columns-spanned="1" table:number-matrix-rows-spanned="1" table:formula="of:=SUM([.B3:.B10]=[.$AR3:.$AR10])" office:value-type="float"/>
          <table:table-cell table:number-matrix-columns-spanned="1" table:number-matrix-rows-spanned="1" table:formula="of:=SUM([.C3:.C10]=[.$AS3:.$AS10])" office:value-type="float"/>
          <table:table-cell table:number-matrix-columns-spanned="1" table:number-matrix-rows-spanned="1" table:formula="of:=SUM([.D3:.D10]=[.$AT3:.$AT10])" office:value-type="float"/>
          <table:table-cell table:number-matrix-columns-spanned="1" table:number-matrix-rows-spanned="1" table:formula="of:=SUM([.E3:.E10]=[.$AU3:.$AU10])" office:value-type="float"/>
          <table:table-cell table:number-matrix-columns-spanned="1" table:number-matrix-rows-spanned="1" table:formula="of:=SUM([.F3:.F10]=[.$AV3:.$AV10])" office:value-type="float"/>
          <table:table-cell table:number-matrix-columns-spanned="1" table:number-matrix-rows-spanned="1" table:formula="of:=SUM([.G3:.G10]=[.$AW3:.$AW10])" office:value-type="float"/>
          <table:table-cell table:number-matrix-columns-spanned="1" table:number-matrix-rows-spanned="1" table:formula="of:=SUM([.H3:.H10]=[.$AR3:.$AR10])" office:value-type="float"/>
          <table:table-cell table:number-matrix-columns-spanned="1" table:number-matrix-rows-spanned="1" table:formula="of:=SUM([.I3:.I10]=[.$AS3:.$AS10])" office:value-type="float"/>
          <table:table-cell table:number-matrix-columns-spanned="1" table:number-matrix-rows-spanned="1" table:formula="of:=SUM([.J3:.J10]=[.$AT3:.$AT10])" office:value-type="float"/>
          <table:table-cell table:number-matrix-columns-spanned="1" table:number-matrix-rows-spanned="1" table:formula="of:=SUM([.K3:.K10]=[.$AU3:.$AU10])" office:value-type="float"/>
          <table:table-cell table:number-matrix-columns-spanned="1" table:number-matrix-rows-spanned="1" table:formula="of:=SUM([.L3:.L10]=[.$AV3:.$AV10])" office:value-type="float"/>
          <table:table-cell table:number-matrix-columns-spanned="1" table:number-matrix-rows-spanned="1" table:formula="of:=SUM([.M3:.M10]=[.$AW3:.$AW10])" office:value-type="float"/>
          <table:table-cell table:style-name="cellBest" table:number-matrix-columns-spanned="1" table:number-matrix-rows-spanned="1" table:formula="of:=SUM([.N3:.N10]=[.$AR3:.$AR10])" office:value-type="float"/>
          <table:table-cell table:number-matrix-columns-spanned="1" table:number-matrix-rows-spanned="1" table:formula="of:=SUM([.O3:.O10]=[.$AS3:.$AS10])" office:value-type="float"/>
          <table:table-cell table:number-matrix-columns-spanned="1" table:number-matrix-rows-spanned="1" table:formula="of:=SUM([.P3:.P10]=[.$AT3:.$AT10])" office:value-type="float"/>
          <table:table-cell table:number-matrix-columns-spanned="1" table:number-matrix-rows-spanned="1" table:formula="of:=SUM([.Q3:.Q10]=[.$AU3:.$AU10])" office:value-type="float"/>
          <table:table-cell table:number-matrix-columns-spanned="1" table:number-matrix-rows-spanned="1" table:formula="of:=SUM([.R3:.R10]=[.$AV3:.$AV10])" office:value-type="float"/>
          <table:table-cell table:number-matrix-columns-spanned="1" table:number-matrix-rows-spanned="1" table:formula="of:=SUM([.S3:.S10]=[.$AW3:.$AW10])" office:value-type="float"/>
          <table:table-cell table:number-matrix-columns-spanned="1" table:number-matrix-rows-spanned="1" table:formula="of:=SUM([.T3:.T10]=[.$AR3:.$AR10])" office:value-type="float"/>
          <table:table-cell table:number-matrix-columns-spanned="1" table:number-matrix-rows-spanned="1" table:formula="of:=SUM([.U3:.U10]=[.$AS3:.$AS10])" office:value-type="float"/>
          <table:table-cell table:number-matrix-columns-spanned="1" table:number-matrix-rows-spanned="1" table:formula="of:=SUM([.V3:.V10]=[.$AT3:.$AT10])" office:value-type="float"/>
          <table:table-cell table:number-matrix-columns-spanned="1" table:number-matrix-rows-spanned="1" table:formula="of:=SUM([.W3:.W10]=[.$AU3:.$AU10])" office:value-type="float"/>
          <table:table-cell table:number-matrix-columns-spanned="1" table:number-matrix-rows-spanned="1" table:formula="of:=SUM([.X3:.X10]=[.$AV3:.$AV10])" office:value-type="float"/>
          <table:table-cell table:number-matrix-columns-spanned="1" table:number-matrix-rows-spanned="1" table:formula="of:=SUM([.Y3:.Y10]=[.$AW3:.$AW10])" office:value-type="float"/>
          <table:table-cell table:style-name="cellWorst" table:number-matrix-columns-spanned="1" table:number-matrix-rows-spanned="1" table:formula="of:=SUM([.Z3:.Z10]=[.$AR3:.$AR10])" office:value-type="float"/>
          <table:table-cell table:style-name="cellWorst" table:number-matrix-columns-spanned="1" table:number-matrix-rows-spanned="1" table:formula="of:=SUM([.AA3:.AA10]=[.$AS3:.$AS10])" office:value-type="float"/>
          <table:table-cell table:number-matrix-columns-spanned="1" table:number-matrix-rows-spanned="1" table:formula="of:=SUM([.AB3:.AB10]=[.$AT3:.$AT10])" office:value-type="float"/>
          <table:table-cell table:number-matrix-columns-spanned="1" table:number-matrix-rows-spanned="1" table:formula="of:=SUM([.AC3:.AC10]=[.$AU3:.$AU10])" office:value-type="float"/>
          <table:table-cell table:number-matrix-columns-spanned="1" table:number-matrix-rows-spanned="1" table:formula="of:=SUM([.AD3:.AD10]=[.$AV3:.$AV10])" office:value-type="float"/>
          <table:table-cell table:number-matrix-columns-spanned="1" table:number-matrix-rows-spanned="1" table:formula="of:=SUM([.AE3:.AE10]=[.$AW3:.$AW10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